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lim16" style:family="table">
      <style:table-properties style:width="16cm" table:align="left" style:may-break-between-rows="false" style:writing-mode="lr-tb"/>
    </style:style>
    <style:style style:name="tlim16.A" style:family="table-column">
      <style:table-column-properties style:column-width="16cm"/>
    </style:style>
    <style:style style:name="tlim16.A1" style:family="table-cell">
      <style:table-cell-properties fo:padding="0cm" fo:border="none"/>
    </style:style>
    <style:style style:name="tlim17" style:family="table">
      <style:table-properties style:width="16cm" table:align="left" style:may-break-between-rows="false" style:writing-mode="lr-tb"/>
    </style:style>
    <style:style style:name="tlim17.A" style:family="table-column">
      <style:table-column-properties style:column-width="16cm"/>
    </style:style>
    <style:style style:name="tlim17.A1" style:family="table-cell">
      <style:table-cell-properties fo:padding="0cm" fo:border="none"/>
    </style:style>
    <style:style style:name="tlim18" style:family="table">
      <style:table-properties style:width="16cm" table:align="left" style:may-break-between-rows="false" style:writing-mode="lr-tb"/>
    </style:style>
    <style:style style:name="tlim18.A" style:family="table-column">
      <style:table-column-properties style:column-width="16cm"/>
    </style:style>
    <style:style style:name="tlim18.A1" style:family="table-cell">
      <style:table-cell-properties fo:padding="0cm" fo:border="none"/>
    </style:style>
    <style:style style:name="tlim1" style:family="table">
      <style:table-properties style:width="16cm" table:align="left" style:may-break-between-rows="false" style:writing-mode="lr-tb"/>
    </style:style>
    <style:style style:name="tlim1.A" style:family="table-column">
      <style:table-column-properties style:column-width="16cm"/>
    </style:style>
    <style:style style:name="tlim1.A1" style:family="table-cell">
      <style:table-cell-properties fo:padding="0cm" fo:border="none"/>
    </style:style>
    <style:style style:name="tlim2" style:family="table">
      <style:table-properties style:width="16cm" table:align="left" style:may-break-between-rows="false" style:writing-mode="lr-tb"/>
    </style:style>
    <style:style style:name="tlim2.A" style:family="table-column">
      <style:table-column-properties style:column-width="16cm"/>
    </style:style>
    <style:style style:name="tlim2.A1" style:family="table-cell">
      <style:table-cell-properties fo:padding="0cm" fo:border="none"/>
    </style:style>
    <style:style style:name="tlim3" style:family="table">
      <style:table-properties style:width="16cm" table:align="left" style:may-break-between-rows="false" style:writing-mode="lr-tb"/>
    </style:style>
    <style:style style:name="tlim3.A" style:family="table-column">
      <style:table-column-properties style:column-width="16cm"/>
    </style:style>
    <style:style style:name="tlim3.A1" style:family="table-cell">
      <style:table-cell-properties fo:padding="0cm" fo:border="none"/>
    </style:style>
    <style:style style:name="tlim4" style:family="table">
      <style:table-properties style:width="16cm" table:align="left" style:may-break-between-rows="false" style:writing-mode="lr-tb"/>
    </style:style>
    <style:style style:name="tlim4.A" style:family="table-column">
      <style:table-column-properties style:column-width="16cm"/>
    </style:style>
    <style:style style:name="tlim4.A1" style:family="table-cell">
      <style:table-cell-properties fo:padding="0cm" fo:border="none"/>
    </style:style>
    <style:style style:name="tlim5" style:family="table">
      <style:table-properties style:width="16cm" table:align="left" style:may-break-between-rows="false" style:writing-mode="lr-tb"/>
    </style:style>
    <style:style style:name="tlim5.A" style:family="table-column">
      <style:table-column-properties style:column-width="16cm"/>
    </style:style>
    <style:style style:name="tlim5.A1" style:family="table-cell">
      <style:table-cell-properties fo:padding="0cm" fo:border="none"/>
    </style:style>
    <style:style style:name="tlim6" style:family="table">
      <style:table-properties style:width="16cm" table:align="left" style:may-break-between-rows="false" style:writing-mode="lr-tb"/>
    </style:style>
    <style:style style:name="tlim6.A" style:family="table-column">
      <style:table-column-properties style:column-width="16cm"/>
    </style:style>
    <style:style style:name="tlim6.A1" style:family="table-cell">
      <style:table-cell-properties fo:padding="0cm" fo:border="none"/>
    </style:style>
    <style:style style:name="tlim7" style:family="table">
      <style:table-properties style:width="16cm" table:align="left" style:may-break-between-rows="false" style:writing-mode="lr-tb"/>
    </style:style>
    <style:style style:name="tlim7.A" style:family="table-column">
      <style:table-column-properties style:column-width="16cm"/>
    </style:style>
    <style:style style:name="tlim7.A1" style:family="table-cell">
      <style:table-cell-properties fo:padding="0cm" fo:border="none"/>
    </style:style>
    <style:style style:name="tlim8" style:family="table">
      <style:table-properties style:width="16cm" table:align="left" style:may-break-between-rows="false" style:writing-mode="lr-tb"/>
    </style:style>
    <style:style style:name="tlim8.A" style:family="table-column">
      <style:table-column-properties style:column-width="16cm"/>
    </style:style>
    <style:style style:name="tlim8.A1" style:family="table-cell">
      <style:table-cell-properties fo:padding="0cm" fo:border="none"/>
    </style:style>
    <style:style style:name="tlim9" style:family="table">
      <style:table-properties style:width="16cm" table:align="left" style:may-break-between-rows="false" style:writing-mode="lr-tb"/>
    </style:style>
    <style:style style:name="tlim9.A" style:family="table-column">
      <style:table-column-properties style:column-width="16cm"/>
    </style:style>
    <style:style style:name="tlim9.A1" style:family="table-cell">
      <style:table-cell-properties fo:padding="0cm" fo:border="none"/>
    </style:style>
    <style:style style:name="tlim19" style:family="table">
      <style:table-properties style:width="16cm" table:align="left" style:may-break-between-rows="false" style:writing-mode="lr-tb"/>
    </style:style>
    <style:style style:name="tlim19.A" style:family="table-column">
      <style:table-column-properties style:column-width="16cm"/>
    </style:style>
    <style:style style:name="tlim19.A1" style:family="table-cell">
      <style:table-cell-properties fo:padding="0cm" fo:border="none"/>
    </style:style>
    <style:style style:name="tlim22" style:family="table">
      <style:table-properties style:width="16cm" table:align="left" style:may-break-between-rows="false" style:writing-mode="lr-tb"/>
    </style:style>
    <style:style style:name="tlim22.A" style:family="table-column">
      <style:table-column-properties style:column-width="16cm"/>
    </style:style>
    <style:style style:name="tlim22.A1" style:family="table-cell">
      <style:table-cell-properties fo:padding="0cm" fo:border="none"/>
    </style:style>
    <style:style style:name="tlim10" style:family="table">
      <style:table-properties style:width="16cm" table:align="left" style:may-break-between-rows="false" style:writing-mode="lr-tb"/>
    </style:style>
    <style:style style:name="tlim10.A" style:family="table-column">
      <style:table-column-properties style:column-width="16cm"/>
    </style:style>
    <style:style style:name="tlim10.A1" style:family="table-cell">
      <style:table-cell-properties fo:padding="0cm" fo:border="none"/>
    </style:style>
    <style:style style:name="tlim11" style:family="table">
      <style:table-properties style:width="16cm" table:align="left" style:may-break-between-rows="false" style:writing-mode="lr-tb"/>
    </style:style>
    <style:style style:name="tlim11.A" style:family="table-column">
      <style:table-column-properties style:column-width="16cm"/>
    </style:style>
    <style:style style:name="tlim11.A1" style:family="table-cell">
      <style:table-cell-properties fo:padding="0cm" fo:border="none"/>
    </style:style>
    <style:style style:name="tlim12" style:family="table">
      <style:table-properties style:width="16cm" table:align="left" style:may-break-between-rows="false" style:writing-mode="lr-tb"/>
    </style:style>
    <style:style style:name="tlim12.A" style:family="table-column">
      <style:table-column-properties style:column-width="16cm"/>
    </style:style>
    <style:style style:name="tlim12.A1" style:family="table-cell">
      <style:table-cell-properties fo:padding="0cm" fo:border="none"/>
    </style:style>
    <style:style style:name="tlim13" style:family="table">
      <style:table-properties style:width="16cm" table:align="left" style:may-break-between-rows="false" style:writing-mode="lr-tb"/>
    </style:style>
    <style:style style:name="tlim13.A" style:family="table-column">
      <style:table-column-properties style:column-width="16cm"/>
    </style:style>
    <style:style style:name="tlim13.A1" style:family="table-cell">
      <style:table-cell-properties fo:padding="0cm" fo:border="none"/>
    </style:style>
    <style:style style:name="tlim14" style:family="table">
      <style:table-properties style:width="16cm" table:align="left" style:may-break-between-rows="false" style:writing-mode="lr-tb"/>
    </style:style>
    <style:style style:name="tlim14.A" style:family="table-column">
      <style:table-column-properties style:column-width="16cm"/>
    </style:style>
    <style:style style:name="tlim14.A1" style:family="table-cell">
      <style:table-cell-properties fo:padding="0cm" fo:border="none"/>
    </style:style>
    <style:style style:name="tlim15" style:family="table">
      <style:table-properties style:width="16cm" table:align="left" style:may-break-between-rows="false" style:writing-mode="lr-tb"/>
    </style:style>
    <style:style style:name="tlim15.A" style:family="table-column">
      <style:table-column-properties style:column-width="16cm"/>
    </style:style>
    <style:style style:name="tlim15.A1" style:family="table-cell">
      <style:table-cell-properties fo:padding="0cm" fo:border="none"/>
    </style:style>
    <style:style style:name="tlim20" style:family="table">
      <style:table-properties style:width="16cm" table:align="left" style:may-break-between-rows="false" style:writing-mode="lr-tb"/>
    </style:style>
    <style:style style:name="tlim20.A" style:family="table-column">
      <style:table-column-properties style:column-width="16cm"/>
    </style:style>
    <style:style style:name="tlim20.A1" style:family="table-cell">
      <style:table-cell-properties fo:padding="0cm" fo:border="none"/>
    </style:style>
    <style:style style:name="tlim21" style:family="table">
      <style:table-properties style:width="16cm" table:align="left" style:may-break-between-rows="false" style:writing-mode="lr-tb"/>
    </style:style>
    <style:style style:name="tlim21.A" style:family="table-column">
      <style:table-column-properties style:column-width="16cm"/>
    </style:style>
    <style:style style:name="tlim21.A1" style:family="table-cell">
      <style:table-cell-properties fo:padding="0cm" fo:border="none"/>
    </style:style>
    <style:style style:name="tp16" style:family="table">
      <style:table-properties style:width="16cm" table:align="left" style:may-break-between-rows="false" style:writing-mode="lr-tb"/>
    </style:style>
    <style:style style:name="tp16.A" style:family="table-column">
      <style:table-column-properties style:column-width="16cm"/>
    </style:style>
    <style:style style:name="tp16.A1" style:family="table-cell">
      <style:table-cell-properties fo:padding="0cm" fo:border="none"/>
    </style:style>
    <style:style style:name="tp17" style:family="table">
      <style:table-properties style:width="16cm" table:align="left" style:may-break-between-rows="false" style:writing-mode="lr-tb"/>
    </style:style>
    <style:style style:name="tp17.A" style:family="table-column">
      <style:table-column-properties style:column-width="16cm"/>
    </style:style>
    <style:style style:name="tp17.A1" style:family="table-cell">
      <style:table-cell-properties fo:padding="0cm" fo:border="none"/>
    </style:style>
    <style:style style:name="tp18" style:family="table">
      <style:table-properties style:width="16cm" table:align="left" style:may-break-between-rows="false" style:writing-mode="lr-tb"/>
    </style:style>
    <style:style style:name="tp18.A" style:family="table-column">
      <style:table-column-properties style:column-width="16cm"/>
    </style:style>
    <style:style style:name="tp18.A1" style:family="table-cell">
      <style:table-cell-properties fo:padding="0cm" fo:border="none"/>
    </style:style>
    <style:style style:name="tp1" style:family="table">
      <style:table-properties style:width="16cm" table:align="left" style:may-break-between-rows="false" style:writing-mode="lr-tb"/>
    </style:style>
    <style:style style:name="tp1.A" style:family="table-column">
      <style:table-column-properties style:column-width="16cm"/>
    </style:style>
    <style:style style:name="tp1.A1" style:family="table-cell">
      <style:table-cell-properties fo:padding="0cm" fo:border="none"/>
    </style:style>
    <style:style style:name="tp2" style:family="table">
      <style:table-properties style:width="16cm" table:align="left" style:may-break-between-rows="false" style:writing-mode="lr-tb"/>
    </style:style>
    <style:style style:name="tp2.A" style:family="table-column">
      <style:table-column-properties style:column-width="16cm"/>
    </style:style>
    <style:style style:name="tp2.A1" style:family="table-cell">
      <style:table-cell-properties fo:padding="0cm" fo:border="none"/>
    </style:style>
    <style:style style:name="tp3" style:family="table">
      <style:table-properties style:width="16cm" table:align="left" style:may-break-between-rows="false" style:writing-mode="lr-tb"/>
    </style:style>
    <style:style style:name="tp3.A" style:family="table-column">
      <style:table-column-properties style:column-width="16cm"/>
    </style:style>
    <style:style style:name="tp3.A1" style:family="table-cell">
      <style:table-cell-properties fo:padding="0cm" fo:border="none"/>
    </style:style>
    <style:style style:name="tp4" style:family="table">
      <style:table-properties style:width="16cm" table:align="left" style:may-break-between-rows="false" style:writing-mode="lr-tb"/>
    </style:style>
    <style:style style:name="tp4.A" style:family="table-column">
      <style:table-column-properties style:column-width="16cm"/>
    </style:style>
    <style:style style:name="tp4.A1" style:family="table-cell">
      <style:table-cell-properties fo:padding="0cm" fo:border="none"/>
    </style:style>
    <style:style style:name="tp5" style:family="table">
      <style:table-properties style:width="16cm" table:align="left" style:may-break-between-rows="false" style:writing-mode="lr-tb"/>
    </style:style>
    <style:style style:name="tp5.A" style:family="table-column">
      <style:table-column-properties style:column-width="16cm"/>
    </style:style>
    <style:style style:name="tp5.A1" style:family="table-cell">
      <style:table-cell-properties fo:padding="0cm" fo:border="none"/>
    </style:style>
    <style:style style:name="tp6" style:family="table">
      <style:table-properties style:width="16cm" table:align="left" style:may-break-between-rows="false" style:writing-mode="lr-tb"/>
    </style:style>
    <style:style style:name="tp6.A" style:family="table-column">
      <style:table-column-properties style:column-width="16cm"/>
    </style:style>
    <style:style style:name="tp6.A1" style:family="table-cell">
      <style:table-cell-properties fo:padding="0cm" fo:border="none"/>
    </style:style>
    <style:style style:name="tp7" style:family="table">
      <style:table-properties style:width="16cm" table:align="left" style:may-break-between-rows="false" style:writing-mode="lr-tb"/>
    </style:style>
    <style:style style:name="tp7.A" style:family="table-column">
      <style:table-column-properties style:column-width="16cm"/>
    </style:style>
    <style:style style:name="tp7.A1" style:family="table-cell">
      <style:table-cell-properties fo:padding="0cm" fo:border="none"/>
    </style:style>
    <style:style style:name="tp8" style:family="table">
      <style:table-properties style:width="16cm" table:align="left" style:may-break-between-rows="false" style:writing-mode="lr-tb"/>
    </style:style>
    <style:style style:name="tp8.A" style:family="table-column">
      <style:table-column-properties style:column-width="16cm"/>
    </style:style>
    <style:style style:name="tp8.A1" style:family="table-cell">
      <style:table-cell-properties fo:padding="0cm" fo:border="none"/>
    </style:style>
    <style:style style:name="tp9" style:family="table">
      <style:table-properties style:width="16cm" table:align="left" style:may-break-between-rows="false" style:writing-mode="lr-tb"/>
    </style:style>
    <style:style style:name="tp9.A" style:family="table-column">
      <style:table-column-properties style:column-width="16cm"/>
    </style:style>
    <style:style style:name="tp9.A1" style:family="table-cell">
      <style:table-cell-properties fo:padding="0cm" fo:border="none"/>
    </style:style>
    <style:style style:name="tp10" style:family="table">
      <style:table-properties style:width="16cm" table:align="left" style:may-break-between-rows="false" style:writing-mode="lr-tb"/>
    </style:style>
    <style:style style:name="tp10.A" style:family="table-column">
      <style:table-column-properties style:column-width="16cm"/>
    </style:style>
    <style:style style:name="tp10.A1" style:family="table-cell">
      <style:table-cell-properties fo:padding="0cm" fo:border="none"/>
    </style:style>
    <style:style style:name="tp11" style:family="table">
      <style:table-properties style:width="16cm" table:align="left" style:may-break-between-rows="false" style:writing-mode="lr-tb"/>
    </style:style>
    <style:style style:name="tp11.A" style:family="table-column">
      <style:table-column-properties style:column-width="16cm"/>
    </style:style>
    <style:style style:name="tp11.A1" style:family="table-cell">
      <style:table-cell-properties fo:padding="0cm" fo:border="none"/>
    </style:style>
    <style:style style:name="tp12" style:family="table">
      <style:table-properties style:width="16cm" table:align="left" style:may-break-between-rows="false" style:writing-mode="lr-tb"/>
    </style:style>
    <style:style style:name="tp12.A" style:family="table-column">
      <style:table-column-properties style:column-width="16cm"/>
    </style:style>
    <style:style style:name="tp12.A1" style:family="table-cell">
      <style:table-cell-properties fo:padding="0cm" fo:border="none"/>
    </style:style>
    <style:style style:name="tp13" style:family="table">
      <style:table-properties style:width="16cm" table:align="left" style:may-break-between-rows="false" style:writing-mode="lr-tb"/>
    </style:style>
    <style:style style:name="tp13.A" style:family="table-column">
      <style:table-column-properties style:column-width="16cm"/>
    </style:style>
    <style:style style:name="tp13.A1" style:family="table-cell">
      <style:table-cell-properties fo:padding="0cm" fo:border="none"/>
    </style:style>
    <style:style style:name="tp14" style:family="table">
      <style:table-properties style:width="16cm" table:align="left" style:may-break-between-rows="false" style:writing-mode="lr-tb"/>
    </style:style>
    <style:style style:name="tp14.A" style:family="table-column">
      <style:table-column-properties style:column-width="16cm"/>
    </style:style>
    <style:style style:name="tp14.A1" style:family="table-cell">
      <style:table-cell-properties fo:padding="0cm" fo:border="none"/>
    </style:style>
    <style:style style:name="tp15" style:family="table">
      <style:table-properties style:width="16cm" table:align="left" style:may-break-between-rows="false" style:writing-mode="lr-tb"/>
    </style:style>
    <style:style style:name="tp15.A" style:family="table-column">
      <style:table-column-properties style:column-width="16cm"/>
    </style:style>
    <style:style style:name="tp15.A1" style:family="table-cell">
      <style:table-cell-properties fo:padding="0cm" fo:border="none"/>
    </style:style>
    <style:style style:name="tp19" style:family="table">
      <style:table-properties style:width="16cm" table:align="left" style:may-break-between-rows="false" style:writing-mode="lr-tb"/>
    </style:style>
    <style:style style:name="tp19.A" style:family="table-column">
      <style:table-column-properties style:column-width="16cm"/>
    </style:style>
    <style:style style:name="tp19.A1" style:family="table-cell">
      <style:table-cell-properties fo:padding="0cm" fo:border="none"/>
    </style:style>
    <style:style style:name="tp20" style:family="table">
      <style:table-properties style:width="16cm" table:align="left" style:may-break-between-rows="false" style:writing-mode="lr-tb"/>
    </style:style>
    <style:style style:name="tp20.A" style:family="table-column">
      <style:table-column-properties style:column-width="16cm"/>
    </style:style>
    <style:style style:name="tp20.A1" style:family="table-cell">
      <style:table-cell-properties fo:padding="0cm" fo:border="none"/>
    </style:style>
    <style:style style:name="tp21" style:family="table">
      <style:table-properties style:width="16cm" table:align="left" style:may-break-between-rows="false" style:writing-mode="lr-tb"/>
    </style:style>
    <style:style style:name="tp21.A" style:family="table-column">
      <style:table-column-properties style:column-width="16cm"/>
    </style:style>
    <style:style style:name="tp21.A1" style:family="table-cell">
      <style:table-cell-properties fo:padding="0cm" fo:border="none"/>
    </style:style>
    <style:style style:name="tp22" style:family="table">
      <style:table-properties style:width="16cm" table:align="left" style:may-break-between-rows="false" style:writing-mode="lr-tb"/>
    </style:style>
    <style:style style:name="tp22.A" style:family="table-column">
      <style:table-column-properties style:column-width="16cm"/>
    </style:style>
    <style:style style:name="tp22.A1" style:family="table-cell">
      <style:table-cell-properties fo:padding="0cm" fo:border="none"/>
    </style:style>
    <style:style style:name="t0" style:family="table">
      <style:table-properties style:width="19.551cm" fo:margin-left="-1.295cm" fo:margin-right="-1.256cm" table:align="margins" style:may-break-between-rows="false" style:writing-mode="lr-tb"/>
    </style:style>
    <style:style style:name="t0.A" style:family="table-column">
      <style:table-column-properties style:column-width="2.205cm" style:rel-column-width="7390*"/>
    </style:style>
    <style:style style:name="t0.B" style:family="table-column">
      <style:table-column-properties style:column-width="1.323cm" style:rel-column-width="4434*"/>
    </style:style>
    <style:style style:name="t0.C" style:family="table-column">
      <style:table-column-properties style:column-width="1.411cm" style:rel-column-width="4730*"/>
    </style:style>
    <style:style style:name="t0.D" style:family="table-column">
      <style:table-column-properties style:column-width="1.058cm" style:rel-column-width="3547*"/>
    </style:style>
    <style:style style:name="t0.E" style:family="table-column">
      <style:table-column-properties style:column-width="1.381cm" style:rel-column-width="4629*"/>
    </style:style>
    <style:style style:name="t0.H" style:family="table-column">
      <style:table-column-properties style:column-width="1.736cm" style:rel-column-width="5817*"/>
    </style:style>
    <style:style style:name="t0.I" style:family="table-column">
      <style:table-column-properties style:column-width="3.44cm" style:rel-column-width="11529*"/>
    </style:style>
    <style:style style:name="t0.J" style:family="table-column">
      <style:table-column-properties style:column-width="2.145cm" style:rel-column-width="7189*"/>
    </style:style>
    <style:style style:name="t0.K" style:family="table-column">
      <style:table-column-properties style:column-width="2.12cm" style:rel-column-width="7106*"/>
    </style:style>
    <style:style style:name="t0.1" style:family="table-row">
      <style:table-row-properties style:min-row-height="0.778cm"/>
    </style:style>
    <style:style style:name="t0.A1" style:family="table-cell">
      <style:table-cell-properties fo:padding="0.097cm" fo:border="none"/>
    </style:style>
    <style:style style:name="t0.2" style:family="table-row">
      <style:table-row-properties style:min-row-height="1.45cm"/>
    </style:style>
    <style:style style:name="t0.A2" style:family="table-cell">
      <style:table-cell-properties fo:padding="0.097cm" fo:border-left="0.088cm solid #000000" fo:border-right="none" fo:border-top="0.088cm solid #000000" fo:border-bottom="0.002cm solid #000000"/>
    </style:style>
    <style:style style:name="t0.B2" style:family="table-cell">
      <style:table-cell-properties fo:padding="0.097cm" fo:border-left="0.002cm solid #000000" fo:border-right="none" fo:border-top="0.088cm solid #000000" fo:border-bottom="0.002cm solid #000000"/>
    </style:style>
    <style:style style:name="t0.K2" style:family="table-cell">
      <style:table-cell-properties fo:padding="0.097cm" fo:border-left="0.002cm solid #000000" fo:border-right="0.088cm solid #000000" fo:border-top="0.088cm solid #000000" fo:border-bottom="0.002cm solid #000000"/>
    </style:style>
    <style:style style:name="t0.3" style:family="table-row">
      <style:table-row-properties style:min-row-height="0.67cm"/>
    </style:style>
    <style:style style:name="t0.D3" style:family="table-cell">
      <style:table-cell-properties fo:padding="0.097cm" fo:border-left="0.002cm solid #000000" fo:border-right="none" fo:border-top="none" fo:border-bottom="0.002cm solid #000000"/>
    </style:style>
    <style:style style:name="t0.4" style:family="table-row">
      <style:table-row-properties style:min-row-height="0.757cm"/>
    </style:style>
    <style:style style:name="t0.A5" style:family="table-cell">
      <style:table-cell-properties fo:padding="0.097cm" fo:border-left="0.088cm solid #000000" fo:border-right="none" fo:border-top="none" fo:border-bottom="0.002cm solid #000000"/>
    </style:style>
    <style:style style:name="t0.K5" style:family="table-cell">
      <style:table-cell-properties style:vertical-align="middle" fo:padding="0.097cm" fo:border-left="0.002cm solid #000000" fo:border-right="0.088cm solid #000000" fo:border-top="none" fo:border-bottom="0.088cm solid #000000"/>
    </style:style>
    <style:style style:name="t0.A12" style:family="table-cell">
      <style:table-cell-properties fo:padding="0.097cm" fo:border-left="0.088cm solid #000000" fo:border-right="none" fo:border-top="none" fo:border-bottom="0.088cm solid #000000"/>
    </style:style>
    <style:style style:name="t0.B12" style:family="table-cell">
      <style:table-cell-properties fo:padding="0.097cm" fo:border-left="0.002cm solid #000000" fo:border-right="none" fo:border-top="none" fo:border-bottom="0.088cm solid #000000"/>
    </style:style>
    <style:style style:name="t1" style:family="table">
      <style:table-properties style:width="19.551cm" fo:margin-left="-1.295cm" fo:margin-right="-1.256cm" table:align="margins" style:may-break-between-rows="false" style:writing-mode="lr-tb"/>
    </style:style>
    <style:style style:name="t1.A" style:family="table-column">
      <style:table-column-properties style:column-width="2.205cm" style:rel-column-width="7390*"/>
    </style:style>
    <style:style style:name="t1.B" style:family="table-column">
      <style:table-column-properties style:column-width="1.323cm" style:rel-column-width="4434*"/>
    </style:style>
    <style:style style:name="t1.C" style:family="table-column">
      <style:table-column-properties style:column-width="1.411cm" style:rel-column-width="4730*"/>
    </style:style>
    <style:style style:name="t1.D" style:family="table-column">
      <style:table-column-properties style:column-width="1.058cm" style:rel-column-width="3547*"/>
    </style:style>
    <style:style style:name="t1.E" style:family="table-column">
      <style:table-column-properties style:column-width="1.381cm" style:rel-column-width="4629*"/>
    </style:style>
    <style:style style:name="t1.H" style:family="table-column">
      <style:table-column-properties style:column-width="1.736cm" style:rel-column-width="5817*"/>
    </style:style>
    <style:style style:name="t1.I" style:family="table-column">
      <style:table-column-properties style:column-width="3.44cm" style:rel-column-width="11529*"/>
    </style:style>
    <style:style style:name="t1.J" style:family="table-column">
      <style:table-column-properties style:column-width="2.145cm" style:rel-column-width="7189*"/>
    </style:style>
    <style:style style:name="t1.K" style:family="table-column">
      <style:table-column-properties style:column-width="2.12cm" style:rel-column-width="7106*"/>
    </style:style>
    <style:style style:name="t1.1" style:family="table-row">
      <style:table-row-properties style:min-row-height="0.778cm"/>
    </style:style>
    <style:style style:name="t1.A1" style:family="table-cell">
      <style:table-cell-properties fo:padding="0.097cm" fo:border="none"/>
    </style:style>
    <style:style style:name="t1.2" style:family="table-row">
      <style:table-row-properties style:min-row-height="1.45cm"/>
    </style:style>
    <style:style style:name="t1.A2" style:family="table-cell">
      <style:table-cell-properties fo:padding="0.097cm" fo:border-left="0.088cm solid #000000" fo:border-right="none" fo:border-top="0.088cm solid #000000" fo:border-bottom="0.002cm solid #000000"/>
    </style:style>
    <style:style style:name="t1.B2" style:family="table-cell">
      <style:table-cell-properties fo:padding="0.097cm" fo:border-left="0.002cm solid #000000" fo:border-right="none" fo:border-top="0.088cm solid #000000" fo:border-bottom="0.002cm solid #000000"/>
    </style:style>
    <style:style style:name="t1.K2" style:family="table-cell">
      <style:table-cell-properties fo:padding="0.097cm" fo:border-left="0.002cm solid #000000" fo:border-right="0.088cm solid #000000" fo:border-top="0.088cm solid #000000" fo:border-bottom="0.002cm solid #000000"/>
    </style:style>
    <style:style style:name="t1.3" style:family="table-row">
      <style:table-row-properties style:min-row-height="0.67cm"/>
    </style:style>
    <style:style style:name="t1.D3" style:family="table-cell">
      <style:table-cell-properties fo:padding="0.097cm" fo:border-left="0.002cm solid #000000" fo:border-right="none" fo:border-top="none" fo:border-bottom="0.002cm solid #000000"/>
    </style:style>
    <style:style style:name="t1.4" style:family="table-row">
      <style:table-row-properties style:min-row-height="0.757cm"/>
    </style:style>
    <style:style style:name="t1.A5" style:family="table-cell">
      <style:table-cell-properties fo:padding="0.097cm" fo:border-left="0.088cm solid #000000" fo:border-right="none" fo:border-top="none" fo:border-bottom="0.002cm solid #000000"/>
    </style:style>
    <style:style style:name="t1.K5" style:family="table-cell">
      <style:table-cell-properties style:vertical-align="middle" fo:padding="0.097cm" fo:border-left="0.002cm solid #000000" fo:border-right="0.088cm solid #000000" fo:border-top="none" fo:border-bottom="0.088cm solid #000000"/>
    </style:style>
    <style:style style:name="t1.A9" style:family="table-cell">
      <style:table-cell-properties fo:padding="0.097cm" fo:border-left="0.088cm solid #000000" fo:border-right="none" fo:border-top="none" fo:border-bottom="0.088cm solid #000000"/>
    </style:style>
    <style:style style:name="t1.B9" style:family="table-cell">
      <style:table-cell-properties fo:padding="0.097cm" fo:border-left="0.002cm solid #000000" fo:border-right="none" fo:border-top="none" fo:border-bottom="0.088cm solid #000000"/>
    </style:style>
    <style:style style:name="t2" style:family="table">
      <style:table-properties style:width="19.551cm" fo:margin-left="-1.295cm" fo:margin-right="-1.256cm" table:align="margins" style:may-break-between-rows="false" style:writing-mode="lr-tb"/>
    </style:style>
    <style:style style:name="t2.A" style:family="table-column">
      <style:table-column-properties style:column-width="2.205cm" style:rel-column-width="7390*"/>
    </style:style>
    <style:style style:name="t2.B" style:family="table-column">
      <style:table-column-properties style:column-width="1.323cm" style:rel-column-width="4434*"/>
    </style:style>
    <style:style style:name="t2.C" style:family="table-column">
      <style:table-column-properties style:column-width="1.411cm" style:rel-column-width="4730*"/>
    </style:style>
    <style:style style:name="t2.D" style:family="table-column">
      <style:table-column-properties style:column-width="1.058cm" style:rel-column-width="3547*"/>
    </style:style>
    <style:style style:name="t2.E" style:family="table-column">
      <style:table-column-properties style:column-width="1.381cm" style:rel-column-width="4629*"/>
    </style:style>
    <style:style style:name="t2.H" style:family="table-column">
      <style:table-column-properties style:column-width="1.736cm" style:rel-column-width="5817*"/>
    </style:style>
    <style:style style:name="t2.I" style:family="table-column">
      <style:table-column-properties style:column-width="3.44cm" style:rel-column-width="11529*"/>
    </style:style>
    <style:style style:name="t2.J" style:family="table-column">
      <style:table-column-properties style:column-width="2.145cm" style:rel-column-width="7189*"/>
    </style:style>
    <style:style style:name="t2.K" style:family="table-column">
      <style:table-column-properties style:column-width="2.12cm" style:rel-column-width="7106*"/>
    </style:style>
    <style:style style:name="t2.1" style:family="table-row">
      <style:table-row-properties style:min-row-height="0.778cm"/>
    </style:style>
    <style:style style:name="t2.A1" style:family="table-cell">
      <style:table-cell-properties fo:padding="0.097cm" fo:border="none"/>
    </style:style>
    <style:style style:name="t2.2" style:family="table-row">
      <style:table-row-properties style:min-row-height="1.45cm"/>
    </style:style>
    <style:style style:name="t2.A2" style:family="table-cell">
      <style:table-cell-properties fo:padding="0.097cm" fo:border-left="0.088cm solid #000000" fo:border-right="none" fo:border-top="0.088cm solid #000000" fo:border-bottom="0.002cm solid #000000"/>
    </style:style>
    <style:style style:name="t2.B2" style:family="table-cell">
      <style:table-cell-properties fo:padding="0.097cm" fo:border-left="0.002cm solid #000000" fo:border-right="none" fo:border-top="0.088cm solid #000000" fo:border-bottom="0.002cm solid #000000"/>
    </style:style>
    <style:style style:name="t2.K2" style:family="table-cell">
      <style:table-cell-properties fo:padding="0.097cm" fo:border-left="0.002cm solid #000000" fo:border-right="0.088cm solid #000000" fo:border-top="0.088cm solid #000000" fo:border-bottom="0.002cm solid #000000"/>
    </style:style>
    <style:style style:name="t2.3" style:family="table-row">
      <style:table-row-properties style:min-row-height="0.67cm"/>
    </style:style>
    <style:style style:name="t2.D3" style:family="table-cell">
      <style:table-cell-properties fo:padding="0.097cm" fo:border-left="0.002cm solid #000000" fo:border-right="none" fo:border-top="none" fo:border-bottom="0.002cm solid #000000"/>
    </style:style>
    <style:style style:name="t2.4" style:family="table-row">
      <style:table-row-properties style:min-row-height="0.757cm"/>
    </style:style>
    <style:style style:name="t2.A5" style:family="table-cell">
      <style:table-cell-properties fo:padding="0.097cm" fo:border-left="0.088cm solid #000000" fo:border-right="none" fo:border-top="none" fo:border-bottom="0.002cm solid #000000"/>
    </style:style>
    <style:style style:name="t2.K5" style:family="table-cell">
      <style:table-cell-properties style:vertical-align="middle" fo:padding="0.097cm" fo:border-left="0.002cm solid #000000" fo:border-right="0.088cm solid #000000" fo:border-top="none" fo:border-bottom="0.088cm solid #000000"/>
    </style:style>
    <style:style style:name="t2.A13" style:family="table-cell">
      <style:table-cell-properties fo:padding="0.097cm" fo:border-left="0.088cm solid #000000" fo:border-right="none" fo:border-top="none" fo:border-bottom="0.088cm solid #000000"/>
    </style:style>
    <style:style style:name="t2.B13" style:family="table-cell">
      <style:table-cell-properties fo:padding="0.097cm" fo:border-left="0.002cm solid #000000" fo:border-right="none" fo:border-top="none" fo:border-bottom="0.088cm solid #000000"/>
    </style:style>
    <style:style style:name="t3" style:family="table">
      <style:table-properties style:width="19.551cm" fo:margin-left="-1.295cm" fo:margin-right="-1.256cm" table:align="margins" style:may-break-between-rows="false" style:writing-mode="lr-tb"/>
    </style:style>
    <style:style style:name="t3.A" style:family="table-column">
      <style:table-column-properties style:column-width="2.205cm" style:rel-column-width="7390*"/>
    </style:style>
    <style:style style:name="t3.B" style:family="table-column">
      <style:table-column-properties style:column-width="1.323cm" style:rel-column-width="4434*"/>
    </style:style>
    <style:style style:name="t3.C" style:family="table-column">
      <style:table-column-properties style:column-width="1.411cm" style:rel-column-width="4730*"/>
    </style:style>
    <style:style style:name="t3.D" style:family="table-column">
      <style:table-column-properties style:column-width="1.058cm" style:rel-column-width="3547*"/>
    </style:style>
    <style:style style:name="t3.E" style:family="table-column">
      <style:table-column-properties style:column-width="1.381cm" style:rel-column-width="4629*"/>
    </style:style>
    <style:style style:name="t3.H" style:family="table-column">
      <style:table-column-properties style:column-width="1.736cm" style:rel-column-width="5817*"/>
    </style:style>
    <style:style style:name="t3.I" style:family="table-column">
      <style:table-column-properties style:column-width="3.44cm" style:rel-column-width="11529*"/>
    </style:style>
    <style:style style:name="t3.J" style:family="table-column">
      <style:table-column-properties style:column-width="2.145cm" style:rel-column-width="7189*"/>
    </style:style>
    <style:style style:name="t3.K" style:family="table-column">
      <style:table-column-properties style:column-width="2.12cm" style:rel-column-width="7106*"/>
    </style:style>
    <style:style style:name="t3.1" style:family="table-row">
      <style:table-row-properties style:min-row-height="0.778cm"/>
    </style:style>
    <style:style style:name="t3.A1" style:family="table-cell">
      <style:table-cell-properties fo:padding="0.097cm" fo:border="none"/>
    </style:style>
    <style:style style:name="t3.2" style:family="table-row">
      <style:table-row-properties style:min-row-height="1.45cm"/>
    </style:style>
    <style:style style:name="t3.A2" style:family="table-cell">
      <style:table-cell-properties fo:padding="0.097cm" fo:border-left="0.088cm solid #000000" fo:border-right="none" fo:border-top="0.088cm solid #000000" fo:border-bottom="0.002cm solid #000000"/>
    </style:style>
    <style:style style:name="t3.B2" style:family="table-cell">
      <style:table-cell-properties fo:padding="0.097cm" fo:border-left="0.002cm solid #000000" fo:border-right="none" fo:border-top="0.088cm solid #000000" fo:border-bottom="0.002cm solid #000000"/>
    </style:style>
    <style:style style:name="t3.K2" style:family="table-cell">
      <style:table-cell-properties fo:padding="0.097cm" fo:border-left="0.002cm solid #000000" fo:border-right="0.088cm solid #000000" fo:border-top="0.088cm solid #000000" fo:border-bottom="0.002cm solid #000000"/>
    </style:style>
    <style:style style:name="t3.3" style:family="table-row">
      <style:table-row-properties style:min-row-height="0.67cm"/>
    </style:style>
    <style:style style:name="t3.D3" style:family="table-cell">
      <style:table-cell-properties fo:padding="0.097cm" fo:border-left="0.002cm solid #000000" fo:border-right="none" fo:border-top="none" fo:border-bottom="0.002cm solid #000000"/>
    </style:style>
    <style:style style:name="t3.4" style:family="table-row">
      <style:table-row-properties style:min-row-height="0.757cm"/>
    </style:style>
    <style:style style:name="t3.A5" style:family="table-cell">
      <style:table-cell-properties fo:padding="0.097cm" fo:border-left="0.088cm solid #000000" fo:border-right="none" fo:border-top="none" fo:border-bottom="0.002cm solid #000000"/>
    </style:style>
    <style:style style:name="t3.K5" style:family="table-cell">
      <style:table-cell-properties style:vertical-align="middle" fo:padding="0.097cm" fo:border-left="0.002cm solid #000000" fo:border-right="0.088cm solid #000000" fo:border-top="none" fo:border-bottom="0.088cm solid #000000"/>
    </style:style>
    <style:style style:name="t3.A8" style:family="table-cell">
      <style:table-cell-properties fo:padding="0.097cm" fo:border-left="0.088cm solid #000000" fo:border-right="none" fo:border-top="none" fo:border-bottom="0.088cm solid #000000"/>
    </style:style>
    <style:style style:name="t3.B8" style:family="table-cell">
      <style:table-cell-properties fo:padding="0.097cm" fo:border-left="0.002cm solid #000000" fo:border-right="none" fo:border-top="none" fo:border-bottom="0.088cm solid #000000"/>
    </style:style>
    <style:style style:name="t4" style:family="table">
      <style:table-properties style:width="19.551cm" fo:margin-left="-1.295cm" fo:margin-right="-1.256cm" table:align="margins" style:may-break-between-rows="false" style:writing-mode="lr-tb"/>
    </style:style>
    <style:style style:name="t4.A" style:family="table-column">
      <style:table-column-properties style:column-width="2.205cm" style:rel-column-width="7390*"/>
    </style:style>
    <style:style style:name="t4.B" style:family="table-column">
      <style:table-column-properties style:column-width="1.323cm" style:rel-column-width="4434*"/>
    </style:style>
    <style:style style:name="t4.C" style:family="table-column">
      <style:table-column-properties style:column-width="1.411cm" style:rel-column-width="4730*"/>
    </style:style>
    <style:style style:name="t4.D" style:family="table-column">
      <style:table-column-properties style:column-width="1.058cm" style:rel-column-width="3547*"/>
    </style:style>
    <style:style style:name="t4.E" style:family="table-column">
      <style:table-column-properties style:column-width="1.381cm" style:rel-column-width="4629*"/>
    </style:style>
    <style:style style:name="t4.H" style:family="table-column">
      <style:table-column-properties style:column-width="1.736cm" style:rel-column-width="5817*"/>
    </style:style>
    <style:style style:name="t4.I" style:family="table-column">
      <style:table-column-properties style:column-width="3.44cm" style:rel-column-width="11529*"/>
    </style:style>
    <style:style style:name="t4.J" style:family="table-column">
      <style:table-column-properties style:column-width="2.145cm" style:rel-column-width="7189*"/>
    </style:style>
    <style:style style:name="t4.K" style:family="table-column">
      <style:table-column-properties style:column-width="2.12cm" style:rel-column-width="7106*"/>
    </style:style>
    <style:style style:name="t4.1" style:family="table-row">
      <style:table-row-properties style:min-row-height="0.778cm"/>
    </style:style>
    <style:style style:name="t4.A1" style:family="table-cell">
      <style:table-cell-properties fo:padding="0.097cm" fo:border="none"/>
    </style:style>
    <style:style style:name="t4.2" style:family="table-row">
      <style:table-row-properties style:min-row-height="1.45cm"/>
    </style:style>
    <style:style style:name="t4.A2" style:family="table-cell">
      <style:table-cell-properties fo:padding="0.097cm" fo:border-left="0.088cm solid #000000" fo:border-right="none" fo:border-top="0.088cm solid #000000" fo:border-bottom="0.002cm solid #000000"/>
    </style:style>
    <style:style style:name="t4.B2" style:family="table-cell">
      <style:table-cell-properties fo:padding="0.097cm" fo:border-left="0.002cm solid #000000" fo:border-right="none" fo:border-top="0.088cm solid #000000" fo:border-bottom="0.002cm solid #000000"/>
    </style:style>
    <style:style style:name="t4.K2" style:family="table-cell">
      <style:table-cell-properties fo:padding="0.097cm" fo:border-left="0.002cm solid #000000" fo:border-right="0.088cm solid #000000" fo:border-top="0.088cm solid #000000" fo:border-bottom="0.002cm solid #000000"/>
    </style:style>
    <style:style style:name="t4.3" style:family="table-row">
      <style:table-row-properties style:min-row-height="0.67cm"/>
    </style:style>
    <style:style style:name="t4.D3" style:family="table-cell">
      <style:table-cell-properties fo:padding="0.097cm" fo:border-left="0.002cm solid #000000" fo:border-right="none" fo:border-top="none" fo:border-bottom="0.002cm solid #000000"/>
    </style:style>
    <style:style style:name="t4.4" style:family="table-row">
      <style:table-row-properties style:min-row-height="0.757cm"/>
    </style:style>
    <style:style style:name="t4.A5" style:family="table-cell">
      <style:table-cell-properties fo:padding="0.097cm" fo:border-left="0.088cm solid #000000" fo:border-right="none" fo:border-top="none" fo:border-bottom="0.002cm solid #000000"/>
    </style:style>
    <style:style style:name="t4.K5" style:family="table-cell">
      <style:table-cell-properties style:vertical-align="middle" fo:padding="0.097cm" fo:border-left="0.002cm solid #000000" fo:border-right="0.088cm solid #000000" fo:border-top="none" fo:border-bottom="0.088cm solid #000000"/>
    </style:style>
    <style:style style:name="t4.A8" style:family="table-cell">
      <style:table-cell-properties fo:padding="0.097cm" fo:border-left="0.088cm solid #000000" fo:border-right="none" fo:border-top="none" fo:border-bottom="0.088cm solid #000000"/>
    </style:style>
    <style:style style:name="t4.B8" style:family="table-cell">
      <style:table-cell-properties fo:padding="0.097cm" fo:border-left="0.002cm solid #000000" fo:border-right="none" fo:border-top="none" fo:border-bottom="0.088cm solid #000000"/>
    </style:style>
    <style:style style:name="t5" style:family="table">
      <style:table-properties style:width="19.551cm" fo:margin-left="-1.295cm" fo:margin-right="-1.256cm" table:align="margins" style:may-break-between-rows="false" style:writing-mode="lr-tb"/>
    </style:style>
    <style:style style:name="t5.A" style:family="table-column">
      <style:table-column-properties style:column-width="2.205cm" style:rel-column-width="7390*"/>
    </style:style>
    <style:style style:name="t5.B" style:family="table-column">
      <style:table-column-properties style:column-width="1.323cm" style:rel-column-width="4434*"/>
    </style:style>
    <style:style style:name="t5.C" style:family="table-column">
      <style:table-column-properties style:column-width="1.411cm" style:rel-column-width="4730*"/>
    </style:style>
    <style:style style:name="t5.D" style:family="table-column">
      <style:table-column-properties style:column-width="1.058cm" style:rel-column-width="3547*"/>
    </style:style>
    <style:style style:name="t5.E" style:family="table-column">
      <style:table-column-properties style:column-width="1.381cm" style:rel-column-width="4629*"/>
    </style:style>
    <style:style style:name="t5.H" style:family="table-column">
      <style:table-column-properties style:column-width="1.736cm" style:rel-column-width="5817*"/>
    </style:style>
    <style:style style:name="t5.I" style:family="table-column">
      <style:table-column-properties style:column-width="3.44cm" style:rel-column-width="11529*"/>
    </style:style>
    <style:style style:name="t5.J" style:family="table-column">
      <style:table-column-properties style:column-width="2.145cm" style:rel-column-width="7189*"/>
    </style:style>
    <style:style style:name="t5.K" style:family="table-column">
      <style:table-column-properties style:column-width="2.12cm" style:rel-column-width="7106*"/>
    </style:style>
    <style:style style:name="t5.1" style:family="table-row">
      <style:table-row-properties style:min-row-height="0.778cm"/>
    </style:style>
    <style:style style:name="t5.A1" style:family="table-cell">
      <style:table-cell-properties fo:padding="0.097cm" fo:border="none"/>
    </style:style>
    <style:style style:name="t5.2" style:family="table-row">
      <style:table-row-properties style:min-row-height="1.45cm"/>
    </style:style>
    <style:style style:name="t5.A2" style:family="table-cell">
      <style:table-cell-properties fo:padding="0.097cm" fo:border-left="0.088cm solid #000000" fo:border-right="none" fo:border-top="0.088cm solid #000000" fo:border-bottom="0.002cm solid #000000"/>
    </style:style>
    <style:style style:name="t5.B2" style:family="table-cell">
      <style:table-cell-properties fo:padding="0.097cm" fo:border-left="0.002cm solid #000000" fo:border-right="none" fo:border-top="0.088cm solid #000000" fo:border-bottom="0.002cm solid #000000"/>
    </style:style>
    <style:style style:name="t5.K2" style:family="table-cell">
      <style:table-cell-properties fo:padding="0.097cm" fo:border-left="0.002cm solid #000000" fo:border-right="0.088cm solid #000000" fo:border-top="0.088cm solid #000000" fo:border-bottom="0.002cm solid #000000"/>
    </style:style>
    <style:style style:name="t5.3" style:family="table-row">
      <style:table-row-properties style:min-row-height="0.67cm"/>
    </style:style>
    <style:style style:name="t5.D3" style:family="table-cell">
      <style:table-cell-properties fo:padding="0.097cm" fo:border-left="0.002cm solid #000000" fo:border-right="none" fo:border-top="none" fo:border-bottom="0.002cm solid #000000"/>
    </style:style>
    <style:style style:name="t5.4" style:family="table-row">
      <style:table-row-properties style:min-row-height="0.757cm"/>
    </style:style>
    <style:style style:name="t5.A5" style:family="table-cell">
      <style:table-cell-properties fo:padding="0.097cm" fo:border-left="0.088cm solid #000000" fo:border-right="none" fo:border-top="none" fo:border-bottom="0.002cm solid #000000"/>
    </style:style>
    <style:style style:name="t5.K5" style:family="table-cell">
      <style:table-cell-properties style:vertical-align="middle" fo:padding="0.097cm" fo:border-left="0.002cm solid #000000" fo:border-right="0.088cm solid #000000" fo:border-top="none" fo:border-bottom="0.088cm solid #000000"/>
    </style:style>
    <style:style style:name="t5.A9" style:family="table-cell">
      <style:table-cell-properties fo:padding="0.097cm" fo:border-left="0.088cm solid #000000" fo:border-right="none" fo:border-top="none" fo:border-bottom="0.088cm solid #000000"/>
    </style:style>
    <style:style style:name="t5.B9" style:family="table-cell">
      <style:table-cell-properties fo:padding="0.097cm" fo:border-left="0.002cm solid #000000" fo:border-right="none" fo:border-top="none" fo:border-bottom="0.088cm solid #000000"/>
    </style:style>
    <style:style style:name="t6" style:family="table">
      <style:table-properties style:width="19.551cm" fo:margin-left="-1.295cm" fo:margin-right="-1.256cm" table:align="margins" style:may-break-between-rows="false" style:writing-mode="lr-tb"/>
    </style:style>
    <style:style style:name="t6.A" style:family="table-column">
      <style:table-column-properties style:column-width="2.205cm" style:rel-column-width="7390*"/>
    </style:style>
    <style:style style:name="t6.B" style:family="table-column">
      <style:table-column-properties style:column-width="1.323cm" style:rel-column-width="4434*"/>
    </style:style>
    <style:style style:name="t6.C" style:family="table-column">
      <style:table-column-properties style:column-width="1.411cm" style:rel-column-width="4730*"/>
    </style:style>
    <style:style style:name="t6.D" style:family="table-column">
      <style:table-column-properties style:column-width="1.058cm" style:rel-column-width="3547*"/>
    </style:style>
    <style:style style:name="t6.E" style:family="table-column">
      <style:table-column-properties style:column-width="1.381cm" style:rel-column-width="4629*"/>
    </style:style>
    <style:style style:name="t6.H" style:family="table-column">
      <style:table-column-properties style:column-width="1.736cm" style:rel-column-width="5817*"/>
    </style:style>
    <style:style style:name="t6.I" style:family="table-column">
      <style:table-column-properties style:column-width="3.44cm" style:rel-column-width="11529*"/>
    </style:style>
    <style:style style:name="t6.J" style:family="table-column">
      <style:table-column-properties style:column-width="2.145cm" style:rel-column-width="7189*"/>
    </style:style>
    <style:style style:name="t6.K" style:family="table-column">
      <style:table-column-properties style:column-width="2.12cm" style:rel-column-width="7106*"/>
    </style:style>
    <style:style style:name="t6.1" style:family="table-row">
      <style:table-row-properties style:min-row-height="0.778cm"/>
    </style:style>
    <style:style style:name="t6.A1" style:family="table-cell">
      <style:table-cell-properties fo:padding="0.097cm" fo:border="none"/>
    </style:style>
    <style:style style:name="t6.2" style:family="table-row">
      <style:table-row-properties style:min-row-height="1.45cm"/>
    </style:style>
    <style:style style:name="t6.A2" style:family="table-cell">
      <style:table-cell-properties fo:padding="0.097cm" fo:border-left="0.088cm solid #000000" fo:border-right="none" fo:border-top="0.088cm solid #000000" fo:border-bottom="0.002cm solid #000000"/>
    </style:style>
    <style:style style:name="t6.B2" style:family="table-cell">
      <style:table-cell-properties fo:padding="0.097cm" fo:border-left="0.002cm solid #000000" fo:border-right="none" fo:border-top="0.088cm solid #000000" fo:border-bottom="0.002cm solid #000000"/>
    </style:style>
    <style:style style:name="t6.K2" style:family="table-cell">
      <style:table-cell-properties fo:padding="0.097cm" fo:border-left="0.002cm solid #000000" fo:border-right="0.088cm solid #000000" fo:border-top="0.088cm solid #000000" fo:border-bottom="0.002cm solid #000000"/>
    </style:style>
    <style:style style:name="t6.3" style:family="table-row">
      <style:table-row-properties style:min-row-height="0.67cm"/>
    </style:style>
    <style:style style:name="t6.D3" style:family="table-cell">
      <style:table-cell-properties fo:padding="0.097cm" fo:border-left="0.002cm solid #000000" fo:border-right="none" fo:border-top="none" fo:border-bottom="0.002cm solid #000000"/>
    </style:style>
    <style:style style:name="t6.4" style:family="table-row">
      <style:table-row-properties style:min-row-height="0.757cm"/>
    </style:style>
    <style:style style:name="t6.A5" style:family="table-cell">
      <style:table-cell-properties fo:padding="0.097cm" fo:border-left="0.088cm solid #000000" fo:border-right="none" fo:border-top="none" fo:border-bottom="0.002cm solid #000000"/>
    </style:style>
    <style:style style:name="t6.K5" style:family="table-cell">
      <style:table-cell-properties style:vertical-align="middle" fo:padding="0.097cm" fo:border-left="0.002cm solid #000000" fo:border-right="0.088cm solid #000000" fo:border-top="none" fo:border-bottom="0.088cm solid #000000"/>
    </style:style>
    <style:style style:name="t6.A12" style:family="table-cell">
      <style:table-cell-properties fo:padding="0.097cm" fo:border-left="0.088cm solid #000000" fo:border-right="none" fo:border-top="none" fo:border-bottom="0.088cm solid #000000"/>
    </style:style>
    <style:style style:name="t6.B12" style:family="table-cell">
      <style:table-cell-properties fo:padding="0.097cm" fo:border-left="0.002cm solid #000000" fo:border-right="none" fo:border-top="none" fo:border-bottom="0.088cm solid #000000"/>
    </style:style>
    <style:style style:name="t7" style:family="table">
      <style:table-properties style:width="19.551cm" fo:margin-left="-1.295cm" fo:margin-right="-1.256cm" table:align="margins" style:may-break-between-rows="false" style:writing-mode="lr-tb"/>
    </style:style>
    <style:style style:name="t7.A" style:family="table-column">
      <style:table-column-properties style:column-width="2.205cm" style:rel-column-width="7390*"/>
    </style:style>
    <style:style style:name="t7.B" style:family="table-column">
      <style:table-column-properties style:column-width="1.323cm" style:rel-column-width="4434*"/>
    </style:style>
    <style:style style:name="t7.C" style:family="table-column">
      <style:table-column-properties style:column-width="1.411cm" style:rel-column-width="4730*"/>
    </style:style>
    <style:style style:name="t7.D" style:family="table-column">
      <style:table-column-properties style:column-width="1.058cm" style:rel-column-width="3547*"/>
    </style:style>
    <style:style style:name="t7.E" style:family="table-column">
      <style:table-column-properties style:column-width="1.381cm" style:rel-column-width="4629*"/>
    </style:style>
    <style:style style:name="t7.H" style:family="table-column">
      <style:table-column-properties style:column-width="1.736cm" style:rel-column-width="5817*"/>
    </style:style>
    <style:style style:name="t7.I" style:family="table-column">
      <style:table-column-properties style:column-width="3.44cm" style:rel-column-width="11529*"/>
    </style:style>
    <style:style style:name="t7.J" style:family="table-column">
      <style:table-column-properties style:column-width="2.145cm" style:rel-column-width="7189*"/>
    </style:style>
    <style:style style:name="t7.K" style:family="table-column">
      <style:table-column-properties style:column-width="2.12cm" style:rel-column-width="7106*"/>
    </style:style>
    <style:style style:name="t7.1" style:family="table-row">
      <style:table-row-properties style:min-row-height="0.778cm"/>
    </style:style>
    <style:style style:name="t7.A1" style:family="table-cell">
      <style:table-cell-properties fo:padding="0.097cm" fo:border="none"/>
    </style:style>
    <style:style style:name="t7.2" style:family="table-row">
      <style:table-row-properties style:min-row-height="1.45cm"/>
    </style:style>
    <style:style style:name="t7.A2" style:family="table-cell">
      <style:table-cell-properties fo:padding="0.097cm" fo:border-left="0.088cm solid #000000" fo:border-right="none" fo:border-top="0.088cm solid #000000" fo:border-bottom="0.002cm solid #000000"/>
    </style:style>
    <style:style style:name="t7.B2" style:family="table-cell">
      <style:table-cell-properties fo:padding="0.097cm" fo:border-left="0.002cm solid #000000" fo:border-right="none" fo:border-top="0.088cm solid #000000" fo:border-bottom="0.002cm solid #000000"/>
    </style:style>
    <style:style style:name="t7.K2" style:family="table-cell">
      <style:table-cell-properties fo:padding="0.097cm" fo:border-left="0.002cm solid #000000" fo:border-right="0.088cm solid #000000" fo:border-top="0.088cm solid #000000" fo:border-bottom="0.002cm solid #000000"/>
    </style:style>
    <style:style style:name="t7.3" style:family="table-row">
      <style:table-row-properties style:min-row-height="0.67cm"/>
    </style:style>
    <style:style style:name="t7.D3" style:family="table-cell">
      <style:table-cell-properties fo:padding="0.097cm" fo:border-left="0.002cm solid #000000" fo:border-right="none" fo:border-top="none" fo:border-bottom="0.002cm solid #000000"/>
    </style:style>
    <style:style style:name="t7.4" style:family="table-row">
      <style:table-row-properties style:min-row-height="0.757cm"/>
    </style:style>
    <style:style style:name="t7.A5" style:family="table-cell">
      <style:table-cell-properties fo:padding="0.097cm" fo:border-left="0.088cm solid #000000" fo:border-right="none" fo:border-top="none" fo:border-bottom="0.002cm solid #000000"/>
    </style:style>
    <style:style style:name="t7.K5" style:family="table-cell">
      <style:table-cell-properties style:vertical-align="middle" fo:padding="0.097cm" fo:border-left="0.002cm solid #000000" fo:border-right="0.088cm solid #000000" fo:border-top="none" fo:border-bottom="0.088cm solid #000000"/>
    </style:style>
    <style:style style:name="t7.A12" style:family="table-cell">
      <style:table-cell-properties fo:padding="0.097cm" fo:border-left="0.088cm solid #000000" fo:border-right="none" fo:border-top="none" fo:border-bottom="0.088cm solid #000000"/>
    </style:style>
    <style:style style:name="t7.B12" style:family="table-cell">
      <style:table-cell-properties fo:padding="0.097cm" fo:border-left="0.002cm solid #000000" fo:border-right="none" fo:border-top="none" fo:border-bottom="0.088cm solid #000000"/>
    </style:style>
    <style:style style:name="t8" style:family="table">
      <style:table-properties style:width="19.551cm" fo:margin-left="-1.295cm" fo:margin-right="-1.256cm" table:align="margins" style:may-break-between-rows="false" style:writing-mode="lr-tb"/>
    </style:style>
    <style:style style:name="t8.A" style:family="table-column">
      <style:table-column-properties style:column-width="2.205cm" style:rel-column-width="7390*"/>
    </style:style>
    <style:style style:name="t8.B" style:family="table-column">
      <style:table-column-properties style:column-width="1.323cm" style:rel-column-width="4434*"/>
    </style:style>
    <style:style style:name="t8.C" style:family="table-column">
      <style:table-column-properties style:column-width="1.411cm" style:rel-column-width="4730*"/>
    </style:style>
    <style:style style:name="t8.D" style:family="table-column">
      <style:table-column-properties style:column-width="1.058cm" style:rel-column-width="3547*"/>
    </style:style>
    <style:style style:name="t8.E" style:family="table-column">
      <style:table-column-properties style:column-width="1.381cm" style:rel-column-width="4629*"/>
    </style:style>
    <style:style style:name="t8.H" style:family="table-column">
      <style:table-column-properties style:column-width="1.736cm" style:rel-column-width="5817*"/>
    </style:style>
    <style:style style:name="t8.I" style:family="table-column">
      <style:table-column-properties style:column-width="3.44cm" style:rel-column-width="11529*"/>
    </style:style>
    <style:style style:name="t8.J" style:family="table-column">
      <style:table-column-properties style:column-width="2.145cm" style:rel-column-width="7189*"/>
    </style:style>
    <style:style style:name="t8.K" style:family="table-column">
      <style:table-column-properties style:column-width="2.12cm" style:rel-column-width="7106*"/>
    </style:style>
    <style:style style:name="t8.1" style:family="table-row">
      <style:table-row-properties style:min-row-height="0.778cm"/>
    </style:style>
    <style:style style:name="t8.A1" style:family="table-cell">
      <style:table-cell-properties fo:padding="0.097cm" fo:border="none"/>
    </style:style>
    <style:style style:name="t8.2" style:family="table-row">
      <style:table-row-properties style:min-row-height="1.45cm"/>
    </style:style>
    <style:style style:name="t8.A2" style:family="table-cell">
      <style:table-cell-properties fo:padding="0.097cm" fo:border-left="0.088cm solid #000000" fo:border-right="none" fo:border-top="0.088cm solid #000000" fo:border-bottom="0.002cm solid #000000"/>
    </style:style>
    <style:style style:name="t8.B2" style:family="table-cell">
      <style:table-cell-properties fo:padding="0.097cm" fo:border-left="0.002cm solid #000000" fo:border-right="none" fo:border-top="0.088cm solid #000000" fo:border-bottom="0.002cm solid #000000"/>
    </style:style>
    <style:style style:name="t8.K2" style:family="table-cell">
      <style:table-cell-properties fo:padding="0.097cm" fo:border-left="0.002cm solid #000000" fo:border-right="0.088cm solid #000000" fo:border-top="0.088cm solid #000000" fo:border-bottom="0.002cm solid #000000"/>
    </style:style>
    <style:style style:name="t8.3" style:family="table-row">
      <style:table-row-properties style:min-row-height="0.67cm"/>
    </style:style>
    <style:style style:name="t8.D3" style:family="table-cell">
      <style:table-cell-properties fo:padding="0.097cm" fo:border-left="0.002cm solid #000000" fo:border-right="none" fo:border-top="none" fo:border-bottom="0.002cm solid #000000"/>
    </style:style>
    <style:style style:name="t8.4" style:family="table-row">
      <style:table-row-properties style:min-row-height="0.757cm"/>
    </style:style>
    <style:style style:name="t8.A5" style:family="table-cell">
      <style:table-cell-properties fo:padding="0.097cm" fo:border-left="0.088cm solid #000000" fo:border-right="none" fo:border-top="none" fo:border-bottom="0.002cm solid #000000"/>
    </style:style>
    <style:style style:name="t8.K5" style:family="table-cell">
      <style:table-cell-properties style:vertical-align="middle" fo:padding="0.097cm" fo:border-left="0.002cm solid #000000" fo:border-right="0.088cm solid #000000" fo:border-top="none" fo:border-bottom="0.088cm solid #000000"/>
    </style:style>
    <style:style style:name="t8.A13" style:family="table-cell">
      <style:table-cell-properties fo:padding="0.097cm" fo:border-left="0.088cm solid #000000" fo:border-right="none" fo:border-top="none" fo:border-bottom="0.088cm solid #000000"/>
    </style:style>
    <style:style style:name="t8.B13" style:family="table-cell">
      <style:table-cell-properties fo:padding="0.097cm" fo:border-left="0.002cm solid #000000" fo:border-right="none" fo:border-top="none" fo:border-bottom="0.088cm solid #000000"/>
    </style:style>
    <style:style style:name="t9" style:family="table">
      <style:table-properties style:width="17cm" table:align="margins" style:may-break-between-rows="false" style:writing-mode="lr-tb"/>
    </style:style>
    <style:style style:name="t9.A" style:family="table-column">
      <style:table-column-properties style:column-width="4.729cm" style:rel-column-width="18228*"/>
    </style:style>
    <style:style style:name="t9.B" style:family="table-column">
      <style:table-column-properties style:column-width="2.454cm" style:rel-column-width="9461*"/>
    </style:style>
    <style:style style:name="t9.F" style:family="table-column">
      <style:table-column-properties style:column-width="2.455cm" style:rel-column-width="9463*"/>
    </style:style>
    <style:style style:name="t9.A1" style:family="table-cell">
      <style:table-cell-properties fo:padding="0.097cm" fo:border-left="none" fo:border-right="none" fo:border-top="none" fo:border-bottom="0.002cm solid #000000"/>
    </style:style>
    <style:style style:name="t9.A2" style:family="table-cell">
      <style:table-cell-properties fo:padding="0.097cm" fo:border-left="0.088cm solid #000000" fo:border-right="0.035cm solid #000000" fo:border-top="0.088cm solid #000000" fo:border-bottom="0.035cm solid #000000"/>
    </style:style>
    <style:style style:name="t9.B2" style:family="table-cell">
      <style:table-cell-properties fo:padding="0.097cm" fo:border-left="0.035cm solid #000000" fo:border-right="none" fo:border-top="0.088cm solid #000000" fo:border-bottom="0.035cm solid #000000"/>
    </style:style>
    <style:style style:name="t9.F2" style:family="table-cell">
      <style:table-cell-properties fo:padding="0.097cm" fo:border-left="0.035cm solid #000000" fo:border-right="0.088cm solid #000000" fo:border-top="0.088cm solid #000000" fo:border-bottom="0.035cm solid #000000"/>
    </style:style>
    <style:style style:name="t9.A3" style:family="table-cell">
      <style:table-cell-properties fo:padding="0.097cm" fo:border-left="0.088cm solid #000000" fo:border-right="0.035cm solid #000000" fo:border-top="none" fo:border-bottom="0.035cm solid #000000"/>
    </style:style>
    <style:style style:name="t9.B3" style:family="table-cell">
      <style:table-cell-properties style:vertical-align="middle" fo:padding="0.097cm" fo:border-left="0.035cm solid #000000" fo:border-right="none" fo:border-top="none" fo:border-bottom="0.035cm solid #000000"/>
    </style:style>
    <style:style style:name="t9.C3" style:family="table-cell" style:data-style-name="N0">
      <style:table-cell-properties style:vertical-align="middle" fo:padding="0.097cm" fo:border-left="0.035cm solid #000000" fo:border-right="none" fo:border-top="none" fo:border-bottom="0.035cm solid #000000"/>
    </style:style>
    <style:style style:name="t9.F3" style:family="table-cell">
      <style:table-cell-properties style:vertical-align="middle" fo:padding="0.097cm" fo:border-left="0.035cm solid #000000" fo:border-right="0.088cm solid #000000" fo:border-top="none" fo:border-bottom="0.035cm solid #000000"/>
    </style:style>
    <style:style style:name="t9.8" style:family="table-row">
      <style:table-row-properties style:min-row-height="1.573cm"/>
    </style:style>
    <style:style style:name="t9.A8" style:family="table-cell">
      <style:table-cell-properties fo:padding="0.097cm" fo:border-left="0.088cm solid #000000" fo:border-right="0.035cm solid #000000" fo:border-top="none" fo:border-bottom="0.088cm solid #000000"/>
    </style:style>
    <style:style style:name="t9.B8" style:family="table-cell">
      <style:table-cell-properties style:vertical-align="middle" fo:padding="0.097cm" fo:border-left="0.035cm solid #000000" fo:border-right="none" fo:border-top="none" fo:border-bottom="0.088cm solid #000000"/>
    </style:style>
    <style:style style:name="t9.C8" style:family="table-cell">
      <style:table-cell-properties style:vertical-align="middle" fo:padding="0.097cm" fo:border-left="0.035cm solid #000000" fo:border-right="0.088cm solid #000000" fo:border-top="none" fo:border-bottom="0.088cm solid #000000"/>
    </style:style>
    <style:style style:name="t10" style:family="table">
      <style:table-properties style:width="17.205cm" fo:margin-left="0cm" fo:margin-right="-0.205cm" fo:break-before="page" table:align="margins" style:may-break-between-rows="false" style:writing-mode="lr-tb"/>
    </style:style>
    <style:style style:name="t10.A" style:family="table-column">
      <style:table-column-properties style:column-width="4.763cm" style:rel-column-width="18140*"/>
    </style:style>
    <style:style style:name="t10.B" style:family="table-column">
      <style:table-column-properties style:column-width="1.905cm" style:rel-column-width="7256*"/>
    </style:style>
    <style:style style:name="t10.C" style:family="table-column">
      <style:table-column-properties style:column-width="2.528cm" style:rel-column-width="9628*"/>
    </style:style>
    <style:style style:name="t10.F" style:family="table-column">
      <style:table-column-properties style:column-width="2.955cm" style:rel-column-width="11255*"/>
    </style:style>
    <style:style style:name="t10.A1" style:family="table-cell">
      <style:table-cell-properties fo:padding="0.097cm" fo:border-left="none" fo:border-right="none" fo:border-top="none" fo:border-bottom="0.002cm solid #000000"/>
    </style:style>
    <style:style style:name="t10.A2" style:family="table-cell">
      <style:table-cell-properties fo:padding="0.097cm" fo:border-left="0.088cm solid #000000" fo:border-right="0.035cm solid #000000" fo:border-top="0.088cm solid #000000" fo:border-bottom="0.035cm solid #000000"/>
    </style:style>
    <style:style style:name="t10.B2" style:family="table-cell">
      <style:table-cell-properties fo:padding="0.097cm" fo:border-left="0.035cm solid #000000" fo:border-right="none" fo:border-top="0.088cm solid #000000" fo:border-bottom="0.035cm solid #000000"/>
    </style:style>
    <style:style style:name="t10.F2" style:family="table-cell">
      <style:table-cell-properties fo:padding="0.097cm" fo:border-left="0.035cm solid #000000" fo:border-right="0.088cm solid #000000" fo:border-top="0.088cm solid #000000" fo:border-bottom="0.035cm solid #000000"/>
    </style:style>
    <style:style style:name="t10.A3" style:family="table-cell">
      <style:table-cell-properties fo:padding="0.097cm" fo:border-left="0.088cm solid #000000" fo:border-right="0.035cm solid #000000" fo:border-top="none" fo:border-bottom="0.035cm solid #000000"/>
    </style:style>
    <style:style style:name="t10.B3" style:family="table-cell">
      <style:table-cell-properties style:vertical-align="" fo:padding="0.097cm" fo:border-left="0.035cm solid #000000" fo:border-right="none" fo:border-top="none" fo:border-bottom="0.035cm solid #000000"/>
    </style:style>
    <style:style style:name="t10.C3" style:family="table-cell" style:data-style-name="N0">
      <style:table-cell-properties style:vertical-align="" fo:padding="0.097cm" fo:border-left="0.035cm solid #000000" fo:border-right="none" fo:border-top="none" fo:border-bottom="0.035cm solid #000000"/>
    </style:style>
    <style:style style:name="t10.F3" style:family="table-cell">
      <style:table-cell-properties style:vertical-align="middle" fo:padding="0.097cm" fo:border-left="0.035cm solid #000000" fo:border-right="0.088cm solid #000000" fo:border-top="none" fo:border-bottom="0.035cm solid #000000"/>
    </style:style>
    <style:style style:name="t10.B4" style:family="table-cell">
      <style:table-cell-properties style:vertical-align="middle" fo:padding="0.097cm" fo:border-left="0.035cm solid #000000" fo:border-right="none" fo:border-top="none" fo:border-bottom="0.035cm solid #000000"/>
    </style:style>
    <style:style style:name="t10.8" style:family="table-row">
      <style:table-row-properties style:min-row-height="1.439cm"/>
    </style:style>
    <style:style style:name="t10.A8" style:family="table-cell">
      <style:table-cell-properties fo:padding="0.097cm" fo:border-left="0.088cm solid #000000" fo:border-right="0.035cm solid #000000" fo:border-top="none" fo:border-bottom="0.088cm solid #000000"/>
    </style:style>
    <style:style style:name="t10.B8" style:family="table-cell">
      <style:table-cell-properties style:vertical-align="middle" fo:padding="0.097cm" fo:border-left="0.035cm solid #000000" fo:border-right="none" fo:border-top="none" fo:border-bottom="0.088cm solid #000000"/>
    </style:style>
    <style:style style:name="t10.C8" style:family="table-cell">
      <style:table-cell-properties style:vertical-align="middle" fo:padding="0.097cm" fo:border-left="0.035cm solid #000000" fo:border-right="0.088cm solid #000000" fo:border-top="none" fo:border-bottom="0.088cm solid #000000"/>
    </style:style>
    <style:style style:name="t11" style:family="table">
      <style:table-properties style:width="19.551cm" fo:margin-left="-1.295cm" fo:margin-right="-1.256cm" table:align="margins" style:may-break-between-rows="false" style:writing-mode="lr-tb"/>
    </style:style>
    <style:style style:name="t11.A" style:family="table-column">
      <style:table-column-properties style:column-width="2.203cm" style:rel-column-width="7384*"/>
    </style:style>
    <style:style style:name="t11.B" style:family="table-column">
      <style:table-column-properties style:column-width="1.323cm" style:rel-column-width="4434*"/>
    </style:style>
    <style:style style:name="t11.C" style:family="table-column">
      <style:table-column-properties style:column-width="1.411cm" style:rel-column-width="4730*"/>
    </style:style>
    <style:style style:name="t11.D" style:family="table-column">
      <style:table-column-properties style:column-width="1.201cm" style:rel-column-width="4026*"/>
    </style:style>
    <style:style style:name="t11.E" style:family="table-column">
      <style:table-column-properties style:column-width="1.238cm" style:rel-column-width="4150*"/>
    </style:style>
    <style:style style:name="t11.H" style:family="table-column">
      <style:table-column-properties style:column-width="1.736cm" style:rel-column-width="5817*"/>
    </style:style>
    <style:style style:name="t11.I" style:family="table-column">
      <style:table-column-properties style:column-width="3.44cm" style:rel-column-width="11529*"/>
    </style:style>
    <style:style style:name="t11.J" style:family="table-column">
      <style:table-column-properties style:column-width="2.145cm" style:rel-column-width="7189*"/>
    </style:style>
    <style:style style:name="t11.K" style:family="table-column">
      <style:table-column-properties style:column-width="2.122cm" style:rel-column-width="7112*"/>
    </style:style>
    <style:style style:name="t11.1" style:family="table-row">
      <style:table-row-properties style:min-row-height="0.778cm"/>
    </style:style>
    <style:style style:name="t11.A1" style:family="table-cell">
      <style:table-cell-properties fo:padding="0.097cm" fo:border="none"/>
    </style:style>
    <style:style style:name="t11.2" style:family="table-row">
      <style:table-row-properties style:min-row-height="1.45cm"/>
    </style:style>
    <style:style style:name="t11.A2" style:family="table-cell">
      <style:table-cell-properties fo:padding="0.097cm" fo:border-left="0.088cm solid #000000" fo:border-right="none" fo:border-top="0.088cm solid #000000" fo:border-bottom="0.002cm solid #000000"/>
    </style:style>
    <style:style style:name="t11.B2" style:family="table-cell">
      <style:table-cell-properties fo:padding="0.097cm" fo:border-left="0.002cm solid #000000" fo:border-right="none" fo:border-top="0.088cm solid #000000" fo:border-bottom="0.002cm solid #000000"/>
    </style:style>
    <style:style style:name="t11.K2" style:family="table-cell">
      <style:table-cell-properties fo:padding="0.097cm" fo:border-left="0.002cm solid #000000" fo:border-right="0.088cm solid #000000" fo:border-top="0.088cm solid #000000" fo:border-bottom="0.002cm solid #000000"/>
    </style:style>
    <style:style style:name="t11.3" style:family="table-row">
      <style:table-row-properties style:min-row-height="0.67cm"/>
    </style:style>
    <style:style style:name="t11.D3" style:family="table-cell">
      <style:table-cell-properties fo:padding="0.097cm" fo:border-left="0.002cm solid #000000" fo:border-right="none" fo:border-top="none" fo:border-bottom="0.002cm solid #000000"/>
    </style:style>
    <style:style style:name="t11.4" style:family="table-row">
      <style:table-row-properties style:min-row-height="0.679cm"/>
    </style:style>
    <style:style style:name="t11.E4" style:family="table-cell">
      <style:table-cell-properties style:vertical-align="" fo:padding="0.097cm" fo:border-left="0.002cm solid #000000" fo:border-right="none" fo:border-top="none" fo:border-bottom="0.002cm solid #000000"/>
    </style:style>
    <style:style style:name="t11.A5" style:family="table-cell" style:data-style-name="N0">
      <style:table-cell-properties fo:padding="0.097cm" fo:border-left="0.088cm solid #000000" fo:border-right="none" fo:border-top="none" fo:border-bottom="0.002cm solid #000000"/>
    </style:style>
    <style:style style:name="t11.K5" style:family="table-cell">
      <style:table-cell-properties style:vertical-align="middle" fo:padding="0.097cm" fo:border-left="0.002cm solid #000000" fo:border-right="0.088cm solid #000000" fo:border-top="none" fo:border-bottom="0.088cm solid #000000"/>
    </style:style>
    <style:style style:name="t11.A6" style:family="table-cell">
      <style:table-cell-properties fo:padding="0.097cm" fo:border-left="0.088cm solid #000000" fo:border-right="none" fo:border-top="none" fo:border-bottom="0.002cm solid #000000"/>
    </style:style>
    <style:style style:name="t11.A8" style:family="table-cell">
      <style:table-cell-properties fo:padding="0.097cm" fo:border-left="0.088cm solid #000000" fo:border-right="none" fo:border-top="none" fo:border-bottom="0.088cm solid #000000"/>
    </style:style>
    <style:style style:name="t11.B8" style:family="table-cell">
      <style:table-cell-properties fo:padding="0.097cm" fo:border-left="0.002cm solid #000000" fo:border-right="none" fo:border-top="none" fo:border-bottom="0.088cm solid #000000"/>
    </style:style>
    <style:style style:name="t12" style:family="table">
      <style:table-properties style:width="19.551cm" fo:margin-left="-1.295cm" fo:margin-right="-1.256cm" table:align="margins" style:may-break-between-rows="false" style:writing-mode="lr-tb"/>
    </style:style>
    <style:style style:name="t12.A" style:family="table-column">
      <style:table-column-properties style:column-width="2.203cm" style:rel-column-width="7384*"/>
    </style:style>
    <style:style style:name="t12.B" style:family="table-column">
      <style:table-column-properties style:column-width="1.323cm" style:rel-column-width="4434*"/>
    </style:style>
    <style:style style:name="t12.C" style:family="table-column">
      <style:table-column-properties style:column-width="1.411cm" style:rel-column-width="4730*"/>
    </style:style>
    <style:style style:name="t12.D" style:family="table-column">
      <style:table-column-properties style:column-width="1.201cm" style:rel-column-width="4026*"/>
    </style:style>
    <style:style style:name="t12.E" style:family="table-column">
      <style:table-column-properties style:column-width="1.238cm" style:rel-column-width="4150*"/>
    </style:style>
    <style:style style:name="t12.H" style:family="table-column">
      <style:table-column-properties style:column-width="1.736cm" style:rel-column-width="5817*"/>
    </style:style>
    <style:style style:name="t12.I" style:family="table-column">
      <style:table-column-properties style:column-width="3.44cm" style:rel-column-width="11529*"/>
    </style:style>
    <style:style style:name="t12.J" style:family="table-column">
      <style:table-column-properties style:column-width="2.145cm" style:rel-column-width="7189*"/>
    </style:style>
    <style:style style:name="t12.K" style:family="table-column">
      <style:table-column-properties style:column-width="2.122cm" style:rel-column-width="7112*"/>
    </style:style>
    <style:style style:name="t12.1" style:family="table-row">
      <style:table-row-properties style:min-row-height="0.778cm"/>
    </style:style>
    <style:style style:name="t12.A1" style:family="table-cell">
      <style:table-cell-properties fo:padding="0.097cm" fo:border="none"/>
    </style:style>
    <style:style style:name="t12.2" style:family="table-row">
      <style:table-row-properties style:min-row-height="1.45cm"/>
    </style:style>
    <style:style style:name="t12.A2" style:family="table-cell">
      <style:table-cell-properties fo:padding="0.097cm" fo:border-left="0.088cm solid #000000" fo:border-right="none" fo:border-top="0.088cm solid #000000" fo:border-bottom="0.002cm solid #000000"/>
    </style:style>
    <style:style style:name="t12.B2" style:family="table-cell">
      <style:table-cell-properties fo:padding="0.097cm" fo:border-left="0.002cm solid #000000" fo:border-right="none" fo:border-top="0.088cm solid #000000" fo:border-bottom="0.002cm solid #000000"/>
    </style:style>
    <style:style style:name="t12.K2" style:family="table-cell">
      <style:table-cell-properties fo:padding="0.097cm" fo:border-left="0.002cm solid #000000" fo:border-right="0.088cm solid #000000" fo:border-top="0.088cm solid #000000" fo:border-bottom="0.002cm solid #000000"/>
    </style:style>
    <style:style style:name="t12.3" style:family="table-row">
      <style:table-row-properties style:min-row-height="0.67cm"/>
    </style:style>
    <style:style style:name="t12.D3" style:family="table-cell">
      <style:table-cell-properties fo:padding="0.097cm" fo:border-left="0.002cm solid #000000" fo:border-right="none" fo:border-top="none" fo:border-bottom="0.002cm solid #000000"/>
    </style:style>
    <style:style style:name="t12.4" style:family="table-row">
      <style:table-row-properties style:min-row-height="0.679cm"/>
    </style:style>
    <style:style style:name="t12.E4" style:family="table-cell">
      <style:table-cell-properties style:vertical-align="" fo:padding="0.097cm" fo:border-left="0.002cm solid #000000" fo:border-right="none" fo:border-top="none" fo:border-bottom="0.002cm solid #000000"/>
    </style:style>
    <style:style style:name="t12.A5" style:family="table-cell" style:data-style-name="N0">
      <style:table-cell-properties fo:padding="0.097cm" fo:border-left="0.088cm solid #000000" fo:border-right="none" fo:border-top="none" fo:border-bottom="0.002cm solid #000000"/>
    </style:style>
    <style:style style:name="t12.K5" style:family="table-cell">
      <style:table-cell-properties style:vertical-align="middle" fo:padding="0.097cm" fo:border-left="0.002cm solid #000000" fo:border-right="0.088cm solid #000000" fo:border-top="none" fo:border-bottom="0.088cm solid #000000"/>
    </style:style>
    <style:style style:name="t12.A8" style:family="table-cell" style:data-style-name="N0">
      <style:table-cell-properties fo:padding="0.097cm" fo:border-left="0.088cm solid #000000" fo:border-right="none" fo:border-top="none" fo:border-bottom="0.088cm solid #000000"/>
    </style:style>
    <style:style style:name="t12.B8" style:family="table-cell">
      <style:table-cell-properties fo:padding="0.097cm" fo:border-left="0.002cm solid #000000" fo:border-right="none" fo:border-top="none" fo:border-bottom="0.088cm solid #000000"/>
    </style:style>
    <style:style style:name="t13" style:family="table">
      <style:table-properties style:width="19.551cm" fo:margin-left="-1.295cm" fo:margin-right="-1.256cm" table:align="margins" style:may-break-between-rows="false" style:writing-mode="lr-tb"/>
    </style:style>
    <style:style style:name="t13.A" style:family="table-column">
      <style:table-column-properties style:column-width="2.203cm" style:rel-column-width="7384*"/>
    </style:style>
    <style:style style:name="t13.B" style:family="table-column">
      <style:table-column-properties style:column-width="1.323cm" style:rel-column-width="4434*"/>
    </style:style>
    <style:style style:name="t13.C" style:family="table-column">
      <style:table-column-properties style:column-width="1.411cm" style:rel-column-width="4730*"/>
    </style:style>
    <style:style style:name="t13.D" style:family="table-column">
      <style:table-column-properties style:column-width="1.201cm" style:rel-column-width="4026*"/>
    </style:style>
    <style:style style:name="t13.E" style:family="table-column">
      <style:table-column-properties style:column-width="1.238cm" style:rel-column-width="4150*"/>
    </style:style>
    <style:style style:name="t13.H" style:family="table-column">
      <style:table-column-properties style:column-width="1.736cm" style:rel-column-width="5817*"/>
    </style:style>
    <style:style style:name="t13.I" style:family="table-column">
      <style:table-column-properties style:column-width="3.44cm" style:rel-column-width="11529*"/>
    </style:style>
    <style:style style:name="t13.J" style:family="table-column">
      <style:table-column-properties style:column-width="2.145cm" style:rel-column-width="7189*"/>
    </style:style>
    <style:style style:name="t13.K" style:family="table-column">
      <style:table-column-properties style:column-width="2.122cm" style:rel-column-width="7112*"/>
    </style:style>
    <style:style style:name="t13.1" style:family="table-row">
      <style:table-row-properties style:min-row-height="0.778cm"/>
    </style:style>
    <style:style style:name="t13.A1" style:family="table-cell">
      <style:table-cell-properties fo:padding="0.097cm" fo:border="none"/>
    </style:style>
    <style:style style:name="t13.2" style:family="table-row">
      <style:table-row-properties style:min-row-height="1.45cm"/>
    </style:style>
    <style:style style:name="t13.A2" style:family="table-cell">
      <style:table-cell-properties fo:padding="0.097cm" fo:border-left="0.088cm solid #000000" fo:border-right="none" fo:border-top="0.088cm solid #000000" fo:border-bottom="0.002cm solid #000000"/>
    </style:style>
    <style:style style:name="t13.B2" style:family="table-cell">
      <style:table-cell-properties fo:padding="0.097cm" fo:border-left="0.002cm solid #000000" fo:border-right="none" fo:border-top="0.088cm solid #000000" fo:border-bottom="0.002cm solid #000000"/>
    </style:style>
    <style:style style:name="t13.K2" style:family="table-cell">
      <style:table-cell-properties fo:padding="0.097cm" fo:border-left="0.002cm solid #000000" fo:border-right="0.088cm solid #000000" fo:border-top="0.088cm solid #000000" fo:border-bottom="0.002cm solid #000000"/>
    </style:style>
    <style:style style:name="t13.3" style:family="table-row">
      <style:table-row-properties style:min-row-height="0.67cm"/>
    </style:style>
    <style:style style:name="t13.D3" style:family="table-cell">
      <style:table-cell-properties fo:padding="0.097cm" fo:border-left="0.002cm solid #000000" fo:border-right="none" fo:border-top="none" fo:border-bottom="0.002cm solid #000000"/>
    </style:style>
    <style:style style:name="t13.4" style:family="table-row">
      <style:table-row-properties style:min-row-height="0.679cm"/>
    </style:style>
    <style:style style:name="t13.E4" style:family="table-cell">
      <style:table-cell-properties style:vertical-align="" fo:padding="0.097cm" fo:border-left="0.002cm solid #000000" fo:border-right="none" fo:border-top="none" fo:border-bottom="0.002cm solid #000000"/>
    </style:style>
    <style:style style:name="t13.A5" style:family="table-cell" style:data-style-name="N0">
      <style:table-cell-properties fo:padding="0.097cm" fo:border-left="0.088cm solid #000000" fo:border-right="none" fo:border-top="none" fo:border-bottom="0.002cm solid #000000"/>
    </style:style>
    <style:style style:name="t13.K5" style:family="table-cell">
      <style:table-cell-properties style:vertical-align="middle" fo:padding="0.097cm" fo:border-left="0.002cm solid #000000" fo:border-right="0.088cm solid #000000" fo:border-top="none" fo:border-bottom="0.088cm solid #000000"/>
    </style:style>
    <style:style style:name="t13.A10" style:family="table-cell" style:data-style-name="N0">
      <style:table-cell-properties fo:padding="0.097cm" fo:border-left="0.088cm solid #000000" fo:border-right="none" fo:border-top="none" fo:border-bottom="0.088cm solid #000000"/>
    </style:style>
    <style:style style:name="t13.B10" style:family="table-cell">
      <style:table-cell-properties fo:padding="0.097cm" fo:border-left="0.002cm solid #000000" fo:border-right="none" fo:border-top="none" fo:border-bottom="0.088cm solid #000000"/>
    </style:style>
    <style:style style:name="t14" style:family="table">
      <style:table-properties style:width="19.551cm" fo:margin-left="-1.295cm" fo:margin-right="-1.256cm" table:align="margins" style:may-break-between-rows="false" style:writing-mode="lr-tb"/>
    </style:style>
    <style:style style:name="t14.A" style:family="table-column">
      <style:table-column-properties style:column-width="2.203cm" style:rel-column-width="7384*"/>
    </style:style>
    <style:style style:name="t14.B" style:family="table-column">
      <style:table-column-properties style:column-width="1.323cm" style:rel-column-width="4434*"/>
    </style:style>
    <style:style style:name="t14.C" style:family="table-column">
      <style:table-column-properties style:column-width="1.411cm" style:rel-column-width="4730*"/>
    </style:style>
    <style:style style:name="t14.D" style:family="table-column">
      <style:table-column-properties style:column-width="1.201cm" style:rel-column-width="4026*"/>
    </style:style>
    <style:style style:name="t14.E" style:family="table-column">
      <style:table-column-properties style:column-width="1.238cm" style:rel-column-width="4150*"/>
    </style:style>
    <style:style style:name="t14.H" style:family="table-column">
      <style:table-column-properties style:column-width="1.736cm" style:rel-column-width="5817*"/>
    </style:style>
    <style:style style:name="t14.I" style:family="table-column">
      <style:table-column-properties style:column-width="3.44cm" style:rel-column-width="11529*"/>
    </style:style>
    <style:style style:name="t14.J" style:family="table-column">
      <style:table-column-properties style:column-width="2.145cm" style:rel-column-width="7189*"/>
    </style:style>
    <style:style style:name="t14.K" style:family="table-column">
      <style:table-column-properties style:column-width="2.122cm" style:rel-column-width="7112*"/>
    </style:style>
    <style:style style:name="t14.1" style:family="table-row">
      <style:table-row-properties style:min-row-height="0.778cm"/>
    </style:style>
    <style:style style:name="t14.A1" style:family="table-cell">
      <style:table-cell-properties fo:padding="0.097cm" fo:border="none"/>
    </style:style>
    <style:style style:name="t14.2" style:family="table-row">
      <style:table-row-properties style:min-row-height="1.45cm"/>
    </style:style>
    <style:style style:name="t14.A2" style:family="table-cell">
      <style:table-cell-properties fo:padding="0.097cm" fo:border-left="0.088cm solid #000000" fo:border-right="none" fo:border-top="0.088cm solid #000000" fo:border-bottom="0.002cm solid #000000"/>
    </style:style>
    <style:style style:name="t14.B2" style:family="table-cell">
      <style:table-cell-properties fo:padding="0.097cm" fo:border-left="0.002cm solid #000000" fo:border-right="none" fo:border-top="0.088cm solid #000000" fo:border-bottom="0.002cm solid #000000"/>
    </style:style>
    <style:style style:name="t14.K2" style:family="table-cell">
      <style:table-cell-properties fo:padding="0.097cm" fo:border-left="0.002cm solid #000000" fo:border-right="0.088cm solid #000000" fo:border-top="0.088cm solid #000000" fo:border-bottom="0.002cm solid #000000"/>
    </style:style>
    <style:style style:name="t14.3" style:family="table-row">
      <style:table-row-properties style:min-row-height="0.67cm"/>
    </style:style>
    <style:style style:name="t14.D3" style:family="table-cell">
      <style:table-cell-properties fo:padding="0.097cm" fo:border-left="0.002cm solid #000000" fo:border-right="none" fo:border-top="none" fo:border-bottom="0.002cm solid #000000"/>
    </style:style>
    <style:style style:name="t14.4" style:family="table-row">
      <style:table-row-properties style:min-row-height="0.679cm"/>
    </style:style>
    <style:style style:name="t14.E4" style:family="table-cell">
      <style:table-cell-properties style:vertical-align="" fo:padding="0.097cm" fo:border-left="0.002cm solid #000000" fo:border-right="none" fo:border-top="none" fo:border-bottom="0.002cm solid #000000"/>
    </style:style>
    <style:style style:name="t14.A5" style:family="table-cell" style:data-style-name="N0">
      <style:table-cell-properties fo:padding="0.097cm" fo:border-left="0.088cm solid #000000" fo:border-right="none" fo:border-top="none" fo:border-bottom="0.002cm solid #000000"/>
    </style:style>
    <style:style style:name="t14.K5" style:family="table-cell">
      <style:table-cell-properties style:vertical-align="middle" fo:padding="0.097cm" fo:border-left="0.002cm solid #000000" fo:border-right="0.088cm solid #000000" fo:border-top="none" fo:border-bottom="0.088cm solid #000000"/>
    </style:style>
    <style:style style:name="t14.A9" style:family="table-cell" style:data-style-name="N0">
      <style:table-cell-properties fo:padding="0.097cm" fo:border-left="0.088cm solid #000000" fo:border-right="none" fo:border-top="none" fo:border-bottom="0.088cm solid #000000"/>
    </style:style>
    <style:style style:name="t14.B9" style:family="table-cell">
      <style:table-cell-properties fo:padding="0.097cm" fo:border-left="0.002cm solid #000000" fo:border-right="none" fo:border-top="none" fo:border-bottom="0.088cm solid #000000"/>
    </style:style>
    <style:style style:name="t15" style:family="table">
      <style:table-properties style:width="19.551cm" fo:margin-left="-1.295cm" fo:margin-right="-1.256cm" table:align="margins" style:may-break-between-rows="false" style:writing-mode="lr-tb"/>
    </style:style>
    <style:style style:name="t15.A" style:family="table-column">
      <style:table-column-properties style:column-width="2.203cm" style:rel-column-width="7384*"/>
    </style:style>
    <style:style style:name="t15.B" style:family="table-column">
      <style:table-column-properties style:column-width="1.323cm" style:rel-column-width="4434*"/>
    </style:style>
    <style:style style:name="t15.C" style:family="table-column">
      <style:table-column-properties style:column-width="1.411cm" style:rel-column-width="4730*"/>
    </style:style>
    <style:style style:name="t15.D" style:family="table-column">
      <style:table-column-properties style:column-width="1.201cm" style:rel-column-width="4026*"/>
    </style:style>
    <style:style style:name="t15.E" style:family="table-column">
      <style:table-column-properties style:column-width="1.238cm" style:rel-column-width="4150*"/>
    </style:style>
    <style:style style:name="t15.H" style:family="table-column">
      <style:table-column-properties style:column-width="1.736cm" style:rel-column-width="5817*"/>
    </style:style>
    <style:style style:name="t15.I" style:family="table-column">
      <style:table-column-properties style:column-width="3.44cm" style:rel-column-width="11529*"/>
    </style:style>
    <style:style style:name="t15.J" style:family="table-column">
      <style:table-column-properties style:column-width="2.145cm" style:rel-column-width="7189*"/>
    </style:style>
    <style:style style:name="t15.K" style:family="table-column">
      <style:table-column-properties style:column-width="2.122cm" style:rel-column-width="7112*"/>
    </style:style>
    <style:style style:name="t15.1" style:family="table-row">
      <style:table-row-properties style:min-row-height="0.778cm"/>
    </style:style>
    <style:style style:name="t15.A1" style:family="table-cell">
      <style:table-cell-properties fo:padding="0.097cm" fo:border="none"/>
    </style:style>
    <style:style style:name="t15.2" style:family="table-row">
      <style:table-row-properties style:min-row-height="1.45cm"/>
    </style:style>
    <style:style style:name="t15.A2" style:family="table-cell">
      <style:table-cell-properties fo:padding="0.097cm" fo:border-left="0.088cm solid #000000" fo:border-right="none" fo:border-top="0.088cm solid #000000" fo:border-bottom="0.002cm solid #000000"/>
    </style:style>
    <style:style style:name="t15.B2" style:family="table-cell">
      <style:table-cell-properties fo:padding="0.097cm" fo:border-left="0.002cm solid #000000" fo:border-right="none" fo:border-top="0.088cm solid #000000" fo:border-bottom="0.002cm solid #000000"/>
    </style:style>
    <style:style style:name="t15.K2" style:family="table-cell">
      <style:table-cell-properties fo:padding="0.097cm" fo:border-left="0.002cm solid #000000" fo:border-right="0.088cm solid #000000" fo:border-top="0.088cm solid #000000" fo:border-bottom="0.002cm solid #000000"/>
    </style:style>
    <style:style style:name="t15.3" style:family="table-row">
      <style:table-row-properties style:min-row-height="0.67cm"/>
    </style:style>
    <style:style style:name="t15.D3" style:family="table-cell">
      <style:table-cell-properties fo:padding="0.097cm" fo:border-left="0.002cm solid #000000" fo:border-right="none" fo:border-top="none" fo:border-bottom="0.002cm solid #000000"/>
    </style:style>
    <style:style style:name="t15.4" style:family="table-row">
      <style:table-row-properties style:min-row-height="0.757cm"/>
    </style:style>
    <style:style style:name="t15.A5" style:family="table-cell">
      <style:table-cell-properties fo:padding="0.097cm" fo:border-left="0.088cm solid #000000" fo:border-right="none" fo:border-top="none" fo:border-bottom="0.002cm solid #000000"/>
    </style:style>
    <style:style style:name="t15.K5" style:family="table-cell">
      <style:table-cell-properties style:vertical-align="middle" fo:padding="0.097cm" fo:border-left="0.002cm solid #000000" fo:border-right="0.088cm solid #000000" fo:border-top="none" fo:border-bottom="0.088cm solid #000000"/>
    </style:style>
    <style:style style:name="t15.A9" style:family="table-cell">
      <style:table-cell-properties fo:padding="0.097cm" fo:border-left="0.088cm solid #000000" fo:border-right="none" fo:border-top="none" fo:border-bottom="0.088cm solid #000000"/>
    </style:style>
    <style:style style:name="t15.B9" style:family="table-cell">
      <style:table-cell-properties fo:padding="0.097cm" fo:border-left="0.002cm solid #000000" fo:border-right="none" fo:border-top="none" fo:border-bottom="0.088cm solid #000000"/>
    </style:style>
    <style:style style:name="t16" style:family="table">
      <style:table-properties style:width="19.551cm" fo:margin-left="-1.295cm" fo:margin-right="-1.256cm" table:align="margins" style:may-break-between-rows="false" style:writing-mode="lr-tb"/>
    </style:style>
    <style:style style:name="t16.A" style:family="table-column">
      <style:table-column-properties style:column-width="2.203cm" style:rel-column-width="7384*"/>
    </style:style>
    <style:style style:name="t16.B" style:family="table-column">
      <style:table-column-properties style:column-width="1.323cm" style:rel-column-width="4434*"/>
    </style:style>
    <style:style style:name="t16.C" style:family="table-column">
      <style:table-column-properties style:column-width="1.411cm" style:rel-column-width="4730*"/>
    </style:style>
    <style:style style:name="t16.D" style:family="table-column">
      <style:table-column-properties style:column-width="1.201cm" style:rel-column-width="4026*"/>
    </style:style>
    <style:style style:name="t16.E" style:family="table-column">
      <style:table-column-properties style:column-width="1.238cm" style:rel-column-width="4150*"/>
    </style:style>
    <style:style style:name="t16.H" style:family="table-column">
      <style:table-column-properties style:column-width="1.736cm" style:rel-column-width="5817*"/>
    </style:style>
    <style:style style:name="t16.I" style:family="table-column">
      <style:table-column-properties style:column-width="3.44cm" style:rel-column-width="11529*"/>
    </style:style>
    <style:style style:name="t16.J" style:family="table-column">
      <style:table-column-properties style:column-width="2.145cm" style:rel-column-width="7189*"/>
    </style:style>
    <style:style style:name="t16.K" style:family="table-column">
      <style:table-column-properties style:column-width="2.122cm" style:rel-column-width="7112*"/>
    </style:style>
    <style:style style:name="t16.1" style:family="table-row">
      <style:table-row-properties style:min-row-height="0.778cm"/>
    </style:style>
    <style:style style:name="t16.A1" style:family="table-cell">
      <style:table-cell-properties fo:padding="0.097cm" fo:border="none"/>
    </style:style>
    <style:style style:name="t16.2" style:family="table-row">
      <style:table-row-properties style:min-row-height="1.45cm"/>
    </style:style>
    <style:style style:name="t16.A2" style:family="table-cell">
      <style:table-cell-properties fo:padding="0.097cm" fo:border-left="0.088cm solid #000000" fo:border-right="none" fo:border-top="0.088cm solid #000000" fo:border-bottom="0.002cm solid #000000"/>
    </style:style>
    <style:style style:name="t16.B2" style:family="table-cell">
      <style:table-cell-properties fo:padding="0.097cm" fo:border-left="0.002cm solid #000000" fo:border-right="none" fo:border-top="0.088cm solid #000000" fo:border-bottom="0.002cm solid #000000"/>
    </style:style>
    <style:style style:name="t16.K2" style:family="table-cell">
      <style:table-cell-properties fo:padding="0.097cm" fo:border-left="0.002cm solid #000000" fo:border-right="0.088cm solid #000000" fo:border-top="0.088cm solid #000000" fo:border-bottom="0.002cm solid #000000"/>
    </style:style>
    <style:style style:name="t16.3" style:family="table-row">
      <style:table-row-properties style:min-row-height="0.67cm"/>
    </style:style>
    <style:style style:name="t16.D3" style:family="table-cell">
      <style:table-cell-properties fo:padding="0.097cm" fo:border-left="0.002cm solid #000000" fo:border-right="none" fo:border-top="none" fo:border-bottom="0.002cm solid #000000"/>
    </style:style>
    <style:style style:name="t16.4" style:family="table-row">
      <style:table-row-properties style:min-row-height="0.757cm"/>
    </style:style>
    <style:style style:name="t16.A5" style:family="table-cell">
      <style:table-cell-properties fo:padding="0.097cm" fo:border-left="0.088cm solid #000000" fo:border-right="none" fo:border-top="none" fo:border-bottom="0.002cm solid #000000"/>
    </style:style>
    <style:style style:name="t16.K5" style:family="table-cell">
      <style:table-cell-properties style:vertical-align="middle" fo:padding="0.097cm" fo:border-left="0.002cm solid #000000" fo:border-right="0.088cm solid #000000" fo:border-top="none" fo:border-bottom="0.088cm solid #000000"/>
    </style:style>
    <style:style style:name="t16.A9" style:family="table-cell">
      <style:table-cell-properties fo:padding="0.097cm" fo:border-left="0.088cm solid #000000" fo:border-right="none" fo:border-top="none" fo:border-bottom="0.088cm solid #000000"/>
    </style:style>
    <style:style style:name="t16.B9" style:family="table-cell">
      <style:table-cell-properties fo:padding="0.097cm" fo:border-left="0.002cm solid #000000" fo:border-right="none" fo:border-top="none" fo:border-bottom="0.088cm solid #000000"/>
    </style:style>
    <style:style style:name="t17" style:family="table">
      <style:table-properties style:width="19.551cm" fo:margin-left="-1.295cm" fo:margin-right="-1.256cm" table:align="margins" style:may-break-between-rows="false" style:writing-mode="lr-tb"/>
    </style:style>
    <style:style style:name="t17.A" style:family="table-column">
      <style:table-column-properties style:column-width="2.203cm" style:rel-column-width="7384*"/>
    </style:style>
    <style:style style:name="t17.B" style:family="table-column">
      <style:table-column-properties style:column-width="1.323cm" style:rel-column-width="4434*"/>
    </style:style>
    <style:style style:name="t17.C" style:family="table-column">
      <style:table-column-properties style:column-width="1.411cm" style:rel-column-width="4730*"/>
    </style:style>
    <style:style style:name="t17.D" style:family="table-column">
      <style:table-column-properties style:column-width="1.201cm" style:rel-column-width="4026*"/>
    </style:style>
    <style:style style:name="t17.E" style:family="table-column">
      <style:table-column-properties style:column-width="1.238cm" style:rel-column-width="4150*"/>
    </style:style>
    <style:style style:name="t17.H" style:family="table-column">
      <style:table-column-properties style:column-width="1.736cm" style:rel-column-width="5817*"/>
    </style:style>
    <style:style style:name="t17.I" style:family="table-column">
      <style:table-column-properties style:column-width="3.44cm" style:rel-column-width="11529*"/>
    </style:style>
    <style:style style:name="t17.J" style:family="table-column">
      <style:table-column-properties style:column-width="2.145cm" style:rel-column-width="7189*"/>
    </style:style>
    <style:style style:name="t17.K" style:family="table-column">
      <style:table-column-properties style:column-width="2.122cm" style:rel-column-width="7112*"/>
    </style:style>
    <style:style style:name="t17.1" style:family="table-row">
      <style:table-row-properties style:min-row-height="0.778cm"/>
    </style:style>
    <style:style style:name="t17.A1" style:family="table-cell">
      <style:table-cell-properties fo:padding="0.097cm" fo:border="none"/>
    </style:style>
    <style:style style:name="t17.2" style:family="table-row">
      <style:table-row-properties style:min-row-height="1.45cm"/>
    </style:style>
    <style:style style:name="t17.A2" style:family="table-cell">
      <style:table-cell-properties fo:padding="0.097cm" fo:border-left="0.088cm solid #000000" fo:border-right="none" fo:border-top="0.088cm solid #000000" fo:border-bottom="0.002cm solid #000000"/>
    </style:style>
    <style:style style:name="t17.B2" style:family="table-cell">
      <style:table-cell-properties fo:padding="0.097cm" fo:border-left="0.002cm solid #000000" fo:border-right="none" fo:border-top="0.088cm solid #000000" fo:border-bottom="0.002cm solid #000000"/>
    </style:style>
    <style:style style:name="t17.K2" style:family="table-cell">
      <style:table-cell-properties fo:padding="0.097cm" fo:border-left="0.002cm solid #000000" fo:border-right="0.088cm solid #000000" fo:border-top="0.088cm solid #000000" fo:border-bottom="0.002cm solid #000000"/>
    </style:style>
    <style:style style:name="t17.3" style:family="table-row">
      <style:table-row-properties style:min-row-height="0.67cm"/>
    </style:style>
    <style:style style:name="t17.D3" style:family="table-cell">
      <style:table-cell-properties fo:padding="0.097cm" fo:border-left="0.002cm solid #000000" fo:border-right="none" fo:border-top="none" fo:border-bottom="0.002cm solid #000000"/>
    </style:style>
    <style:style style:name="t17.4" style:family="table-row">
      <style:table-row-properties style:min-row-height="0.757cm"/>
    </style:style>
    <style:style style:name="t17.A5" style:family="table-cell">
      <style:table-cell-properties fo:padding="0.097cm" fo:border-left="0.088cm solid #000000" fo:border-right="none" fo:border-top="none" fo:border-bottom="0.002cm solid #000000"/>
    </style:style>
    <style:style style:name="t17.K5" style:family="table-cell">
      <style:table-cell-properties style:vertical-align="middle" fo:padding="0.097cm" fo:border-left="0.002cm solid #000000" fo:border-right="0.088cm solid #000000" fo:border-top="none" fo:border-bottom="0.088cm solid #000000"/>
    </style:style>
    <style:style style:name="t17.A8" style:family="table-cell">
      <style:table-cell-properties fo:padding="0.097cm" fo:border-left="0.088cm solid #000000" fo:border-right="none" fo:border-top="none" fo:border-bottom="0.088cm solid #000000"/>
    </style:style>
    <style:style style:name="t17.B8" style:family="table-cell">
      <style:table-cell-properties fo:padding="0.097cm" fo:border-left="0.002cm solid #000000" fo:border-right="none" fo:border-top="none" fo:border-bottom="0.088cm solid #000000"/>
    </style:style>
    <style:style style:name="t18" style:family="table">
      <style:table-properties style:width="19.551cm" fo:margin-left="-1.295cm" fo:margin-right="-1.256cm" table:align="margins" style:may-break-between-rows="false" style:writing-mode="lr-tb"/>
    </style:style>
    <style:style style:name="t18.A" style:family="table-column">
      <style:table-column-properties style:column-width="2.203cm" style:rel-column-width="7384*"/>
    </style:style>
    <style:style style:name="t18.B" style:family="table-column">
      <style:table-column-properties style:column-width="1.323cm" style:rel-column-width="4434*"/>
    </style:style>
    <style:style style:name="t18.C" style:family="table-column">
      <style:table-column-properties style:column-width="1.411cm" style:rel-column-width="4730*"/>
    </style:style>
    <style:style style:name="t18.D" style:family="table-column">
      <style:table-column-properties style:column-width="1.236cm" style:rel-column-width="4144*"/>
    </style:style>
    <style:style style:name="t18.E" style:family="table-column">
      <style:table-column-properties style:column-width="1.203cm" style:rel-column-width="4032*"/>
    </style:style>
    <style:style style:name="t18.H" style:family="table-column">
      <style:table-column-properties style:column-width="1.736cm" style:rel-column-width="5817*"/>
    </style:style>
    <style:style style:name="t18.I" style:family="table-column">
      <style:table-column-properties style:column-width="3.44cm" style:rel-column-width="11529*"/>
    </style:style>
    <style:style style:name="t18.J" style:family="table-column">
      <style:table-column-properties style:column-width="2.145cm" style:rel-column-width="7189*"/>
    </style:style>
    <style:style style:name="t18.K" style:family="table-column">
      <style:table-column-properties style:column-width="2.122cm" style:rel-column-width="7112*"/>
    </style:style>
    <style:style style:name="t18.1" style:family="table-row">
      <style:table-row-properties style:min-row-height="0.778cm"/>
    </style:style>
    <style:style style:name="t18.A1" style:family="table-cell">
      <style:table-cell-properties fo:padding="0.097cm" fo:border="none"/>
    </style:style>
    <style:style style:name="t18.2" style:family="table-row">
      <style:table-row-properties style:min-row-height="1.45cm"/>
    </style:style>
    <style:style style:name="t18.A2" style:family="table-cell">
      <style:table-cell-properties fo:padding="0.097cm" fo:border-left="0.088cm solid #000000" fo:border-right="none" fo:border-top="0.088cm solid #000000" fo:border-bottom="0.002cm solid #000000"/>
    </style:style>
    <style:style style:name="t18.B2" style:family="table-cell">
      <style:table-cell-properties fo:padding="0.097cm" fo:border-left="0.002cm solid #000000" fo:border-right="none" fo:border-top="0.088cm solid #000000" fo:border-bottom="0.002cm solid #000000"/>
    </style:style>
    <style:style style:name="t18.K2" style:family="table-cell">
      <style:table-cell-properties fo:padding="0.097cm" fo:border-left="0.002cm solid #000000" fo:border-right="0.088cm solid #000000" fo:border-top="0.088cm solid #000000" fo:border-bottom="0.002cm solid #000000"/>
    </style:style>
    <style:style style:name="t18.3" style:family="table-row">
      <style:table-row-properties style:min-row-height="0.67cm"/>
    </style:style>
    <style:style style:name="t18.D3" style:family="table-cell">
      <style:table-cell-properties fo:padding="0.097cm" fo:border-left="0.002cm solid #000000" fo:border-right="none" fo:border-top="none" fo:border-bottom="0.002cm solid #000000"/>
    </style:style>
    <style:style style:name="t18.4" style:family="table-row">
      <style:table-row-properties style:min-row-height="0.757cm"/>
    </style:style>
    <style:style style:name="t18.A5" style:family="table-cell">
      <style:table-cell-properties fo:padding="0.097cm" fo:border-left="0.088cm solid #000000" fo:border-right="none" fo:border-top="none" fo:border-bottom="0.002cm solid #000000"/>
    </style:style>
    <style:style style:name="t18.K5" style:family="table-cell">
      <style:table-cell-properties style:vertical-align="middle" fo:padding="0.097cm" fo:border-left="0.002cm solid #000000" fo:border-right="0.088cm solid #000000" fo:border-top="none" fo:border-bottom="0.088cm solid #000000"/>
    </style:style>
    <style:style style:name="t18.A8" style:family="table-cell">
      <style:table-cell-properties fo:padding="0.097cm" fo:border-left="0.088cm solid #000000" fo:border-right="none" fo:border-top="none" fo:border-bottom="0.088cm solid #000000"/>
    </style:style>
    <style:style style:name="t18.B8" style:family="table-cell">
      <style:table-cell-properties fo:padding="0.097cm" fo:border-left="0.002cm solid #000000" fo:border-right="none" fo:border-top="none" fo:border-bottom="0.088cm solid #000000"/>
    </style:style>
    <style:style style:name="t19" style:family="table">
      <style:table-properties style:width="19.551cm" fo:margin-left="-1.295cm" fo:margin-right="-1.256cm" table:align="margins" style:may-break-between-rows="false" style:writing-mode="lr-tb"/>
    </style:style>
    <style:style style:name="t19.A" style:family="table-column">
      <style:table-column-properties style:column-width="2.203cm" style:rel-column-width="7384*"/>
    </style:style>
    <style:style style:name="t19.B" style:family="table-column">
      <style:table-column-properties style:column-width="1.323cm" style:rel-column-width="4434*"/>
    </style:style>
    <style:style style:name="t19.C" style:family="table-column">
      <style:table-column-properties style:column-width="1.411cm" style:rel-column-width="4730*"/>
    </style:style>
    <style:style style:name="t19.D" style:family="table-column">
      <style:table-column-properties style:column-width="1.201cm" style:rel-column-width="4026*"/>
    </style:style>
    <style:style style:name="t19.E" style:family="table-column">
      <style:table-column-properties style:column-width="1.238cm" style:rel-column-width="4150*"/>
    </style:style>
    <style:style style:name="t19.H" style:family="table-column">
      <style:table-column-properties style:column-width="1.736cm" style:rel-column-width="5817*"/>
    </style:style>
    <style:style style:name="t19.I" style:family="table-column">
      <style:table-column-properties style:column-width="3.44cm" style:rel-column-width="11529*"/>
    </style:style>
    <style:style style:name="t19.J" style:family="table-column">
      <style:table-column-properties style:column-width="2.145cm" style:rel-column-width="7189*"/>
    </style:style>
    <style:style style:name="t19.K" style:family="table-column">
      <style:table-column-properties style:column-width="2.122cm" style:rel-column-width="7112*"/>
    </style:style>
    <style:style style:name="t19.1" style:family="table-row">
      <style:table-row-properties style:min-row-height="0.778cm"/>
    </style:style>
    <style:style style:name="t19.A1" style:family="table-cell">
      <style:table-cell-properties fo:padding="0.097cm" fo:border="none"/>
    </style:style>
    <style:style style:name="t19.2" style:family="table-row">
      <style:table-row-properties style:min-row-height="1.45cm"/>
    </style:style>
    <style:style style:name="t19.A2" style:family="table-cell">
      <style:table-cell-properties fo:padding="0.097cm" fo:border-left="0.088cm solid #000000" fo:border-right="none" fo:border-top="0.088cm solid #000000" fo:border-bottom="0.002cm solid #000000"/>
    </style:style>
    <style:style style:name="t19.B2" style:family="table-cell">
      <style:table-cell-properties fo:padding="0.097cm" fo:border-left="0.002cm solid #000000" fo:border-right="none" fo:border-top="0.088cm solid #000000" fo:border-bottom="0.002cm solid #000000"/>
    </style:style>
    <style:style style:name="t19.K2" style:family="table-cell">
      <style:table-cell-properties fo:padding="0.097cm" fo:border-left="0.002cm solid #000000" fo:border-right="0.088cm solid #000000" fo:border-top="0.088cm solid #000000" fo:border-bottom="0.002cm solid #000000"/>
    </style:style>
    <style:style style:name="t19.3" style:family="table-row">
      <style:table-row-properties style:min-row-height="0.67cm"/>
    </style:style>
    <style:style style:name="t19.D3" style:family="table-cell">
      <style:table-cell-properties fo:padding="0.097cm" fo:border-left="0.002cm solid #000000" fo:border-right="none" fo:border-top="none" fo:border-bottom="0.002cm solid #000000"/>
    </style:style>
    <style:style style:name="t19.4" style:family="table-row">
      <style:table-row-properties style:min-row-height="0.679cm"/>
    </style:style>
    <style:style style:name="t19.E4" style:family="table-cell">
      <style:table-cell-properties style:vertical-align="" fo:padding="0.097cm" fo:border-left="0.002cm solid #000000" fo:border-right="none" fo:border-top="none" fo:border-bottom="0.002cm solid #000000"/>
    </style:style>
    <style:style style:name="t19.A5" style:family="table-cell" style:data-style-name="N0">
      <style:table-cell-properties fo:padding="0.097cm" fo:border-left="0.088cm solid #000000" fo:border-right="none" fo:border-top="none" fo:border-bottom="0.002cm solid #000000"/>
    </style:style>
    <style:style style:name="t19.K5" style:family="table-cell">
      <style:table-cell-properties style:vertical-align="middle" fo:padding="0.097cm" fo:border-left="0.002cm solid #000000" fo:border-right="0.088cm solid #000000" fo:border-top="none" fo:border-bottom="0.088cm solid #000000"/>
    </style:style>
    <style:style style:name="t19.A9" style:family="table-cell" style:data-style-name="N0">
      <style:table-cell-properties fo:padding="0.097cm" fo:border-left="0.088cm solid #000000" fo:border-right="none" fo:border-top="none" fo:border-bottom="0.088cm solid #000000"/>
    </style:style>
    <style:style style:name="t19.B9" style:family="table-cell">
      <style:table-cell-properties fo:padding="0.097cm" fo:border-left="0.002cm solid #000000" fo:border-right="none" fo:border-top="none" fo:border-bottom="0.088cm solid #000000"/>
    </style:style>
    <style:style style:name="t20" style:family="table">
      <style:table-properties style:width="19.551cm" fo:margin-left="-1.295cm" fo:margin-right="-1.256cm" table:align="margins" style:may-break-between-rows="false" style:writing-mode="lr-tb"/>
    </style:style>
    <style:style style:name="t20.A" style:family="table-column">
      <style:table-column-properties style:column-width="2.203cm" style:rel-column-width="7384*"/>
    </style:style>
    <style:style style:name="t20.B" style:family="table-column">
      <style:table-column-properties style:column-width="1.323cm" style:rel-column-width="4434*"/>
    </style:style>
    <style:style style:name="t20.C" style:family="table-column">
      <style:table-column-properties style:column-width="1.411cm" style:rel-column-width="4730*"/>
    </style:style>
    <style:style style:name="t20.D" style:family="table-column">
      <style:table-column-properties style:column-width="1.201cm" style:rel-column-width="4026*"/>
    </style:style>
    <style:style style:name="t20.E" style:family="table-column">
      <style:table-column-properties style:column-width="1.238cm" style:rel-column-width="4150*"/>
    </style:style>
    <style:style style:name="t20.H" style:family="table-column">
      <style:table-column-properties style:column-width="1.736cm" style:rel-column-width="5817*"/>
    </style:style>
    <style:style style:name="t20.I" style:family="table-column">
      <style:table-column-properties style:column-width="3.44cm" style:rel-column-width="11529*"/>
    </style:style>
    <style:style style:name="t20.J" style:family="table-column">
      <style:table-column-properties style:column-width="2.145cm" style:rel-column-width="7189*"/>
    </style:style>
    <style:style style:name="t20.K" style:family="table-column">
      <style:table-column-properties style:column-width="2.122cm" style:rel-column-width="7112*"/>
    </style:style>
    <style:style style:name="t20.1" style:family="table-row">
      <style:table-row-properties style:min-row-height="0.778cm"/>
    </style:style>
    <style:style style:name="t20.A1" style:family="table-cell">
      <style:table-cell-properties fo:padding="0.097cm" fo:border="none"/>
    </style:style>
    <style:style style:name="t20.2" style:family="table-row">
      <style:table-row-properties style:min-row-height="1.45cm"/>
    </style:style>
    <style:style style:name="t20.A2" style:family="table-cell">
      <style:table-cell-properties fo:padding="0.097cm" fo:border-left="0.088cm solid #000000" fo:border-right="none" fo:border-top="0.088cm solid #000000" fo:border-bottom="0.002cm solid #000000"/>
    </style:style>
    <style:style style:name="t20.B2" style:family="table-cell">
      <style:table-cell-properties fo:padding="0.097cm" fo:border-left="0.002cm solid #000000" fo:border-right="none" fo:border-top="0.088cm solid #000000" fo:border-bottom="0.002cm solid #000000"/>
    </style:style>
    <style:style style:name="t20.K2" style:family="table-cell">
      <style:table-cell-properties fo:padding="0.097cm" fo:border-left="0.002cm solid #000000" fo:border-right="0.088cm solid #000000" fo:border-top="0.088cm solid #000000" fo:border-bottom="0.002cm solid #000000"/>
    </style:style>
    <style:style style:name="t20.3" style:family="table-row">
      <style:table-row-properties style:min-row-height="0.67cm"/>
    </style:style>
    <style:style style:name="t20.D3" style:family="table-cell">
      <style:table-cell-properties fo:padding="0.097cm" fo:border-left="0.002cm solid #000000" fo:border-right="none" fo:border-top="none" fo:border-bottom="0.002cm solid #000000"/>
    </style:style>
    <style:style style:name="t20.4" style:family="table-row">
      <style:table-row-properties style:min-row-height="0.679cm"/>
    </style:style>
    <style:style style:name="t20.E4" style:family="table-cell">
      <style:table-cell-properties style:vertical-align="" fo:padding="0.097cm" fo:border-left="0.002cm solid #000000" fo:border-right="none" fo:border-top="none" fo:border-bottom="0.002cm solid #000000"/>
    </style:style>
    <style:style style:name="t20.A5" style:family="table-cell" style:data-style-name="N0">
      <style:table-cell-properties fo:padding="0.097cm" fo:border-left="0.088cm solid #000000" fo:border-right="none" fo:border-top="none" fo:border-bottom="0.002cm solid #000000"/>
    </style:style>
    <style:style style:name="t20.K5" style:family="table-cell">
      <style:table-cell-properties style:vertical-align="middle" fo:padding="0.097cm" fo:border-left="0.002cm solid #000000" fo:border-right="0.088cm solid #000000" fo:border-top="none" fo:border-bottom="0.088cm solid #000000"/>
    </style:style>
    <style:style style:name="t20.A9" style:family="table-cell" style:data-style-name="N0">
      <style:table-cell-properties fo:padding="0.097cm" fo:border-left="0.088cm solid #000000" fo:border-right="none" fo:border-top="none" fo:border-bottom="0.088cm solid #000000"/>
    </style:style>
    <style:style style:name="t20.B9" style:family="table-cell">
      <style:table-cell-properties fo:padding="0.097cm" fo:border-left="0.002cm solid #000000" fo:border-right="none" fo:border-top="none" fo:border-bottom="0.088cm solid #000000"/>
    </style:style>
    <style:style style:name="t21" style:family="table">
      <style:table-properties style:width="19.551cm" fo:margin-left="-1.295cm" fo:margin-right="-1.256cm" table:align="margins" style:may-break-between-rows="false" style:writing-mode="lr-tb"/>
    </style:style>
    <style:style style:name="t21.A" style:family="table-column">
      <style:table-column-properties style:column-width="2.203cm" style:rel-column-width="7384*"/>
    </style:style>
    <style:style style:name="t21.B" style:family="table-column">
      <style:table-column-properties style:column-width="1.323cm" style:rel-column-width="4434*"/>
    </style:style>
    <style:style style:name="t21.C" style:family="table-column">
      <style:table-column-properties style:column-width="1.411cm" style:rel-column-width="4730*"/>
    </style:style>
    <style:style style:name="t21.D" style:family="table-column">
      <style:table-column-properties style:column-width="1.236cm" style:rel-column-width="4144*"/>
    </style:style>
    <style:style style:name="t21.E" style:family="table-column">
      <style:table-column-properties style:column-width="1.203cm" style:rel-column-width="4032*"/>
    </style:style>
    <style:style style:name="t21.H" style:family="table-column">
      <style:table-column-properties style:column-width="1.736cm" style:rel-column-width="5817*"/>
    </style:style>
    <style:style style:name="t21.I" style:family="table-column">
      <style:table-column-properties style:column-width="3.44cm" style:rel-column-width="11529*"/>
    </style:style>
    <style:style style:name="t21.J" style:family="table-column">
      <style:table-column-properties style:column-width="2.145cm" style:rel-column-width="7189*"/>
    </style:style>
    <style:style style:name="t21.K" style:family="table-column">
      <style:table-column-properties style:column-width="2.122cm" style:rel-column-width="7112*"/>
    </style:style>
    <style:style style:name="t21.1" style:family="table-row">
      <style:table-row-properties style:min-row-height="0.778cm"/>
    </style:style>
    <style:style style:name="t21.A1" style:family="table-cell">
      <style:table-cell-properties fo:padding="0.097cm" fo:border="none"/>
    </style:style>
    <style:style style:name="t21.2" style:family="table-row">
      <style:table-row-properties style:min-row-height="1.45cm"/>
    </style:style>
    <style:style style:name="t21.A2" style:family="table-cell">
      <style:table-cell-properties fo:padding="0.097cm" fo:border-left="0.088cm solid #000000" fo:border-right="none" fo:border-top="0.088cm solid #000000" fo:border-bottom="0.002cm solid #000000"/>
    </style:style>
    <style:style style:name="t21.B2" style:family="table-cell">
      <style:table-cell-properties fo:padding="0.097cm" fo:border-left="0.002cm solid #000000" fo:border-right="none" fo:border-top="0.088cm solid #000000" fo:border-bottom="0.002cm solid #000000"/>
    </style:style>
    <style:style style:name="t21.K2" style:family="table-cell">
      <style:table-cell-properties fo:padding="0.097cm" fo:border-left="0.002cm solid #000000" fo:border-right="0.088cm solid #000000" fo:border-top="0.088cm solid #000000" fo:border-bottom="0.002cm solid #000000"/>
    </style:style>
    <style:style style:name="t21.3" style:family="table-row">
      <style:table-row-properties style:min-row-height="0.67cm"/>
    </style:style>
    <style:style style:name="t21.D3" style:family="table-cell">
      <style:table-cell-properties fo:padding="0.097cm" fo:border-left="0.002cm solid #000000" fo:border-right="none" fo:border-top="none" fo:border-bottom="0.002cm solid #000000"/>
    </style:style>
    <style:style style:name="t21.4" style:family="table-row">
      <style:table-row-properties style:min-row-height="0.757cm"/>
    </style:style>
    <style:style style:name="t21.A5" style:family="table-cell">
      <style:table-cell-properties fo:padding="0.097cm" fo:border-left="0.088cm solid #000000" fo:border-right="none" fo:border-top="none" fo:border-bottom="0.002cm solid #000000"/>
    </style:style>
    <style:style style:name="t21.K5" style:family="table-cell">
      <style:table-cell-properties style:vertical-align="middle" fo:padding="0.097cm" fo:border-left="0.002cm solid #000000" fo:border-right="0.088cm solid #000000" fo:border-top="none" fo:border-bottom="0.088cm solid #000000"/>
    </style:style>
    <style:style style:name="t21.A10" style:family="table-cell">
      <style:table-cell-properties fo:padding="0.097cm" fo:border-left="0.088cm solid #000000" fo:border-right="none" fo:border-top="none" fo:border-bottom="0.088cm solid #000000"/>
    </style:style>
    <style:style style:name="t21.B10" style:family="table-cell">
      <style:table-cell-properties fo:padding="0.097cm" fo:border-left="0.002cm solid #000000" fo:border-right="none" fo:border-top="none" fo:border-bottom="0.088cm solid #000000"/>
    </style:style>
    <style:style style:name="Таблица1" style:family="table">
      <style:table-properties style:width="13.894cm" table:align="center" style:may-break-between-rows="false" style:writing-mode="lr-tb"/>
    </style:style>
    <style:style style:name="Таблица1.A" style:family="table-column">
      <style:table-column-properties style:column-width="5.142cm"/>
    </style:style>
    <style:style style:name="Таблица1.B" style:family="table-column">
      <style:table-column-properties style:column-width="4.364cm"/>
    </style:style>
    <style:style style:name="Таблица1.C" style:family="table-column">
      <style:table-column-properties style:column-width="4.389cm"/>
    </style:style>
    <style:style style:name="Таблица1.A1" style:family="table-cell">
      <style:table-cell-properties style:vertical-align="bottom" fo:padding="0.097cm" fo:border="none"/>
    </style:style>
    <style:style style:name="Таблица1.C2" style:family="table-cell">
      <style:table-cell-properties style:vertical-align="" fo:padding="0.097cm" fo:border="none"/>
    </style:style>
    <style:style style:name="Таблица1.B4" style:family="table-cell">
      <style:table-cell-properties style:vertical-align="bottom" fo:background-color="transparent" fo:padding="0.097cm" fo:border="none">
        <style:background-image/>
      </style:table-cell-properties>
    </style:style>
    <style:style style:name="P1" style:family="paragraph" style:parent-style-name="Header">
      <style:paragraph-properties fo:text-align="center" style:justify-single-word="false">
        <style:tab-stops>
          <style:tab-stop style:position="16.828cm" style:type="right"/>
          <style:tab-stop style:position="17cm" style:type="right"/>
        </style:tab-stops>
      </style:paragraph-properties>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Footer">
      <style:paragraph-properties fo:text-align="center" style:justify-single-word="false">
        <style:tab-stops/>
      </style:paragraph-properties>
      <style:text-properties style:font-name="Times New Roman" fo:font-size="12pt" style:font-size-asian="12pt" style:font-size-complex="12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7"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size-complex="10pt"/>
    </style:style>
    <style:style style:name="P8" style:family="paragraph" style:parent-style-name="Standard">
      <style:text-properties style:font-name="Arial" fo:font-size="10pt" style:font-size-asian="10pt" style:font-name-complex="Arial"/>
    </style:style>
    <style:style style:name="P9" style:family="paragraph" style:parent-style-name="Standard">
      <style:text-properties style:font-name="Arial" fo:font-size="10pt" style:font-size-asian="10pt" style:font-name-complex="Arial" style:font-size-complex="10pt"/>
    </style:style>
    <style:style style:name="P10" style:family="paragraph" style:parent-style-name="Standard">
      <style:paragraph-properties fo:text-align="center" style:justify-single-word="false"/>
      <style:text-properties style:font-name="Arial" fo:font-size="10pt" style:font-size-asian="10pt" style:font-name-complex="Arial"/>
    </style:style>
    <style:style style:name="P11"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2" style:family="paragraph" style:parent-style-name="Standard">
      <style:paragraph-properties>
        <style:tab-stops>
          <style:tab-stop style:position="17.016cm" style:type="right"/>
        </style:tab-stops>
      </style:paragraph-properties>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P13" style:family="paragraph" style:parent-style-name="Standard">
      <style:text-properties style:font-name="Arial" fo:font-size="5pt" style:font-size-asian="5pt" style:font-name-complex="Arial" style:font-size-complex="5pt"/>
    </style:style>
    <style:style style:name="P14"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5"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6" style:family="paragraph" style:parent-style-name="Standard">
      <style:paragraph-properties fo:text-align="center" style:justify-single-word="false" style:text-autospace="none"/>
      <style:text-properties fo:font-size="10pt" style:font-size-asian="10pt" style:font-size-complex="10pt"/>
    </style:style>
    <style:style style:name="P17" style:family="paragraph" style:parent-style-name="Standard">
      <style:paragraph-properties fo:text-align="center" style:justify-single-word="false" style:text-autospace="none"/>
      <style:text-properties fo:font-size="10pt" fo:language="en" fo:country="US" style:font-size-asian="10pt" style:font-size-complex="10pt"/>
    </style:style>
    <style:style style:name="P18" style:family="paragraph" style:parent-style-name="Standard">
      <style:paragraph-properties fo:text-align="justify" style:justify-single-word="false"/>
    </style:style>
    <style:style style:name="P19" style:family="paragraph" style:parent-style-name="Standard">
      <style:paragraph-properties>
        <style:tab-stops>
          <style:tab-stop style:position="17.016cm" style:type="right"/>
        </style:tab-stops>
      </style:paragraph-properties>
    </style:style>
    <style:style style:name="P20" style:family="paragraph" style:parent-style-name="Standard">
      <style:paragraph-properties fo:text-align="center" style:justify-single-word="false"/>
      <style:text-properties style:font-name="Times New Roman" fo:font-size="13pt" fo:language="ru" fo:country="RU" fo:font-weight="bold" style:font-size-asian="13pt" style:font-weight-asian="bold" style:font-name-complex="Arial" style:font-size-complex="13pt"/>
    </style:style>
    <style:style style:name="P21"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22"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23" style:family="paragraph" style:parent-style-name="Standard">
      <style:paragraph-properties fo:text-align="center" style:justify-single-word="false"/>
      <style:text-properties style:font-name="Times New Roman" fo:font-size="11pt" style:font-size-asian="11pt" style:font-size-complex="11pt"/>
    </style:style>
    <style:style style:name="P24"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25" style:family="paragraph" style:parent-style-name="Standard">
      <style:paragraph-properties fo:text-align="center" style:justify-single-word="false" style:snap-to-layout-grid="false"/>
      <style:text-properties style:font-name="Times New Roman" fo:font-size="11pt" fo:language="en" fo:country="US" style:font-size-asian="11pt" style:font-size-complex="11pt"/>
    </style:style>
    <style:style style:name="P26" style:family="paragraph" style:parent-style-name="Standard">
      <style:text-properties style:font-name="Times New Roman" fo:font-size="12pt" style:font-size-asian="12pt" style:font-size-complex="12pt"/>
    </style:style>
    <style:style style:name="P27" style:family="paragraph" style:parent-style-name="Standard">
      <style:paragraph-properties fo:text-align="center" style:justify-single-word="false"/>
      <style:text-properties style:font-name="Times New Roman" fo:font-size="12pt" style:font-size-asian="12pt" style:font-size-complex="12pt"/>
    </style:style>
    <style:style style:name="P28" style:family="paragraph" style:parent-style-name="Standard">
      <style:paragraph-properties fo:text-align="center" style:justify-single-word="false" style:snap-to-layout-grid="false"/>
      <style:text-properties style:font-name="Times New Roman" fo:font-size="12pt" style:font-size-asian="12pt" style:font-size-complex="12pt"/>
    </style:style>
    <style:style style:name="P29" style:family="paragraph" style:parent-style-name="Standard">
      <style:paragraph-properties style:snap-to-layout-grid="false"/>
      <style:text-properties style:font-name="Times New Roman" fo:font-size="12pt" style:font-size-asian="12pt" style:font-size-complex="12pt"/>
    </style:style>
    <style:style style:name="P30"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31" style:family="paragraph" style:parent-style-name="Standard">
      <style:paragraph-properties fo:text-align="center" style:justify-single-word="false" style:snap-to-layout-grid="false"/>
      <style:text-properties style:font-name="Times New Roman" fo:font-size="12pt" fo:language="en" fo:country="US" style:font-size-asian="12pt" style:font-size-complex="12pt"/>
    </style:style>
    <style:style style:name="P32" style:family="paragraph" style:parent-style-name="Standard">
      <style:text-properties style:font-name="Times New Roman" fo:font-size="12pt" fo:font-weight="normal" style:font-size-asian="12pt" style:font-weight-asian="normal" style:font-size-complex="12pt" style:font-weight-complex="normal"/>
    </style:style>
    <style:style style:name="P33" style:family="paragraph" style:parent-style-name="Standard">
      <style:paragraph-properties style:snap-to-layout-grid="false"/>
      <style:text-properties style:font-name="Times New Roman"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style:snap-to-layout-grid="false"/>
      <style:text-properties style:text-position="0% 100%" style:font-name="Times New Roman" fo:font-size="12pt" style:font-size-asian="12pt" style:font-size-complex="12pt"/>
    </style:style>
    <style:style style:name="P35" style:family="paragraph" style:parent-style-name="Standard">
      <style:text-properties style:text-position="0% 100%" style:font-name="Arial" fo:font-size="10pt" style:text-underline-style="solid" style:text-underline-width="auto" style:text-underline-color="font-color" fo:font-weight="bold" style:font-size-asian="10pt" style:font-weight-asian="bold" style:font-name-complex="Arial" style:font-size-complex="10pt"/>
    </style:style>
    <style:style style:name="P36" style:family="paragraph" style:parent-style-name="Standard">
      <style:text-properties fo:color="#ff420e" style:font-name="Arial" fo:font-size="10pt" style:text-underline-style="solid" style:text-underline-width="auto" style:text-underline-color="font-color" fo:font-weight="bold" style:font-size-asian="10pt" style:font-weight-asian="bold" style:font-name-complex="Arial" style:font-size-complex="10pt"/>
    </style:style>
    <style:style style:name="P37" style:family="paragraph" style:parent-style-name="Standard">
      <style:text-properties style:use-window-font-color="true" style:font-name="Arial" fo:font-size="10pt" style:text-underline-style="solid" style:text-underline-width="auto" style:text-underline-color="font-color" fo:font-weight="bold" style:font-size-asian="10pt" style:font-weight-asian="bold" style:font-name-complex="Arial" style:font-size-complex="10pt"/>
    </style:style>
    <style:style style:name="P38" style:family="paragraph" style:parent-style-name="Standard">
      <style:text-properties style:use-window-font-color="true" style:text-position="0% 100%" style:font-name="Arial" fo:font-size="10pt" style:text-underline-style="none" fo:font-weight="bold" style:font-size-asian="10pt" style:font-weight-asian="bold" style:font-name-complex="Arial" style:font-size-complex="10pt"/>
    </style:style>
    <style:style style:name="P39" style:family="paragraph" style:parent-style-name="Standard">
      <style:paragraph-properties fo:margin-top="0cm" fo:margin-bottom="0.212cm" fo:text-align="center" style:justify-single-word="false" style:snap-to-layout-grid="false"/>
      <style:text-properties fo:font-size="10pt" style:font-size-asian="10pt" style:font-size-complex="10pt"/>
    </style:style>
    <style:style style:name="P40" style:family="paragraph" style:parent-style-name="Standard">
      <style:paragraph-properties fo:margin-top="0cm" fo:margin-bottom="0.212cm"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41" style:family="paragraph" style:parent-style-name="Standard">
      <style:paragraph-properties fo:margin-top="0cm" fo:margin-bottom="0.212cm" fo:text-align="center" style:justify-single-word="false" style:snap-to-layout-grid="false"/>
      <style:text-properties style:use-window-font-color="true" style:font-name="Times New Roman" fo:font-size="12pt" style:letter-kerning="true" style:font-name-asian="Times New Roman" style:font-size-asian="12pt" style:font-name-complex="Times New Roman" style:font-size-complex="12pt"/>
    </style:style>
    <style:style style:name="P42" style:family="paragraph" style:parent-style-name="Standard">
      <style:paragraph-properties fo:margin-left="0.101cm" fo:margin-right="0.101cm" fo:text-align="center" style:justify-single-word="false" fo:text-indent="0cm" style:auto-text-indent="false" style:snap-to-layout-grid="false"/>
      <style:text-properties style:font-name="Times New Roman" fo:font-size="10pt" style:font-size-asian="10pt" style:font-size-complex="10pt"/>
    </style:style>
    <style:style style:name="P43" style:family="paragraph" style:parent-style-name="Standard">
      <style:paragraph-properties fo:margin-left="0.101cm" fo:margin-right="0.101cm" fo:margin-top="0cm" fo:margin-bottom="0cm" fo:text-align="center" style:justify-single-word="false" fo:text-indent="0cm" style:auto-text-indent="false" style:snap-to-layout-grid="false">
        <style:tab-stops/>
      </style:paragraph-properties>
      <style:text-properties style:font-name="Times New Roman" fo:font-size="10pt" style:font-size-asian="10pt" style:font-size-complex="10pt"/>
    </style:style>
    <style:style style:name="P44" style:family="paragraph" style:parent-style-name="Standard">
      <style:paragraph-properties fo:margin-left="0cm" fo:margin-right="0cm" fo:margin-top="0cm" fo:margin-bottom="0cm" fo:text-align="start" style:justify-single-word="false" fo:text-indent="0cm" style:auto-text-indent="false" style:snap-to-layout-grid="false">
        <style:tab-stops>
          <style:tab-stop style:position="16.828cm"/>
        </style:tab-stops>
      </style:paragraph-properties>
      <style:text-properties style:font-name="Arial" fo:font-size="12pt" fo:language="ru" fo:country="RU" fo:font-weight="bold" style:font-size-asian="12pt" style:font-weight-asian="bold" style:font-size-complex="12pt" style:font-weight-complex="bold"/>
    </style:style>
    <style:style style:name="P45"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Times New Roman" style:font-size-complex="12pt" style:language-complex="hi" style:country-complex="IN"/>
    </style:style>
    <style:style style:name="P46"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Arial" style:font-size-complex="12pt" style:language-complex="hi" style:country-complex="IN"/>
    </style:style>
    <style:style style:name="P47" style:family="paragraph" style:parent-style-name="Standard">
      <style:paragraph-properties fo:margin-left="0cm" fo:margin-right="0cm" fo:text-align="center" style:justify-single-word="false" fo:text-indent="0cm"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Times New Roman" style:font-size-complex="12pt" style:language-complex="hi" style:country-complex="IN"/>
    </style:style>
    <style:style style:name="P48"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Arial" style:font-size-complex="12pt" style:language-complex="hi" style:country-complex="IN"/>
    </style:style>
    <style:style style:name="P49" style:family="paragraph" style:parent-style-name="Standard">
      <style:paragraph-properties fo:margin-top="0cm" fo:margin-bottom="0cm" fo:text-align="center" style:justify-single-word="false" style:snap-to-layout-grid="false">
        <style:tab-stops/>
      </style:paragraph-properties>
      <style:text-properties fo:font-size="10pt" style:font-size-asian="10pt" style:font-size-complex="10pt"/>
    </style:style>
    <style:style style:name="P50" style:family="paragraph" style:parent-style-name="Standard">
      <style:paragraph-properties fo:margin-top="0cm" fo:margin-bottom="0cm"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51" style:family="paragraph" style:parent-style-name="Standard">
      <style:paragraph-properties fo:margin-left="0.751cm" fo:margin-right="0cm" fo:text-align="start" style:justify-single-word="false" fo:text-indent="-0.751cm" style:auto-text-indent="false" fo:break-before="page"/>
      <style:text-properties style:font-name="Arial" fo:font-size="12pt" fo:language="ru" fo:country="RU" fo:font-weight="bold" style:font-size-asian="12pt" style:font-weight-asian="bold" style:font-size-complex="12pt" style:font-weight-complex="bold"/>
    </style:style>
    <style:style style:name="P52" style:family="paragraph" style:parent-style-name="Standard">
      <style:paragraph-properties fo:margin-left="0.751cm" fo:margin-right="0cm" fo:text-align="start" style:justify-single-word="false" fo:text-indent="-0.751cm" style:auto-text-indent="false"/>
      <style:text-properties style:font-name="Arial" fo:font-size="12pt" fo:language="ru" fo:country="RU" fo:font-weight="bold" style:font-size-asian="12pt" style:font-weight-asian="bold" style:font-size-complex="12pt" style:font-weight-complex="bold"/>
    </style:style>
    <style:style style:name="P53" style:family="paragraph" style:parent-style-name="Standard">
      <style:paragraph-properties fo:margin-left="0.125cm" fo:margin-right="0cm" fo:text-align="center" style:justify-single-word="false" fo:text-indent="0cm" style:auto-text-indent="false"/>
      <style:text-properties style:font-name="Times New Roman" fo:font-size="12pt" style:font-size-asian="12pt" style:font-size-complex="12pt"/>
    </style:style>
    <style:style style:name="P54" style:family="paragraph" style:parent-style-name="Standard">
      <style:paragraph-properties fo:margin-left="0.125cm" fo:margin-right="0cm" fo:text-align="center" style:justify-single-word="false" fo:text-indent="0cm" style:auto-text-indent="false" style:snap-to-layout-grid="false"/>
      <style:text-properties style:font-name="Times New Roman" fo:font-size="12pt" style:font-size-asian="12pt" style:font-size-complex="12pt"/>
    </style:style>
    <style:style style:name="P55" style:family="paragraph" style:parent-style-name="Standard">
      <style:paragraph-properties fo:margin-left="0.125cm" fo:margin-right="0cm" fo:text-align="center" style:justify-single-word="false" fo:text-indent="0cm" style:auto-text-indent="false"/>
      <style:text-properties style:font-name="Times New Roman" fo:font-size="12pt" fo:language="en" fo:country="US" style:font-size-asian="12pt" style:font-size-complex="12pt"/>
    </style:style>
    <style:style style:name="P56" style:family="paragraph" style:parent-style-name="Standard">
      <style:paragraph-properties fo:margin-left="0.125cm" fo:margin-right="0cm" fo:text-align="center" style:justify-single-word="false" fo:text-indent="0cm" style:auto-text-indent="false" style:snap-to-layout-grid="false"/>
      <style:text-properties style:text-position="0% 100%" style:font-name="Times New Roman" fo:font-size="12pt" style:font-size-asian="12pt" style:font-size-complex="12pt"/>
    </style:style>
    <style:style style:name="P57" style:family="paragraph" style:parent-style-name="Standard">
      <style:paragraph-properties fo:margin-left="0.035cm" fo:margin-right="0.741cm" fo:text-align="start" style:justify-single-word="false" fo:text-indent="0cm" style:auto-text-indent="false" fo:break-before="page"/>
      <style:text-properties style:font-name="Arial" fo:font-size="12pt" fo:language="ru" fo:country="RU" fo:font-weight="bold" style:font-size-asian="12pt" style:font-weight-asian="bold" style:font-size-complex="12pt" style:font-weight-complex="bold"/>
    </style:style>
    <style:style style:name="P58" style:family="paragraph" style:parent-style-name="Table_20_Contents">
      <style:paragraph-properties fo:text-align="center" style:justify-single-word="false"/>
      <style:text-properties fo:font-size="10pt" fo:language="ru" fo:country="RU" style:font-size-asian="10pt" style:font-size-complex="10pt"/>
    </style:style>
    <style:style style:name="P59" style:family="paragraph" style:parent-style-name="Table_20_Contents">
      <style:paragraph-properties fo:text-align="center" style:justify-single-word="false"/>
      <style:text-properties fo:font-size="10pt" fo:language="en" fo:country="US" style:font-size-asian="10pt" style:font-size-complex="10pt"/>
    </style:style>
    <style:style style:name="P60" style:family="paragraph" style:parent-style-name="Table_20_Contents">
      <style:paragraph-properties fo:text-align="center" style:justify-single-word="false"/>
      <style:text-properties style:font-name="Times New Roman" fo:font-size="11pt" style:font-size-asian="11pt" style:font-size-complex="11pt"/>
    </style:style>
    <style:style style:name="P61" style:family="paragraph" style:parent-style-name="Table_20_Contents">
      <style:paragraph-properties fo:text-align="start" style:justify-single-word="false"/>
      <style:text-properties style:font-name="Times New Roman" fo:font-size="12pt" style:font-size-asian="12pt" style:font-name-complex="Arial" style:font-size-complex="12pt"/>
    </style:style>
    <style:style style:name="P62"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style:font-size-asian="12pt" style:font-name-complex="Arial" style:font-size-complex="12pt"/>
    </style:style>
    <style:style style:name="P63" style:family="paragraph" style:parent-style-name="Text_20_body">
      <style:paragraph-properties fo:text-align="center" style:justify-single-word="false"/>
    </style:style>
    <style:style style:name="P64"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65" style:family="paragraph" style:parent-style-name="Standard">
      <style:text-properties fo:color="#ff420e" style:font-name="Arial" fo:font-size="10pt" style:text-underline-style="solid" style:text-underline-width="auto" style:text-underline-color="font-color" fo:font-weight="bold" style:font-size-asian="10pt" style:font-weight-asian="bold" style:font-name-complex="Arial" style:font-size-complex="10pt"/>
    </style:style>
    <style:style style:name="P66" style:family="paragraph" style:parent-style-name="Standard">
      <style:text-properties fo:color="#ff420e" style:text-position="0% 100%" style:font-name="Arial" fo:font-size="10pt" style:text-underline-style="none" fo:font-weight="bold" style:font-size-asian="10pt" style:font-weight-asian="bold" style:font-name-complex="Arial" style:font-size-complex="10pt"/>
    </style:style>
    <style:style style:name="P67" style:family="paragraph" style:parent-style-name="Standard">
      <style:text-properties fo:color="#ff420e" style:text-position="0% 100%" style:font-name="Arial" fo:font-size="10pt" style:text-underline-style="solid" style:text-underline-width="auto" style:text-underline-color="font-color" fo:font-weight="bold" style:font-size-asian="10pt" style:font-weight-asian="bold" style:font-name-complex="Arial" style:font-size-complex="10pt"/>
    </style:style>
    <style:style style:name="P68" style:family="paragraph" style:parent-style-name="Standard">
      <style:text-properties fo:color="#ff420e" style:text-position="0% 100%" style:font-name="Arial" fo:font-size="10pt" style:text-underline-style="solid" style:text-underline-width="auto" style:text-underline-color="font-color" fo:font-weight="bold" style:font-name-asian="Times New Roman" style:font-size-asian="10pt" style:font-weight-asian="bold" style:font-name-complex="Arial" style:font-size-complex="10pt"/>
    </style:style>
    <style:style style:name="P69" style:family="paragraph" style:parent-style-name="Standard">
      <style:text-properties style:text-position="0% 100%" style:font-name="Arial" fo:font-size="10pt" style:text-underline-style="solid" style:text-underline-width="auto" style:text-underline-color="font-color" fo:font-weight="bold" style:font-size-asian="10pt" style:font-weight-asian="bold" style:font-name-complex="Arial" style:font-size-complex="10pt"/>
    </style:style>
    <style:style style:name="P70" style:family="paragraph" style:parent-style-name="Standard">
      <style:text-properties style:font-name="Arial" fo:font-size="10pt" style:font-size-asian="10pt" style:font-name-complex="Arial"/>
    </style:style>
    <style:style style:name="P71" style:family="paragraph" style:parent-style-name="Standard">
      <style:paragraph-properties fo:margin-left="0cm" fo:margin-right="0cm" fo:text-align="center" style:justify-single-word="false" fo:text-indent="1.251cm" style:auto-text-indent="false"/>
      <style:text-properties style:font-name="Arial" fo:font-size="10pt" fo:language="en" fo:country="US" fo:font-weight="bold" style:font-name-asian="Arial" style:font-size-asian="10pt" style:font-weight-asian="bold" style:font-name-complex="Arial" style:font-weight-complex="bold"/>
    </style:style>
    <style:style style:name="T1" style:family="text">
      <style:text-properties style:font-name="Arial" fo:language="ru" fo:country="RU" fo:font-weight="bold" style:font-weight-asian="bold" style:font-name-complex="Arial" style:font-size-complex="11pt" style:font-weight-complex="bold"/>
    </style:style>
    <style:style style:name="T2" style:family="text">
      <style:text-properties style:font-name="Arial" fo:font-size="11pt" fo:language="en" fo:country="US" style:text-underline-style="solid" style:text-underline-width="auto" style:text-underline-color="font-color" fo:font-weight="bold" style:font-size-asian="11pt" style:font-weight-asian="bold" style:font-name-complex="Arial" style:font-size-complex="11pt"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style>
    <style:style style:name="T7"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10" style:family="text">
      <style:text-properties style:font-name="Arial" fo:font-size="10pt" fo:language="en" fo:country="US" style:font-size-asian="10pt" style:font-name-complex="Arial"/>
    </style:style>
    <style:style style:name="T11" style:family="text">
      <style:text-properties style:font-name="Arial" fo:font-size="10pt" fo:language="en" fo:country="US" style:font-size-asian="10pt" style:font-name-complex="Arial" style:font-size-complex="10pt"/>
    </style:style>
    <style:style style:name="T12" style:family="text">
      <style:text-properties style:font-name="Arial" fo:font-size="10pt" fo:language="en" fo:country="US" style:font-name-asian="Arial" style:font-size-asian="10pt" style:font-name-complex="Arial" style:font-size-complex="10pt"/>
    </style:style>
    <style:style style:name="T13" style:family="text">
      <style:text-properties style:font-name="Arial" fo:font-size="10pt" style:font-name-asian="Arial" style:font-size-asian="10pt" style:font-name-complex="Arial" style:font-size-complex="10pt"/>
    </style:style>
    <style:style style:name="T14" style:family="text">
      <style:text-properties style:font-name="Arial" fo:font-size="10pt" fo:font-weight="bold" style:font-size-asian="10pt" style:font-weight-asian="bold" style:font-name-complex="Arial" style:font-size-complex="10pt"/>
    </style:style>
    <style:style style:name="T15" style:family="text">
      <style:text-properties style:font-name="Arial" fo:font-size="10pt" style:text-underline-style="none" fo:font-weight="bold" style:font-size-asian="10pt" style:font-weight-asian="bold" style:font-name-complex="Arial" style:font-size-complex="5pt"/>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style:font-name-complex="Arial"/>
    </style:style>
    <style:style style:name="T18" style:family="text">
      <style:text-properties style:text-underline-style="solid" style:text-underline-width="auto" style:text-underline-color="font-color" style:font-name-complex="Arial" style:font-size-complex="11pt"/>
    </style:style>
    <style:style style:name="T19" style:family="text">
      <style:text-properties fo:language="en" fo:country="US"/>
    </style:style>
    <style:style style:name="T20" style:family="text">
      <style:text-properties fo:language="en" fo:country="US" fo:font-style="italic" style:font-style-asian="italic" style:font-style-complex="italic"/>
    </style:style>
    <style:style style:name="T21" style:family="text">
      <style:text-properties fo:language="en" fo:country="US" fo:font-style="italic" style:font-style-asian="italic" style:font-name-complex="Symbol1" style:font-style-complex="italic"/>
    </style:style>
    <style:style style:name="T22" style:family="text">
      <style:text-properties fo:language="en" fo:country="US" fo:font-style="italic" style:font-style-asian="italic" style:font-name-complex="Tahoma" style:font-style-complex="italic"/>
    </style:style>
    <style:style style:name="T23" style:family="text">
      <style:text-properties fo:language="en" fo:country="US" style:text-underline-style="solid" style:text-underline-width="auto" style:text-underline-color="font-color" style:font-name-complex="Arial"/>
    </style:style>
    <style:style style:name="T24" style:family="text">
      <style:text-properties fo:language="en" fo:country="US" style:text-underline-style="none" style:font-name-complex="Arial"/>
    </style:style>
    <style:style style:name="T25" style:family="text">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T26" style:family="text">
      <style:text-properties fo:color="#ffffff" style:font-name="Arial" fo:font-size="11pt" style:text-underline-style="solid" style:text-underline-width="auto" style:text-underline-color="font-color" fo:font-weight="bold" style:font-size-asian="11pt" style:font-weight-asian="bold" style:font-name-complex="Arial" style:font-size-complex="11pt"/>
    </style:style>
    <style:style style:name="T27" style:family="text">
      <style:text-properties fo:color="#ffffff" style:text-underline-style="solid" style:text-underline-width="auto" style:text-underline-color="font-color" fo:font-weight="bold" style:font-weight-asian="bold"/>
    </style:style>
    <style:style style:name="T28" style:family="text">
      <style:text-properties fo:color="#ffffff" fo:font-size="11pt" style:text-underline-style="solid" style:text-underline-width="auto" style:text-underline-color="font-color" fo:font-weight="bold" style:font-size-asian="11pt" style:font-weight-asian="bold" style:font-size-complex="11pt"/>
    </style:style>
    <style:style style:name="T29" style:family="text">
      <style:text-properties fo:font-size="11pt" fo:language="en" fo:country="US" style:text-underline-style="solid" style:text-underline-width="auto" style:text-underline-color="font-color" style:font-size-asian="11pt" style:font-name-complex="Arial" style:font-size-complex="11pt"/>
    </style:style>
    <style:style style:name="T30" style:family="text">
      <style:text-properties style:font-name="Symbol" fo:font-size="10pt" fo:language="en" fo:country="US" fo:font-weight="bold" style:font-size-asian="10pt" style:font-weight-asian="bold" style:font-name-complex="Symbol" style:font-size-complex="10pt"/>
    </style:style>
    <style:style style:name="T31" style:family="text">
      <style:text-properties style:font-name="Symbol" fo:language="en" fo:country="US" style:font-name-complex="Symbol"/>
    </style:style>
    <style:style style:name="T32" style:family="text">
      <style:text-properties style:text-position="super 58%"/>
    </style:style>
    <style:style style:name="T33" style:family="text">
      <style:text-properties style:text-position="super 58%" style:text-underline-style="none"/>
    </style:style>
    <style:style style:name="T34" style:family="text">
      <style:text-properties fo:font-style="italic" style:font-style-asian="italic" style:font-style-complex="italic"/>
    </style:style>
    <style:style style:name="T35" style:family="text">
      <style:text-properties fo:font-style="italic" style:font-style-asian="italic" style:font-name-complex="Symbol1" style:font-style-complex="italic"/>
    </style:style>
    <style:style style:name="T36" style:family="text">
      <style:text-properties fo:font-style="italic" style:font-name-asian="Times New Roman" style:font-style-asian="italic" style:font-name-complex="Times New Roman" style:font-style-complex="italic"/>
    </style:style>
    <style:style style:name="T37" style:family="text">
      <style:text-properties style:text-position="sub 58%"/>
    </style:style>
    <style:style style:name="T38" style:family="text">
      <style:text-properties style:text-position="sub 58%" fo:language="en" fo:country="US"/>
    </style:style>
    <style:style style:name="T39" style:family="text">
      <style:text-properties style:text-position="sub 58%" fo:language="en" fo:country="US" fo:font-style="italic" style:font-style-asian="italic" style:font-style-complex="italic"/>
    </style:style>
    <style:style style:name="T40" style:family="text">
      <style:text-properties style:text-position="sub 58%" fo:language="en" fo:country="US" fo:font-style="italic" style:font-style-asian="italic" style:font-name-complex="Symbol1" style:font-style-complex="italic"/>
    </style:style>
    <style:style style:name="T41" style:family="text">
      <style:text-properties style:text-position="sub 58%" fo:language="en" fo:country="US" style:font-name-asian="Times New Roman" style:font-name-complex="Times New Roman"/>
    </style:style>
    <style:style style:name="T42" style:family="text">
      <style:text-properties style:text-position="sub 58%" fo:language="en" fo:country="US" style:font-name-complex="Tahoma"/>
    </style:style>
    <style:style style:name="T43" style:family="text">
      <style:text-properties style:text-position="sub 58%" style:font-name="Times New Roman1" fo:language="ru" fo:country="RU" fo:font-style="normal" style:font-style-asian="normal" style:font-style-complex="normal"/>
    </style:style>
    <style:style style:name="T44" style:family="text">
      <style:text-properties style:text-position="sub 58%" style:font-name="Times New Roman1" fo:language="en" fo:country="US" fo:font-style="italic" style:font-style-asian="italic" style:font-style-complex="italic"/>
    </style:style>
    <style:style style:name="T45" style:family="text">
      <style:text-properties style:text-position="sub 58%" style:font-name="Times New Roman" fo:language="en" fo:country="US" fo:font-style="italic" style:font-style-asian="italic" style:font-style-complex="italic"/>
    </style:style>
    <style:style style:name="T46" style:family="text">
      <style:text-properties style:text-position="sub 58%" style:font-name="Times New Roman" fo:font-size="12pt" fo:language="en" fo:country="US" style:font-size-asian="12pt" style:font-size-complex="12pt"/>
    </style:style>
    <style:style style:name="T47" style:family="text">
      <style:text-properties style:text-position="sub 58%" fo:font-style="italic" style:font-style-asian="italic" style:font-style-complex="italic"/>
    </style:style>
    <style:style style:name="T48" style:family="text">
      <style:text-properties style:text-position="sub 58%" fo:font-style="italic" style:font-name-asian="Times New Roman" style:font-style-asian="italic" style:font-name-complex="Times New Roman" style:font-style-complex="italic"/>
    </style:style>
    <style:style style:name="T49" style:family="text">
      <style:text-properties fo:language="ru" fo:country="RU"/>
    </style:style>
    <style:style style:name="T50" style:family="text">
      <style:text-properties style:font-name="Times New Roman1" fo:font-style="italic" style:font-style-asian="italic" style:font-style-complex="italic"/>
    </style:style>
    <style:style style:name="T51" style:family="text">
      <style:text-properties style:font-name="Times New Roman1" fo:language="ru" fo:country="RU" fo:font-style="italic" style:font-style-asian="italic" style:font-style-complex="italic"/>
    </style:style>
    <style:style style:name="T52" style:family="text">
      <style:text-properties style:font-name="Times New Roman1" fo:language="en" fo:country="U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style:font-name="Times New Roman"/>
    </style:style>
    <style:style style:name="T55" style:family="text">
      <style:text-properties style:font-name="Times New Roman" fo:language="ru" fo:country="RU"/>
    </style:style>
    <style:style style:name="T56" style:family="text">
      <style:text-properties style:font-name="Times New Roman" fo:font-size="12pt" style:font-size-asian="12pt" style:font-name-complex="Symbol1" style:font-size-complex="12pt"/>
    </style:style>
    <style:style style:name="T57" style:family="text">
      <style:text-properties style:font-name="Times New Roman" fo:font-size="12pt" fo:language="en" fo:country="US" fo:font-style="italic" style:font-size-asian="12pt" style:font-style-asian="italic" style:font-name-complex="Symbol1" style:font-size-complex="12pt" style:font-style-complex="italic"/>
    </style:style>
    <style:style style:name="T58" style:family="text">
      <style:text-properties style:font-name="Times New Roman" style:font-name-asian="Times New Roman"/>
    </style:style>
    <style:style style:name="T59" style:family="text">
      <style:text-properties style:text-position="0% 100%"/>
    </style:style>
    <style:style style:name="T60" style:family="text">
      <style:text-properties style:text-position="0% 100%" style:font-name-asian="Times New Roman" style:font-name-complex="Times New Roman"/>
    </style:style>
    <style:style style:name="T61" style:family="text">
      <style:text-properties style:text-position="0% 100%" style:font-name="Times New Roman" fo:font-size="12pt" fo:font-style="italic" style:font-size-asian="12pt" style:font-style-asian="italic" style:font-name-complex="Symbol1" style:font-size-complex="12pt" style:font-style-complex="italic"/>
    </style:style>
    <style:style style:name="T62" style:family="text">
      <style:text-properties style:text-position="0% 100%" style:font-name="Times New Roman" fo:font-size="12pt" fo:language="en" fo:country="US" fo:font-style="italic" style:font-size-asian="12pt" style:font-style-asian="italic" style:font-name-complex="Symbol1" style:font-size-complex="12pt" style:font-style-complex="italic"/>
    </style:style>
    <style:style style:name="T63" style:family="text">
      <style:text-properties style:text-position="0% 100%" style:text-underline-style="none"/>
    </style:style>
    <style:style style:name="T64" style:family="text">
      <style:text-properties style:text-position="0% 100%" style:font-name="Symbol" fo:language="en" fo:country="US" style:text-underline-style="none" style:font-name-complex="Symbol"/>
    </style:style>
    <style:style style:name="T65" style:family="text">
      <style:text-properties style:font-name-complex="Tahoma"/>
    </style:style>
    <style:style style:name="T66" style:family="text">
      <style:text-properties style:use-window-font-color="true"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67"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68"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text-overline-style="solid" style:text-overline-width="auto" style:text-overline-color="font-color"/>
    </style:style>
    <style:style style:name="T69" style:family="text">
      <style:text-properties style:use-window-font-color="true" fo:language="ru" fo:country="RU" fo:font-weight="normal" style:font-name-asian="Times New Roman" style:language-asian="ru" style:country-asian="RU" style:font-weight-asian="normal" style:font-name-complex="Times New Roman" style:language-complex="ar" style:country-complex="SA" style:font-weight-complex="normal"/>
    </style:style>
    <style:style style:name="T70" style:family="text">
      <style:text-properties style:use-window-font-color="true" fo:language="ru" fo:country="RU" fo:font-weight="bold" style:font-name-asian="Times New Roman" style:language-asian="ru" style:country-asian="RU" style:font-weight-asian="bold" style:font-name-complex="Times New Roman" style:language-complex="ar" style:country-complex="SA"/>
    </style:style>
    <style:style style:name="T71" style:family="text">
      <style:text-properties style:use-window-font-color="true" fo:language="ru" fo:country="RU" style:font-name-asian="Times New Roman" style:font-name-complex="Times New Roman" style:language-complex="ar" style:country-complex="SA"/>
    </style:style>
    <style:style style:name="T72" style:family="text">
      <style:text-properties style:use-window-font-color="true" fo:language="ru" fo:country="RU" style:font-name-asian="Times New Roman" style:language-asian="ru" style:country-asian="RU" style:font-name-complex="Times New Roman" style:language-complex="ar" style:country-complex="SA"/>
    </style:style>
    <style:style style:name="T73" style:family="text">
      <style:text-properties style:use-window-font-color="true" style:text-position="sub 58%" fo:language="en" fo:country="US" fo:font-style="normal" fo:font-weight="normal" style:font-name-asian="Times New Roman" style:language-asian="ru" style:country-asian="RU" style:font-style-asian="normal" style:font-weight-asian="normal" style:font-name-complex="Times New Roman" style:language-complex="ar" style:country-complex="SA" style:font-style-complex="normal" style:font-weight-complex="normal"/>
    </style:style>
    <style:style style:name="T74" style:family="text">
      <style:text-properties style:use-window-font-color="true" style:text-position="sub 58%" fo:language="en" fo:country="US" fo:font-style="normal" style:font-name-asian="Times New Roman" style:language-asian="ru" style:country-asian="RU" style:font-style-asian="normal" style:font-name-complex="Times New Roman" style:language-complex="ar" style:country-complex="SA" style:font-style-complex="normal"/>
    </style:style>
    <style:style style:name="T75" style:family="text">
      <style:text-properties style:use-window-font-color="true" style:text-position="sub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76" style:family="text">
      <style:text-properties style:use-window-font-color="true" style:text-position="sub 58%" fo:language="ru" fo:country="RU" fo:font-style="normal" style:font-name-asian="Times New Roman" style:language-asian="ru" style:country-asian="RU" style:font-style-asian="normal" style:font-name-complex="Times New Roman" style:language-complex="ar" style:country-complex="SA" style:font-style-complex="normal"/>
    </style:style>
    <style:style style:name="T77" style:family="text">
      <style:text-properties style:use-window-font-color="true" style:text-position="super 58%"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78" style:family="text">
      <style:text-properties style:use-window-font-color="true" style:text-position="super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79" style:family="text">
      <style:text-properties style:font-name-asian="Times New Roman" style:font-name-complex="Times New Roman"/>
    </style:style>
    <style:style style:name="T80" style:family="text">
      <style:text-properties style:font-name-complex="Symbol1"/>
    </style:style>
    <style:style style:name="T81" style:family="text">
      <style:text-properties style:font-name-complex="Arial"/>
    </style:style>
    <style:style style:name="T82" style:family="text">
      <style:text-properties fo:color="#ff420e"/>
    </style:style>
    <style:style style:name="T83" style:family="text">
      <style:text-properties fo:color="#ff420e" fo:language="ru" fo:country="RU"/>
    </style:style>
    <style:style style:name="T84" style:family="text">
      <style:text-properties fo:color="#ff420e" fo:language="en" fo:country="US"/>
    </style:style>
    <style:style style:name="T85" style:family="text">
      <style:text-properties fo:color="#ff420e" style:font-name="Symbol" fo:language="en" fo:country="US" style:font-name-complex="Symbol"/>
    </style:style>
    <style:style style:name="T86" style:family="text">
      <style:text-properties fo:color="#ff420e" style:text-position="0% 100%"/>
    </style:style>
    <style:style style:name="T87" style:family="text">
      <style:text-properties fo:color="#ff420e" style:font-name="Times New Roman" style:font-name-asian="Times New Roman"/>
    </style:style>
    <style:style style:name="T88" style:family="text">
      <style:text-properties fo:color="#ff420e" style:font-name-asian="Times New Roman"/>
    </style:style>
    <style:style style:name="fr1" style:family="graphic" style:parent-style-name="OLE">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draw:ole-draw-aspect="1" draw:visible-area-top="0cm" draw:visible-area-width="20.771cm" draw:visible-area-height="4.447cm"/>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1" draw:name="Объект1" text:anchor-type="char" svg:x="-1.75cm" svg:y="-2.404cm" svg:width="20.472cm" svg:height="4.366cm" draw:z-index="0"><draw:object-ole xlink:href="./Object 1" xlink:type="simple" xlink:show="embed" xlink:actuate="onLoad"/><draw:image xlink:href="./ObjectReplacements/Object 1" xlink:type="simple" xlink:show="embed" xlink:actuate="onLoad"/><draw:contour-polygon svg:width="64.929cm" svg:height="13.484cm"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5"/>
      <text:p text:style-name="P5"/>
      <text:p text:style-name="P5"/>
      <text:p text:style-name="P20">ПРОТОКОЛ ПРОВЕРКИ</text:p>
      <text:p text:style-name="P15"/>
      <text:p text:style-name="P10"/>
      <text:p text:style-name="P19"><text:span text:style-name="T4">Тип: </text:span><text:span text:style-name="T6">Дозиметр-радиометр МКС-</text:span><text:span text:style-name="T8">AT</text:span><text:span text:style-name="T6">1117М</text:span><text:span text:style-name="T3"><text:tab/></text:span><text:span text:style-name="T15">Дата проверки: </text:span><text:span text:style-name="T9">$date </text:span><text:span text:style-name="T7">г.</text:span></text:p>
      <text:p text:style-name="P12"/>
      <text:p text:style-name="P14"/>
      <text:p text:style-name="Standard"><text:span text:style-name="T4">з/н: </text:span><text:span text:style-name="T8">$serial</text:span></text:p>
      <text:p text:style-name="Standard"/>
      <text:p text:style-name="P9">Диапазон измерения мощности амбиентной дозы (МД):</text:p>
      <text:p text:style-name="P9"/>
      <table:table table:name="tlim16" table:style-name="tlim16">
        <table:table-column table:style-name="tlim16.A"/>
        <table:table-row>
          <table:table-cell table:style-name="tlim16.A1" office:value-type="string">
            <text:p text:style-name="P11">БОИ: 1.0 мкЗв/ч – 10.0 мЗв/ч;</text:p>
          </table:table-cell>
        </table:table-row>
      </table:table>
      <table:table table:name="tlim17" table:style-name="tlim17">
        <table:table-column table:style-name="tlim17.A"/>
        <table:table-row>
          <table:table-cell table:style-name="tlim17.A1" office:value-type="string">
            <text:p text:style-name="P11">БОИ<text:span text:style-name="T19">-2</text:span>: 1.0 мкЗв/ч – 10.0 мЗв/ч;</text:p>
          </table:table-cell>
        </table:table-row>
      </table:table>
      <table:table table:name="tlim18" table:style-name="tlim18">
        <table:table-column table:style-name="tlim18.A"/>
        <table:table-row>
          <table:table-cell table:style-name="tlim18.A1" office:value-type="string">
            <text:p text:style-name="P11">БОИ<text:span text:style-name="T19">-4</text:span>: <text:span text:style-name="T19">0</text:span>.<text:span text:style-name="T19">3</text:span> мкЗв/ч – <text:span text:style-name="T19">0</text:span>.<text:span text:style-name="T19">1</text:span> Зв/ч;</text:p>
          </table:table-cell>
        </table:table-row>
      </table:table>
      <table:table table:name="tlim1" table:style-name="tlim1">
        <table:table-column table:style-name="tlim1.A"/>
        <table:table-row>
          <table:table-cell table:style-name="tlim1.A1" office:value-type="string">
            <text:p text:style-name="P11">Б<text:span text:style-name="T49">ДКГ</text:span><text:span text:style-name="T19">-01</text:span>: <text:span text:style-name="T19">0</text:span>.<text:span text:style-name="T19">1</text:span> мкЗв/ч – 10.0 Зв/ч;</text:p>
          </table:table-cell>
        </table:table-row>
      </table:table>
      <table:table table:name="tlim2" table:style-name="tlim2">
        <table:table-column table:style-name="tlim2.A"/>
        <table:table-row>
          <table:table-cell table:style-name="tlim2.A1" office:value-type="string">
            <text:p text:style-name="P11">Б<text:span text:style-name="T49">ДКГ-03</text:span>: <text:span text:style-name="T19">30</text:span>.0 <text:span text:style-name="T49">н</text:span>Зв/ч – 0.3 мЗв/ч;</text:p>
          </table:table-cell>
        </table:table-row>
      </table:table>
      <table:table table:name="tlim3" table:style-name="tlim3">
        <table:table-column table:style-name="tlim3.A"/>
        <table:table-row>
          <table:table-cell table:style-name="tlim3.A1" office:value-type="string">
            <text:p text:style-name="P11">Б<text:span text:style-name="T49">ДКГ-0</text:span><text:span text:style-name="T19">4</text:span>: 50.0 нЗв/ч – 10.0 Зв/ч;</text:p>
          </table:table-cell>
        </table:table-row>
      </table:table>
      <table:table table:name="tlim4" table:style-name="tlim4">
        <table:table-column table:style-name="tlim4.A"/>
        <table:table-row>
          <table:table-cell table:style-name="tlim4.A1" office:value-type="string">
            <text:p text:style-name="P11">Б<text:span text:style-name="T49">ДКГ-0</text:span><text:span text:style-name="T19">5</text:span>: <text:span text:style-name="T19">30</text:span>.0 <text:span text:style-name="T49">н</text:span>Зв/ч – 0.3 мЗв/ч;</text:p>
          </table:table-cell>
        </table:table-row>
      </table:table>
      <table:table table:name="tlim5" table:style-name="tlim5">
        <table:table-column table:style-name="tlim5.A"/>
        <table:table-row>
          <table:table-cell table:style-name="tlim5.A1" office:value-type="string">
            <text:p text:style-name="P11">Б<text:span text:style-name="T49">ДКГ-</text:span><text:span text:style-name="T19">11</text:span>: 10 нЗв/ч – 0.1 мЗв/ч;</text:p>
          </table:table-cell>
        </table:table-row>
      </table:table>
      <table:table table:name="tlim6" table:style-name="tlim6">
        <table:table-column table:style-name="tlim6.A"/>
        <table:table-row>
          <table:table-cell table:style-name="tlim6.A1" office:value-type="string">
            <text:p text:style-name="P11">Б<text:span text:style-name="T49">ДКГ</text:span><text:span text:style-name="T19">-17</text:span>: 1.0 мЗв/ч – 100 Зв/ч;</text:p>
          </table:table-cell>
        </table:table-row>
      </table:table>
      <table:table table:name="tlim7" table:style-name="tlim7">
        <table:table-column table:style-name="tlim7.A"/>
        <table:table-row>
          <table:table-cell table:style-name="tlim7.A1" office:value-type="string">
            <text:p text:style-name="P11">Б<text:span text:style-name="T49">ДКГ-</text:span><text:span text:style-name="T19">24</text:span>: 20 нЗв/ч – 1.0 Зв/ч;</text:p>
          </table:table-cell>
        </table:table-row>
      </table:table>
      <table:table table:name="tlim8" table:style-name="tlim8">
        <table:table-column table:style-name="tlim8.A"/>
        <table:table-row>
          <table:table-cell table:style-name="tlim8.A1" office:value-type="string">
            <text:p text:style-name="P11"><text:span text:style-name="T82">Б</text:span><text:span text:style-name="T83">ДКГ-</text:span><text:span text:style-name="T84">30</text:span><text:span text:style-name="T82">: 0.0 мкГр/ч – 0.0 мГр/ч;</text:span></text:p>
          </table:table-cell>
        </table:table-row>
      </table:table>
      <table:table table:name="tlim9" table:style-name="tlim9">
        <table:table-column table:style-name="tlim9.A"/>
        <table:table-row>
          <table:table-cell table:style-name="tlim9.A1" office:value-type="string">
            <text:p text:style-name="P11">Б<text:span text:style-name="T49">ДКГ-</text:span><text:span text:style-name="T19">32</text:span>: 20.0 нЗв/ч – 0.5 Зв/ч;</text:p>
          </table:table-cell>
        </table:table-row>
      </table:table>
      <table:table table:name="tlim19" table:style-name="tlim19">
        <table:table-column table:style-name="tlim19.A"/>
        <table:table-row>
          <table:table-cell table:style-name="tlim19.A1" office:value-type="string">
            <text:p text:style-name="P11"><text:span text:style-name="T82">Б</text:span><text:span text:style-name="T83">ДКР-01</text:span><text:span text:style-name="T82">: 0.0 мкЗв/ч – 0.0 мЗв/ч;</text:span></text:p>
          </table:table-cell>
        </table:table-row>
      </table:table>
      <table:table table:name="tlim22" table:style-name="tlim22">
        <table:table-column table:style-name="tlim22.A"/>
        <table:table-row>
          <table:table-cell table:style-name="tlim22.A1" office:value-type="string">
            <text:p text:style-name="P11">БДПС-02: <text:span text:style-name="T58">γ 0</text:span>.1 мкЗв/ч – 30.0 мЗв/ч;</text:p>
          </table:table-cell>
        </table:table-row>
      </table:table>
      <text:p text:style-name="Standard"><text:span text:style-name="T25">-03Б03: ± 20 %</text:span><text:span text:style-name="T26">БД</text:span></text:p>
      <text:p text:style-name="P9">Диапазон измерения плотности потока:</text:p>
      <table:table table:name="tlim10" table:style-name="tlim10">
        <table:table-column table:style-name="tlim10.A"/>
        <table:table-row>
          <table:table-cell table:style-name="tlim10.A1" office:value-type="string">
            <text:p text:style-name="P11"><text:span text:style-name="T82">Б</text:span><text:span text:style-name="T83">ДКН-01</text:span><text:span text:style-name="T82">: 1.0 мкЗв/ч – 10.0 мЗв/ч;</text:span></text:p>
          </table:table-cell>
        </table:table-row>
      </table:table>
      <table:table table:name="tlim11" table:style-name="tlim11">
        <table:table-column table:style-name="tlim11.A"/>
        <table:table-row>
          <table:table-cell table:style-name="tlim11.A1" office:value-type="string">
            <text:p text:style-name="P36">БДКН-03: 1.0 мкЗв/ч – 10.0 мЗв/ч;</text:p>
          </table:table-cell>
        </table:table-row>
      </table:table>
      <table:table table:name="tlim12" table:style-name="tlim12">
        <table:table-column table:style-name="tlim12.A"/>
        <table:table-row>
          <table:table-cell table:style-name="tlim12.A1" office:value-type="string">
            <text:p text:style-name="P36">БДПА-01: 1.0 мкЗв/ч – 10.0 мЗв/ч;</text:p>
          </table:table-cell>
        </table:table-row>
      </table:table>
      <table:table table:name="tlim13" table:style-name="tlim13">
        <table:table-column table:style-name="tlim13.A"/>
        <table:table-row>
          <table:table-cell table:style-name="tlim13.A1" office:value-type="string">
            <text:p text:style-name="P66">БДПА-02: 1.0 мкЗв/ч – 10.0 мЗв/ч;</text:p>
          </table:table-cell>
        </table:table-row>
      </table:table>
      <table:table table:name="tlim14" table:style-name="tlim14">
        <table:table-column table:style-name="tlim14.A"/>
        <table:table-row>
          <table:table-cell table:style-name="tlim14.A1" office:value-type="string">
            <text:p text:style-name="P36">БДПБ-01: 1.0 мкЗв/ч – 10.0 мЗв/ч;</text:p>
          </table:table-cell>
        </table:table-row>
      </table:table>
      <table:table table:name="tlim15" table:style-name="tlim15">
        <table:table-column table:style-name="tlim15.A"/>
        <table:table-row>
          <table:table-cell table:style-name="tlim15.A1" office:value-type="string">
            <text:p text:style-name="P36">БДПБ-02: 1.0 мкЗв/ч – 10.0 мЗв/ч;</text:p>
          </table:table-cell>
        </table:table-row>
      </table:table>
      <table:table table:name="tlim20" table:style-name="tlim20">
        <table:table-column table:style-name="tlim20.A"/>
        <table:table-row>
          <table:table-cell table:style-name="tlim20.A1" office:value-type="string">
            <text:p text:style-name="P11">БДПС-02: <text:span text:style-name="T31"></text:span> 2.4 – 10<text:span text:style-name="T32">6</text:span> мин<text:span text:style-name="T32">-1</text:span><text:span text:style-name="T31"></text:span>см<text:span text:style-name="T32">-2</text:span>;</text:p>
          </table:table-cell>
        </table:table-row>
      </table:table>
      <table:table table:name="tlim21" table:style-name="tlim21">
        <table:table-column table:style-name="tlim21.A"/>
        <table:table-row>
          <table:table-cell table:style-name="tlim21.A1" office:value-type="string">
            <text:p text:style-name="P11">БДПС-02: <text:span text:style-name="T31"></text:span> 6.0 – 10<text:span text:style-name="T32">6</text:span> мин<text:span text:style-name="T32">-1</text:span><text:span text:style-name="T31"></text:span>см<text:span text:style-name="T33">-2</text:span><text:span text:style-name="T63">;</text:span></text:p>
          </table:table-cell>
        </table:table-row>
      </table:table>
      <text:p text:style-name="P9"><text:span text:style-name="T27">-03Б03: ± 20 %</text:span><text:span text:style-name="T28">БД</text:span></text:p>
      <text:p text:style-name="Standard"><text:span text:style-name="T5">Относительная погр</text:span><text:span text:style-name="T11">e</text:span><text:span text:style-name="T5">шность измерения:</text:span></text:p>
      <text:p text:style-name="P9"/>
      <table:table table:name="tp16" table:style-name="tp16">
        <table:table-column table:style-name="tp16.A"/>
        <table:table-row>
          <table:table-cell table:style-name="tp16.A1" office:value-type="string">
            <text:p text:style-name="P11">БОИ: ± 20 %;</text:p>
          </table:table-cell>
        </table:table-row>
      </table:table>
      <table:table table:name="tp17" table:style-name="tp17">
        <table:table-column table:style-name="tp17.A"/>
        <table:table-row>
          <table:table-cell table:style-name="tp17.A1" office:value-type="string">
            <text:p text:style-name="P11">БОИ<text:span text:style-name="T19">-2</text:span>: ± 20 %;</text:p>
          </table:table-cell>
        </table:table-row>
      </table:table>
      <table:table table:name="tp18" table:style-name="tp18">
        <table:table-column table:style-name="tp18.A"/>
        <table:table-row>
          <table:table-cell table:style-name="tp18.A1" office:value-type="string">
            <text:p text:style-name="P11">БОИ<text:span text:style-name="T19">-4</text:span>: ± 20 %;</text:p>
          </table:table-cell>
        </table:table-row>
      </table:table>
      <table:table table:name="tp1" table:style-name="tp1">
        <table:table-column table:style-name="tp1.A"/>
        <table:table-row>
          <table:table-cell table:style-name="tp1.A1" office:value-type="string">
            <text:p text:style-name="P11">Б<text:span text:style-name="T49">ДКГ</text:span><text:span text:style-name="T19">-01</text:span>: ± <text:span text:style-name="T19">15</text:span> %;</text:p>
          </table:table-cell>
        </table:table-row>
      </table:table>
      <table:table table:name="tp2" table:style-name="tp2">
        <table:table-column table:style-name="tp2.A"/>
        <table:table-row>
          <table:table-cell table:style-name="tp2.A1" office:value-type="string">
            <text:p text:style-name="P11">Б<text:span text:style-name="T49">ДКГ-03</text:span>: ± 20 %;</text:p>
          </table:table-cell>
        </table:table-row>
      </table:table>
      <table:table table:name="tp3" table:style-name="tp3">
        <table:table-column table:style-name="tp3.A"/>
        <table:table-row>
          <table:table-cell table:style-name="tp3.A1" office:value-type="string">
            <text:p text:style-name="P11">Б<text:span text:style-name="T49">ДКГ-0</text:span><text:span text:style-name="T19">4</text:span>: ± <text:span text:style-name="T19">15</text:span> %;</text:p>
          </table:table-cell>
        </table:table-row>
      </table:table>
      <table:table table:name="tp4" table:style-name="tp4">
        <table:table-column table:style-name="tp4.A"/>
        <table:table-row>
          <table:table-cell table:style-name="tp4.A1" office:value-type="string">
            <text:p text:style-name="P11">Б<text:span text:style-name="T49">ДКГ-0</text:span><text:span text:style-name="T19">5</text:span>: ± <text:span text:style-name="T19">15</text:span> %;</text:p>
          </table:table-cell>
        </table:table-row>
      </table:table>
      <table:table table:name="tp5" table:style-name="tp5">
        <table:table-column table:style-name="tp5.A"/>
        <table:table-row>
          <table:table-cell table:style-name="tp5.A1" office:value-type="string">
            <text:p text:style-name="P11">Б<text:span text:style-name="T49">ДКГ-</text:span><text:span text:style-name="T19">11</text:span>: ± <text:span text:style-name="T19">15</text:span> %;</text:p>
          </table:table-cell>
        </table:table-row>
      </table:table>
      <table:table table:name="tp6" table:style-name="tp6">
        <table:table-column table:style-name="tp6.A"/>
        <table:table-row>
          <table:table-cell table:style-name="tp6.A1" office:value-type="string">
            <text:p text:style-name="P11">Б<text:span text:style-name="T49">ДКГ</text:span><text:span text:style-name="T19">-17</text:span>: ± 20 %;</text:p>
          </table:table-cell>
        </table:table-row>
      </table:table>
      <table:table table:name="tp7" table:style-name="tp7">
        <table:table-column table:style-name="tp7.A"/>
        <table:table-row>
          <table:table-cell table:style-name="tp7.A1" office:value-type="string">
            <text:p text:style-name="P11">Б<text:span text:style-name="T49">ДКГ-</text:span><text:span text:style-name="T19">24</text:span>: ± <text:span text:style-name="T19">15</text:span> %;</text:p>
          </table:table-cell>
        </table:table-row>
      </table:table>
      <table:table table:name="tp8" table:style-name="tp8">
        <table:table-column table:style-name="tp8.A"/>
        <table:table-row>
          <table:table-cell table:style-name="tp8.A1" office:value-type="string">
            <text:p text:style-name="P37">Б<text:span text:style-name="T49">ДКГ-</text:span><text:span text:style-name="T19">30</text:span>: ± <text:span text:style-name="T19">15</text:span> %;</text:p>
          </table:table-cell>
        </table:table-row>
      </table:table>
      <table:table table:name="tp9" table:style-name="tp9">
        <table:table-column table:style-name="tp9.A"/>
        <table:table-row>
          <table:table-cell table:style-name="tp9.A1" office:value-type="string">
            <text:p text:style-name="P11">Б<text:span text:style-name="T49">ДКГ-</text:span><text:span text:style-name="T19">32</text:span>: ± <text:span text:style-name="T19">15</text:span> %;</text:p>
          </table:table-cell>
        </table:table-row>
      </table:table>
      <table:table table:name="tp10" table:style-name="tp10">
        <table:table-column table:style-name="tp10.A"/>
        <table:table-row>
          <table:table-cell table:style-name="tp10.A1" office:value-type="string">
            <text:p text:style-name="P37">Б<text:span text:style-name="T49">ДКН-01</text:span>: ± 20 %;</text:p>
          </table:table-cell>
        </table:table-row>
      </table:table>
      <table:table table:name="tp11" table:style-name="tp11">
        <table:table-column table:style-name="tp11.A"/>
        <table:table-row>
          <table:table-cell table:style-name="tp11.A1" office:value-type="string">
            <text:p text:style-name="P37">БДКН-03: ± 20 %;</text:p>
          </table:table-cell>
        </table:table-row>
      </table:table>
      <table:table table:name="tp12" table:style-name="tp12">
        <table:table-column table:style-name="tp12.A"/>
        <table:table-row>
          <table:table-cell table:style-name="tp12.A1" office:value-type="string">
            <text:p text:style-name="P37">БДПА-01: ± 20 %;</text:p>
          </table:table-cell>
        </table:table-row>
      </table:table>
      <table:table table:name="tp13" table:style-name="tp13">
        <table:table-column table:style-name="tp13.A"/>
        <text:soft-page-break/>
        <table:table-row>
          <table:table-cell table:style-name="tp13.A1" office:value-type="string">
            <text:p text:style-name="P38">БДПА-02: <text:span text:style-name="T16">± 20 %;</text:span></text:p>
          </table:table-cell>
        </table:table-row>
      </table:table>
      <table:table table:name="tp14" table:style-name="tp14">
        <table:table-column table:style-name="tp14.A"/>
        <table:table-row>
          <table:table-cell table:style-name="tp14.A1" office:value-type="string">
            <text:p text:style-name="P37">БДПБ-01: ± 20 %;</text:p>
          </table:table-cell>
        </table:table-row>
      </table:table>
      <table:table table:name="tp15" table:style-name="tp15">
        <table:table-column table:style-name="tp15.A"/>
        <table:table-row>
          <table:table-cell table:style-name="tp15.A1" office:value-type="string">
            <text:p text:style-name="P37">БДПБ-02: ± 20 %;</text:p>
          </table:table-cell>
        </table:table-row>
      </table:table>
      <table:table table:name="tp19" table:style-name="tp19">
        <table:table-column table:style-name="tp19.A"/>
        <table:table-row>
          <table:table-cell table:style-name="tp19.A1" office:value-type="string">
            <text:p text:style-name="P37">Б<text:span text:style-name="T49">ДКР-01</text:span>: ± <text:span text:style-name="T19">15</text:span> %;</text:p>
          </table:table-cell>
        </table:table-row>
      </table:table>
      <table:table table:name="tp20" table:style-name="tp20">
        <table:table-column table:style-name="tp20.A"/>
        <table:table-row>
          <table:table-cell table:style-name="tp20.A1" office:value-type="string">
            <text:p text:style-name="P36"><text:span text:style-name="T63">БДПС-02: </text:span><text:span text:style-name="T64"></text:span><text:span text:style-name="T63"> <text:s/></text:span><text:span text:style-name="T59">± 20 %;</text:span></text:p>
            <text:p text:style-name="P35"/>
          </table:table-cell>
        </table:table-row>
      </table:table>
      <table:table table:name="tp21" table:style-name="tp21">
        <table:table-column table:style-name="tp21.A"/>
        <table:table-row>
          <table:table-cell table:style-name="tp21.A1" office:value-type="string">
            <text:p text:style-name="P11"><text:span text:style-name="T82">БДПС-02: </text:span><text:span text:style-name="T85"></text:span><text:span text:style-name="T82"> </text:span><text:span text:style-name="T86">± 20 %;</text:span></text:p>
            <text:p text:style-name="P67"/>
          </table:table-cell>
        </table:table-row>
      </table:table>
      <table:table table:name="tp22" table:style-name="tp22">
        <table:table-column table:style-name="tp22.A"/>
        <table:table-row>
          <table:table-cell table:style-name="tp22.A1" office:value-type="string">
            <text:p text:style-name="P35"><text:span text:style-name="T82">БДПС-02: </text:span><text:span text:style-name="T87">γ </text:span><text:span text:style-name="T88">± 20 %;</text:span></text:p>
            <text:p text:style-name="P68"/>
          </table:table-cell>
        </table:table-row>
      </table:table>
      <text:p text:style-name="P8"/>
      <text:p text:style-name="P8">Условия эксплуатации:</text:p>
      <text:p text:style-name="P13"/>
      <text:p text:style-name="Standard"><text:span text:style-name="T4">Температура окружающего воздуха<text:tab/><text:tab/><text:tab/>+</text:span><text:span text:style-name="T10">$temp</text:span><text:span text:style-name="T4"> °</text:span><text:span text:style-name="T10">C</text:span></text:p>
      <text:p text:style-name="Standard"><text:span text:style-name="T4">Атмосферное давление<text:tab/><text:tab/><text:tab/><text:tab/>98,5 </text:span><text:span text:style-name="T10">kPa</text:span></text:p>
      <text:p text:style-name="Standard"><text:span text:style-name="T4">Относительная влажность воздуха<text:tab/><text:tab/><text:tab/></text:span><text:span text:style-name="T10">$vlag</text:span><text:span text:style-name="T4"> %</text:span></text:p>
      <text:p text:style-name="Standard"><text:span text:style-name="T4">Радиационный фон<text:tab/><text:tab/><text:tab/><text:tab/><text:tab/></text:span><text:span text:style-name="T10">$bground</text:span><text:span text:style-name="T4"> мкЗв/ч</text:span></text:p>
      <text:p text:style-name="Standard"><text:span text:style-name="Знак_20_примечания"/></text:p>
      <text:p text:style-name="P18"><text:span text:style-name="T13"><text:s/>Прибор проверяется на дозиметрической поверочной установке УДГ-130, <text:line-break/>з/н № 015, погрешность ± 4 % (сертификат о поверке № 210/1427-2018, выданное 23.10.2018г. ФГУП «ВНИИМ им. Д.И.Менделеева», г. Санкт-Петербург, Россия ), и дозиметрической поверочной установке УДГ-110, з/н № 013, погрешность ± 5 % (сертификат о поверке № 210/1426-2018, выданное 22.10.2018г. ФГУП «ВНИИМ им. Д.И.Менделеева», г. Санкт-Петербург, Россия );плоском образцовом источнике 4П9 </text:span><text:span text:style-name="T12">Pu</text:span><text:span text:style-name="T13">-239, погрешность ± 6 % (свидетельство </text:span><text:span text:style-name="T12">N</text:span><text:span text:style-name="T13"> 48-482378/1, выданное РУП «БелГИМ», г.Минск, Республика Беларусь); плоском образцовом источнике 6С0 </text:span><text:span text:style-name="T12">Sr</text:span><text:span text:style-name="T13">-90+</text:span><text:span text:style-name="T12">Y</text:span><text:span text:style-name="T13">-90, погрешность ± 6 % (свидетельство <text:s/></text:span><text:span text:style-name="T12">N</text:span><text:span text:style-name="T13"> 48-482377/1, выданное РУП «БелГИМ», г.Минск, Республика Беларусь).</text:span></text:p>
      <text:p text:style-name="P6"/>
      <text:p text:style-name="P6"/>
      <text:p text:style-name="P6">Данные проверки</text:p>
      <text:p text:style-name="P15"/>
      <text:p text:style-name="P4"><text:span text:style-name="T14">БОИ (</text:span><text:span text:style-name="T30"></text:span><text:span text:style-name="T14">)</text:span></text:p>
      <text:p text:style-name="P7"><text:s text:c="37"/></text:p>
      <table:table table:name="t0" table:style-name="t0">
        <table:table-column table:style-name="t0.A"/>
        <table:table-column table:style-name="t0.B"/>
        <table:table-column table:style-name="t0.C"/>
        <table:table-column table:style-name="t0.D"/>
        <table:table-column table:style-name="t0.E"/>
        <table:table-column table:style-name="t0.B"/>
        <table:table-column table:style-name="t0.C"/>
        <table:table-column table:style-name="t0.H"/>
        <table:table-column table:style-name="t0.I"/>
        <table:table-column table:style-name="t0.J"/>
        <table:table-column table:style-name="t0.K"/>
        <table:table-row table:style-name="t0.1">
          <table:table-cell table:style-name="t0.A1" table:number-columns-spanned="11" office:value-type="string">
            <text:p text:style-name="P44"><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БДК</text:span><text:span text:style-name="T17">Г</text:span><text:span text:style-name="T23">-01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0.2">
          <table:table-cell table:style-name="t0.A2" table:number-rows-spanned="3" office:value-type="string">
            <text:p text:style-name="P49">Мощность амбиентной эквивалент-ной дозы в контрольной точке <text:span text:style-name="T50">Ḣ</text:span><text:span text:style-name="T39">oi</text:span>, нЗв/ч</text:p>
          </table:table-cell>
          <table:table-cell table:style-name="t0.B2" table:number-rows-spanned="3" office:value-type="string">
            <text:p text:style-name="P39">Номер источ-ника</text:p>
          </table:table-cell>
          <table:table-cell table:style-name="t0.B2" table:number-rows-spanned="3" office:value-type="string">
            <text:p text:style-name="P39">Рассто-яние до источ-ника, </text:p>
            <text:p text:style-name="P39"><text:span text:style-name="T20">R</text:span>, с</text:p>
          </table:table-cell>
          <table:table-cell table:style-name="t0.B2" table:number-columns-spanned="5" office:value-type="string">
            <text:p text:style-name="P58">Измерение мощности дозы в контрольной <text:s/>точке, </text:p>
          </table:table-cell>
          <table:covered-table-cell/>
          <table:covered-table-cell/>
          <table:covered-table-cell/>
          <table:covered-table-cell/>
          <table:table-cell table:style-name="t0.B2" table:number-rows-spanned="3" office:value-type="string">
            <text:p text:style-name="P39"><text:span text:style-name="T19">Относительная</text:span> погрешность измерения мощности амбиентной эквивалентной дозы </text:p>
            <text:p text:style-name="P39"><text:span text:style-name="T51">θ</text:span><text:span text:style-name="T43">пр</text:span><text:span text:style-name="T44">i</text:span><text:span text:style-name="T49">,</text:span> %</text:p>
          </table:table-cell>
          <table:table-cell table:style-name="t0.B2" table:number-rows-spanned="3" office:value-type="string">
            <text:p text:style-name="P50">Доверитель-ная граница погреш-ности измерения <text:span text:style-name="T52">Δ</text:span><text:span text:style-name="T45">i</text:span><text:span text:style-name="T19">,</text:span> %</text:p>
          </table:table-cell>
          <table:table-cell table:style-name="t0.K2" table:number-rows-spanned="3" office:value-type="string">
            <text:p text:style-name="P40"><text:span text:style-name="T53">Предел основной </text:span>относитель-ной <text:span text:style-name="T19">погреш-ности</text:span>, </text:p>
            <text:p text:style-name="P40">%</text:p>
          </table:table-cell>
        </table:table-row>
        <table:table-row table:style-name="t0.3">
          <table:covered-table-cell/>
          <table:covered-table-cell/>
          <table:covered-table-cell/>
          <table:table-cell table:style-name="t0.D3" table:number-rows-spanned="2" office:value-type="string">
            <text:p text:style-name="P58">Фон, нЗв/ч</text:p>
          </table:table-cell>
          <table:table-cell table:style-name="t0.D3" table:number-columns-spanned="3" office:value-type="string">
            <text:p text:style-name="P58">Измеренное значение </text:p>
          </table:table-cell>
          <table:covered-table-cell/>
          <table:covered-table-cell/>
          <table:table-cell table:style-name="t0.D3" table:number-rows-spanned="2" office:value-type="string">
            <text:p text:style-name="P58">Среднее значение, <text:span text:style-name="T20">H</text:span><text:span text:style-name="T37">ср</text:span></text:p>
          </table:table-cell>
          <table:covered-table-cell/>
          <table:covered-table-cell/>
          <table:covered-table-cell/>
        </table:table-row>
        <table:table-row table:style-name="t0.4">
          <table:covered-table-cell/>
          <table:covered-table-cell/>
          <table:covered-table-cell/>
          <table:covered-table-cell/>
          <table:table-cell table:style-name="t0.D3" office:value-type="string">
            <text:p text:style-name="P59"><text:span text:style-name="T34">H</text:span><text:span text:style-name="T37">1</text:span></text:p>
          </table:table-cell>
          <table:table-cell table:style-name="t0.D3" office:value-type="string">
            <text:p text:style-name="P58"><text:span text:style-name="T20">H</text:span><text:span text:style-name="T37">2</text:span></text:p>
          </table:table-cell>
          <table:table-cell table:style-name="t0.D3" office:value-type="string">
            <text:p text:style-name="P58"><text:span text:style-name="T20">H</text:span><text:span text:style-name="T37">3</text:span></text:p>
          </table:table-cell>
          <table:covered-table-cell/>
          <table:covered-table-cell/>
          <table:covered-table-cell/>
          <table:covered-table-cell/>
        </table:table-row>
        <table:table-row>
          <table:table-cell table:style-name="t0.A5" office:value-type="string">
            <text:p text:style-name="P21">0,7 мкЗв/ч</text:p>
          </table:table-cell>
          <table:table-cell table:style-name="t0.D3" office:value-type="string">
            <text:p text:style-name="P16">$0-30</text:p>
          </table:table-cell>
          <table:table-cell table:style-name="t0.D3" office:value-type="string">
            <text:p text:style-name="P16">$0-40</text:p>
          </table:table-cell>
          <table:table-cell table:style-name="t0.D3" office:value-type="string">
            <text:p text:style-name="P16">$0-50</text:p>
          </table:table-cell>
          <table:table-cell table:style-name="t0.D3" office:value-type="string">
            <text:p text:style-name="P16">$0-60</text:p>
          </table:table-cell>
          <table:table-cell table:style-name="t0.D3" office:value-type="string">
            <text:p text:style-name="P16">$0-70</text:p>
          </table:table-cell>
          <table:table-cell table:style-name="t0.D3" office:value-type="string">
            <text:p text:style-name="P16">$0-80</text:p>
          </table:table-cell>
          <table:table-cell table:style-name="t0.D3" office:value-type="string">
            <text:p text:style-name="P17">$0-00</text:p>
          </table:table-cell>
          <table:table-cell table:style-name="t0.D3" office:value-type="string">
            <text:p text:style-name="P16">$0-10</text:p>
          </table:table-cell>
          <table:table-cell table:style-name="t0.D3" office:value-type="string">
            <text:p text:style-name="P16">$0-20</text:p>
          </table:table-cell>
          <table:table-cell table:style-name="t0.K5" table:number-rows-spanned="8" office:value-type="string">
            <text:p text:style-name="P24">±<text:span text:style-name="T19">15</text:span></text:p>
          </table:table-cell>
        </table:table-row>
        <table:table-row>
          <table:table-cell table:style-name="t0.A5" office:value-type="string">
            <text:p text:style-name="P21">7 мкЗв/ч</text:p>
          </table:table-cell>
          <table:table-cell table:style-name="t0.D3" office:value-type="string">
            <text:p text:style-name="P16">$0-31</text:p>
          </table:table-cell>
          <table:table-cell table:style-name="t0.D3" office:value-type="string">
            <text:p text:style-name="P16">$0-41</text:p>
          </table:table-cell>
          <table:table-cell table:style-name="t0.D3" office:value-type="string">
            <text:p text:style-name="P16">$0-51</text:p>
          </table:table-cell>
          <table:table-cell table:style-name="t0.D3" office:value-type="string">
            <text:p text:style-name="P16">$0-61</text:p>
          </table:table-cell>
          <table:table-cell table:style-name="t0.D3" office:value-type="string">
            <text:p text:style-name="P16">$0-71</text:p>
          </table:table-cell>
          <table:table-cell table:style-name="t0.D3" office:value-type="string">
            <text:p text:style-name="P16">$0-81</text:p>
          </table:table-cell>
          <table:table-cell table:style-name="t0.D3" office:value-type="string">
            <text:p text:style-name="P17">$0-01</text:p>
          </table:table-cell>
          <table:table-cell table:style-name="t0.D3" office:value-type="string">
            <text:p text:style-name="P16">$0-11</text:p>
          </table:table-cell>
          <table:table-cell table:style-name="t0.D3" office:value-type="string">
            <text:p text:style-name="P16">$0-21</text:p>
          </table:table-cell>
          <table:covered-table-cell/>
        </table:table-row>
        <table:table-row>
          <table:table-cell table:style-name="t0.A5" office:value-type="string">
            <text:p text:style-name="P21">70 мкЗв/ч</text:p>
          </table:table-cell>
          <table:table-cell table:style-name="t0.D3" office:value-type="string">
            <text:p text:style-name="P16">$0-32</text:p>
          </table:table-cell>
          <table:table-cell table:style-name="t0.D3" office:value-type="string">
            <text:p text:style-name="P16">$0-42</text:p>
          </table:table-cell>
          <table:table-cell table:style-name="t0.D3" office:value-type="string">
            <text:p text:style-name="P16">$0-52</text:p>
          </table:table-cell>
          <table:table-cell table:style-name="t0.D3" office:value-type="string">
            <text:p text:style-name="P16">$0-62</text:p>
          </table:table-cell>
          <table:table-cell table:style-name="t0.D3" office:value-type="string">
            <text:p text:style-name="P16">$0-72</text:p>
          </table:table-cell>
          <table:table-cell table:style-name="t0.D3" office:value-type="string">
            <text:p text:style-name="P16">$0-82</text:p>
          </table:table-cell>
          <table:table-cell table:style-name="t0.D3" office:value-type="string">
            <text:p text:style-name="P17">$0-02</text:p>
          </table:table-cell>
          <table:table-cell table:style-name="t0.D3" office:value-type="string">
            <text:p text:style-name="P16">$0-12</text:p>
          </table:table-cell>
          <table:table-cell table:style-name="t0.D3" office:value-type="string">
            <text:p text:style-name="P16">$0-22</text:p>
          </table:table-cell>
          <table:covered-table-cell/>
        </table:table-row>
        <table:table-row>
          <table:table-cell table:style-name="t0.A5" office:value-type="string">
            <text:p text:style-name="P21">0.7 мЗв/ч</text:p>
          </table:table-cell>
          <table:table-cell table:style-name="t0.D3" office:value-type="string">
            <text:p text:style-name="P16">$0-33</text:p>
          </table:table-cell>
          <table:table-cell table:style-name="t0.D3" office:value-type="string">
            <text:p text:style-name="P16">$0-43</text:p>
          </table:table-cell>
          <table:table-cell table:style-name="t0.D3" office:value-type="string">
            <text:p text:style-name="P16">$0-53</text:p>
          </table:table-cell>
          <table:table-cell table:style-name="t0.D3" office:value-type="string">
            <text:p text:style-name="P16">$0-63</text:p>
          </table:table-cell>
          <table:table-cell table:style-name="t0.D3" office:value-type="string">
            <text:p text:style-name="P16">$0-73</text:p>
          </table:table-cell>
          <table:table-cell table:style-name="t0.D3" office:value-type="string">
            <text:p text:style-name="P16">$0-83</text:p>
          </table:table-cell>
          <table:table-cell table:style-name="t0.D3" office:value-type="string">
            <text:p text:style-name="P17">$0-03</text:p>
          </table:table-cell>
          <table:table-cell table:style-name="t0.D3" office:value-type="string">
            <text:p text:style-name="P16">$0-13</text:p>
          </table:table-cell>
          <table:table-cell table:style-name="t0.D3" office:value-type="string">
            <text:p text:style-name="P16">$0-23</text:p>
          </table:table-cell>
          <table:covered-table-cell/>
        </table:table-row>
        <table:table-row>
          <table:table-cell table:style-name="t0.A5" office:value-type="string">
            <text:p text:style-name="P21">7,0 мЗв/ч</text:p>
          </table:table-cell>
          <table:table-cell table:style-name="t0.D3" office:value-type="string">
            <text:p text:style-name="P16">$0-34</text:p>
          </table:table-cell>
          <table:table-cell table:style-name="t0.D3" office:value-type="string">
            <text:p text:style-name="P16">$0-44</text:p>
          </table:table-cell>
          <table:table-cell table:style-name="t0.D3" office:value-type="string">
            <text:p text:style-name="P16">$0-54</text:p>
          </table:table-cell>
          <table:table-cell table:style-name="t0.D3" office:value-type="string">
            <text:p text:style-name="P16">$0-64</text:p>
          </table:table-cell>
          <table:table-cell table:style-name="t0.D3" office:value-type="string">
            <text:p text:style-name="P16">$0-74</text:p>
          </table:table-cell>
          <table:table-cell table:style-name="t0.D3" office:value-type="string">
            <text:p text:style-name="P16">$0-84</text:p>
          </table:table-cell>
          <table:table-cell table:style-name="t0.D3" office:value-type="string">
            <text:p text:style-name="P17">$0-04</text:p>
          </table:table-cell>
          <table:table-cell table:style-name="t0.D3" office:value-type="string">
            <text:p text:style-name="P16">$0-14</text:p>
          </table:table-cell>
          <table:table-cell table:style-name="t0.D3" office:value-type="string">
            <text:p text:style-name="P16">$0-24</text:p>
          </table:table-cell>
          <table:covered-table-cell/>
        </table:table-row>
        <table:table-row>
          <table:table-cell table:style-name="t0.A5" office:value-type="string">
            <text:p text:style-name="P21">70 мЗв/ч</text:p>
          </table:table-cell>
          <table:table-cell table:style-name="t0.D3" office:value-type="string">
            <text:p text:style-name="P16">$0-35</text:p>
          </table:table-cell>
          <table:table-cell table:style-name="t0.D3" office:value-type="string">
            <text:p text:style-name="P16">$0-45</text:p>
          </table:table-cell>
          <table:table-cell table:style-name="t0.D3" office:value-type="string">
            <text:p text:style-name="P16">$0-55</text:p>
          </table:table-cell>
          <table:table-cell table:style-name="t0.D3" office:value-type="string">
            <text:p text:style-name="P16">$0-65</text:p>
          </table:table-cell>
          <table:table-cell table:style-name="t0.D3" office:value-type="string">
            <text:p text:style-name="P16">$0-75</text:p>
          </table:table-cell>
          <table:table-cell table:style-name="t0.D3" office:value-type="string">
            <text:p text:style-name="P16">$0-85</text:p>
          </table:table-cell>
          <table:table-cell table:style-name="t0.D3" office:value-type="string">
            <text:p text:style-name="P17">$0-05</text:p>
          </table:table-cell>
          <table:table-cell table:style-name="t0.D3" office:value-type="string">
            <text:p text:style-name="P16">$0-15</text:p>
          </table:table-cell>
          <table:table-cell table:style-name="t0.D3" office:value-type="string">
            <text:p text:style-name="P16">$0-25</text:p>
          </table:table-cell>
          <table:covered-table-cell/>
        </table:table-row>
        <table:table-row>
          <table:table-cell table:style-name="t0.A5" office:value-type="string">
            <text:p text:style-name="P21"><text:span text:style-name="T49">0,7</text:span> Зв/ч</text:p>
          </table:table-cell>
          <table:table-cell table:style-name="t0.D3" office:value-type="string">
            <text:p text:style-name="P16">$0-36</text:p>
          </table:table-cell>
          <table:table-cell table:style-name="t0.D3" office:value-type="string">
            <text:p text:style-name="P16">$0-46</text:p>
          </table:table-cell>
          <table:table-cell table:style-name="t0.D3" office:value-type="string">
            <text:p text:style-name="P16">$0-56</text:p>
          </table:table-cell>
          <table:table-cell table:style-name="t0.D3" office:value-type="string">
            <text:p text:style-name="P16">$0-66</text:p>
          </table:table-cell>
          <table:table-cell table:style-name="t0.D3" office:value-type="string">
            <text:p text:style-name="P16">$0-76</text:p>
          </table:table-cell>
          <table:table-cell table:style-name="t0.D3" office:value-type="string">
            <text:p text:style-name="P16">$0-86</text:p>
          </table:table-cell>
          <table:table-cell table:style-name="t0.D3" office:value-type="string">
            <text:p text:style-name="P17">$0-06</text:p>
          </table:table-cell>
          <table:table-cell table:style-name="t0.D3" office:value-type="string">
            <text:p text:style-name="P16">$0-16</text:p>
          </table:table-cell>
          <table:table-cell table:style-name="t0.D3" office:value-type="string">
            <text:p text:style-name="P16">$0-26</text:p>
          </table:table-cell>
          <table:covered-table-cell/>
        </table:table-row>
        <table:table-row>
          <table:table-cell table:style-name="t0.A12" office:value-type="string">
            <text:p text:style-name="P21">7 Зв/ч</text:p>
          </table:table-cell>
          <table:table-cell table:style-name="t0.B12" office:value-type="string">
            <text:p text:style-name="P16">$0-37</text:p>
          </table:table-cell>
          <table:table-cell table:style-name="t0.B12" office:value-type="string">
            <text:p text:style-name="P16">$0-47</text:p>
          </table:table-cell>
          <table:table-cell table:style-name="t0.B12" office:value-type="string">
            <text:p text:style-name="P16">$0-57</text:p>
          </table:table-cell>
          <table:table-cell table:style-name="t0.B12" office:value-type="string">
            <text:p text:style-name="P16">$0-67</text:p>
          </table:table-cell>
          <table:table-cell table:style-name="t0.B12" office:value-type="string">
            <text:p text:style-name="P16">$0-77</text:p>
          </table:table-cell>
          <table:table-cell table:style-name="t0.B12" office:value-type="string">
            <text:p text:style-name="P16">$0-87</text:p>
          </table:table-cell>
          <table:table-cell table:style-name="t0.B12" office:value-type="string">
            <text:p text:style-name="P17">$0-07</text:p>
          </table:table-cell>
          <table:table-cell table:style-name="t0.B12" office:value-type="string">
            <text:p text:style-name="P16">$0-17</text:p>
          </table:table-cell>
          <table:table-cell table:style-name="t0.B12" office:value-type="string">
            <text:p text:style-name="P16">$0-27</text:p>
          </table:table-cell>
          <table:covered-table-cell/>
        </table:table-row>
      </table:table>
      <text:p text:style-name="Text_20_body"/>
      <table:table table:name="t1" table:style-name="t1">
        <table:table-column table:style-name="t1.A"/>
        <table:table-column table:style-name="t1.B"/>
        <table:table-column table:style-name="t1.C"/>
        <table:table-column table:style-name="t1.D"/>
        <table:table-column table:style-name="t1.E"/>
        <table:table-column table:style-name="t1.B"/>
        <table:table-column table:style-name="t1.C"/>
        <table:table-column table:style-name="t1.H"/>
        <table:table-column table:style-name="t1.I"/>
        <table:table-column table:style-name="t1.J"/>
        <table:table-column table:style-name="t1.K"/>
        <text:soft-page-break/>
        <table:table-row table:style-name="t1.1">
          <table:table-cell table:style-name="t1.A1" table:number-columns-spanned="11" office:value-type="string">
            <text:p text:style-name="P44"><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БДК</text:span><text:span text:style-name="T17">Г</text:span><text:span text:style-name="T23">-03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49">Мощность амбиентной эквивалент-ной дозы в контрольной точке <text:span text:style-name="T50">Ḣ</text:span><text:span text:style-name="T39">oi</text:span>, нЗв/ч</text:p>
          </table:table-cell>
          <table:table-cell table:style-name="t1.B2" table:number-rows-spanned="3" office:value-type="string">
            <text:p text:style-name="P39">Номер источ-ника</text:p>
          </table:table-cell>
          <table:table-cell table:style-name="t1.B2" table:number-rows-spanned="3" office:value-type="string">
            <text:p text:style-name="P39">Рассто-яние до источ-ника, </text:p>
            <text:p text:style-name="P39"><text:span text:style-name="T20">R</text:span>, с</text:p>
          </table:table-cell>
          <table:table-cell table:style-name="t1.B2" table:number-columns-spanned="5" office:value-type="string">
            <text:p text:style-name="P58">Измерение мощности дозы в контрольной <text:s/>точке, </text:p>
          </table:table-cell>
          <table:covered-table-cell/>
          <table:covered-table-cell/>
          <table:covered-table-cell/>
          <table:covered-table-cell/>
          <table:table-cell table:style-name="t1.B2" table:number-rows-spanned="3" office:value-type="string">
            <text:p text:style-name="P39"><text:span text:style-name="T19">Относительная</text:span> погрешность измерения мощности амбиентной эквивалентной дозы </text:p>
            <text:p text:style-name="P39"><text:span text:style-name="T51">θ</text:span><text:span text:style-name="T43">пр</text:span><text:span text:style-name="T44">i</text:span><text:span text:style-name="T49">,</text:span> %</text:p>
          </table:table-cell>
          <table:table-cell table:style-name="t1.B2" table:number-rows-spanned="3" office:value-type="string">
            <text:p text:style-name="P50">Доверитель-ная граница погреш-ности измерения <text:span text:style-name="T52">Δ</text:span><text:span text:style-name="T45">i</text:span><text:span text:style-name="T19">,</text:span> %</text:p>
          </table:table-cell>
          <table:table-cell table:style-name="t1.K2" table:number-rows-spanned="3" office:value-type="string">
            <text:p text:style-name="P40"><text:span text:style-name="T53">Предел основной </text:span>относитель-ной <text:span text:style-name="T19">погреш-ности</text:span>, </text:p>
            <text:p text:style-name="P40">%</text:p>
          </table:table-cell>
        </table:table-row>
        <table:table-row table:style-name="t1.3">
          <table:covered-table-cell/>
          <table:covered-table-cell/>
          <table:covered-table-cell/>
          <table:table-cell table:style-name="t1.D3" table:number-rows-spanned="2" office:value-type="string">
            <text:p text:style-name="P58">Фон, нЗв/ч</text:p>
          </table:table-cell>
          <table:table-cell table:style-name="t1.D3" table:number-columns-spanned="3" office:value-type="string">
            <text:p text:style-name="P58">Измеренное значение </text:p>
          </table:table-cell>
          <table:covered-table-cell/>
          <table:covered-table-cell/>
          <table:table-cell table:style-name="t1.D3" table:number-rows-spanned="2" office:value-type="string">
            <text:p text:style-name="P58">Среднее значение, <text:span text:style-name="T20">H</text:span><text:span text:style-name="T37">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59"><text:span text:style-name="T34">H</text:span><text:span text:style-name="T37">1</text:span></text:p>
          </table:table-cell>
          <table:table-cell table:style-name="t1.D3" office:value-type="string">
            <text:p text:style-name="P58"><text:span text:style-name="T20">H</text:span><text:span text:style-name="T37">2</text:span></text:p>
          </table:table-cell>
          <table:table-cell table:style-name="t1.D3" office:value-type="string">
            <text:p text:style-name="P58"><text:span text:style-name="T20">H</text:span><text:span text:style-name="T37">3</text:span></text:p>
          </table:table-cell>
          <table:covered-table-cell/>
          <table:covered-table-cell/>
          <table:covered-table-cell/>
          <table:covered-table-cell/>
        </table:table-row>
        <table:table-row>
          <table:table-cell table:style-name="t1.A5" office:value-type="string">
            <text:p text:style-name="P21"><text:span text:style-name="T19">0,07</text:span> мкЗв/ч</text:p>
          </table:table-cell>
          <table:table-cell table:style-name="t1.D3" office:value-type="string">
            <text:p text:style-name="P16">$1-30</text:p>
          </table:table-cell>
          <table:table-cell table:style-name="t1.D3" office:value-type="string">
            <text:p text:style-name="P16">$1-40</text:p>
          </table:table-cell>
          <table:table-cell table:style-name="t1.D3" office:value-type="string">
            <text:p text:style-name="P16">$1-50</text:p>
          </table:table-cell>
          <table:table-cell table:style-name="t1.D3" office:value-type="string">
            <text:p text:style-name="P16">$1-60</text:p>
          </table:table-cell>
          <table:table-cell table:style-name="t1.D3" office:value-type="string">
            <text:p text:style-name="P16">$1-70</text:p>
          </table:table-cell>
          <table:table-cell table:style-name="t1.D3" office:value-type="string">
            <text:p text:style-name="P16">$1-80</text:p>
          </table:table-cell>
          <table:table-cell table:style-name="t1.D3" office:value-type="string">
            <text:p text:style-name="P17">$1-00</text:p>
          </table:table-cell>
          <table:table-cell table:style-name="t1.D3" office:value-type="string">
            <text:p text:style-name="P16">$1-10</text:p>
          </table:table-cell>
          <table:table-cell table:style-name="t1.D3" office:value-type="string">
            <text:p text:style-name="P16">$1-20</text:p>
          </table:table-cell>
          <table:table-cell table:style-name="t1.K5" table:number-rows-spanned="5" office:value-type="string">
            <text:p text:style-name="P24">±<text:span text:style-name="T19">20</text:span></text:p>
          </table:table-cell>
        </table:table-row>
        <table:table-row>
          <table:table-cell table:style-name="t1.A5" office:value-type="string">
            <text:p text:style-name="P21">0,7 мкЗв/ч</text:p>
          </table:table-cell>
          <table:table-cell table:style-name="t1.D3" office:value-type="string">
            <text:p text:style-name="P16">$1-31</text:p>
          </table:table-cell>
          <table:table-cell table:style-name="t1.D3" office:value-type="string">
            <text:p text:style-name="P16">$1-41</text:p>
          </table:table-cell>
          <table:table-cell table:style-name="t1.D3" office:value-type="string">
            <text:p text:style-name="P16">$1-51</text:p>
          </table:table-cell>
          <table:table-cell table:style-name="t1.D3" office:value-type="string">
            <text:p text:style-name="P16">$1-61</text:p>
          </table:table-cell>
          <table:table-cell table:style-name="t1.D3" office:value-type="string">
            <text:p text:style-name="P16">$1-71</text:p>
          </table:table-cell>
          <table:table-cell table:style-name="t1.D3" office:value-type="string">
            <text:p text:style-name="P16">$1-81</text:p>
          </table:table-cell>
          <table:table-cell table:style-name="t1.D3" office:value-type="string">
            <text:p text:style-name="P17">$1-01</text:p>
          </table:table-cell>
          <table:table-cell table:style-name="t1.D3" office:value-type="string">
            <text:p text:style-name="P16">$1-11</text:p>
          </table:table-cell>
          <table:table-cell table:style-name="t1.D3" office:value-type="string">
            <text:p text:style-name="P16">$1-21</text:p>
          </table:table-cell>
          <table:covered-table-cell/>
        </table:table-row>
        <table:table-row>
          <table:table-cell table:style-name="t1.A5" office:value-type="string">
            <text:p text:style-name="P21">7 мкЗв/ч</text:p>
          </table:table-cell>
          <table:table-cell table:style-name="t1.D3" office:value-type="string">
            <text:p text:style-name="P16">$1-32</text:p>
          </table:table-cell>
          <table:table-cell table:style-name="t1.D3" office:value-type="string">
            <text:p text:style-name="P16">$1-42</text:p>
          </table:table-cell>
          <table:table-cell table:style-name="t1.D3" office:value-type="string">
            <text:p text:style-name="P16">$1-52</text:p>
          </table:table-cell>
          <table:table-cell table:style-name="t1.D3" office:value-type="string">
            <text:p text:style-name="P16">$1-62</text:p>
          </table:table-cell>
          <table:table-cell table:style-name="t1.D3" office:value-type="string">
            <text:p text:style-name="P16">$1-72</text:p>
          </table:table-cell>
          <table:table-cell table:style-name="t1.D3" office:value-type="string">
            <text:p text:style-name="P16">$1-82</text:p>
          </table:table-cell>
          <table:table-cell table:style-name="t1.D3" office:value-type="string">
            <text:p text:style-name="P17">$1-02</text:p>
          </table:table-cell>
          <table:table-cell table:style-name="t1.D3" office:value-type="string">
            <text:p text:style-name="P16">$1-12</text:p>
          </table:table-cell>
          <table:table-cell table:style-name="t1.D3" office:value-type="string">
            <text:p text:style-name="P16">$1-22</text:p>
          </table:table-cell>
          <table:covered-table-cell/>
        </table:table-row>
        <table:table-row>
          <table:table-cell table:style-name="t1.A5" office:value-type="string">
            <text:p text:style-name="P21">70 мкЗв/ч</text:p>
          </table:table-cell>
          <table:table-cell table:style-name="t1.D3" office:value-type="string">
            <text:p text:style-name="P16">$1-33</text:p>
          </table:table-cell>
          <table:table-cell table:style-name="t1.D3" office:value-type="string">
            <text:p text:style-name="P16">$1-43</text:p>
          </table:table-cell>
          <table:table-cell table:style-name="t1.D3" office:value-type="string">
            <text:p text:style-name="P16">$1-53</text:p>
          </table:table-cell>
          <table:table-cell table:style-name="t1.D3" office:value-type="string">
            <text:p text:style-name="P16">$1-63</text:p>
          </table:table-cell>
          <table:table-cell table:style-name="t1.D3" office:value-type="string">
            <text:p text:style-name="P16">$1-73</text:p>
          </table:table-cell>
          <table:table-cell table:style-name="t1.D3" office:value-type="string">
            <text:p text:style-name="P16">$1-83</text:p>
          </table:table-cell>
          <table:table-cell table:style-name="t1.D3" office:value-type="string">
            <text:p text:style-name="P17">$1-03</text:p>
          </table:table-cell>
          <table:table-cell table:style-name="t1.D3" office:value-type="string">
            <text:p text:style-name="P16">$1-13</text:p>
          </table:table-cell>
          <table:table-cell table:style-name="t1.D3" office:value-type="string">
            <text:p text:style-name="P16">$1-23</text:p>
          </table:table-cell>
          <table:covered-table-cell/>
        </table:table-row>
        <table:table-row>
          <table:table-cell table:style-name="t1.A9" office:value-type="string">
            <text:p text:style-name="P21"><text:span text:style-name="T49">240</text:span> <text:span text:style-name="T49">мкЗв</text:span>/ч</text:p>
          </table:table-cell>
          <table:table-cell table:style-name="t1.B9" office:value-type="string">
            <text:p text:style-name="P16">$1-34</text:p>
          </table:table-cell>
          <table:table-cell table:style-name="t1.B9" office:value-type="string">
            <text:p text:style-name="P16">$1-44</text:p>
          </table:table-cell>
          <table:table-cell table:style-name="t1.B9" office:value-type="string">
            <text:p text:style-name="P16">$1-54</text:p>
          </table:table-cell>
          <table:table-cell table:style-name="t1.B9" office:value-type="string">
            <text:p text:style-name="P16">$1-64</text:p>
          </table:table-cell>
          <table:table-cell table:style-name="t1.B9" office:value-type="string">
            <text:p text:style-name="P16">$1-74</text:p>
          </table:table-cell>
          <table:table-cell table:style-name="t1.B9" office:value-type="string">
            <text:p text:style-name="P16">$1-84</text:p>
          </table:table-cell>
          <table:table-cell table:style-name="t1.B9" office:value-type="string">
            <text:p text:style-name="P17">$1-04</text:p>
          </table:table-cell>
          <table:table-cell table:style-name="t1.B9" office:value-type="string">
            <text:p text:style-name="P16">$1-14</text:p>
          </table:table-cell>
          <table:table-cell table:style-name="t1.B9" office:value-type="string">
            <text:p text:style-name="P16">$1-24</text:p>
          </table:table-cell>
          <table:covered-table-cell/>
        </table:table-row>
      </table:table>
      <text:p text:style-name="Text_20_body"/>
      <table:table table:name="t2" table:style-name="t2">
        <table:table-column table:style-name="t2.A"/>
        <table:table-column table:style-name="t2.B"/>
        <table:table-column table:style-name="t2.C"/>
        <table:table-column table:style-name="t2.D"/>
        <table:table-column table:style-name="t2.E"/>
        <table:table-column table:style-name="t2.B"/>
        <table:table-column table:style-name="t2.C"/>
        <table:table-column table:style-name="t2.H"/>
        <table:table-column table:style-name="t2.I"/>
        <table:table-column table:style-name="t2.J"/>
        <table:table-column table:style-name="t2.K"/>
        <table:table-row table:style-name="t2.1">
          <table:table-cell table:style-name="t2.A1" table:number-columns-spanned="11" office:value-type="string">
            <text:p text:style-name="P44"><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БДК</text:span><text:span text:style-name="T17">Г</text:span><text:span text:style-name="T23">-04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49">Мощность амбиентной эквивалент-ной дозы в контрольной точке <text:span text:style-name="T50">Ḣ</text:span><text:span text:style-name="T39">oi</text:span>, нЗв/ч</text:p>
          </table:table-cell>
          <table:table-cell table:style-name="t2.B2" table:number-rows-spanned="3" office:value-type="string">
            <text:p text:style-name="P39">Номер источ-ника</text:p>
          </table:table-cell>
          <table:table-cell table:style-name="t2.B2" table:number-rows-spanned="3" office:value-type="string">
            <text:p text:style-name="P39">Рассто-яние до источ-ника, </text:p>
            <text:p text:style-name="P39"><text:span text:style-name="T20">R</text:span>, с</text:p>
          </table:table-cell>
          <table:table-cell table:style-name="t2.B2" table:number-columns-spanned="5" office:value-type="string">
            <text:p text:style-name="P58">Измерение мощности дозы в контрольной <text:s/>точке, </text:p>
          </table:table-cell>
          <table:covered-table-cell/>
          <table:covered-table-cell/>
          <table:covered-table-cell/>
          <table:covered-table-cell/>
          <table:table-cell table:style-name="t2.B2" table:number-rows-spanned="3" office:value-type="string">
            <text:p text:style-name="P39"><text:span text:style-name="T19">Относительная</text:span> погрешность измерения мощности амбиентной эквивалентной дозы </text:p>
            <text:p text:style-name="P39"><text:span text:style-name="T51">θ</text:span><text:span text:style-name="T43">пр</text:span><text:span text:style-name="T44">i</text:span><text:span text:style-name="T49">,</text:span> %</text:p>
          </table:table-cell>
          <table:table-cell table:style-name="t2.B2" table:number-rows-spanned="3" office:value-type="string">
            <text:p text:style-name="P50">Доверитель-ная граница погреш-ности измерения <text:span text:style-name="T52">Δ</text:span><text:span text:style-name="T45">i</text:span><text:span text:style-name="T19">,</text:span> %</text:p>
          </table:table-cell>
          <table:table-cell table:style-name="t2.K2" table:number-rows-spanned="3" office:value-type="string">
            <text:p text:style-name="P40"><text:span text:style-name="T53">Предел основной </text:span>относитель-ной <text:span text:style-name="T19">погреш-ности</text:span>, </text:p>
            <text:p text:style-name="P40">%</text:p>
          </table:table-cell>
        </table:table-row>
        <table:table-row table:style-name="t2.3">
          <table:covered-table-cell/>
          <table:covered-table-cell/>
          <table:covered-table-cell/>
          <table:table-cell table:style-name="t2.D3" table:number-rows-spanned="2" office:value-type="string">
            <text:p text:style-name="P58">Фон, нЗв/ч</text:p>
          </table:table-cell>
          <table:table-cell table:style-name="t2.D3" table:number-columns-spanned="3" office:value-type="string">
            <text:p text:style-name="P58">Измеренное значение </text:p>
          </table:table-cell>
          <table:covered-table-cell/>
          <table:covered-table-cell/>
          <table:table-cell table:style-name="t2.D3" table:number-rows-spanned="2" office:value-type="string">
            <text:p text:style-name="P58">Среднее значение, <text:span text:style-name="T20">H</text:span><text:span text:style-name="T37">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59"><text:span text:style-name="T34">H</text:span><text:span text:style-name="T37">1</text:span></text:p>
          </table:table-cell>
          <table:table-cell table:style-name="t2.D3" office:value-type="string">
            <text:p text:style-name="P58"><text:span text:style-name="T20">H</text:span><text:span text:style-name="T37">2</text:span></text:p>
          </table:table-cell>
          <table:table-cell table:style-name="t2.D3" office:value-type="string">
            <text:p text:style-name="P58"><text:span text:style-name="T20">H</text:span><text:span text:style-name="T37">3</text:span></text:p>
          </table:table-cell>
          <table:covered-table-cell/>
          <table:covered-table-cell/>
          <table:covered-table-cell/>
          <table:covered-table-cell/>
        </table:table-row>
        <table:table-row>
          <table:table-cell table:style-name="t2.A5" office:value-type="string">
            <text:p text:style-name="P21"><text:span text:style-name="T19">0,07</text:span> мкЗв/ч</text:p>
          </table:table-cell>
          <table:table-cell table:style-name="t2.D3" office:value-type="string">
            <text:p text:style-name="P16">$2-30</text:p>
          </table:table-cell>
          <table:table-cell table:style-name="t2.D3" office:value-type="string">
            <text:p text:style-name="P16">$2-40</text:p>
          </table:table-cell>
          <table:table-cell table:style-name="t2.D3" office:value-type="string">
            <text:p text:style-name="P16">$2-50</text:p>
          </table:table-cell>
          <table:table-cell table:style-name="t2.D3" office:value-type="string">
            <text:p text:style-name="P16">$2-60</text:p>
          </table:table-cell>
          <table:table-cell table:style-name="t2.D3" office:value-type="string">
            <text:p text:style-name="P16">$2-70</text:p>
          </table:table-cell>
          <table:table-cell table:style-name="t2.D3" office:value-type="string">
            <text:p text:style-name="P16">$2-80</text:p>
          </table:table-cell>
          <table:table-cell table:style-name="t2.D3" office:value-type="string">
            <text:p text:style-name="P17">$2-00</text:p>
          </table:table-cell>
          <table:table-cell table:style-name="t2.D3" office:value-type="string">
            <text:p text:style-name="P16">$2-10</text:p>
          </table:table-cell>
          <table:table-cell table:style-name="t2.D3" office:value-type="string">
            <text:p text:style-name="P16">$2-20</text:p>
          </table:table-cell>
          <table:table-cell table:style-name="t2.K5" table:number-rows-spanned="9" office:value-type="string">
            <text:p text:style-name="P24">±<text:span text:style-name="T19">15</text:span></text:p>
          </table:table-cell>
        </table:table-row>
        <table:table-row>
          <table:table-cell table:style-name="t2.A5" office:value-type="string">
            <text:p text:style-name="P21">0,7 мкЗв/ч</text:p>
          </table:table-cell>
          <table:table-cell table:style-name="t2.D3" office:value-type="string">
            <text:p text:style-name="P16">$2-31</text:p>
          </table:table-cell>
          <table:table-cell table:style-name="t2.D3" office:value-type="string">
            <text:p text:style-name="P16">$2-41</text:p>
          </table:table-cell>
          <table:table-cell table:style-name="t2.D3" office:value-type="string">
            <text:p text:style-name="P16">$2-51</text:p>
          </table:table-cell>
          <table:table-cell table:style-name="t2.D3" office:value-type="string">
            <text:p text:style-name="P16">$2-61</text:p>
          </table:table-cell>
          <table:table-cell table:style-name="t2.D3" office:value-type="string">
            <text:p text:style-name="P16">$2-71</text:p>
          </table:table-cell>
          <table:table-cell table:style-name="t2.D3" office:value-type="string">
            <text:p text:style-name="P16">$2-81</text:p>
          </table:table-cell>
          <table:table-cell table:style-name="t2.D3" office:value-type="string">
            <text:p text:style-name="P17">$2-01</text:p>
          </table:table-cell>
          <table:table-cell table:style-name="t2.D3" office:value-type="string">
            <text:p text:style-name="P16">$2-11</text:p>
          </table:table-cell>
          <table:table-cell table:style-name="t2.D3" office:value-type="string">
            <text:p text:style-name="P16">$2-21</text:p>
          </table:table-cell>
          <table:covered-table-cell/>
        </table:table-row>
        <table:table-row>
          <table:table-cell table:style-name="t2.A5" office:value-type="string">
            <text:p text:style-name="P21">7 мкЗв/ч</text:p>
          </table:table-cell>
          <table:table-cell table:style-name="t2.D3" office:value-type="string">
            <text:p text:style-name="P16">$2-32</text:p>
          </table:table-cell>
          <table:table-cell table:style-name="t2.D3" office:value-type="string">
            <text:p text:style-name="P16">$2-42</text:p>
          </table:table-cell>
          <table:table-cell table:style-name="t2.D3" office:value-type="string">
            <text:p text:style-name="P16">$2-52</text:p>
          </table:table-cell>
          <table:table-cell table:style-name="t2.D3" office:value-type="string">
            <text:p text:style-name="P16">$2-62</text:p>
          </table:table-cell>
          <table:table-cell table:style-name="t2.D3" office:value-type="string">
            <text:p text:style-name="P16">$2-72</text:p>
          </table:table-cell>
          <table:table-cell table:style-name="t2.D3" office:value-type="string">
            <text:p text:style-name="P16">$2-82</text:p>
          </table:table-cell>
          <table:table-cell table:style-name="t2.D3" office:value-type="string">
            <text:p text:style-name="P17">$2-02</text:p>
          </table:table-cell>
          <table:table-cell table:style-name="t2.D3" office:value-type="string">
            <text:p text:style-name="P16">$2-12</text:p>
          </table:table-cell>
          <table:table-cell table:style-name="t2.D3" office:value-type="string">
            <text:p text:style-name="P16">$2-22</text:p>
          </table:table-cell>
          <table:covered-table-cell/>
        </table:table-row>
        <table:table-row>
          <table:table-cell table:style-name="t2.A5" office:value-type="string">
            <text:p text:style-name="P21">70 мкЗв/ч</text:p>
          </table:table-cell>
          <table:table-cell table:style-name="t2.D3" office:value-type="string">
            <text:p text:style-name="P16">$2-33</text:p>
          </table:table-cell>
          <table:table-cell table:style-name="t2.D3" office:value-type="string">
            <text:p text:style-name="P16">$2-43</text:p>
          </table:table-cell>
          <table:table-cell table:style-name="t2.D3" office:value-type="string">
            <text:p text:style-name="P16">$2-53</text:p>
          </table:table-cell>
          <table:table-cell table:style-name="t2.D3" office:value-type="string">
            <text:p text:style-name="P16">$2-63</text:p>
          </table:table-cell>
          <table:table-cell table:style-name="t2.D3" office:value-type="string">
            <text:p text:style-name="P16">$2-73</text:p>
          </table:table-cell>
          <table:table-cell table:style-name="t2.D3" office:value-type="string">
            <text:p text:style-name="P16">$2-83</text:p>
          </table:table-cell>
          <table:table-cell table:style-name="t2.D3" office:value-type="string">
            <text:p text:style-name="P17">$2-03</text:p>
          </table:table-cell>
          <table:table-cell table:style-name="t2.D3" office:value-type="string">
            <text:p text:style-name="P16">$2-13</text:p>
          </table:table-cell>
          <table:table-cell table:style-name="t2.D3" office:value-type="string">
            <text:p text:style-name="P16">$2-23</text:p>
          </table:table-cell>
          <table:covered-table-cell/>
        </table:table-row>
        <table:table-row>
          <table:table-cell table:style-name="t2.A5" office:value-type="string">
            <text:p text:style-name="P21">0.7 мЗв/ч</text:p>
          </table:table-cell>
          <table:table-cell table:style-name="t2.D3" office:value-type="string">
            <text:p text:style-name="P16">$2-34</text:p>
          </table:table-cell>
          <table:table-cell table:style-name="t2.D3" office:value-type="string">
            <text:p text:style-name="P16">$2-44</text:p>
          </table:table-cell>
          <table:table-cell table:style-name="t2.D3" office:value-type="string">
            <text:p text:style-name="P16">$2-54</text:p>
          </table:table-cell>
          <table:table-cell table:style-name="t2.D3" office:value-type="string">
            <text:p text:style-name="P16">$2-64</text:p>
          </table:table-cell>
          <table:table-cell table:style-name="t2.D3" office:value-type="string">
            <text:p text:style-name="P16">$2-74</text:p>
          </table:table-cell>
          <table:table-cell table:style-name="t2.D3" office:value-type="string">
            <text:p text:style-name="P16">$2-84</text:p>
          </table:table-cell>
          <table:table-cell table:style-name="t2.D3" office:value-type="string">
            <text:p text:style-name="P17">$2-04</text:p>
          </table:table-cell>
          <table:table-cell table:style-name="t2.D3" office:value-type="string">
            <text:p text:style-name="P16">$2-14</text:p>
          </table:table-cell>
          <table:table-cell table:style-name="t2.D3" office:value-type="string">
            <text:p text:style-name="P16">$2-24</text:p>
          </table:table-cell>
          <table:covered-table-cell/>
        </table:table-row>
        <table:table-row>
          <table:table-cell table:style-name="t2.A5" office:value-type="string">
            <text:p text:style-name="P21">7,0 мЗв/ч</text:p>
          </table:table-cell>
          <table:table-cell table:style-name="t2.D3" office:value-type="string">
            <text:p text:style-name="P16">$2-35</text:p>
          </table:table-cell>
          <table:table-cell table:style-name="t2.D3" office:value-type="string">
            <text:p text:style-name="P16">$2-45</text:p>
          </table:table-cell>
          <table:table-cell table:style-name="t2.D3" office:value-type="string">
            <text:p text:style-name="P16">$2-55</text:p>
          </table:table-cell>
          <table:table-cell table:style-name="t2.D3" office:value-type="string">
            <text:p text:style-name="P16">$2-65</text:p>
          </table:table-cell>
          <table:table-cell table:style-name="t2.D3" office:value-type="string">
            <text:p text:style-name="P16">$2-75</text:p>
          </table:table-cell>
          <table:table-cell table:style-name="t2.D3" office:value-type="string">
            <text:p text:style-name="P16">$2-85</text:p>
          </table:table-cell>
          <table:table-cell table:style-name="t2.D3" office:value-type="string">
            <text:p text:style-name="P17">$2-05</text:p>
          </table:table-cell>
          <table:table-cell table:style-name="t2.D3" office:value-type="string">
            <text:p text:style-name="P16">$2-15</text:p>
          </table:table-cell>
          <table:table-cell table:style-name="t2.D3" office:value-type="string">
            <text:p text:style-name="P16">$2-25</text:p>
          </table:table-cell>
          <table:covered-table-cell/>
        </table:table-row>
        <table:table-row>
          <table:table-cell table:style-name="t2.A5" office:value-type="string">
            <text:p text:style-name="P21">70 мЗв/ч</text:p>
          </table:table-cell>
          <table:table-cell table:style-name="t2.D3" office:value-type="string">
            <text:p text:style-name="P16">$2-36</text:p>
          </table:table-cell>
          <table:table-cell table:style-name="t2.D3" office:value-type="string">
            <text:p text:style-name="P16">$2-46</text:p>
          </table:table-cell>
          <table:table-cell table:style-name="t2.D3" office:value-type="string">
            <text:p text:style-name="P16">$2-56</text:p>
          </table:table-cell>
          <table:table-cell table:style-name="t2.D3" office:value-type="string">
            <text:p text:style-name="P16">$2-66</text:p>
          </table:table-cell>
          <table:table-cell table:style-name="t2.D3" office:value-type="string">
            <text:p text:style-name="P16">$2-76</text:p>
          </table:table-cell>
          <table:table-cell table:style-name="t2.D3" office:value-type="string">
            <text:p text:style-name="P16">$2-86</text:p>
          </table:table-cell>
          <table:table-cell table:style-name="t2.D3" office:value-type="string">
            <text:p text:style-name="P17">$2-06</text:p>
          </table:table-cell>
          <table:table-cell table:style-name="t2.D3" office:value-type="string">
            <text:p text:style-name="P16">$2-16</text:p>
          </table:table-cell>
          <table:table-cell table:style-name="t2.D3" office:value-type="string">
            <text:p text:style-name="P16">$2-26</text:p>
          </table:table-cell>
          <table:covered-table-cell/>
        </table:table-row>
        <table:table-row>
          <table:table-cell table:style-name="t2.A5" office:value-type="string">
            <text:p text:style-name="P21"><text:span text:style-name="T49">0,7</text:span> Зв/ч</text:p>
          </table:table-cell>
          <table:table-cell table:style-name="t2.D3" office:value-type="string">
            <text:p text:style-name="P16">$2-37</text:p>
          </table:table-cell>
          <table:table-cell table:style-name="t2.D3" office:value-type="string">
            <text:p text:style-name="P16">$2-47</text:p>
          </table:table-cell>
          <table:table-cell table:style-name="t2.D3" office:value-type="string">
            <text:p text:style-name="P16">$2-57</text:p>
          </table:table-cell>
          <table:table-cell table:style-name="t2.D3" office:value-type="string">
            <text:p text:style-name="P16">$2-67</text:p>
          </table:table-cell>
          <table:table-cell table:style-name="t2.D3" office:value-type="string">
            <text:p text:style-name="P16">$2-77</text:p>
          </table:table-cell>
          <table:table-cell table:style-name="t2.D3" office:value-type="string">
            <text:p text:style-name="P16">$2-87</text:p>
          </table:table-cell>
          <table:table-cell table:style-name="t2.D3" office:value-type="string">
            <text:p text:style-name="P17">$2-07</text:p>
          </table:table-cell>
          <table:table-cell table:style-name="t2.D3" office:value-type="string">
            <text:p text:style-name="P16">$2-17</text:p>
          </table:table-cell>
          <table:table-cell table:style-name="t2.D3" office:value-type="string">
            <text:p text:style-name="P16">$2-27</text:p>
          </table:table-cell>
          <table:covered-table-cell/>
        </table:table-row>
        <table:table-row>
          <table:table-cell table:style-name="t2.A13" office:value-type="string">
            <text:p text:style-name="P21">7 Зв/ч</text:p>
          </table:table-cell>
          <table:table-cell table:style-name="t2.B13" office:value-type="string">
            <text:p text:style-name="P16">$2-3<text:span text:style-name="T19">8</text:span></text:p>
          </table:table-cell>
          <table:table-cell table:style-name="t2.B13" office:value-type="string">
            <text:p text:style-name="P16">$2-4<text:span text:style-name="T19">8</text:span></text:p>
          </table:table-cell>
          <table:table-cell table:style-name="t2.B13" office:value-type="string">
            <text:p text:style-name="P16">$2-5<text:span text:style-name="T19">8</text:span></text:p>
          </table:table-cell>
          <table:table-cell table:style-name="t2.B13" office:value-type="string">
            <text:p text:style-name="P16">$2-6<text:span text:style-name="T19">8</text:span></text:p>
          </table:table-cell>
          <table:table-cell table:style-name="t2.B13" office:value-type="string">
            <text:p text:style-name="P16">$2-7<text:span text:style-name="T19">8</text:span></text:p>
          </table:table-cell>
          <table:table-cell table:style-name="t2.B13" office:value-type="string">
            <text:p text:style-name="P16">$2-8<text:span text:style-name="T19">8</text:span></text:p>
          </table:table-cell>
          <table:table-cell table:style-name="t2.B13" office:value-type="string">
            <text:p text:style-name="P17">$2-08</text:p>
          </table:table-cell>
          <table:table-cell table:style-name="t2.B13" office:value-type="string">
            <text:p text:style-name="P16">$2-1<text:span text:style-name="T19">8</text:span></text:p>
          </table:table-cell>
          <table:table-cell table:style-name="t2.B13" office:value-type="string">
            <text:p text:style-name="P16">$2-2<text:span text:style-name="T19">8</text:span></text:p>
          </table:table-cell>
          <table:covered-table-cell/>
        </table:table-row>
      </table:table>
      <table:table table:name="t3" table:style-name="t3">
        <table:table-column table:style-name="t3.A"/>
        <table:table-column table:style-name="t3.B"/>
        <table:table-column table:style-name="t3.C"/>
        <table:table-column table:style-name="t3.D"/>
        <table:table-column table:style-name="t3.E"/>
        <table:table-column table:style-name="t3.B"/>
        <table:table-column table:style-name="t3.C"/>
        <table:table-column table:style-name="t3.H"/>
        <table:table-column table:style-name="t3.I"/>
        <table:table-column table:style-name="t3.J"/>
        <table:table-column table:style-name="t3.K"/>
        <text:soft-page-break/>
        <table:table-row table:style-name="t3.1">
          <table:table-cell table:style-name="t3.A1" table:number-columns-spanned="11" office:value-type="string">
            <text:p text:style-name="P44"><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БДК</text:span><text:span text:style-name="T17">Г</text:span><text:span text:style-name="T23">-05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49">Мощность амбиентной эквивалент-ной дозы в контрольной точке <text:span text:style-name="T50">Ḣ</text:span><text:span text:style-name="T39">oi</text:span>, нЗв/ч</text:p>
          </table:table-cell>
          <table:table-cell table:style-name="t3.B2" table:number-rows-spanned="3" office:value-type="string">
            <text:p text:style-name="P39">Номер источ-ника</text:p>
          </table:table-cell>
          <table:table-cell table:style-name="t3.B2" table:number-rows-spanned="3" office:value-type="string">
            <text:p text:style-name="P39">Рассто-яние до источ-ника, </text:p>
            <text:p text:style-name="P39"><text:span text:style-name="T20">R</text:span>, с</text:p>
          </table:table-cell>
          <table:table-cell table:style-name="t3.B2" table:number-columns-spanned="5" office:value-type="string">
            <text:p text:style-name="P58">Измерение мощности дозы в контрольной <text:s/>точке, </text:p>
          </table:table-cell>
          <table:covered-table-cell/>
          <table:covered-table-cell/>
          <table:covered-table-cell/>
          <table:covered-table-cell/>
          <table:table-cell table:style-name="t3.B2" table:number-rows-spanned="3" office:value-type="string">
            <text:p text:style-name="P39"><text:span text:style-name="T19">Относительная</text:span> погрешность измерения мощности амбиентной эквивалентной дозы </text:p>
            <text:p text:style-name="P39"><text:span text:style-name="T51">θ</text:span><text:span text:style-name="T43">пр</text:span><text:span text:style-name="T44">i</text:span><text:span text:style-name="T49">,</text:span> %</text:p>
          </table:table-cell>
          <table:table-cell table:style-name="t3.B2" table:number-rows-spanned="3" office:value-type="string">
            <text:p text:style-name="P50">Доверитель-ная граница погреш-ности измерения <text:span text:style-name="T52">Δ</text:span><text:span text:style-name="T45">i</text:span><text:span text:style-name="T19">,</text:span> %</text:p>
          </table:table-cell>
          <table:table-cell table:style-name="t3.K2" table:number-rows-spanned="3" office:value-type="string">
            <text:p text:style-name="P40"><text:span text:style-name="T53">Предел основной </text:span>относитель-ной <text:span text:style-name="T19">погреш-ности</text:span>, </text:p>
            <text:p text:style-name="P40">%</text:p>
          </table:table-cell>
        </table:table-row>
        <table:table-row table:style-name="t3.3">
          <table:covered-table-cell/>
          <table:covered-table-cell/>
          <table:covered-table-cell/>
          <table:table-cell table:style-name="t3.D3" table:number-rows-spanned="2" office:value-type="string">
            <text:p text:style-name="P58">Фон, нЗв/ч</text:p>
          </table:table-cell>
          <table:table-cell table:style-name="t3.D3" table:number-columns-spanned="3" office:value-type="string">
            <text:p text:style-name="P58">Измеренное значение </text:p>
          </table:table-cell>
          <table:covered-table-cell/>
          <table:covered-table-cell/>
          <table:table-cell table:style-name="t3.D3" table:number-rows-spanned="2" office:value-type="string">
            <text:p text:style-name="P58">Среднее значение, <text:span text:style-name="T20">H</text:span><text:span text:style-name="T37">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59"><text:span text:style-name="T34">H</text:span><text:span text:style-name="T37">1</text:span></text:p>
          </table:table-cell>
          <table:table-cell table:style-name="t3.D3" office:value-type="string">
            <text:p text:style-name="P58"><text:span text:style-name="T20">H</text:span><text:span text:style-name="T37">2</text:span></text:p>
          </table:table-cell>
          <table:table-cell table:style-name="t3.D3" office:value-type="string">
            <text:p text:style-name="P58"><text:span text:style-name="T20">H</text:span><text:span text:style-name="T37">3</text:span></text:p>
          </table:table-cell>
          <table:covered-table-cell/>
          <table:covered-table-cell/>
          <table:covered-table-cell/>
          <table:covered-table-cell/>
        </table:table-row>
        <table:table-row>
          <table:table-cell table:style-name="t3.A5" office:value-type="string">
            <text:p text:style-name="P21"><text:span text:style-name="T19">0,07</text:span> мкЗв/ч</text:p>
          </table:table-cell>
          <table:table-cell table:style-name="t3.D3" office:value-type="string">
            <text:p text:style-name="P16">$3-30</text:p>
          </table:table-cell>
          <table:table-cell table:style-name="t3.D3" office:value-type="string">
            <text:p text:style-name="P16">$3-40</text:p>
          </table:table-cell>
          <table:table-cell table:style-name="t3.D3" office:value-type="string">
            <text:p text:style-name="P16">$3-50</text:p>
          </table:table-cell>
          <table:table-cell table:style-name="t3.D3" office:value-type="string">
            <text:p text:style-name="P16">$3-60</text:p>
          </table:table-cell>
          <table:table-cell table:style-name="t3.D3" office:value-type="string">
            <text:p text:style-name="P16">$3-70</text:p>
          </table:table-cell>
          <table:table-cell table:style-name="t3.D3" office:value-type="string">
            <text:p text:style-name="P16">$3-80</text:p>
          </table:table-cell>
          <table:table-cell table:style-name="t3.D3" office:value-type="string">
            <text:p text:style-name="P17">$3-00</text:p>
          </table:table-cell>
          <table:table-cell table:style-name="t3.D3" office:value-type="string">
            <text:p text:style-name="P16">$3-10</text:p>
          </table:table-cell>
          <table:table-cell table:style-name="t3.D3" office:value-type="string">
            <text:p text:style-name="P16">$3-20</text:p>
          </table:table-cell>
          <table:table-cell table:style-name="t3.K5" table:number-rows-spanned="4" office:value-type="string">
            <text:p text:style-name="P24">±<text:span text:style-name="T19">15</text:span></text:p>
          </table:table-cell>
        </table:table-row>
        <table:table-row>
          <table:table-cell table:style-name="t3.A5" office:value-type="string">
            <text:p text:style-name="P21">0,7 мкЗв/ч</text:p>
          </table:table-cell>
          <table:table-cell table:style-name="t3.D3" office:value-type="string">
            <text:p text:style-name="P16">$3-31</text:p>
          </table:table-cell>
          <table:table-cell table:style-name="t3.D3" office:value-type="string">
            <text:p text:style-name="P16">$3-41</text:p>
          </table:table-cell>
          <table:table-cell table:style-name="t3.D3" office:value-type="string">
            <text:p text:style-name="P16">$3-51</text:p>
          </table:table-cell>
          <table:table-cell table:style-name="t3.D3" office:value-type="string">
            <text:p text:style-name="P16">$3-61</text:p>
          </table:table-cell>
          <table:table-cell table:style-name="t3.D3" office:value-type="string">
            <text:p text:style-name="P16">$3-71</text:p>
          </table:table-cell>
          <table:table-cell table:style-name="t3.D3" office:value-type="string">
            <text:p text:style-name="P16">$3-81</text:p>
          </table:table-cell>
          <table:table-cell table:style-name="t3.D3" office:value-type="string">
            <text:p text:style-name="P17">$3-01</text:p>
          </table:table-cell>
          <table:table-cell table:style-name="t3.D3" office:value-type="string">
            <text:p text:style-name="P16">$3-11</text:p>
          </table:table-cell>
          <table:table-cell table:style-name="t3.D3" office:value-type="string">
            <text:p text:style-name="P16">$3-21</text:p>
          </table:table-cell>
          <table:covered-table-cell/>
        </table:table-row>
        <table:table-row>
          <table:table-cell table:style-name="t3.A5" office:value-type="string">
            <text:p text:style-name="P21">7 мкЗв/ч</text:p>
          </table:table-cell>
          <table:table-cell table:style-name="t3.D3" office:value-type="string">
            <text:p text:style-name="P16">$3-32</text:p>
          </table:table-cell>
          <table:table-cell table:style-name="t3.D3" office:value-type="string">
            <text:p text:style-name="P16">$3-42</text:p>
          </table:table-cell>
          <table:table-cell table:style-name="t3.D3" office:value-type="string">
            <text:p text:style-name="P16">$3-52</text:p>
          </table:table-cell>
          <table:table-cell table:style-name="t3.D3" office:value-type="string">
            <text:p text:style-name="P16">$3-62</text:p>
          </table:table-cell>
          <table:table-cell table:style-name="t3.D3" office:value-type="string">
            <text:p text:style-name="P16">$3-72</text:p>
          </table:table-cell>
          <table:table-cell table:style-name="t3.D3" office:value-type="string">
            <text:p text:style-name="P16">$3-82</text:p>
          </table:table-cell>
          <table:table-cell table:style-name="t3.D3" office:value-type="string">
            <text:p text:style-name="P17">$3-02</text:p>
          </table:table-cell>
          <table:table-cell table:style-name="t3.D3" office:value-type="string">
            <text:p text:style-name="P16">$3-12</text:p>
          </table:table-cell>
          <table:table-cell table:style-name="t3.D3" office:value-type="string">
            <text:p text:style-name="P16">$3-22</text:p>
          </table:table-cell>
          <table:covered-table-cell/>
        </table:table-row>
        <table:table-row>
          <table:table-cell table:style-name="t3.A8" office:value-type="string">
            <text:p text:style-name="P21">70 мкЗв/ч</text:p>
          </table:table-cell>
          <table:table-cell table:style-name="t3.B8" office:value-type="string">
            <text:p text:style-name="P16">$3-33</text:p>
          </table:table-cell>
          <table:table-cell table:style-name="t3.B8" office:value-type="string">
            <text:p text:style-name="P16">$3-43</text:p>
          </table:table-cell>
          <table:table-cell table:style-name="t3.B8" office:value-type="string">
            <text:p text:style-name="P16">$3-53</text:p>
          </table:table-cell>
          <table:table-cell table:style-name="t3.B8" office:value-type="string">
            <text:p text:style-name="P16">$3-63</text:p>
          </table:table-cell>
          <table:table-cell table:style-name="t3.B8" office:value-type="string">
            <text:p text:style-name="P16">$3-73</text:p>
          </table:table-cell>
          <table:table-cell table:style-name="t3.B8" office:value-type="string">
            <text:p text:style-name="P16">$3-83</text:p>
          </table:table-cell>
          <table:table-cell table:style-name="t3.B8" office:value-type="string">
            <text:p text:style-name="P17">$3-03</text:p>
          </table:table-cell>
          <table:table-cell table:style-name="t3.B8" office:value-type="string">
            <text:p text:style-name="P16">$3-13</text:p>
          </table:table-cell>
          <table:table-cell table:style-name="t3.B8" office:value-type="string">
            <text:p text:style-name="P16">$3-23</text:p>
          </table:table-cell>
          <table:covered-table-cell/>
        </table:table-row>
      </table:table>
      <table:table table:name="t4" table:style-name="t4">
        <table:table-column table:style-name="t4.A"/>
        <table:table-column table:style-name="t4.B"/>
        <table:table-column table:style-name="t4.C"/>
        <table:table-column table:style-name="t4.D"/>
        <table:table-column table:style-name="t4.E"/>
        <table:table-column table:style-name="t4.B"/>
        <table:table-column table:style-name="t4.C"/>
        <table:table-column table:style-name="t4.H"/>
        <table:table-column table:style-name="t4.I"/>
        <table:table-column table:style-name="t4.J"/>
        <table:table-column table:style-name="t4.K"/>
        <table:table-row table:style-name="t4.1">
          <table:table-cell table:style-name="t4.A1" table:number-columns-spanned="11" office:value-type="string">
            <text:p text:style-name="P44"><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БДК</text:span><text:span text:style-name="T17">Г</text:span><text:span text:style-name="T23">-11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49">Мощность амбиентной эквивалент-ной дозы в контрольной точке <text:span text:style-name="T50">Ḣ</text:span><text:span text:style-name="T39">oi</text:span>, нЗв/ч</text:p>
          </table:table-cell>
          <table:table-cell table:style-name="t4.B2" table:number-rows-spanned="3" office:value-type="string">
            <text:p text:style-name="P39">Номер источ-ника</text:p>
          </table:table-cell>
          <table:table-cell table:style-name="t4.B2" table:number-rows-spanned="3" office:value-type="string">
            <text:p text:style-name="P39">Рассто-яние до источ-ника, </text:p>
            <text:p text:style-name="P39"><text:span text:style-name="T20">R</text:span>, с</text:p>
          </table:table-cell>
          <table:table-cell table:style-name="t4.B2" table:number-columns-spanned="5" office:value-type="string">
            <text:p text:style-name="P58">Измерение мощности дозы в контрольной <text:s/>точке, </text:p>
          </table:table-cell>
          <table:covered-table-cell/>
          <table:covered-table-cell/>
          <table:covered-table-cell/>
          <table:covered-table-cell/>
          <table:table-cell table:style-name="t4.B2" table:number-rows-spanned="3" office:value-type="string">
            <text:p text:style-name="P39"><text:span text:style-name="T19">Относительная</text:span> погрешность измерения мощности амбиентной эквивалентной дозы </text:p>
            <text:p text:style-name="P39"><text:span text:style-name="T51">θ</text:span><text:span text:style-name="T43">пр</text:span><text:span text:style-name="T44">i</text:span><text:span text:style-name="T49">,</text:span> %</text:p>
          </table:table-cell>
          <table:table-cell table:style-name="t4.B2" table:number-rows-spanned="3" office:value-type="string">
            <text:p text:style-name="P50">Доверитель-ная граница погреш-ности измерения <text:span text:style-name="T52">Δ</text:span><text:span text:style-name="T45">i</text:span><text:span text:style-name="T19">,</text:span> %</text:p>
          </table:table-cell>
          <table:table-cell table:style-name="t4.K2" table:number-rows-spanned="3" office:value-type="string">
            <text:p text:style-name="P40"><text:span text:style-name="T53">Предел основной </text:span>относитель-ной <text:span text:style-name="T19">погреш-ности</text:span>, </text:p>
            <text:p text:style-name="P40">%</text:p>
          </table:table-cell>
        </table:table-row>
        <table:table-row table:style-name="t4.3">
          <table:covered-table-cell/>
          <table:covered-table-cell/>
          <table:covered-table-cell/>
          <table:table-cell table:style-name="t4.D3" table:number-rows-spanned="2" office:value-type="string">
            <text:p text:style-name="P58">Фон, нЗв/ч</text:p>
          </table:table-cell>
          <table:table-cell table:style-name="t4.D3" table:number-columns-spanned="3" office:value-type="string">
            <text:p text:style-name="P58">Измеренное значение </text:p>
          </table:table-cell>
          <table:covered-table-cell/>
          <table:covered-table-cell/>
          <table:table-cell table:style-name="t4.D3" table:number-rows-spanned="2" office:value-type="string">
            <text:p text:style-name="P58">Среднее значение, <text:span text:style-name="T20">H</text:span><text:span text:style-name="T37">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59"><text:span text:style-name="T34">H</text:span><text:span text:style-name="T37">1</text:span></text:p>
          </table:table-cell>
          <table:table-cell table:style-name="t4.D3" office:value-type="string">
            <text:p text:style-name="P58"><text:span text:style-name="T20">H</text:span><text:span text:style-name="T37">2</text:span></text:p>
          </table:table-cell>
          <table:table-cell table:style-name="t4.D3" office:value-type="string">
            <text:p text:style-name="P58"><text:span text:style-name="T20">H</text:span><text:span text:style-name="T37">3</text:span></text:p>
          </table:table-cell>
          <table:covered-table-cell/>
          <table:covered-table-cell/>
          <table:covered-table-cell/>
          <table:covered-table-cell/>
        </table:table-row>
        <table:table-row>
          <table:table-cell table:style-name="t4.A5" office:value-type="string">
            <text:p text:style-name="P21"><text:span text:style-name="T19">0,07</text:span> мкЗв/ч</text:p>
          </table:table-cell>
          <table:table-cell table:style-name="t4.D3" office:value-type="string">
            <text:p text:style-name="P16">$4-30</text:p>
          </table:table-cell>
          <table:table-cell table:style-name="t4.D3" office:value-type="string">
            <text:p text:style-name="P16">$4-40</text:p>
          </table:table-cell>
          <table:table-cell table:style-name="t4.D3" office:value-type="string">
            <text:p text:style-name="P16">$4-50</text:p>
          </table:table-cell>
          <table:table-cell table:style-name="t4.D3" office:value-type="string">
            <text:p text:style-name="P16">$4-60</text:p>
          </table:table-cell>
          <table:table-cell table:style-name="t4.D3" office:value-type="string">
            <text:p text:style-name="P16">$4-70</text:p>
          </table:table-cell>
          <table:table-cell table:style-name="t4.D3" office:value-type="string">
            <text:p text:style-name="P16">$4-80</text:p>
          </table:table-cell>
          <table:table-cell table:style-name="t4.D3" office:value-type="string">
            <text:p text:style-name="P17">$4-00</text:p>
          </table:table-cell>
          <table:table-cell table:style-name="t4.D3" office:value-type="string">
            <text:p text:style-name="P16">$4-10</text:p>
          </table:table-cell>
          <table:table-cell table:style-name="t4.D3" office:value-type="string">
            <text:p text:style-name="P16">$4-20</text:p>
          </table:table-cell>
          <table:table-cell table:style-name="t4.K5" table:number-rows-spanned="4" office:value-type="string">
            <text:p text:style-name="P24">±<text:span text:style-name="T19">15</text:span></text:p>
          </table:table-cell>
        </table:table-row>
        <table:table-row>
          <table:table-cell table:style-name="t4.A5" office:value-type="string">
            <text:p text:style-name="P21">0,7 мкЗв/ч</text:p>
          </table:table-cell>
          <table:table-cell table:style-name="t4.D3" office:value-type="string">
            <text:p text:style-name="P16">$4-31</text:p>
          </table:table-cell>
          <table:table-cell table:style-name="t4.D3" office:value-type="string">
            <text:p text:style-name="P16">$4-41</text:p>
          </table:table-cell>
          <table:table-cell table:style-name="t4.D3" office:value-type="string">
            <text:p text:style-name="P16">$4-51</text:p>
          </table:table-cell>
          <table:table-cell table:style-name="t4.D3" office:value-type="string">
            <text:p text:style-name="P16">$4-61</text:p>
          </table:table-cell>
          <table:table-cell table:style-name="t4.D3" office:value-type="string">
            <text:p text:style-name="P16">$4-71</text:p>
          </table:table-cell>
          <table:table-cell table:style-name="t4.D3" office:value-type="string">
            <text:p text:style-name="P16">$4-81</text:p>
          </table:table-cell>
          <table:table-cell table:style-name="t4.D3" office:value-type="string">
            <text:p text:style-name="P17">$4-01</text:p>
          </table:table-cell>
          <table:table-cell table:style-name="t4.D3" office:value-type="string">
            <text:p text:style-name="P16">$4-11</text:p>
          </table:table-cell>
          <table:table-cell table:style-name="t4.D3" office:value-type="string">
            <text:p text:style-name="P16">$4-21</text:p>
          </table:table-cell>
          <table:covered-table-cell/>
        </table:table-row>
        <table:table-row>
          <table:table-cell table:style-name="t4.A5" office:value-type="string">
            <text:p text:style-name="P21">7 мкЗв/ч</text:p>
          </table:table-cell>
          <table:table-cell table:style-name="t4.D3" office:value-type="string">
            <text:p text:style-name="P16">$4-32</text:p>
          </table:table-cell>
          <table:table-cell table:style-name="t4.D3" office:value-type="string">
            <text:p text:style-name="P16">$4-42</text:p>
          </table:table-cell>
          <table:table-cell table:style-name="t4.D3" office:value-type="string">
            <text:p text:style-name="P16">$4-52</text:p>
          </table:table-cell>
          <table:table-cell table:style-name="t4.D3" office:value-type="string">
            <text:p text:style-name="P16">$4-62</text:p>
          </table:table-cell>
          <table:table-cell table:style-name="t4.D3" office:value-type="string">
            <text:p text:style-name="P16">$4-72</text:p>
          </table:table-cell>
          <table:table-cell table:style-name="t4.D3" office:value-type="string">
            <text:p text:style-name="P16">$4-82</text:p>
          </table:table-cell>
          <table:table-cell table:style-name="t4.D3" office:value-type="string">
            <text:p text:style-name="P17">$4-02</text:p>
          </table:table-cell>
          <table:table-cell table:style-name="t4.D3" office:value-type="string">
            <text:p text:style-name="P16">$4-12</text:p>
          </table:table-cell>
          <table:table-cell table:style-name="t4.D3" office:value-type="string">
            <text:p text:style-name="P16">$4-22</text:p>
          </table:table-cell>
          <table:covered-table-cell/>
        </table:table-row>
        <table:table-row>
          <table:table-cell table:style-name="t4.A8" office:value-type="string">
            <text:p text:style-name="P21">70 мкЗв/ч</text:p>
          </table:table-cell>
          <table:table-cell table:style-name="t4.B8" office:value-type="string">
            <text:p text:style-name="P16">$4-33</text:p>
          </table:table-cell>
          <table:table-cell table:style-name="t4.B8" office:value-type="string">
            <text:p text:style-name="P16">$4-43</text:p>
          </table:table-cell>
          <table:table-cell table:style-name="t4.B8" office:value-type="string">
            <text:p text:style-name="P16">$4-53</text:p>
          </table:table-cell>
          <table:table-cell table:style-name="t4.B8" office:value-type="string">
            <text:p text:style-name="P16">$4-63</text:p>
          </table:table-cell>
          <table:table-cell table:style-name="t4.B8" office:value-type="string">
            <text:p text:style-name="P16">$4-73</text:p>
          </table:table-cell>
          <table:table-cell table:style-name="t4.B8" office:value-type="string">
            <text:p text:style-name="P16">$4-83</text:p>
          </table:table-cell>
          <table:table-cell table:style-name="t4.B8" office:value-type="string">
            <text:p text:style-name="P17">$4-03</text:p>
          </table:table-cell>
          <table:table-cell table:style-name="t4.B8" office:value-type="string">
            <text:p text:style-name="P16">$4-13</text:p>
          </table:table-cell>
          <table:table-cell table:style-name="t4.B8" office:value-type="string">
            <text:p text:style-name="P16">$4-23</text:p>
          </table:table-cell>
          <table:covered-table-cell/>
        </table:table-row>
      </table:table>
      <table:table table:name="t5" table:style-name="t5">
        <table:table-column table:style-name="t5.A"/>
        <table:table-column table:style-name="t5.B"/>
        <table:table-column table:style-name="t5.C"/>
        <table:table-column table:style-name="t5.D"/>
        <table:table-column table:style-name="t5.E"/>
        <table:table-column table:style-name="t5.B"/>
        <table:table-column table:style-name="t5.C"/>
        <table:table-column table:style-name="t5.H"/>
        <table:table-column table:style-name="t5.I"/>
        <table:table-column table:style-name="t5.J"/>
        <table:table-column table:style-name="t5.K"/>
        <table:table-row table:style-name="t5.1">
          <table:table-cell table:style-name="t5.A1" table:number-columns-spanned="11" office:value-type="string">
            <text:p text:style-name="P44"><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БДК</text:span><text:span text:style-name="T17">Г</text:span><text:span text:style-name="T23">-17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49">Мощность амбиентной эквивалент-ной дозы в контрольной точке <text:span text:style-name="T50">Ḣ</text:span><text:span text:style-name="T39">oi</text:span>, нЗв/ч</text:p>
          </table:table-cell>
          <table:table-cell table:style-name="t5.B2" table:number-rows-spanned="3" office:value-type="string">
            <text:p text:style-name="P39">Номер источ-ника</text:p>
          </table:table-cell>
          <table:table-cell table:style-name="t5.B2" table:number-rows-spanned="3" office:value-type="string">
            <text:p text:style-name="P39">Рассто-яние до источ-ника, </text:p>
            <text:p text:style-name="P39"><text:span text:style-name="T20">R</text:span>, с</text:p>
          </table:table-cell>
          <table:table-cell table:style-name="t5.B2" table:number-columns-spanned="5" office:value-type="string">
            <text:p text:style-name="P58">Измерение мощности дозы в контрольной <text:s/>точке, </text:p>
          </table:table-cell>
          <table:covered-table-cell/>
          <table:covered-table-cell/>
          <table:covered-table-cell/>
          <table:covered-table-cell/>
          <table:table-cell table:style-name="t5.B2" table:number-rows-spanned="3" office:value-type="string">
            <text:p text:style-name="P39"><text:span text:style-name="T19">Относительная</text:span> погрешность измерения мощности амбиентной эквивалентной дозы </text:p>
            <text:p text:style-name="P39"><text:span text:style-name="T51">θ</text:span><text:span text:style-name="T43">пр</text:span><text:span text:style-name="T44">i</text:span><text:span text:style-name="T49">,</text:span> %</text:p>
          </table:table-cell>
          <table:table-cell table:style-name="t5.B2" table:number-rows-spanned="3" office:value-type="string">
            <text:p text:style-name="P50">Доверитель-ная граница погреш-ности измерения <text:span text:style-name="T52">Δ</text:span><text:span text:style-name="T45">i</text:span><text:span text:style-name="T19">,</text:span> %</text:p>
          </table:table-cell>
          <table:table-cell table:style-name="t5.K2" table:number-rows-spanned="3" office:value-type="string">
            <text:p text:style-name="P40"><text:span text:style-name="T53">Предел основной </text:span>относитель-ной <text:span text:style-name="T19">погреш-ности</text:span>, </text:p>
            <text:p text:style-name="P40">%</text:p>
          </table:table-cell>
        </table:table-row>
        <table:table-row table:style-name="t5.3">
          <table:covered-table-cell/>
          <table:covered-table-cell/>
          <table:covered-table-cell/>
          <table:table-cell table:style-name="t5.D3" table:number-rows-spanned="2" office:value-type="string">
            <text:p text:style-name="P58">Фон, нЗв/ч</text:p>
          </table:table-cell>
          <table:table-cell table:style-name="t5.D3" table:number-columns-spanned="3" office:value-type="string">
            <text:p text:style-name="P58">Измеренное значение </text:p>
          </table:table-cell>
          <table:covered-table-cell/>
          <table:covered-table-cell/>
          <table:table-cell table:style-name="t5.D3" table:number-rows-spanned="2" office:value-type="string">
            <text:p text:style-name="P58">Среднее значение, <text:span text:style-name="T20">H</text:span><text:span text:style-name="T37">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59"><text:span text:style-name="T34">H</text:span><text:span text:style-name="T37">1</text:span></text:p>
          </table:table-cell>
          <table:table-cell table:style-name="t5.D3" office:value-type="string">
            <text:p text:style-name="P58"><text:span text:style-name="T20">H</text:span><text:span text:style-name="T37">2</text:span></text:p>
          </table:table-cell>
          <table:table-cell table:style-name="t5.D3" office:value-type="string">
            <text:p text:style-name="P58"><text:span text:style-name="T20">H</text:span><text:span text:style-name="T37">3</text:span></text:p>
          </table:table-cell>
          <table:covered-table-cell/>
          <table:covered-table-cell/>
          <table:covered-table-cell/>
          <table:covered-table-cell/>
        </table:table-row>
        <table:table-row>
          <table:table-cell table:style-name="t5.A5" office:value-type="string">
            <text:p text:style-name="P21"><text:span text:style-name="T19">7,0</text:span> мЗв/ч</text:p>
          </table:table-cell>
          <table:table-cell table:style-name="t5.D3" office:value-type="string">
            <text:p text:style-name="P16">$5-30</text:p>
          </table:table-cell>
          <table:table-cell table:style-name="t5.D3" office:value-type="string">
            <text:p text:style-name="P16">$5-40</text:p>
          </table:table-cell>
          <table:table-cell table:style-name="t5.D3" office:value-type="string">
            <text:p text:style-name="P16">$5-50</text:p>
          </table:table-cell>
          <table:table-cell table:style-name="t5.D3" office:value-type="string">
            <text:p text:style-name="P16">$5-60</text:p>
          </table:table-cell>
          <table:table-cell table:style-name="t5.D3" office:value-type="string">
            <text:p text:style-name="P16">$5-70</text:p>
          </table:table-cell>
          <table:table-cell table:style-name="t5.D3" office:value-type="string">
            <text:p text:style-name="P16">$5-80</text:p>
          </table:table-cell>
          <table:table-cell table:style-name="t5.D3" office:value-type="string">
            <text:p text:style-name="P17">$5-00</text:p>
          </table:table-cell>
          <table:table-cell table:style-name="t5.D3" office:value-type="string">
            <text:p text:style-name="P16">$5-10</text:p>
          </table:table-cell>
          <table:table-cell table:style-name="t5.D3" office:value-type="string">
            <text:p text:style-name="P16">$5-20</text:p>
          </table:table-cell>
          <table:table-cell table:style-name="t5.K5" table:number-rows-spanned="5" office:value-type="string">
            <text:p text:style-name="P24">±<text:span text:style-name="T19">20</text:span></text:p>
          </table:table-cell>
        </table:table-row>
        <table:table-row>
          <table:table-cell table:style-name="t5.A5" office:value-type="string">
            <text:p text:style-name="P21">7<text:span text:style-name="T19">0</text:span> мЗв/ч</text:p>
          </table:table-cell>
          <table:table-cell table:style-name="t5.D3" office:value-type="string">
            <text:p text:style-name="P16">$5-31</text:p>
          </table:table-cell>
          <table:table-cell table:style-name="t5.D3" office:value-type="string">
            <text:p text:style-name="P16">$5-41</text:p>
          </table:table-cell>
          <table:table-cell table:style-name="t5.D3" office:value-type="string">
            <text:p text:style-name="P16">$5-51</text:p>
          </table:table-cell>
          <table:table-cell table:style-name="t5.D3" office:value-type="string">
            <text:p text:style-name="P16">$5-61</text:p>
          </table:table-cell>
          <table:table-cell table:style-name="t5.D3" office:value-type="string">
            <text:p text:style-name="P16">$5-71</text:p>
          </table:table-cell>
          <table:table-cell table:style-name="t5.D3" office:value-type="string">
            <text:p text:style-name="P16">$5-81</text:p>
          </table:table-cell>
          <table:table-cell table:style-name="t5.D3" office:value-type="string">
            <text:p text:style-name="P17">$5-01</text:p>
          </table:table-cell>
          <table:table-cell table:style-name="t5.D3" office:value-type="string">
            <text:p text:style-name="P16">$5-11</text:p>
          </table:table-cell>
          <table:table-cell table:style-name="t5.D3" office:value-type="string">
            <text:p text:style-name="P16">$5-21</text:p>
          </table:table-cell>
          <table:covered-table-cell/>
        </table:table-row>
        <table:table-row>
          <table:table-cell table:style-name="t5.A5" office:value-type="string">
            <text:p text:style-name="P21"><text:span text:style-name="T19">0,</text:span>7 Зв/ч</text:p>
          </table:table-cell>
          <table:table-cell table:style-name="t5.D3" office:value-type="string">
            <text:p text:style-name="P16">$5-32</text:p>
          </table:table-cell>
          <table:table-cell table:style-name="t5.D3" office:value-type="string">
            <text:p text:style-name="P16">$5-42</text:p>
          </table:table-cell>
          <table:table-cell table:style-name="t5.D3" office:value-type="string">
            <text:p text:style-name="P16">$5-52</text:p>
          </table:table-cell>
          <table:table-cell table:style-name="t5.D3" office:value-type="string">
            <text:p text:style-name="P16">$5-62</text:p>
          </table:table-cell>
          <table:table-cell table:style-name="t5.D3" office:value-type="string">
            <text:p text:style-name="P16">$5-72</text:p>
          </table:table-cell>
          <table:table-cell table:style-name="t5.D3" office:value-type="string">
            <text:p text:style-name="P16">$5-82</text:p>
          </table:table-cell>
          <table:table-cell table:style-name="t5.D3" office:value-type="string">
            <text:p text:style-name="P17">$5-02</text:p>
          </table:table-cell>
          <table:table-cell table:style-name="t5.D3" office:value-type="string">
            <text:p text:style-name="P16">$5-12</text:p>
          </table:table-cell>
          <table:table-cell table:style-name="t5.D3" office:value-type="string">
            <text:p text:style-name="P16">$5-22</text:p>
          </table:table-cell>
          <table:covered-table-cell/>
        </table:table-row>
        <table:table-row>
          <table:table-cell table:style-name="t5.A5" office:value-type="string">
            <text:p text:style-name="P21">7 Зв/ч</text:p>
          </table:table-cell>
          <table:table-cell table:style-name="t5.D3" office:value-type="string">
            <text:p text:style-name="P16">$5-33</text:p>
          </table:table-cell>
          <table:table-cell table:style-name="t5.D3" office:value-type="string">
            <text:p text:style-name="P16">$5-43</text:p>
          </table:table-cell>
          <table:table-cell table:style-name="t5.D3" office:value-type="string">
            <text:p text:style-name="P16">$5-53</text:p>
          </table:table-cell>
          <table:table-cell table:style-name="t5.D3" office:value-type="string">
            <text:p text:style-name="P16">$5-63</text:p>
          </table:table-cell>
          <table:table-cell table:style-name="t5.D3" office:value-type="string">
            <text:p text:style-name="P16">$5-73</text:p>
          </table:table-cell>
          <table:table-cell table:style-name="t5.D3" office:value-type="string">
            <text:p text:style-name="P16">$5-83</text:p>
          </table:table-cell>
          <table:table-cell table:style-name="t5.D3" office:value-type="string">
            <text:p text:style-name="P17">$5-03</text:p>
          </table:table-cell>
          <table:table-cell table:style-name="t5.D3" office:value-type="string">
            <text:p text:style-name="P16">$5-13</text:p>
          </table:table-cell>
          <table:table-cell table:style-name="t5.D3" office:value-type="string">
            <text:p text:style-name="P16">$5-23</text:p>
          </table:table-cell>
          <table:covered-table-cell/>
        </table:table-row>
        <table:table-row>
          <table:table-cell table:style-name="t5.A9" office:value-type="string">
            <text:p text:style-name="P21"><text:span text:style-name="T19">40</text:span> Зв/ч</text:p>
          </table:table-cell>
          <table:table-cell table:style-name="t5.B9" office:value-type="string">
            <text:p text:style-name="P16">$5-34</text:p>
          </table:table-cell>
          <table:table-cell table:style-name="t5.B9" office:value-type="string">
            <text:p text:style-name="P16">$5-44</text:p>
          </table:table-cell>
          <table:table-cell table:style-name="t5.B9" office:value-type="string">
            <text:p text:style-name="P16">$5-54</text:p>
          </table:table-cell>
          <table:table-cell table:style-name="t5.B9" office:value-type="string">
            <text:p text:style-name="P16">$5-64</text:p>
          </table:table-cell>
          <table:table-cell table:style-name="t5.B9" office:value-type="string">
            <text:p text:style-name="P16">$5-74</text:p>
          </table:table-cell>
          <table:table-cell table:style-name="t5.B9" office:value-type="string">
            <text:p text:style-name="P16">$5-84</text:p>
          </table:table-cell>
          <table:table-cell table:style-name="t5.B9" office:value-type="string">
            <text:p text:style-name="P17">$5-04</text:p>
          </table:table-cell>
          <table:table-cell table:style-name="t5.B9" office:value-type="string">
            <text:p text:style-name="P16">$5-14</text:p>
          </table:table-cell>
          <table:table-cell table:style-name="t5.B9" office:value-type="string">
            <text:p text:style-name="P16">$5-24</text:p>
          </table:table-cell>
          <table:covered-table-cell/>
        </table:table-row>
      </table:table>
      <table:table table:name="t6" table:style-name="t6">
        <table:table-column table:style-name="t6.A"/>
        <table:table-column table:style-name="t6.B"/>
        <table:table-column table:style-name="t6.C"/>
        <table:table-column table:style-name="t6.D"/>
        <table:table-column table:style-name="t6.E"/>
        <table:table-column table:style-name="t6.B"/>
        <table:table-column table:style-name="t6.C"/>
        <table:table-column table:style-name="t6.H"/>
        <table:table-column table:style-name="t6.I"/>
        <table:table-column table:style-name="t6.J"/>
        <table:table-column table:style-name="t6.K"/>
        <text:soft-page-break/>
        <table:table-row table:style-name="t6.1">
          <table:table-cell table:style-name="t6.A1" table:number-columns-spanned="11" office:value-type="string">
            <text:p text:style-name="P44"><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БДК</text:span><text:span text:style-name="T17">Г</text:span><text:span text:style-name="T23">-24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49">Мощность амбиентной эквивалент-ной дозы в контрольной точке <text:span text:style-name="T50">Ḣ</text:span><text:span text:style-name="T39">oi</text:span>, нЗв/ч</text:p>
          </table:table-cell>
          <table:table-cell table:style-name="t6.B2" table:number-rows-spanned="3" office:value-type="string">
            <text:p text:style-name="P39">Номер источ-ника</text:p>
          </table:table-cell>
          <table:table-cell table:style-name="t6.B2" table:number-rows-spanned="3" office:value-type="string">
            <text:p text:style-name="P39">Рассто-яние до источ-ника, </text:p>
            <text:p text:style-name="P39"><text:span text:style-name="T20">R</text:span>, с</text:p>
          </table:table-cell>
          <table:table-cell table:style-name="t6.B2" table:number-columns-spanned="5" office:value-type="string">
            <text:p text:style-name="P58">Измерение мощности дозы в контрольной <text:s/>точке, </text:p>
          </table:table-cell>
          <table:covered-table-cell/>
          <table:covered-table-cell/>
          <table:covered-table-cell/>
          <table:covered-table-cell/>
          <table:table-cell table:style-name="t6.B2" table:number-rows-spanned="3" office:value-type="string">
            <text:p text:style-name="P39"><text:span text:style-name="T19">Относительная</text:span> погрешность измерения мощности амбиентной эквивалентной дозы </text:p>
            <text:p text:style-name="P39"><text:span text:style-name="T51">θ</text:span><text:span text:style-name="T43">пр</text:span><text:span text:style-name="T44">i</text:span><text:span text:style-name="T49">,</text:span> %</text:p>
          </table:table-cell>
          <table:table-cell table:style-name="t6.B2" table:number-rows-spanned="3" office:value-type="string">
            <text:p text:style-name="P50">Доверитель-ная граница погреш-ности измерения <text:span text:style-name="T52">Δ</text:span><text:span text:style-name="T45">i</text:span><text:span text:style-name="T19">,</text:span> %</text:p>
          </table:table-cell>
          <table:table-cell table:style-name="t6.K2" table:number-rows-spanned="3" office:value-type="string">
            <text:p text:style-name="P40"><text:span text:style-name="T53">Предел основной </text:span>относитель-ной <text:span text:style-name="T19">погреш-ности</text:span>, </text:p>
            <text:p text:style-name="P40">%</text:p>
          </table:table-cell>
        </table:table-row>
        <table:table-row table:style-name="t6.3">
          <table:covered-table-cell/>
          <table:covered-table-cell/>
          <table:covered-table-cell/>
          <table:table-cell table:style-name="t6.D3" table:number-rows-spanned="2" office:value-type="string">
            <text:p text:style-name="P58">Фон, нЗв/ч</text:p>
          </table:table-cell>
          <table:table-cell table:style-name="t6.D3" table:number-columns-spanned="3" office:value-type="string">
            <text:p text:style-name="P58">Измеренное значение </text:p>
          </table:table-cell>
          <table:covered-table-cell/>
          <table:covered-table-cell/>
          <table:table-cell table:style-name="t6.D3" table:number-rows-spanned="2" office:value-type="string">
            <text:p text:style-name="P58">Среднее значение, <text:span text:style-name="T20">H</text:span><text:span text:style-name="T37">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59"><text:span text:style-name="T34">H</text:span><text:span text:style-name="T37">1</text:span></text:p>
          </table:table-cell>
          <table:table-cell table:style-name="t6.D3" office:value-type="string">
            <text:p text:style-name="P58"><text:span text:style-name="T20">H</text:span><text:span text:style-name="T37">2</text:span></text:p>
          </table:table-cell>
          <table:table-cell table:style-name="t6.D3" office:value-type="string">
            <text:p text:style-name="P58"><text:span text:style-name="T20">H</text:span><text:span text:style-name="T37">3</text:span></text:p>
          </table:table-cell>
          <table:covered-table-cell/>
          <table:covered-table-cell/>
          <table:covered-table-cell/>
          <table:covered-table-cell/>
        </table:table-row>
        <table:table-row>
          <table:table-cell table:style-name="t6.A5" office:value-type="string">
            <text:p text:style-name="P21"><text:span text:style-name="T49">0,07</text:span> мкЗв/ч</text:p>
          </table:table-cell>
          <table:table-cell table:style-name="t6.D3" office:value-type="string">
            <text:p text:style-name="P16">$6-30</text:p>
          </table:table-cell>
          <table:table-cell table:style-name="t6.D3" office:value-type="string">
            <text:p text:style-name="P16">$6-40</text:p>
          </table:table-cell>
          <table:table-cell table:style-name="t6.D3" office:value-type="string">
            <text:p text:style-name="P16">$6-50</text:p>
          </table:table-cell>
          <table:table-cell table:style-name="t6.D3" office:value-type="string">
            <text:p text:style-name="P16">$6-60</text:p>
          </table:table-cell>
          <table:table-cell table:style-name="t6.D3" office:value-type="string">
            <text:p text:style-name="P16">$6-70</text:p>
          </table:table-cell>
          <table:table-cell table:style-name="t6.D3" office:value-type="string">
            <text:p text:style-name="P16">$6-80</text:p>
          </table:table-cell>
          <table:table-cell table:style-name="t6.D3" office:value-type="string">
            <text:p text:style-name="P17">$6-00</text:p>
          </table:table-cell>
          <table:table-cell table:style-name="t6.D3" office:value-type="string">
            <text:p text:style-name="P16">$6-10</text:p>
          </table:table-cell>
          <table:table-cell table:style-name="t6.D3" office:value-type="string">
            <text:p text:style-name="P16">$6-20</text:p>
          </table:table-cell>
          <table:table-cell table:style-name="t6.K5" table:number-rows-spanned="8" office:value-type="string">
            <text:p text:style-name="P24">±<text:span text:style-name="T19">15</text:span></text:p>
          </table:table-cell>
        </table:table-row>
        <table:table-row>
          <table:table-cell table:style-name="t6.A5" office:value-type="string">
            <text:p text:style-name="P21">0,7 мкЗв/ч</text:p>
          </table:table-cell>
          <table:table-cell table:style-name="t6.D3" office:value-type="string">
            <text:p text:style-name="P16">$6-31</text:p>
          </table:table-cell>
          <table:table-cell table:style-name="t6.D3" office:value-type="string">
            <text:p text:style-name="P16">$6-41</text:p>
          </table:table-cell>
          <table:table-cell table:style-name="t6.D3" office:value-type="string">
            <text:p text:style-name="P16">$6-51</text:p>
          </table:table-cell>
          <table:table-cell table:style-name="t6.D3" office:value-type="string">
            <text:p text:style-name="P16">$6-61</text:p>
          </table:table-cell>
          <table:table-cell table:style-name="t6.D3" office:value-type="string">
            <text:p text:style-name="P16">$6-71</text:p>
          </table:table-cell>
          <table:table-cell table:style-name="t6.D3" office:value-type="string">
            <text:p text:style-name="P16">$6-81</text:p>
          </table:table-cell>
          <table:table-cell table:style-name="t6.D3" office:value-type="string">
            <text:p text:style-name="P17">$6-01</text:p>
          </table:table-cell>
          <table:table-cell table:style-name="t6.D3" office:value-type="string">
            <text:p text:style-name="P16">$6-11</text:p>
          </table:table-cell>
          <table:table-cell table:style-name="t6.D3" office:value-type="string">
            <text:p text:style-name="P16">$6-21</text:p>
          </table:table-cell>
          <table:covered-table-cell/>
        </table:table-row>
        <table:table-row>
          <table:table-cell table:style-name="t6.A5" office:value-type="string">
            <text:p text:style-name="P21">7 мкЗв/ч</text:p>
          </table:table-cell>
          <table:table-cell table:style-name="t6.D3" office:value-type="string">
            <text:p text:style-name="P16">$6-32</text:p>
          </table:table-cell>
          <table:table-cell table:style-name="t6.D3" office:value-type="string">
            <text:p text:style-name="P16">$6-42</text:p>
          </table:table-cell>
          <table:table-cell table:style-name="t6.D3" office:value-type="string">
            <text:p text:style-name="P16">$6-52</text:p>
          </table:table-cell>
          <table:table-cell table:style-name="t6.D3" office:value-type="string">
            <text:p text:style-name="P16">$6-62</text:p>
          </table:table-cell>
          <table:table-cell table:style-name="t6.D3" office:value-type="string">
            <text:p text:style-name="P16">$6-72</text:p>
          </table:table-cell>
          <table:table-cell table:style-name="t6.D3" office:value-type="string">
            <text:p text:style-name="P16">$6-82</text:p>
          </table:table-cell>
          <table:table-cell table:style-name="t6.D3" office:value-type="string">
            <text:p text:style-name="P17">$6-02</text:p>
          </table:table-cell>
          <table:table-cell table:style-name="t6.D3" office:value-type="string">
            <text:p text:style-name="P16">$6-12</text:p>
          </table:table-cell>
          <table:table-cell table:style-name="t6.D3" office:value-type="string">
            <text:p text:style-name="P16">$6-22</text:p>
          </table:table-cell>
          <table:covered-table-cell/>
        </table:table-row>
        <table:table-row>
          <table:table-cell table:style-name="t6.A5" office:value-type="string">
            <text:p text:style-name="P21">70 мкЗв/ч</text:p>
          </table:table-cell>
          <table:table-cell table:style-name="t6.D3" office:value-type="string">
            <text:p text:style-name="P16">$6-33</text:p>
          </table:table-cell>
          <table:table-cell table:style-name="t6.D3" office:value-type="string">
            <text:p text:style-name="P16">$6-43</text:p>
          </table:table-cell>
          <table:table-cell table:style-name="t6.D3" office:value-type="string">
            <text:p text:style-name="P16">$6-53</text:p>
          </table:table-cell>
          <table:table-cell table:style-name="t6.D3" office:value-type="string">
            <text:p text:style-name="P16">$6-63</text:p>
          </table:table-cell>
          <table:table-cell table:style-name="t6.D3" office:value-type="string">
            <text:p text:style-name="P16">$6-73</text:p>
          </table:table-cell>
          <table:table-cell table:style-name="t6.D3" office:value-type="string">
            <text:p text:style-name="P16">$6-83</text:p>
          </table:table-cell>
          <table:table-cell table:style-name="t6.D3" office:value-type="string">
            <text:p text:style-name="P17">$6-03</text:p>
          </table:table-cell>
          <table:table-cell table:style-name="t6.D3" office:value-type="string">
            <text:p text:style-name="P16">$6-13</text:p>
          </table:table-cell>
          <table:table-cell table:style-name="t6.D3" office:value-type="string">
            <text:p text:style-name="P16">$6-23</text:p>
          </table:table-cell>
          <table:covered-table-cell/>
        </table:table-row>
        <table:table-row>
          <table:table-cell table:style-name="t6.A5" office:value-type="string">
            <text:p text:style-name="P21">0.7 мЗв/ч</text:p>
          </table:table-cell>
          <table:table-cell table:style-name="t6.D3" office:value-type="string">
            <text:p text:style-name="P16">$6-34</text:p>
          </table:table-cell>
          <table:table-cell table:style-name="t6.D3" office:value-type="string">
            <text:p text:style-name="P16">$6-44</text:p>
          </table:table-cell>
          <table:table-cell table:style-name="t6.D3" office:value-type="string">
            <text:p text:style-name="P16">$6-54</text:p>
          </table:table-cell>
          <table:table-cell table:style-name="t6.D3" office:value-type="string">
            <text:p text:style-name="P16">$6-64</text:p>
          </table:table-cell>
          <table:table-cell table:style-name="t6.D3" office:value-type="string">
            <text:p text:style-name="P16">$6-74</text:p>
          </table:table-cell>
          <table:table-cell table:style-name="t6.D3" office:value-type="string">
            <text:p text:style-name="P16">$6-84</text:p>
          </table:table-cell>
          <table:table-cell table:style-name="t6.D3" office:value-type="string">
            <text:p text:style-name="P17">$6-04</text:p>
          </table:table-cell>
          <table:table-cell table:style-name="t6.D3" office:value-type="string">
            <text:p text:style-name="P16">$6-14</text:p>
          </table:table-cell>
          <table:table-cell table:style-name="t6.D3" office:value-type="string">
            <text:p text:style-name="P16">$6-24</text:p>
          </table:table-cell>
          <table:covered-table-cell/>
        </table:table-row>
        <table:table-row>
          <table:table-cell table:style-name="t6.A5" office:value-type="string">
            <text:p text:style-name="P21">7,0 мЗв/ч</text:p>
          </table:table-cell>
          <table:table-cell table:style-name="t6.D3" office:value-type="string">
            <text:p text:style-name="P16">$6-35</text:p>
          </table:table-cell>
          <table:table-cell table:style-name="t6.D3" office:value-type="string">
            <text:p text:style-name="P16">$6-45</text:p>
          </table:table-cell>
          <table:table-cell table:style-name="t6.D3" office:value-type="string">
            <text:p text:style-name="P16">$6-55</text:p>
          </table:table-cell>
          <table:table-cell table:style-name="t6.D3" office:value-type="string">
            <text:p text:style-name="P16">$6-65</text:p>
          </table:table-cell>
          <table:table-cell table:style-name="t6.D3" office:value-type="string">
            <text:p text:style-name="P16">$6-75</text:p>
          </table:table-cell>
          <table:table-cell table:style-name="t6.D3" office:value-type="string">
            <text:p text:style-name="P16">$6-85</text:p>
          </table:table-cell>
          <table:table-cell table:style-name="t6.D3" office:value-type="string">
            <text:p text:style-name="P17">$6-05</text:p>
          </table:table-cell>
          <table:table-cell table:style-name="t6.D3" office:value-type="string">
            <text:p text:style-name="P16">$6-15</text:p>
          </table:table-cell>
          <table:table-cell table:style-name="t6.D3" office:value-type="string">
            <text:p text:style-name="P16">$6-25</text:p>
          </table:table-cell>
          <table:covered-table-cell/>
        </table:table-row>
        <table:table-row>
          <table:table-cell table:style-name="t6.A5" office:value-type="string">
            <text:p text:style-name="P21">70 мЗв/ч</text:p>
          </table:table-cell>
          <table:table-cell table:style-name="t6.D3" office:value-type="string">
            <text:p text:style-name="P16">$6-36</text:p>
          </table:table-cell>
          <table:table-cell table:style-name="t6.D3" office:value-type="string">
            <text:p text:style-name="P16">$6-46</text:p>
          </table:table-cell>
          <table:table-cell table:style-name="t6.D3" office:value-type="string">
            <text:p text:style-name="P16">$6-56</text:p>
          </table:table-cell>
          <table:table-cell table:style-name="t6.D3" office:value-type="string">
            <text:p text:style-name="P16">$6-66</text:p>
          </table:table-cell>
          <table:table-cell table:style-name="t6.D3" office:value-type="string">
            <text:p text:style-name="P16">$6-76</text:p>
          </table:table-cell>
          <table:table-cell table:style-name="t6.D3" office:value-type="string">
            <text:p text:style-name="P16">$6-86</text:p>
          </table:table-cell>
          <table:table-cell table:style-name="t6.D3" office:value-type="string">
            <text:p text:style-name="P17">$6-06</text:p>
          </table:table-cell>
          <table:table-cell table:style-name="t6.D3" office:value-type="string">
            <text:p text:style-name="P16">$6-16</text:p>
          </table:table-cell>
          <table:table-cell table:style-name="t6.D3" office:value-type="string">
            <text:p text:style-name="P16">$6-26</text:p>
          </table:table-cell>
          <table:covered-table-cell/>
        </table:table-row>
        <table:table-row>
          <table:table-cell table:style-name="t6.A12" office:value-type="string">
            <text:p text:style-name="P21">0,7 Зв/ч</text:p>
          </table:table-cell>
          <table:table-cell table:style-name="t6.B12" office:value-type="string">
            <text:p text:style-name="P16">$6-3<text:span text:style-name="T49">7</text:span></text:p>
          </table:table-cell>
          <table:table-cell table:style-name="t6.B12" office:value-type="string">
            <text:p text:style-name="P16">$6-4<text:span text:style-name="T49">7</text:span></text:p>
          </table:table-cell>
          <table:table-cell table:style-name="t6.B12" office:value-type="string">
            <text:p text:style-name="P16">$6-5<text:span text:style-name="T49">7</text:span></text:p>
          </table:table-cell>
          <table:table-cell table:style-name="t6.B12" office:value-type="string">
            <text:p text:style-name="P16">$6-6<text:span text:style-name="T49">7</text:span></text:p>
          </table:table-cell>
          <table:table-cell table:style-name="t6.B12" office:value-type="string">
            <text:p text:style-name="P16">$6-7<text:span text:style-name="T49">7</text:span></text:p>
          </table:table-cell>
          <table:table-cell table:style-name="t6.B12" office:value-type="string">
            <text:p text:style-name="P16">$6-8<text:span text:style-name="T49">7</text:span></text:p>
          </table:table-cell>
          <table:table-cell table:style-name="t6.B12" office:value-type="string">
            <text:p text:style-name="P17">$6-0<text:span text:style-name="T49">7</text:span></text:p>
          </table:table-cell>
          <table:table-cell table:style-name="t6.B12" office:value-type="string">
            <text:p text:style-name="P16">$6-1<text:span text:style-name="T49">7</text:span></text:p>
          </table:table-cell>
          <table:table-cell table:style-name="t6.B12" office:value-type="string">
            <text:p text:style-name="P16">$6-2<text:span text:style-name="T49">7</text:span></text:p>
          </table:table-cell>
          <table:covered-table-cell/>
        </table:table-row>
      </table:table>
      <table:table table:name="t7" table:style-name="t7">
        <table:table-column table:style-name="t7.A"/>
        <table:table-column table:style-name="t7.B"/>
        <table:table-column table:style-name="t7.C"/>
        <table:table-column table:style-name="t7.D"/>
        <table:table-column table:style-name="t7.E"/>
        <table:table-column table:style-name="t7.B"/>
        <table:table-column table:style-name="t7.C"/>
        <table:table-column table:style-name="t7.H"/>
        <table:table-column table:style-name="t7.I"/>
        <table:table-column table:style-name="t7.J"/>
        <table:table-column table:style-name="t7.K"/>
        <table:table-row table:style-name="t7.1">
          <table:table-cell table:style-name="t7.A1" table:number-columns-spanned="11" office:value-type="string">
            <text:p text:style-name="P44"><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БДК</text:span><text:span text:style-name="T17">Г</text:span><text:span text:style-name="T23">-30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49">Мощность амбиентной эквивалент-ной дозы в контрольной точке <text:span text:style-name="T50">Ḣ</text:span><text:span text:style-name="T39">oi</text:span>, н<text:span text:style-name="T55">Гр</text:span><text:span text:style-name="T54">/ч</text:span></text:p>
          </table:table-cell>
          <table:table-cell table:style-name="t7.B2" table:number-rows-spanned="3" office:value-type="string">
            <text:p text:style-name="P39">Номер источ-ника</text:p>
          </table:table-cell>
          <table:table-cell table:style-name="t7.B2" table:number-rows-spanned="3" office:value-type="string">
            <text:p text:style-name="P39">Рассто-яние до источ-ника, </text:p>
            <text:p text:style-name="P39"><text:span text:style-name="T20">R</text:span>, с</text:p>
          </table:table-cell>
          <table:table-cell table:style-name="t7.B2" table:number-columns-spanned="5" office:value-type="string">
            <text:p text:style-name="P58">Измерение мощности дозы в контрольной <text:s/>точке, </text:p>
          </table:table-cell>
          <table:covered-table-cell/>
          <table:covered-table-cell/>
          <table:covered-table-cell/>
          <table:covered-table-cell/>
          <table:table-cell table:style-name="t7.B2" table:number-rows-spanned="3" office:value-type="string">
            <text:p text:style-name="P39"><text:span text:style-name="T19">Относительная</text:span> погрешность измерения мощности амбиентной эквивалентной дозы </text:p>
            <text:p text:style-name="P39"><text:span text:style-name="T51">θ</text:span><text:span text:style-name="T43">пр</text:span><text:span text:style-name="T44">i</text:span><text:span text:style-name="T49">,</text:span> %</text:p>
          </table:table-cell>
          <table:table-cell table:style-name="t7.B2" table:number-rows-spanned="3" office:value-type="string">
            <text:p text:style-name="P50">Доверитель-ная граница погреш-ности измерения <text:span text:style-name="T52">Δ</text:span><text:span text:style-name="T45">i</text:span><text:span text:style-name="T19">,</text:span> %</text:p>
          </table:table-cell>
          <table:table-cell table:style-name="t7.K2" table:number-rows-spanned="3" office:value-type="string">
            <text:p text:style-name="P40"><text:span text:style-name="T53">Предел основной </text:span>относитель-ной <text:span text:style-name="T19">погреш-ности</text:span>, </text:p>
            <text:p text:style-name="P40">%</text:p>
          </table:table-cell>
        </table:table-row>
        <table:table-row table:style-name="t7.3">
          <table:covered-table-cell/>
          <table:covered-table-cell/>
          <table:covered-table-cell/>
          <table:table-cell table:style-name="t7.D3" table:number-rows-spanned="2" office:value-type="string">
            <text:p text:style-name="P58">Фон, н<text:span text:style-name="T54">Гр/ч</text:span></text:p>
          </table:table-cell>
          <table:table-cell table:style-name="t7.D3" table:number-columns-spanned="3" office:value-type="string">
            <text:p text:style-name="P58">Измеренное значение </text:p>
          </table:table-cell>
          <table:covered-table-cell/>
          <table:covered-table-cell/>
          <table:table-cell table:style-name="t7.D3" table:number-rows-spanned="2" office:value-type="string">
            <text:p text:style-name="P58">Среднее значение, <text:span text:style-name="T20">H</text:span><text:span text:style-name="T37">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59"><text:span text:style-name="T34">H</text:span><text:span text:style-name="T37">1</text:span></text:p>
          </table:table-cell>
          <table:table-cell table:style-name="t7.D3" office:value-type="string">
            <text:p text:style-name="P58"><text:span text:style-name="T20">H</text:span><text:span text:style-name="T37">2</text:span></text:p>
          </table:table-cell>
          <table:table-cell table:style-name="t7.D3" office:value-type="string">
            <text:p text:style-name="P58"><text:span text:style-name="T20">H</text:span><text:span text:style-name="T37">3</text:span></text:p>
          </table:table-cell>
          <table:covered-table-cell/>
          <table:covered-table-cell/>
          <table:covered-table-cell/>
          <table:covered-table-cell/>
        </table:table-row>
        <table:table-row>
          <table:table-cell table:style-name="t7.A5" office:value-type="string">
            <text:p text:style-name="P21">0,<text:span text:style-name="T19">03</text:span> мк<text:span text:style-name="T49">Гр</text:span>/ч</text:p>
          </table:table-cell>
          <table:table-cell table:style-name="t7.D3" office:value-type="string">
            <text:p text:style-name="P16">$7-30</text:p>
          </table:table-cell>
          <table:table-cell table:style-name="t7.D3" office:value-type="string">
            <text:p text:style-name="P16">$7-40</text:p>
          </table:table-cell>
          <table:table-cell table:style-name="t7.D3" office:value-type="string">
            <text:p text:style-name="P16">$7-50</text:p>
          </table:table-cell>
          <table:table-cell table:style-name="t7.D3" office:value-type="string">
            <text:p text:style-name="P16">$7-60</text:p>
          </table:table-cell>
          <table:table-cell table:style-name="t7.D3" office:value-type="string">
            <text:p text:style-name="P16">$7-70</text:p>
          </table:table-cell>
          <table:table-cell table:style-name="t7.D3" office:value-type="string">
            <text:p text:style-name="P16">$7-80</text:p>
          </table:table-cell>
          <table:table-cell table:style-name="t7.D3" office:value-type="string">
            <text:p text:style-name="P17">$7-00</text:p>
          </table:table-cell>
          <table:table-cell table:style-name="t7.D3" office:value-type="string">
            <text:p text:style-name="P16">$7-10</text:p>
          </table:table-cell>
          <table:table-cell table:style-name="t7.D3" office:value-type="string">
            <text:p text:style-name="P16">$7-20</text:p>
          </table:table-cell>
          <table:table-cell table:style-name="t7.K5" table:number-rows-spanned="8" office:value-type="string">
            <text:p text:style-name="P24">±<text:span text:style-name="T19">15</text:span></text:p>
          </table:table-cell>
        </table:table-row>
        <table:table-row>
          <table:table-cell table:style-name="t7.A5" office:value-type="string">
            <text:p text:style-name="P21">0,<text:span text:style-name="T49">7</text:span> мк<text:span text:style-name="T49">Гр</text:span>/ч</text:p>
          </table:table-cell>
          <table:table-cell table:style-name="t7.D3" office:value-type="string">
            <text:p text:style-name="P16">$7-31</text:p>
          </table:table-cell>
          <table:table-cell table:style-name="t7.D3" office:value-type="string">
            <text:p text:style-name="P16">$7-41</text:p>
          </table:table-cell>
          <table:table-cell table:style-name="t7.D3" office:value-type="string">
            <text:p text:style-name="P16">$7-51</text:p>
          </table:table-cell>
          <table:table-cell table:style-name="t7.D3" office:value-type="string">
            <text:p text:style-name="P16">$7-61</text:p>
          </table:table-cell>
          <table:table-cell table:style-name="t7.D3" office:value-type="string">
            <text:p text:style-name="P16">$7-71</text:p>
          </table:table-cell>
          <table:table-cell table:style-name="t7.D3" office:value-type="string">
            <text:p text:style-name="P16">$7-81</text:p>
          </table:table-cell>
          <table:table-cell table:style-name="t7.D3" office:value-type="string">
            <text:p text:style-name="P17">$7-01</text:p>
          </table:table-cell>
          <table:table-cell table:style-name="t7.D3" office:value-type="string">
            <text:p text:style-name="P16">$7-11</text:p>
          </table:table-cell>
          <table:table-cell table:style-name="t7.D3" office:value-type="string">
            <text:p text:style-name="P16">$7-21</text:p>
          </table:table-cell>
          <table:covered-table-cell/>
        </table:table-row>
        <table:table-row>
          <table:table-cell table:style-name="t7.A5" office:value-type="string">
            <text:p text:style-name="P21">7 мк<text:span text:style-name="T49">Гр</text:span>/ч</text:p>
          </table:table-cell>
          <table:table-cell table:style-name="t7.D3" office:value-type="string">
            <text:p text:style-name="P16">$7-32</text:p>
          </table:table-cell>
          <table:table-cell table:style-name="t7.D3" office:value-type="string">
            <text:p text:style-name="P16">$7-42</text:p>
          </table:table-cell>
          <table:table-cell table:style-name="t7.D3" office:value-type="string">
            <text:p text:style-name="P16">$7-52</text:p>
          </table:table-cell>
          <table:table-cell table:style-name="t7.D3" office:value-type="string">
            <text:p text:style-name="P16">$7-62</text:p>
          </table:table-cell>
          <table:table-cell table:style-name="t7.D3" office:value-type="string">
            <text:p text:style-name="P16">$7-72</text:p>
          </table:table-cell>
          <table:table-cell table:style-name="t7.D3" office:value-type="string">
            <text:p text:style-name="P16">$7-82</text:p>
          </table:table-cell>
          <table:table-cell table:style-name="t7.D3" office:value-type="string">
            <text:p text:style-name="P17">$7-02</text:p>
          </table:table-cell>
          <table:table-cell table:style-name="t7.D3" office:value-type="string">
            <text:p text:style-name="P16">$7-12</text:p>
          </table:table-cell>
          <table:table-cell table:style-name="t7.D3" office:value-type="string">
            <text:p text:style-name="P16">$7-22</text:p>
          </table:table-cell>
          <table:covered-table-cell/>
        </table:table-row>
        <table:table-row>
          <table:table-cell table:style-name="t7.A5" office:value-type="string">
            <text:p text:style-name="P21">70 мк<text:span text:style-name="T49">Гр</text:span>/ч</text:p>
          </table:table-cell>
          <table:table-cell table:style-name="t7.D3" office:value-type="string">
            <text:p text:style-name="P16">$7-33</text:p>
          </table:table-cell>
          <table:table-cell table:style-name="t7.D3" office:value-type="string">
            <text:p text:style-name="P16">$7-43</text:p>
          </table:table-cell>
          <table:table-cell table:style-name="t7.D3" office:value-type="string">
            <text:p text:style-name="P16">$7-53</text:p>
          </table:table-cell>
          <table:table-cell table:style-name="t7.D3" office:value-type="string">
            <text:p text:style-name="P16">$7-63</text:p>
          </table:table-cell>
          <table:table-cell table:style-name="t7.D3" office:value-type="string">
            <text:p text:style-name="P16">$7-73</text:p>
          </table:table-cell>
          <table:table-cell table:style-name="t7.D3" office:value-type="string">
            <text:p text:style-name="P16">$7-83</text:p>
          </table:table-cell>
          <table:table-cell table:style-name="t7.D3" office:value-type="string">
            <text:p text:style-name="P17">$7-03</text:p>
          </table:table-cell>
          <table:table-cell table:style-name="t7.D3" office:value-type="string">
            <text:p text:style-name="P16">$7-13</text:p>
          </table:table-cell>
          <table:table-cell table:style-name="t7.D3" office:value-type="string">
            <text:p text:style-name="P16">$7-23</text:p>
          </table:table-cell>
          <table:covered-table-cell/>
        </table:table-row>
        <table:table-row>
          <table:table-cell table:style-name="t7.A5" office:value-type="string">
            <text:p text:style-name="P21">0.7 м<text:span text:style-name="T49">Гр</text:span>/ч</text:p>
          </table:table-cell>
          <table:table-cell table:style-name="t7.D3" office:value-type="string">
            <text:p text:style-name="P16">$7-34</text:p>
          </table:table-cell>
          <table:table-cell table:style-name="t7.D3" office:value-type="string">
            <text:p text:style-name="P16">$7-44</text:p>
          </table:table-cell>
          <table:table-cell table:style-name="t7.D3" office:value-type="string">
            <text:p text:style-name="P16">$7-54</text:p>
          </table:table-cell>
          <table:table-cell table:style-name="t7.D3" office:value-type="string">
            <text:p text:style-name="P16">$7-64</text:p>
          </table:table-cell>
          <table:table-cell table:style-name="t7.D3" office:value-type="string">
            <text:p text:style-name="P16">$7-74</text:p>
          </table:table-cell>
          <table:table-cell table:style-name="t7.D3" office:value-type="string">
            <text:p text:style-name="P16">$7-84</text:p>
          </table:table-cell>
          <table:table-cell table:style-name="t7.D3" office:value-type="string">
            <text:p text:style-name="P17">$7-04</text:p>
          </table:table-cell>
          <table:table-cell table:style-name="t7.D3" office:value-type="string">
            <text:p text:style-name="P16">$7-14</text:p>
          </table:table-cell>
          <table:table-cell table:style-name="t7.D3" office:value-type="string">
            <text:p text:style-name="P16">$7-24</text:p>
          </table:table-cell>
          <table:covered-table-cell/>
        </table:table-row>
        <table:table-row>
          <table:table-cell table:style-name="t7.A5" office:value-type="string">
            <text:p text:style-name="P21">7,0 м<text:span text:style-name="T49">Гр</text:span>/ч</text:p>
          </table:table-cell>
          <table:table-cell table:style-name="t7.D3" office:value-type="string">
            <text:p text:style-name="P16">$7-35</text:p>
          </table:table-cell>
          <table:table-cell table:style-name="t7.D3" office:value-type="string">
            <text:p text:style-name="P16">$7-45</text:p>
          </table:table-cell>
          <table:table-cell table:style-name="t7.D3" office:value-type="string">
            <text:p text:style-name="P16">$7-55</text:p>
          </table:table-cell>
          <table:table-cell table:style-name="t7.D3" office:value-type="string">
            <text:p text:style-name="P16">$7-65</text:p>
          </table:table-cell>
          <table:table-cell table:style-name="t7.D3" office:value-type="string">
            <text:p text:style-name="P16">$7-75</text:p>
          </table:table-cell>
          <table:table-cell table:style-name="t7.D3" office:value-type="string">
            <text:p text:style-name="P16">$7-85</text:p>
          </table:table-cell>
          <table:table-cell table:style-name="t7.D3" office:value-type="string">
            <text:p text:style-name="P17">$7-05</text:p>
          </table:table-cell>
          <table:table-cell table:style-name="t7.D3" office:value-type="string">
            <text:p text:style-name="P16">$7-15</text:p>
          </table:table-cell>
          <table:table-cell table:style-name="t7.D3" office:value-type="string">
            <text:p text:style-name="P16">$7-25</text:p>
          </table:table-cell>
          <table:covered-table-cell/>
        </table:table-row>
        <table:table-row>
          <table:table-cell table:style-name="t7.A5" office:value-type="string">
            <text:p text:style-name="P21">70 м<text:span text:style-name="T49">Гр</text:span>/ч</text:p>
          </table:table-cell>
          <table:table-cell table:style-name="t7.D3" office:value-type="string">
            <text:p text:style-name="P16">$7-36</text:p>
          </table:table-cell>
          <table:table-cell table:style-name="t7.D3" office:value-type="string">
            <text:p text:style-name="P16">$7-46</text:p>
          </table:table-cell>
          <table:table-cell table:style-name="t7.D3" office:value-type="string">
            <text:p text:style-name="P16">$7-56</text:p>
          </table:table-cell>
          <table:table-cell table:style-name="t7.D3" office:value-type="string">
            <text:p text:style-name="P16">$7-66</text:p>
          </table:table-cell>
          <table:table-cell table:style-name="t7.D3" office:value-type="string">
            <text:p text:style-name="P16">$7-76</text:p>
          </table:table-cell>
          <table:table-cell table:style-name="t7.D3" office:value-type="string">
            <text:p text:style-name="P16">$7-86</text:p>
          </table:table-cell>
          <table:table-cell table:style-name="t7.D3" office:value-type="string">
            <text:p text:style-name="P17">$7-06</text:p>
          </table:table-cell>
          <table:table-cell table:style-name="t7.D3" office:value-type="string">
            <text:p text:style-name="P16">$7-16</text:p>
          </table:table-cell>
          <table:table-cell table:style-name="t7.D3" office:value-type="string">
            <text:p text:style-name="P16">$7-26</text:p>
          </table:table-cell>
          <table:covered-table-cell/>
        </table:table-row>
        <table:table-row>
          <table:table-cell table:style-name="t7.A12" office:value-type="string">
            <text:p text:style-name="P21">0,7 <text:span text:style-name="T49">Гр</text:span>/ч</text:p>
          </table:table-cell>
          <table:table-cell table:style-name="t7.B12" office:value-type="string">
            <text:p text:style-name="P16">$7-3<text:span text:style-name="T49">7</text:span></text:p>
          </table:table-cell>
          <table:table-cell table:style-name="t7.B12" office:value-type="string">
            <text:p text:style-name="P16">$7-4<text:span text:style-name="T49">7</text:span></text:p>
          </table:table-cell>
          <table:table-cell table:style-name="t7.B12" office:value-type="string">
            <text:p text:style-name="P16">$7-5<text:span text:style-name="T49">7</text:span></text:p>
          </table:table-cell>
          <table:table-cell table:style-name="t7.B12" office:value-type="string">
            <text:p text:style-name="P16">$7-6<text:span text:style-name="T49">7</text:span></text:p>
          </table:table-cell>
          <table:table-cell table:style-name="t7.B12" office:value-type="string">
            <text:p text:style-name="P16">$7-7<text:span text:style-name="T49">7</text:span></text:p>
          </table:table-cell>
          <table:table-cell table:style-name="t7.B12" office:value-type="string">
            <text:p text:style-name="P16">$7-8<text:span text:style-name="T49">7</text:span></text:p>
          </table:table-cell>
          <table:table-cell table:style-name="t7.B12" office:value-type="string">
            <text:p text:style-name="P17">$7-0<text:span text:style-name="T49">7</text:span></text:p>
          </table:table-cell>
          <table:table-cell table:style-name="t7.B12" office:value-type="string">
            <text:p text:style-name="P16">$7-1<text:span text:style-name="T49">7</text:span></text:p>
          </table:table-cell>
          <table:table-cell table:style-name="t7.B12" office:value-type="string">
            <text:p text:style-name="P16">$7-2<text:span text:style-name="T49">7</text:span></text:p>
          </table:table-cell>
          <table:covered-table-cell/>
        </table:table-row>
      </table:table>
      <table:table table:name="t8" table:style-name="t8">
        <table:table-column table:style-name="t8.A"/>
        <table:table-column table:style-name="t8.B"/>
        <table:table-column table:style-name="t8.C"/>
        <table:table-column table:style-name="t8.D"/>
        <table:table-column table:style-name="t8.E"/>
        <table:table-column table:style-name="t8.B"/>
        <table:table-column table:style-name="t8.C"/>
        <table:table-column table:style-name="t8.H"/>
        <table:table-column table:style-name="t8.I"/>
        <table:table-column table:style-name="t8.J"/>
        <table:table-column table:style-name="t8.K"/>
        <text:soft-page-break/>
        <table:table-row table:style-name="t8.1">
          <table:table-cell table:style-name="t8.A1" table:number-columns-spanned="11" office:value-type="string">
            <text:p text:style-name="P44"><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БДК</text:span><text:span text:style-name="T17">Г</text:span><text:span text:style-name="T23">-32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49">Мощность амбиентной эквивалент-ной дозы в контрольной точке <text:span text:style-name="T50">Ḣ</text:span><text:span text:style-name="T39">oi</text:span>, нЗв/ч</text:p>
          </table:table-cell>
          <table:table-cell table:style-name="t8.B2" table:number-rows-spanned="3" office:value-type="string">
            <text:p text:style-name="P39">Номер источ-ника</text:p>
          </table:table-cell>
          <table:table-cell table:style-name="t8.B2" table:number-rows-spanned="3" office:value-type="string">
            <text:p text:style-name="P39">Рассто-яние до источ-ника, </text:p>
            <text:p text:style-name="P39"><text:span text:style-name="T20">R</text:span>, с</text:p>
          </table:table-cell>
          <table:table-cell table:style-name="t8.B2" table:number-columns-spanned="5" office:value-type="string">
            <text:p text:style-name="P58">Измерение мощности дозы в контрольной <text:s/>точке, </text:p>
          </table:table-cell>
          <table:covered-table-cell/>
          <table:covered-table-cell/>
          <table:covered-table-cell/>
          <table:covered-table-cell/>
          <table:table-cell table:style-name="t8.B2" table:number-rows-spanned="3" office:value-type="string">
            <text:p text:style-name="P39"><text:span text:style-name="T19">Относительная</text:span> погрешность измерения мощности амбиентной эквивалентной дозы </text:p>
            <text:p text:style-name="P39"><text:span text:style-name="T51">θ</text:span><text:span text:style-name="T43">пр</text:span><text:span text:style-name="T44">i</text:span><text:span text:style-name="T49">,</text:span> %</text:p>
          </table:table-cell>
          <table:table-cell table:style-name="t8.B2" table:number-rows-spanned="3" office:value-type="string">
            <text:p text:style-name="P50">Доверитель-ная граница погреш-ности измерения <text:span text:style-name="T52">Δ</text:span><text:span text:style-name="T45">i</text:span><text:span text:style-name="T19">,</text:span> %</text:p>
          </table:table-cell>
          <table:table-cell table:style-name="t8.K2" table:number-rows-spanned="3" office:value-type="string">
            <text:p text:style-name="P40"><text:span text:style-name="T53">Предел основной </text:span>относитель-ной <text:span text:style-name="T19">погреш-ности</text:span>, </text:p>
            <text:p text:style-name="P40">%</text:p>
          </table:table-cell>
        </table:table-row>
        <table:table-row table:style-name="t8.3">
          <table:covered-table-cell/>
          <table:covered-table-cell/>
          <table:covered-table-cell/>
          <table:table-cell table:style-name="t8.D3" table:number-rows-spanned="2" office:value-type="string">
            <text:p text:style-name="P58">Фон, нЗв/ч</text:p>
          </table:table-cell>
          <table:table-cell table:style-name="t8.D3" table:number-columns-spanned="3" office:value-type="string">
            <text:p text:style-name="P58">Измеренное значение </text:p>
          </table:table-cell>
          <table:covered-table-cell/>
          <table:covered-table-cell/>
          <table:table-cell table:style-name="t8.D3" table:number-rows-spanned="2" office:value-type="string">
            <text:p text:style-name="P58">Среднее значение, <text:span text:style-name="T20">H</text:span><text:span text:style-name="T37">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59"><text:span text:style-name="T34">H</text:span><text:span text:style-name="T37">1</text:span></text:p>
          </table:table-cell>
          <table:table-cell table:style-name="t8.D3" office:value-type="string">
            <text:p text:style-name="P58"><text:span text:style-name="T20">H</text:span><text:span text:style-name="T37">2</text:span></text:p>
          </table:table-cell>
          <table:table-cell table:style-name="t8.D3" office:value-type="string">
            <text:p text:style-name="P58"><text:span text:style-name="T20">H</text:span><text:span text:style-name="T37">3</text:span></text:p>
          </table:table-cell>
          <table:covered-table-cell/>
          <table:covered-table-cell/>
          <table:covered-table-cell/>
          <table:covered-table-cell/>
        </table:table-row>
        <table:table-row>
          <table:table-cell table:style-name="t8.A5" office:value-type="string">
            <text:p text:style-name="P21"><text:span text:style-name="T49">0,07</text:span> мкЗв/ч</text:p>
          </table:table-cell>
          <table:table-cell table:style-name="t8.D3" office:value-type="string">
            <text:p text:style-name="P16">$8-30</text:p>
          </table:table-cell>
          <table:table-cell table:style-name="t8.D3" office:value-type="string">
            <text:p text:style-name="P16">$8-40</text:p>
          </table:table-cell>
          <table:table-cell table:style-name="t8.D3" office:value-type="string">
            <text:p text:style-name="P16">$8-50</text:p>
          </table:table-cell>
          <table:table-cell table:style-name="t8.D3" office:value-type="string">
            <text:p text:style-name="P16">$8-60</text:p>
          </table:table-cell>
          <table:table-cell table:style-name="t8.D3" office:value-type="string">
            <text:p text:style-name="P16">$8-70</text:p>
          </table:table-cell>
          <table:table-cell table:style-name="t8.D3" office:value-type="string">
            <text:p text:style-name="P16">$8-80</text:p>
          </table:table-cell>
          <table:table-cell table:style-name="t8.D3" office:value-type="string">
            <text:p text:style-name="P17">$8-00</text:p>
          </table:table-cell>
          <table:table-cell table:style-name="t8.D3" office:value-type="string">
            <text:p text:style-name="P16">$8-10</text:p>
          </table:table-cell>
          <table:table-cell table:style-name="t8.D3" office:value-type="string">
            <text:p text:style-name="P16">$8-20</text:p>
          </table:table-cell>
          <table:table-cell table:style-name="t8.K5" table:number-rows-spanned="9" office:value-type="string">
            <text:p text:style-name="P24">±<text:span text:style-name="T19">15</text:span></text:p>
          </table:table-cell>
        </table:table-row>
        <table:table-row>
          <table:table-cell table:style-name="t8.A5" office:value-type="string">
            <text:p text:style-name="P21">0,7 мкЗв/ч</text:p>
          </table:table-cell>
          <table:table-cell table:style-name="t8.D3" office:value-type="string">
            <text:p text:style-name="P16">$8-31</text:p>
          </table:table-cell>
          <table:table-cell table:style-name="t8.D3" office:value-type="string">
            <text:p text:style-name="P16">$8-41</text:p>
          </table:table-cell>
          <table:table-cell table:style-name="t8.D3" office:value-type="string">
            <text:p text:style-name="P16">$8-51</text:p>
          </table:table-cell>
          <table:table-cell table:style-name="t8.D3" office:value-type="string">
            <text:p text:style-name="P16">$8-61</text:p>
          </table:table-cell>
          <table:table-cell table:style-name="t8.D3" office:value-type="string">
            <text:p text:style-name="P16">$8-71</text:p>
          </table:table-cell>
          <table:table-cell table:style-name="t8.D3" office:value-type="string">
            <text:p text:style-name="P16">$8-81</text:p>
          </table:table-cell>
          <table:table-cell table:style-name="t8.D3" office:value-type="string">
            <text:p text:style-name="P17">$8-01</text:p>
          </table:table-cell>
          <table:table-cell table:style-name="t8.D3" office:value-type="string">
            <text:p text:style-name="P16">$8-11</text:p>
          </table:table-cell>
          <table:table-cell table:style-name="t8.D3" office:value-type="string">
            <text:p text:style-name="P16">$8-21</text:p>
          </table:table-cell>
          <table:covered-table-cell/>
        </table:table-row>
        <table:table-row>
          <table:table-cell table:style-name="t8.A5" office:value-type="string">
            <text:p text:style-name="P21">7 мкЗв/ч</text:p>
          </table:table-cell>
          <table:table-cell table:style-name="t8.D3" office:value-type="string">
            <text:p text:style-name="P16">$8-32</text:p>
          </table:table-cell>
          <table:table-cell table:style-name="t8.D3" office:value-type="string">
            <text:p text:style-name="P16">$8-42</text:p>
          </table:table-cell>
          <table:table-cell table:style-name="t8.D3" office:value-type="string">
            <text:p text:style-name="P16">$8-52</text:p>
          </table:table-cell>
          <table:table-cell table:style-name="t8.D3" office:value-type="string">
            <text:p text:style-name="P16">$8-62</text:p>
          </table:table-cell>
          <table:table-cell table:style-name="t8.D3" office:value-type="string">
            <text:p text:style-name="P16">$8-72</text:p>
          </table:table-cell>
          <table:table-cell table:style-name="t8.D3" office:value-type="string">
            <text:p text:style-name="P16">$8-82</text:p>
          </table:table-cell>
          <table:table-cell table:style-name="t8.D3" office:value-type="string">
            <text:p text:style-name="P17">$8-02</text:p>
          </table:table-cell>
          <table:table-cell table:style-name="t8.D3" office:value-type="string">
            <text:p text:style-name="P16">$8-12</text:p>
          </table:table-cell>
          <table:table-cell table:style-name="t8.D3" office:value-type="string">
            <text:p text:style-name="P16">$8-22</text:p>
          </table:table-cell>
          <table:covered-table-cell/>
        </table:table-row>
        <table:table-row>
          <table:table-cell table:style-name="t8.A5" office:value-type="string">
            <text:p text:style-name="P21">70 мкЗв/ч</text:p>
          </table:table-cell>
          <table:table-cell table:style-name="t8.D3" office:value-type="string">
            <text:p text:style-name="P16">$8-33</text:p>
          </table:table-cell>
          <table:table-cell table:style-name="t8.D3" office:value-type="string">
            <text:p text:style-name="P16">$8-43</text:p>
          </table:table-cell>
          <table:table-cell table:style-name="t8.D3" office:value-type="string">
            <text:p text:style-name="P16">$8-53</text:p>
          </table:table-cell>
          <table:table-cell table:style-name="t8.D3" office:value-type="string">
            <text:p text:style-name="P16">$8-63</text:p>
          </table:table-cell>
          <table:table-cell table:style-name="t8.D3" office:value-type="string">
            <text:p text:style-name="P16">$8-73</text:p>
          </table:table-cell>
          <table:table-cell table:style-name="t8.D3" office:value-type="string">
            <text:p text:style-name="P16">$8-83</text:p>
          </table:table-cell>
          <table:table-cell table:style-name="t8.D3" office:value-type="string">
            <text:p text:style-name="P17">$8-03</text:p>
          </table:table-cell>
          <table:table-cell table:style-name="t8.D3" office:value-type="string">
            <text:p text:style-name="P16">$8-13</text:p>
          </table:table-cell>
          <table:table-cell table:style-name="t8.D3" office:value-type="string">
            <text:p text:style-name="P16">$8-23</text:p>
          </table:table-cell>
          <table:covered-table-cell/>
        </table:table-row>
        <table:table-row>
          <table:table-cell table:style-name="t8.A5" office:value-type="string">
            <text:p text:style-name="P21">0.7 мЗв/ч</text:p>
          </table:table-cell>
          <table:table-cell table:style-name="t8.D3" office:value-type="string">
            <text:p text:style-name="P16">$8-34</text:p>
          </table:table-cell>
          <table:table-cell table:style-name="t8.D3" office:value-type="string">
            <text:p text:style-name="P16">$8-44</text:p>
          </table:table-cell>
          <table:table-cell table:style-name="t8.D3" office:value-type="string">
            <text:p text:style-name="P16">$8-54</text:p>
          </table:table-cell>
          <table:table-cell table:style-name="t8.D3" office:value-type="string">
            <text:p text:style-name="P16">$8-64</text:p>
          </table:table-cell>
          <table:table-cell table:style-name="t8.D3" office:value-type="string">
            <text:p text:style-name="P16">$8-74</text:p>
          </table:table-cell>
          <table:table-cell table:style-name="t8.D3" office:value-type="string">
            <text:p text:style-name="P16">$8-84</text:p>
          </table:table-cell>
          <table:table-cell table:style-name="t8.D3" office:value-type="string">
            <text:p text:style-name="P17">$8-04</text:p>
          </table:table-cell>
          <table:table-cell table:style-name="t8.D3" office:value-type="string">
            <text:p text:style-name="P16">$8-14</text:p>
          </table:table-cell>
          <table:table-cell table:style-name="t8.D3" office:value-type="string">
            <text:p text:style-name="P16">$8-24</text:p>
          </table:table-cell>
          <table:covered-table-cell/>
        </table:table-row>
        <table:table-row>
          <table:table-cell table:style-name="t8.A5" office:value-type="string">
            <text:p text:style-name="P21">7,0 мЗв/ч</text:p>
          </table:table-cell>
          <table:table-cell table:style-name="t8.D3" office:value-type="string">
            <text:p text:style-name="P16">$8-35</text:p>
          </table:table-cell>
          <table:table-cell table:style-name="t8.D3" office:value-type="string">
            <text:p text:style-name="P16">$8-45</text:p>
          </table:table-cell>
          <table:table-cell table:style-name="t8.D3" office:value-type="string">
            <text:p text:style-name="P16">$8-55</text:p>
          </table:table-cell>
          <table:table-cell table:style-name="t8.D3" office:value-type="string">
            <text:p text:style-name="P16">$8-65</text:p>
          </table:table-cell>
          <table:table-cell table:style-name="t8.D3" office:value-type="string">
            <text:p text:style-name="P16">$8-75</text:p>
          </table:table-cell>
          <table:table-cell table:style-name="t8.D3" office:value-type="string">
            <text:p text:style-name="P16">$8-85</text:p>
          </table:table-cell>
          <table:table-cell table:style-name="t8.D3" office:value-type="string">
            <text:p text:style-name="P17">$8-05</text:p>
          </table:table-cell>
          <table:table-cell table:style-name="t8.D3" office:value-type="string">
            <text:p text:style-name="P16">$8-15</text:p>
          </table:table-cell>
          <table:table-cell table:style-name="t8.D3" office:value-type="string">
            <text:p text:style-name="P16">$8-25</text:p>
          </table:table-cell>
          <table:covered-table-cell/>
        </table:table-row>
        <table:table-row>
          <table:table-cell table:style-name="t8.A5" office:value-type="string">
            <text:p text:style-name="P21">70 мЗв/ч</text:p>
          </table:table-cell>
          <table:table-cell table:style-name="t8.D3" office:value-type="string">
            <text:p text:style-name="P16">$8-36</text:p>
          </table:table-cell>
          <table:table-cell table:style-name="t8.D3" office:value-type="string">
            <text:p text:style-name="P16">$8-46</text:p>
          </table:table-cell>
          <table:table-cell table:style-name="t8.D3" office:value-type="string">
            <text:p text:style-name="P16">$8-56</text:p>
          </table:table-cell>
          <table:table-cell table:style-name="t8.D3" office:value-type="string">
            <text:p text:style-name="P16">$8-66</text:p>
          </table:table-cell>
          <table:table-cell table:style-name="t8.D3" office:value-type="string">
            <text:p text:style-name="P16">$8-76</text:p>
          </table:table-cell>
          <table:table-cell table:style-name="t8.D3" office:value-type="string">
            <text:p text:style-name="P16">$8-86</text:p>
          </table:table-cell>
          <table:table-cell table:style-name="t8.D3" office:value-type="string">
            <text:p text:style-name="P17">$8-06</text:p>
          </table:table-cell>
          <table:table-cell table:style-name="t8.D3" office:value-type="string">
            <text:p text:style-name="P16">$8-16</text:p>
          </table:table-cell>
          <table:table-cell table:style-name="t8.D3" office:value-type="string">
            <text:p text:style-name="P16">$8-26</text:p>
          </table:table-cell>
          <table:covered-table-cell/>
        </table:table-row>
        <table:table-row>
          <table:table-cell table:style-name="t8.A5" office:value-type="string">
            <text:p text:style-name="P21">0,<text:span text:style-name="T49">35</text:span> Зв/ч</text:p>
          </table:table-cell>
          <table:table-cell table:style-name="t8.D3" office:value-type="string">
            <text:p text:style-name="P16">$8-37</text:p>
          </table:table-cell>
          <table:table-cell table:style-name="t8.D3" office:value-type="string">
            <text:p text:style-name="P16">$8-47</text:p>
          </table:table-cell>
          <table:table-cell table:style-name="t8.D3" office:value-type="string">
            <text:p text:style-name="P16">$8-57</text:p>
          </table:table-cell>
          <table:table-cell table:style-name="t8.D3" office:value-type="string">
            <text:p text:style-name="P16">$8-67</text:p>
          </table:table-cell>
          <table:table-cell table:style-name="t8.D3" office:value-type="string">
            <text:p text:style-name="P16">$8-77</text:p>
          </table:table-cell>
          <table:table-cell table:style-name="t8.D3" office:value-type="string">
            <text:p text:style-name="P16">$8-87</text:p>
          </table:table-cell>
          <table:table-cell table:style-name="t8.D3" office:value-type="string">
            <text:p text:style-name="P17">$8-07</text:p>
          </table:table-cell>
          <table:table-cell table:style-name="t8.D3" office:value-type="string">
            <text:p text:style-name="P16">$8-17</text:p>
          </table:table-cell>
          <table:table-cell table:style-name="t8.D3" office:value-type="string">
            <text:p text:style-name="P16">$8-27</text:p>
          </table:table-cell>
          <table:covered-table-cell/>
        </table:table-row>
        <table:table-row>
          <table:table-cell table:style-name="t8.A13" office:value-type="string">
            <text:p text:style-name="P21"><text:span text:style-name="T49">0</text:span>,<text:span text:style-name="T49">5</text:span>Зв/ч</text:p>
          </table:table-cell>
          <table:table-cell table:style-name="t8.B13" office:value-type="string">
            <text:p text:style-name="P16">$8-38</text:p>
          </table:table-cell>
          <table:table-cell table:style-name="t8.B13" office:value-type="string">
            <text:p text:style-name="P16">$8-48</text:p>
          </table:table-cell>
          <table:table-cell table:style-name="t8.B13" office:value-type="string">
            <text:p text:style-name="P16">$8-58</text:p>
          </table:table-cell>
          <table:table-cell table:style-name="t8.B13" office:value-type="string">
            <text:p text:style-name="P16">$8-68</text:p>
          </table:table-cell>
          <table:table-cell table:style-name="t8.B13" office:value-type="string">
            <text:p text:style-name="P16">$8-78</text:p>
          </table:table-cell>
          <table:table-cell table:style-name="t8.B13" office:value-type="string">
            <text:p text:style-name="P16">$8-88</text:p>
          </table:table-cell>
          <table:table-cell table:style-name="t8.B13" office:value-type="string">
            <text:p text:style-name="P17">$8-08</text:p>
          </table:table-cell>
          <table:table-cell table:style-name="t8.B13" office:value-type="string">
            <text:p text:style-name="P16">$8-18</text:p>
          </table:table-cell>
          <table:table-cell table:style-name="t8.B13" office:value-type="string">
            <text:p text:style-name="P16">$8-28</text:p>
          </table:table-cell>
          <table:covered-table-cell/>
        </table:table-row>
      </table:table>
      <text:p text:style-name="Text_20_body"/>
      <table:table table:name="t9" table:style-name="t9">
        <table:table-column table:style-name="t9.A"/>
        <table:table-column table:style-name="t9.B" table:number-columns-repeated="4"/>
        <table:table-column table:style-name="t9.F"/>
        <text:soft-page-break/>
        <table:table-row>
          <table:table-cell table:style-name="t9.A1" table:number-columns-spanned="6" office:value-type="string">
            <text:p text:style-name="P51">Проверка основной относительной погрешности измерения плотности </text:p>
            <text:p text:style-name="P52">потока нейтронного излучения с БДКН-0<text:span text:style-name="T19">1</text:span> № <text:span text:style-name="T29">$serial</text:span></text:p>
          </table:table-cell>
          <table:covered-table-cell/>
          <table:covered-table-cell/>
          <table:covered-table-cell/>
          <table:covered-table-cell/>
          <table:covered-table-cell/>
        </table:table-row>
        <table:table-row>
          <table:table-cell table:style-name="t9.A2" office:value-type="string">
            <text:p text:style-name="P28">Плотность потока <text:line-break/>в поверяемой точке <text:span text:style-name="T35"></text:span><text:span text:style-name="T47">0</text:span><text:span text:style-name="T39">i</text:span> ,<text:line-break/>с<text:span text:style-name="T32">-1</text:span>см<text:span text:style-name="T32">-2</text:span></text:p>
          </table:table-cell>
          <table:table-cell table:style-name="t9.B2" office:value-type="string">
            <text:p text:style-name="P27">Фон</text:p>
            <text:p text:style-name="P27"><text:span text:style-name="T19">R=</text:span>2<text:span text:style-name="T19">,0</text:span>м</text:p>
          </table:table-cell>
          <table:table-cell table:style-name="t9.B2" office:value-type="string">
            <text:p text:style-name="P28">ИБН-<text:span text:style-name="T19">8-3</text:span></text:p>
            <text:p text:style-name="P27">№<text:span text:style-name="T19">027</text:span></text:p>
            <text:p text:style-name="P27"><text:span text:style-name="T19">R=2,0</text:span>м</text:p>
            <text:p text:style-name="P30">B(R)=0,600</text:p>
            <text:p text:style-name="P27"><text:span text:style-name="T21"></text:span><text:span text:style-name="T39">0i</text:span><text:span text:style-name="T19">=5,9</text:span></text:p>
            <text:p text:style-name="P3"><text:span text:style-name="T19">1</text:span>,<text:span text:style-name="T19">0</text:span>-1<text:span text:style-name="T19">0</text:span></text:p>
          </table:table-cell>
          <table:table-cell table:style-name="t9.B2" office:value-type="string">
            <text:p text:style-name="P28">ИБН-<text:span text:style-name="T19">8-6</text:span></text:p>
            <text:p text:style-name="P27">№0<text:span text:style-name="T19">10</text:span></text:p>
            <text:p text:style-name="P27"><text:span text:style-name="T19">R=2,0</text:span>м</text:p>
            <text:p text:style-name="P30">B(R)=0,600</text:p>
            <text:p text:style-name="P27"><text:span text:style-name="T21"></text:span><text:span text:style-name="T39">0i</text:span><text:span text:style-name="T19">=57,</text:span>0</text:p>
            <text:p text:style-name="P27">20-100</text:p>
          </table:table-cell>
          <table:table-cell table:style-name="t9.B2" office:value-type="string">
            <text:p text:style-name="P54">ИБН-8-6</text:p>
            <text:p text:style-name="P53"><text:span text:style-name="T19"><text:s text:c="3"/></text:span>№<text:span text:style-name="T19">010</text:span></text:p>
            <text:p text:style-name="P53"><text:span text:style-name="T19">R=1,0</text:span>м</text:p>
            <text:p text:style-name="P55">B(R)=0,863</text:p>
            <text:p text:style-name="P53"><text:span text:style-name="T21"></text:span><text:span text:style-name="T39">0i</text:span><text:span text:style-name="T19">=235</text:span></text:p>
            <text:p text:style-name="P54">210<text:span text:style-name="T32">2</text:span> - 10<text:span text:style-name="T32">3</text:span></text:p>
          </table:table-cell>
          <table:table-cell table:style-name="t9.F2" office:value-type="string">
            <text:p text:style-name="P54">ИБН-8-6</text:p>
            <text:p text:style-name="P53"><text:span text:style-name="T19"><text:s text:c="3"/></text:span>№<text:span text:style-name="T19">010</text:span></text:p>
            <text:p text:style-name="P53"><text:span text:style-name="T19">R=0,5</text:span>м</text:p>
            <text:p text:style-name="P55">B(R)=0,957</text:p>
            <text:p text:style-name="P53"><text:span text:style-name="T21"></text:span><text:span text:style-name="T39">0i</text:span><text:span text:style-name="T19">=1019</text:span></text:p>
            <text:p text:style-name="P54">210<text:span text:style-name="T32">3</text:span> - 10<text:span text:style-name="T32">4</text:span></text:p>
          </table:table-cell>
        </table:table-row>
        <table:table-row>
          <table:table-cell table:style-name="t9.A3" office:value-type="string">
            <text:p text:style-name="P29">Показания прибора в поверяемой точке</text:p>
            <text:p text:style-name="P26"><text:span text:style-name="T35"></text:span><text:span text:style-name="T47">0</text:span><text:span text:style-name="T39">i</text:span>, с<text:span text:style-name="T32">-1</text:span>см<text:span text:style-name="T32">-2 </text:span><text:span text:style-name="T59">,</text:span>ст, %</text:p>
          </table:table-cell>
          <table:table-cell table:style-name="t9.B3" office:value-type="string">
            <text:p text:style-name="P24"/>
          </table:table-cell>
          <table:table-cell table:style-name="t9.C3">
            <text:p text:style-name="P25"/>
          </table:table-cell>
          <table:table-cell table:style-name="t9.C3">
            <text:p text:style-name="P25"/>
          </table:table-cell>
          <table:table-cell table:style-name="t9.B3" office:value-type="string">
            <text:p text:style-name="P60"/>
          </table:table-cell>
          <table:table-cell table:style-name="t9.F3" office:value-type="string">
            <text:p text:style-name="P60"/>
          </table:table-cell>
        </table:table-row>
        <table:table-row>
          <table:table-cell table:style-name="t9.A3" office:value-type="string">
            <text:p text:style-name="P29">Среднее значение показаний, <text:span text:style-name="T35"></text:span><text:span text:style-name="T39">i</text:span>, с<text:span text:style-name="T32">-1</text:span>см<text:span text:style-name="T32">-2</text:span></text:p>
          </table:table-cell>
          <table:table-cell table:style-name="t9.B3" office:value-type="string">
            <text:p text:style-name="P25">$9-00</text:p>
          </table:table-cell>
          <table:table-cell table:style-name="t9.B3" office:value-type="string">
            <text:p text:style-name="P25">$9-01</text:p>
          </table:table-cell>
          <table:table-cell table:style-name="t9.B3" office:value-type="string">
            <text:p text:style-name="P25">$9-02</text:p>
          </table:table-cell>
          <table:table-cell table:style-name="t9.B3" office:value-type="string">
            <text:p text:style-name="P25">$9-03</text:p>
          </table:table-cell>
          <table:table-cell table:style-name="t9.F3" office:value-type="string">
            <text:p text:style-name="P25">$9-04</text:p>
          </table:table-cell>
        </table:table-row>
        <table:table-row>
          <table:table-cell table:style-name="t9.A3" office:value-type="string">
            <text:p text:style-name="P29">Результат измерения плотности потока в поверяемой точке</text:p>
            <text:p text:style-name="P26"><text:span text:style-name="T35"></text:span><text:span text:style-name="T40">np</text:span><text:span text:style-name="T39">i</text:span>, <text:span text:style-name="T37">с</text:span><text:span text:style-name="T32">-1</text:span><text:span text:style-name="T37">см</text:span><text:span text:style-name="T32">-2</text:span></text:p>
          </table:table-cell>
          <table:table-cell table:style-name="t9.B3" office:value-type="string">
            <text:p text:style-name="P24"/>
          </table:table-cell>
          <table:table-cell table:style-name="t9.B3" office:value-type="string">
            <text:p text:style-name="P25">$9-n21</text:p>
          </table:table-cell>
          <table:table-cell table:style-name="t9.B3" office:value-type="string">
            <text:p text:style-name="P25">$9-n22</text:p>
          </table:table-cell>
          <table:table-cell table:style-name="t9.B3" office:value-type="string">
            <text:p text:style-name="P25">$9-n23</text:p>
          </table:table-cell>
          <table:table-cell table:style-name="t9.F3" office:value-type="string">
            <text:p text:style-name="P25">$9-n24</text:p>
          </table:table-cell>
        </table:table-row>
        <table:table-row>
          <table:table-cell table:style-name="t9.A3" office:value-type="string">
            <text:p text:style-name="P29">Основная относительная погрешность измерения, <text:span text:style-name="T65">Δ</text:span><text:span text:style-name="T22">i</text:span>%</text:p>
          </table:table-cell>
          <table:table-cell table:style-name="t9.B3" office:value-type="string">
            <text:p text:style-name="P24"/>
          </table:table-cell>
          <table:table-cell table:style-name="t9.B3" office:value-type="string">
            <text:p text:style-name="P25">$9-n31</text:p>
          </table:table-cell>
          <table:table-cell table:style-name="t9.B3" office:value-type="string">
            <text:p text:style-name="P25">$9-n32</text:p>
          </table:table-cell>
          <table:table-cell table:style-name="t9.B3" office:value-type="string">
            <text:p text:style-name="P25">$9-n33</text:p>
          </table:table-cell>
          <table:table-cell table:style-name="t9.F3" office:value-type="string">
            <text:p text:style-name="P25">$9-n34</text:p>
          </table:table-cell>
        </table:table-row>
        <table:table-row>
          <table:table-cell table:style-name="t9.A3" office:value-type="string">
            <text:p text:style-name="P29">Доверительная граница основной относительной погрешности <text:span text:style-name="T65">Δ</text:span><text:span text:style-name="T22">i</text:span>, %</text:p>
          </table:table-cell>
          <table:table-cell table:style-name="t9.B3" office:value-type="string">
            <text:p text:style-name="P24"/>
            <text:p text:style-name="P23"/>
          </table:table-cell>
          <table:table-cell table:style-name="t9.B3" office:value-type="string">
            <text:p text:style-name="P25">$9-n41</text:p>
          </table:table-cell>
          <table:table-cell table:style-name="t9.B3" office:value-type="string">
            <text:p text:style-name="P25">$9-n42</text:p>
          </table:table-cell>
          <table:table-cell table:style-name="t9.B3" office:value-type="string">
            <text:p text:style-name="P25">$9-n43</text:p>
          </table:table-cell>
          <table:table-cell table:style-name="t9.F3" office:value-type="string">
            <text:p text:style-name="P25">$9-n44</text:p>
          </table:table-cell>
        </table:table-row>
        <table:table-row table:style-name="t9.8">
          <table:table-cell table:style-name="t9.A8" office:value-type="string">
            <text:p text:style-name="P41"><text:span text:style-name="T53">Пределосновной </text:span>относительной погрешности ,%</text:p>
          </table:table-cell>
          <table:table-cell table:style-name="t9.B8" office:value-type="string">
            <text:p text:style-name="P24"/>
          </table:table-cell>
          <table:table-cell table:style-name="t9.C8" table:number-columns-spanned="4" office:value-type="string">
            <text:p text:style-name="P24">±<text:span text:style-name="T49">20</text:span></text:p>
          </table:table-cell>
          <table:covered-table-cell/>
          <table:covered-table-cell/>
          <table:covered-table-cell/>
        </table:table-row>
      </table:table>
      <table:table table:name="t10" table:style-name="t10">
        <table:table-column table:style-name="t10.A"/>
        <table:table-column table:style-name="t10.B"/>
        <table:table-column table:style-name="t10.C" table:number-columns-repeated="3"/>
        <table:table-column table:style-name="t10.F"/>
        <table:table-row>
          <table:table-cell table:style-name="t10.A1" table:number-columns-spanned="6" office:value-type="string">
            <text:p text:style-name="P57">Определение основной относительной погрешности измерения мощности дозы нейтронного излучения с БДКН-0<text:span text:style-name="T19">3</text:span> № <text:span text:style-name="T29">$serial</text:span></text:p>
          </table:table-cell>
          <table:covered-table-cell/>
          <table:covered-table-cell/>
          <table:covered-table-cell/>
          <table:covered-table-cell/>
          <table:covered-table-cell/>
        </table:table-row>
        <table:table-row>
          <table:table-cell table:style-name="t10.A2" office:value-type="string">
            <text:p text:style-name="P29"><text:span text:style-name="T49">Мощность дозы</text:span> в поверяемой точке</text:p>
            <text:p text:style-name="P34"><text:span text:style-name="T66">H*</text:span><text:span text:style-name="T73">oi</text:span><text:span text:style-name="T69">(10)</text:span><text:span text:style-name="T70">, </text:span><text:span text:style-name="T71">мкЗв/ч</text:span></text:p>
          </table:table-cell>
          <table:table-cell table:style-name="t10.B2" office:value-type="string">
            <text:p text:style-name="P27">Фон</text:p>
            <text:p text:style-name="P27"><text:span text:style-name="T19">R=</text:span>2<text:span text:style-name="T19">,0</text:span>м</text:p>
          </table:table-cell>
          <table:table-cell table:style-name="t10.B2" office:value-type="string">
            <text:p text:style-name="P28">ИБН-<text:span text:style-name="T19">8-3</text:span></text:p>
            <text:p text:style-name="P27">№<text:span text:style-name="T19">027</text:span></text:p>
            <text:p text:style-name="P27"><text:span text:style-name="T19">R=2,0</text:span>м</text:p>
            <text:p text:style-name="P27"><text:span text:style-name="T19">B(R)=0,</text:span>866</text:p>
            <text:p text:style-name="P27"><text:span text:style-name="T66">H</text:span><text:span text:style-name="T77">*</text:span><text:span text:style-name="T73">oi</text:span><text:span text:style-name="T69">(10)</text:span><text:span text:style-name="T19">=</text:span><text:span text:style-name="T49">8,3</text:span></text:p>
            <text:p text:style-name="P3">1-10</text:p>
          </table:table-cell>
          <table:table-cell table:style-name="t10.B2" office:value-type="string">
            <text:p text:style-name="P28">ИБН-<text:span text:style-name="T19">8-6</text:span></text:p>
            <text:p text:style-name="P27">№0<text:span text:style-name="T19">10</text:span></text:p>
            <text:p text:style-name="P27"><text:span text:style-name="T19">R=2,0</text:span>м</text:p>
            <text:p text:style-name="P27"><text:span text:style-name="T19">B(R)=0,</text:span>866</text:p>
            <text:p text:style-name="P27"><text:span text:style-name="T66">H</text:span><text:span text:style-name="T77">*</text:span><text:span text:style-name="T73">oi</text:span><text:span text:style-name="T69">(10)</text:span><text:span text:style-name="T19">=</text:span><text:span text:style-name="T49">80</text:span></text:p>
            <text:p text:style-name="P31">20-100</text:p>
          </table:table-cell>
          <table:table-cell table:style-name="t10.B2" office:value-type="string">
            <text:p text:style-name="P54">ИБН-8-6</text:p>
            <text:p text:style-name="P53">№<text:span text:style-name="T19">010</text:span></text:p>
            <text:p text:style-name="P53"><text:span text:style-name="T19">R=1,0</text:span>м</text:p>
            <text:p text:style-name="P53"><text:span text:style-name="T19">B(R)=0,</text:span>957</text:p>
            <text:p text:style-name="P53"><text:span text:style-name="T66">H</text:span><text:span text:style-name="T77">*</text:span><text:span text:style-name="T73">oi</text:span><text:span text:style-name="T69">(10)</text:span><text:span text:style-name="T19">=</text:span><text:span text:style-name="T49">331</text:span></text:p>
            <text:p text:style-name="P56">2<text:span text:style-name="T79">·</text:span>10<text:span text:style-name="T32">2</text:span>-10<text:span text:style-name="T32">3</text:span></text:p>
          </table:table-cell>
          <table:table-cell table:style-name="t10.F2" office:value-type="string">
            <text:p text:style-name="P54">ИБН-8-6</text:p>
            <text:p text:style-name="P53">№<text:span text:style-name="T19">010</text:span></text:p>
            <text:p text:style-name="P53"><text:span text:style-name="T19">R=0,5</text:span>м</text:p>
            <text:p text:style-name="P53"><text:span text:style-name="T19">B(R)=0,9</text:span>91</text:p>
            <text:p text:style-name="P53"><text:span text:style-name="T66">H</text:span><text:span text:style-name="T77">*</text:span><text:span text:style-name="T73">oi</text:span><text:span text:style-name="T69">(10)</text:span><text:span text:style-name="T19">=</text:span><text:span text:style-name="T49">1434</text:span></text:p>
            <text:p text:style-name="P56">2<text:span text:style-name="T79">·</text:span>10<text:span text:style-name="T32">3</text:span>-10<text:span text:style-name="T32">4</text:span></text:p>
          </table:table-cell>
        </table:table-row>
        <table:table-row>
          <table:table-cell table:style-name="t10.A3" office:value-type="string">
            <text:p text:style-name="P33">Показания прибора в поверяемой точке</text:p>
            <text:p text:style-name="P32"><text:span text:style-name="T67">H</text:span><text:span text:style-name="T78">*</text:span><text:span text:style-name="T74">i</text:span><text:span text:style-name="T72">(10) мкЗв/ч, </text:span><text:span text:style-name="T60">±δ</text:span><text:span text:style-name="T37">ст</text:span>, %</text:p>
          </table:table-cell>
          <table:table-cell table:style-name="t10.B3" office:value-type="string">
            <text:p text:style-name="P24"/>
          </table:table-cell>
          <table:table-cell table:style-name="t10.C3">
            <text:p text:style-name="P25"/>
          </table:table-cell>
          <table:table-cell table:style-name="t10.C3">
            <text:p text:style-name="P25"/>
          </table:table-cell>
          <table:table-cell table:style-name="t10.B3" office:value-type="string">
            <text:p text:style-name="P60"/>
          </table:table-cell>
          <table:table-cell table:style-name="t10.F3" office:value-type="string">
            <text:p text:style-name="P60"/>
          </table:table-cell>
        </table:table-row>
        <table:table-row>
          <table:table-cell table:style-name="t10.A3" office:value-type="string">
            <text:p text:style-name="P33">Среднее значение показаний, <text:span text:style-name="T68">H</text:span><text:span text:style-name="T78">*</text:span><text:span text:style-name="T74">i</text:span><text:span text:style-name="T72">(10) мкЗв/ч</text:span></text:p>
          </table:table-cell>
          <table:table-cell table:style-name="t10.B4" office:value-type="string">
            <text:p text:style-name="P25">$<text:span text:style-name="T49">10</text:span>-00</text:p>
          </table:table-cell>
          <table:table-cell table:style-name="t10.B4" office:value-type="string">
            <text:p text:style-name="P25">$<text:span text:style-name="T49">10</text:span>-01</text:p>
          </table:table-cell>
          <table:table-cell table:style-name="t10.B4" office:value-type="string">
            <text:p text:style-name="P25">$<text:span text:style-name="T49">10</text:span>-02</text:p>
          </table:table-cell>
          <table:table-cell table:style-name="t10.B4" office:value-type="string">
            <text:p text:style-name="P25">$<text:span text:style-name="T49">10</text:span>-03</text:p>
          </table:table-cell>
          <table:table-cell table:style-name="t10.F3" office:value-type="string">
            <text:p text:style-name="P25">$<text:span text:style-name="T49">10</text:span>-04</text:p>
          </table:table-cell>
        </table:table-row>
        <table:table-row>
          <table:table-cell table:style-name="t10.A3" office:value-type="string">
            <text:p text:style-name="P33">Результат измерения мощности дозы в поверяемой точке</text:p>
            <text:p text:style-name="P32"><text:span text:style-name="T67">H</text:span><text:span text:style-name="T78">*</text:span><text:span text:style-name="T75">пр</text:span><text:span text:style-name="T76">i</text:span><text:span text:style-name="T72">(10) мкЗв/ч</text:span></text:p>
          </table:table-cell>
          <table:table-cell table:style-name="t10.B4" office:value-type="string">
            <text:p text:style-name="P24"/>
          </table:table-cell>
          <table:table-cell table:style-name="t10.B4" office:value-type="string">
            <text:p text:style-name="P25">$10-n21</text:p>
          </table:table-cell>
          <table:table-cell table:style-name="t10.B4" office:value-type="string">
            <text:p text:style-name="P25">$10-n22</text:p>
          </table:table-cell>
          <table:table-cell table:style-name="t10.B4" office:value-type="string">
            <text:p text:style-name="P25">$10-n23</text:p>
          </table:table-cell>
          <table:table-cell table:style-name="t10.F3" office:value-type="string">
            <text:p text:style-name="P25">$10-n24</text:p>
          </table:table-cell>
        </table:table-row>
        <table:table-row>
          <table:table-cell table:style-name="t10.A3" office:value-type="string">
            <text:p text:style-name="P29">Основная относительная погрешность измерения, </text:p>
            <text:p text:style-name="P29"><text:span text:style-name="T36">θ</text:span><text:span text:style-name="T48">пр</text:span><text:span text:style-name="T41">i</text:span>, %</text:p>
          </table:table-cell>
          <table:table-cell table:style-name="t10.B4" office:value-type="string">
            <text:p text:style-name="P24"/>
          </table:table-cell>
          <table:table-cell table:style-name="t10.B4" office:value-type="string">
            <text:p text:style-name="P25">$10-n31</text:p>
          </table:table-cell>
          <table:table-cell table:style-name="t10.B4" office:value-type="string">
            <text:p text:style-name="P25">$10-n32</text:p>
          </table:table-cell>
          <table:table-cell table:style-name="t10.B4" office:value-type="string">
            <text:p text:style-name="P25">$10-n33</text:p>
          </table:table-cell>
          <table:table-cell table:style-name="t10.F3" office:value-type="string">
            <text:p text:style-name="P25">$10-n34</text:p>
          </table:table-cell>
        </table:table-row>
        <table:table-row>
          <table:table-cell table:style-name="t10.A3" office:value-type="string">
            <text:p text:style-name="P29">Доверительная граница основной относительной погрешности, <text:span text:style-name="T65">Δ</text:span><text:span text:style-name="T42">i</text:span>, %</text:p>
          </table:table-cell>
          <table:table-cell table:style-name="t10.B4" office:value-type="string">
            <text:p text:style-name="P24"/>
            <text:p text:style-name="P23"/>
          </table:table-cell>
          <table:table-cell table:style-name="t10.B4" office:value-type="string">
            <text:p text:style-name="P25">$10-n41</text:p>
          </table:table-cell>
          <table:table-cell table:style-name="t10.B4" office:value-type="string">
            <text:p text:style-name="P25">$10-n42</text:p>
          </table:table-cell>
          <table:table-cell table:style-name="t10.B4" office:value-type="string">
            <text:p text:style-name="P25">$10-n43</text:p>
          </table:table-cell>
          <table:table-cell table:style-name="t10.F3" office:value-type="string">
            <text:p text:style-name="P25">$10-n44</text:p>
          </table:table-cell>
        </table:table-row>
        <table:table-row table:style-name="t10.8">
          <table:table-cell table:style-name="t10.A8" office:value-type="string">
            <text:p text:style-name="P41"><text:span text:style-name="T53">Пределосновной </text:span>относительной погрешности , %</text:p>
          </table:table-cell>
          <table:table-cell table:style-name="t10.B8" office:value-type="string">
            <text:p text:style-name="P24"/>
          </table:table-cell>
          <table:table-cell table:style-name="t10.C8" table:number-columns-spanned="4" office:value-type="string">
            <text:p text:style-name="P24">±<text:span text:style-name="T49">20</text:span></text:p>
          </table:table-cell>
          <table:covered-table-cell/>
          <table:covered-table-cell/>
          <table:covered-table-cell/>
        </table:table-row>
      </table:table>
      <table:table table:name="t11" table:style-name="t11">
        <table:table-column table:style-name="t11.A"/>
        <table:table-column table:style-name="t11.B"/>
        <table:table-column table:style-name="t11.C"/>
        <table:table-column table:style-name="t11.D"/>
        <table:table-column table:style-name="t11.E"/>
        <table:table-column table:style-name="t11.B"/>
        <table:table-column table:style-name="t11.C"/>
        <table:table-column table:style-name="t11.H"/>
        <table:table-column table:style-name="t11.I"/>
        <table:table-column table:style-name="t11.J"/>
        <table:table-column table:style-name="t11.K"/>
        <table:table-row table:style-name="t11.1">
          <table:table-cell table:style-name="t11.A1" table:number-columns-spanned="11" office:value-type="string">
            <text:p text:style-name="P44"><text:span text:style-name="T23">Определение основной относительной погрешности измерения плотности потока <text:s/>с блоком БДПА-01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1.2">
          <table:table-cell table:style-name="t11.A2" table:number-rows-spanned="3" office:value-type="string">
            <text:p text:style-name="P42">Плотность потока в <text:span text:style-name="T19">контроль-ной</text:span> точке <text:span text:style-name="T80"></text:span><text:span text:style-name="T37">0</text:span><text:span text:style-name="T38">i</text:span>,</text:p>
            <text:p text:style-name="P43"><text:s/>мин<text:span text:style-name="T32">-1</text:span>·см<text:span text:style-name="T32">-2</text:span></text:p>
          </table:table-cell>
          <table:table-cell table:style-name="t11.B2" table:number-rows-spanned="3" office:value-type="string">
            <text:p text:style-name="P39">Номер источ-ника</text:p>
          </table:table-cell>
          <table:table-cell table:style-name="t11.B2" table:number-rows-spanned="3" office:value-type="string">
            <text:p text:style-name="P39">Рассто-яние до источ-ника, </text:p>
            <text:p text:style-name="P39"><text:span text:style-name="T20">R</text:span>, с</text:p>
          </table:table-cell>
          <table:table-cell table:style-name="t11.B2" table:number-columns-spanned="5" office:value-type="string">
            <text:p text:style-name="P58">Измерение мощности дозы в контрольной <text:s/>точке, <text:span text:style-name="T56"></text:span><text:span text:style-name="T46">i</text:span></text:p>
          </table:table-cell>
          <table:covered-table-cell/>
          <table:covered-table-cell/>
          <table:covered-table-cell/>
          <table:covered-table-cell/>
          <table:table-cell table:style-name="t11.B2" table:number-rows-spanned="3" office:value-type="string">
            <text:p text:style-name="P39"><text:span text:style-name="T19">Относительная</text:span> погрешность измерения мощности амбиентной эквивалентной дозы </text:p>
            <text:p text:style-name="P39"><text:span text:style-name="T51">θ</text:span><text:span text:style-name="T43">пр</text:span><text:span text:style-name="T44">i</text:span><text:span text:style-name="T49">,</text:span> %</text:p>
          </table:table-cell>
          <table:table-cell table:style-name="t11.B2" table:number-rows-spanned="3" office:value-type="string">
            <text:p text:style-name="P50">Доверитель-ная граница погреш-ности измерения <text:span text:style-name="T52">Δ</text:span><text:span text:style-name="T45">i</text:span><text:span text:style-name="T19">,</text:span> %</text:p>
          </table:table-cell>
          <table:table-cell table:style-name="t11.K2" table:number-rows-spanned="3" office:value-type="string">
            <text:p text:style-name="P40"><text:span text:style-name="T53">Предел основной </text:span>относитель-ной <text:span text:style-name="T19">погреш-ности</text:span>, </text:p>
            <text:p text:style-name="P40">%</text:p>
          </table:table-cell>
        </table:table-row>
        <table:table-row table:style-name="t11.3">
          <table:covered-table-cell/>
          <table:covered-table-cell/>
          <table:covered-table-cell/>
          <table:table-cell table:style-name="t11.D3" table:number-rows-spanned="2" office:value-type="string">
            <text:p text:style-name="P58">Фон</text:p>
          </table:table-cell>
          <table:table-cell table:style-name="t11.D3" table:number-columns-spanned="3" office:value-type="string">
            <text:p text:style-name="P58">Измеренное значение </text:p>
          </table:table-cell>
          <table:covered-table-cell/>
          <table:covered-table-cell/>
          <table:table-cell table:style-name="t11.D3" table:number-rows-spanned="2" office:value-type="string">
            <text:p text:style-name="P58">Среднее значение, <text:span text:style-name="T57"></text:span><text:span text:style-name="T37">ср</text:span></text:p>
          </table:table-cell>
          <table:covered-table-cell/>
          <table:covered-table-cell/>
          <table:covered-table-cell/>
        </table:table-row>
        <table:table-row table:style-name="t11.4">
          <table:covered-table-cell/>
          <table:covered-table-cell/>
          <table:covered-table-cell/>
          <table:covered-table-cell/>
          <table:table-cell table:style-name="t11.E4" office:value-type="string">
            <text:p text:style-name="P59"><text:span text:style-name="T61"></text:span><text:span text:style-name="T37">1</text:span></text:p>
          </table:table-cell>
          <table:table-cell table:style-name="t11.E4" office:value-type="string">
            <text:p text:style-name="P58"><text:span text:style-name="T62"></text:span><text:span text:style-name="T37">2</text:span></text:p>
          </table:table-cell>
          <table:table-cell table:style-name="t11.E4" office:value-type="string">
            <text:p text:style-name="P58"><text:span text:style-name="T62"></text:span><text:span text:style-name="T37">3</text:span></text:p>
          </table:table-cell>
          <table:covered-table-cell/>
          <table:covered-table-cell/>
          <table:covered-table-cell/>
          <table:covered-table-cell/>
        </table:table-row>
        <table:table-row>
          <table:table-cell table:style-name="t11.A5" office:value-type="float" office:value="78.3">
            <text:p text:style-name="P22">78,3</text:p>
          </table:table-cell>
          <table:table-cell table:style-name="t11.D3" office:value-type="string">
            <text:p text:style-name="P16">$11-30</text:p>
          </table:table-cell>
          <table:table-cell table:style-name="t11.D3" office:value-type="string">
            <text:p text:style-name="P16">$11-40</text:p>
          </table:table-cell>
          <table:table-cell table:style-name="t11.D3" office:value-type="string">
            <text:p text:style-name="P16">$11-50</text:p>
          </table:table-cell>
          <table:table-cell table:style-name="t11.D3" office:value-type="string">
            <text:p text:style-name="P16">$11-60</text:p>
          </table:table-cell>
          <table:table-cell table:style-name="t11.D3" office:value-type="string">
            <text:p text:style-name="P16">$11-70</text:p>
          </table:table-cell>
          <table:table-cell table:style-name="t11.D3" office:value-type="string">
            <text:p text:style-name="P16">$11-80</text:p>
          </table:table-cell>
          <table:table-cell table:style-name="t11.D3" office:value-type="string">
            <text:p text:style-name="P17">$11-00</text:p>
          </table:table-cell>
          <table:table-cell table:style-name="t11.D3" office:value-type="string">
            <text:p text:style-name="P16">$11-10</text:p>
          </table:table-cell>
          <table:table-cell table:style-name="t11.D3" office:value-type="string">
            <text:p text:style-name="P16">$11-20</text:p>
          </table:table-cell>
          <table:table-cell table:style-name="t11.K5" table:number-rows-spanned="4" office:value-type="string">
            <text:p text:style-name="P24">±<text:span text:style-name="T19">20</text:span></text:p>
          </table:table-cell>
        </table:table-row>
        <table:table-row>
          <table:table-cell table:style-name="t11.A6" office:value-type="string">
            <text:p text:style-name="P22"><text:span text:style-name="T49">7</text:span>43</text:p>
          </table:table-cell>
          <table:table-cell table:style-name="t11.D3" office:value-type="string">
            <text:p text:style-name="P16">$11-31</text:p>
          </table:table-cell>
          <table:table-cell table:style-name="t11.D3" office:value-type="string">
            <text:p text:style-name="P16">$11-41</text:p>
          </table:table-cell>
          <table:table-cell table:style-name="t11.D3" office:value-type="string">
            <text:p text:style-name="P16">$11-51</text:p>
          </table:table-cell>
          <table:table-cell table:style-name="t11.D3" office:value-type="string">
            <text:p text:style-name="P16">$11-61</text:p>
          </table:table-cell>
          <table:table-cell table:style-name="t11.D3" office:value-type="string">
            <text:p text:style-name="P16">$11-71</text:p>
          </table:table-cell>
          <table:table-cell table:style-name="t11.D3" office:value-type="string">
            <text:p text:style-name="P16">$11-81</text:p>
          </table:table-cell>
          <table:table-cell table:style-name="t11.D3" office:value-type="string">
            <text:p text:style-name="P17">$11-01</text:p>
          </table:table-cell>
          <table:table-cell table:style-name="t11.D3" office:value-type="string">
            <text:p text:style-name="P16">$11-11</text:p>
          </table:table-cell>
          <table:table-cell table:style-name="t11.D3" office:value-type="string">
            <text:p text:style-name="P16">$11-21</text:p>
          </table:table-cell>
          <table:covered-table-cell/>
        </table:table-row>
        <table:table-row>
          <table:table-cell table:style-name="t11.A6" office:value-type="string">
            <text:p text:style-name="P21"><text:span text:style-name="T49">6</text:span><text:span text:style-name="T19">300</text:span></text:p>
          </table:table-cell>
          <table:table-cell table:style-name="t11.D3" office:value-type="string">
            <text:p text:style-name="P16">$11-32</text:p>
          </table:table-cell>
          <table:table-cell table:style-name="t11.D3" office:value-type="string">
            <text:p text:style-name="P16">$11-42</text:p>
          </table:table-cell>
          <table:table-cell table:style-name="t11.D3" office:value-type="string">
            <text:p text:style-name="P16">$11-52</text:p>
          </table:table-cell>
          <table:table-cell table:style-name="t11.D3" office:value-type="string">
            <text:p text:style-name="P16">$11-62</text:p>
          </table:table-cell>
          <table:table-cell table:style-name="t11.D3" office:value-type="string">
            <text:p text:style-name="P16">$11-72</text:p>
          </table:table-cell>
          <table:table-cell table:style-name="t11.D3" office:value-type="string">
            <text:p text:style-name="P16">$11-82</text:p>
          </table:table-cell>
          <table:table-cell table:style-name="t11.D3" office:value-type="string">
            <text:p text:style-name="P17">$11-02</text:p>
          </table:table-cell>
          <table:table-cell table:style-name="t11.D3" office:value-type="string">
            <text:p text:style-name="P16">$11-12</text:p>
          </table:table-cell>
          <table:table-cell table:style-name="t11.D3" office:value-type="string">
            <text:p text:style-name="P16">$11-22</text:p>
          </table:table-cell>
          <table:covered-table-cell/>
        </table:table-row>
        <table:table-row>
          <table:table-cell table:style-name="t11.A8" office:value-type="string">
            <text:p text:style-name="P22"><text:span text:style-name="T49">6</text:span>2100</text:p>
          </table:table-cell>
          <table:table-cell table:style-name="t11.B8" office:value-type="string">
            <text:p text:style-name="P16">$11-33</text:p>
          </table:table-cell>
          <table:table-cell table:style-name="t11.B8" office:value-type="string">
            <text:p text:style-name="P16">$11-43</text:p>
          </table:table-cell>
          <table:table-cell table:style-name="t11.B8" office:value-type="string">
            <text:p text:style-name="P16">$11-53</text:p>
          </table:table-cell>
          <table:table-cell table:style-name="t11.B8" office:value-type="string">
            <text:p text:style-name="P16">$11-63</text:p>
          </table:table-cell>
          <table:table-cell table:style-name="t11.B8" office:value-type="string">
            <text:p text:style-name="P16">$11-73</text:p>
          </table:table-cell>
          <table:table-cell table:style-name="t11.B8" office:value-type="string">
            <text:p text:style-name="P16">$11-83</text:p>
          </table:table-cell>
          <table:table-cell table:style-name="t11.B8" office:value-type="string">
            <text:p text:style-name="P17">$11-03</text:p>
          </table:table-cell>
          <table:table-cell table:style-name="t11.B8" office:value-type="string">
            <text:p text:style-name="P16">$11-13</text:p>
          </table:table-cell>
          <table:table-cell table:style-name="t11.B8" office:value-type="string">
            <text:p text:style-name="P16">$11-23</text:p>
          </table:table-cell>
          <table:covered-table-cell/>
        </table:table-row>
      </table:table>
      <table:table table:name="t12" table:style-name="t12">
        <table:table-column table:style-name="t12.A"/>
        <table:table-column table:style-name="t12.B"/>
        <table:table-column table:style-name="t12.C"/>
        <table:table-column table:style-name="t12.D"/>
        <table:table-column table:style-name="t12.E"/>
        <table:table-column table:style-name="t12.B"/>
        <table:table-column table:style-name="t12.C"/>
        <table:table-column table:style-name="t12.H"/>
        <table:table-column table:style-name="t12.I"/>
        <table:table-column table:style-name="t12.J"/>
        <table:table-column table:style-name="t12.K"/>
        <text:soft-page-break/>
        <table:table-row table:style-name="t12.1">
          <table:table-cell table:style-name="t12.A1" table:number-columns-spanned="11" office:value-type="string">
            <text:p text:style-name="P44"><text:span text:style-name="T23">Определение основной относительной погрешности измерения плотности потока <text:s/>с блоком БДПА-02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2">
          <table:table-cell table:style-name="t12.A2" table:number-rows-spanned="3" office:value-type="string">
            <text:p text:style-name="P42">Плотность потока в <text:span text:style-name="T19">контроль-ной</text:span> точке <text:span text:style-name="T80"></text:span><text:span text:style-name="T37">0</text:span><text:span text:style-name="T38">i</text:span>,</text:p>
            <text:p text:style-name="P43"><text:s/>мин<text:span text:style-name="T32">-1</text:span>·см<text:span text:style-name="T32">-2</text:span></text:p>
          </table:table-cell>
          <table:table-cell table:style-name="t12.B2" table:number-rows-spanned="3" office:value-type="string">
            <text:p text:style-name="P39">Номер источ-ника</text:p>
          </table:table-cell>
          <table:table-cell table:style-name="t12.B2" table:number-rows-spanned="3" office:value-type="string">
            <text:p text:style-name="P39">Рассто-яние до источ-ника, </text:p>
            <text:p text:style-name="P39"><text:span text:style-name="T20">R</text:span>, с</text:p>
          </table:table-cell>
          <table:table-cell table:style-name="t12.B2" table:number-columns-spanned="5" office:value-type="string">
            <text:p text:style-name="P58">Измерение мощности дозы в контрольной <text:s/>точке, <text:span text:style-name="T56"></text:span><text:span text:style-name="T46">i</text:span></text:p>
          </table:table-cell>
          <table:covered-table-cell/>
          <table:covered-table-cell/>
          <table:covered-table-cell/>
          <table:covered-table-cell/>
          <table:table-cell table:style-name="t12.B2" table:number-rows-spanned="3" office:value-type="string">
            <text:p text:style-name="P39"><text:span text:style-name="T19">Относительная</text:span> погрешность измерения мощности амбиентной эквивалентной дозы </text:p>
            <text:p text:style-name="P39"><text:span text:style-name="T51">θ</text:span><text:span text:style-name="T43">пр</text:span><text:span text:style-name="T44">i</text:span><text:span text:style-name="T49">,</text:span> %</text:p>
          </table:table-cell>
          <table:table-cell table:style-name="t12.B2" table:number-rows-spanned="3" office:value-type="string">
            <text:p text:style-name="P50">Доверитель-ная граница погреш-ности измерения <text:span text:style-name="T52">Δ</text:span><text:span text:style-name="T45">i</text:span><text:span text:style-name="T19">,</text:span> %</text:p>
          </table:table-cell>
          <table:table-cell table:style-name="t12.K2" table:number-rows-spanned="3" office:value-type="string">
            <text:p text:style-name="P40"><text:span text:style-name="T53">Предел основной </text:span>относитель-ной <text:span text:style-name="T19">погреш-ности</text:span>, </text:p>
            <text:p text:style-name="P40">%</text:p>
          </table:table-cell>
        </table:table-row>
        <table:table-row table:style-name="t12.3">
          <table:covered-table-cell/>
          <table:covered-table-cell/>
          <table:covered-table-cell/>
          <table:table-cell table:style-name="t12.D3" table:number-rows-spanned="2" office:value-type="string">
            <text:p text:style-name="P58">Фон</text:p>
          </table:table-cell>
          <table:table-cell table:style-name="t12.D3" table:number-columns-spanned="3" office:value-type="string">
            <text:p text:style-name="P58">Измеренное значение </text:p>
          </table:table-cell>
          <table:covered-table-cell/>
          <table:covered-table-cell/>
          <table:table-cell table:style-name="t12.D3" table:number-rows-spanned="2" office:value-type="string">
            <text:p text:style-name="P58">Среднее значение, <text:span text:style-name="T57"></text:span><text:span text:style-name="T37">ср</text:span></text:p>
          </table:table-cell>
          <table:covered-table-cell/>
          <table:covered-table-cell/>
          <table:covered-table-cell/>
        </table:table-row>
        <table:table-row table:style-name="t12.4">
          <table:covered-table-cell/>
          <table:covered-table-cell/>
          <table:covered-table-cell/>
          <table:covered-table-cell/>
          <table:table-cell table:style-name="t12.E4" office:value-type="string">
            <text:p text:style-name="P59"><text:span text:style-name="T61"></text:span><text:span text:style-name="T37">1</text:span></text:p>
          </table:table-cell>
          <table:table-cell table:style-name="t12.E4" office:value-type="string">
            <text:p text:style-name="P58"><text:span text:style-name="T62"></text:span><text:span text:style-name="T37">2</text:span></text:p>
          </table:table-cell>
          <table:table-cell table:style-name="t12.E4" office:value-type="string">
            <text:p text:style-name="P58"><text:span text:style-name="T62"></text:span><text:span text:style-name="T37">3</text:span></text:p>
          </table:table-cell>
          <table:covered-table-cell/>
          <table:covered-table-cell/>
          <table:covered-table-cell/>
          <table:covered-table-cell/>
        </table:table-row>
        <table:table-row>
          <table:table-cell table:style-name="t12.A5" office:value-type="float" office:value="74.4">
            <text:p text:style-name="P22">74,4</text:p>
          </table:table-cell>
          <table:table-cell table:style-name="t12.D3" office:value-type="string">
            <text:p text:style-name="P16">$12-30</text:p>
          </table:table-cell>
          <table:table-cell table:style-name="t12.D3" office:value-type="string">
            <text:p text:style-name="P16">$12-40</text:p>
          </table:table-cell>
          <table:table-cell table:style-name="t12.D3" office:value-type="string">
            <text:p text:style-name="P16">$12-50</text:p>
          </table:table-cell>
          <table:table-cell table:style-name="t12.D3" office:value-type="string">
            <text:p text:style-name="P16">$12-60</text:p>
          </table:table-cell>
          <table:table-cell table:style-name="t12.D3" office:value-type="string">
            <text:p text:style-name="P16">$12-70</text:p>
          </table:table-cell>
          <table:table-cell table:style-name="t12.D3" office:value-type="string">
            <text:p text:style-name="P16">$12-80</text:p>
          </table:table-cell>
          <table:table-cell table:style-name="t12.D3" office:value-type="string">
            <text:p text:style-name="P17">$12-00</text:p>
          </table:table-cell>
          <table:table-cell table:style-name="t12.D3" office:value-type="string">
            <text:p text:style-name="P16">$12-10</text:p>
          </table:table-cell>
          <table:table-cell table:style-name="t12.D3" office:value-type="string">
            <text:p text:style-name="P16">$12-20</text:p>
          </table:table-cell>
          <table:table-cell table:style-name="t12.K5" table:number-rows-spanned="4" office:value-type="string">
            <text:p text:style-name="P24">±<text:span text:style-name="T19">20</text:span></text:p>
          </table:table-cell>
        </table:table-row>
        <table:table-row>
          <table:table-cell table:style-name="t12.A5" office:value-type="float" office:value="630">
            <text:p text:style-name="P22">630</text:p>
          </table:table-cell>
          <table:table-cell table:style-name="t12.D3" office:value-type="string">
            <text:p text:style-name="P16">$12-31</text:p>
          </table:table-cell>
          <table:table-cell table:style-name="t12.D3" office:value-type="string">
            <text:p text:style-name="P16">$12-41</text:p>
          </table:table-cell>
          <table:table-cell table:style-name="t12.D3" office:value-type="string">
            <text:p text:style-name="P16">$12-51</text:p>
          </table:table-cell>
          <table:table-cell table:style-name="t12.D3" office:value-type="string">
            <text:p text:style-name="P16">$12-61</text:p>
          </table:table-cell>
          <table:table-cell table:style-name="t12.D3" office:value-type="string">
            <text:p text:style-name="P16">$12-71</text:p>
          </table:table-cell>
          <table:table-cell table:style-name="t12.D3" office:value-type="string">
            <text:p text:style-name="P16">$12-81</text:p>
          </table:table-cell>
          <table:table-cell table:style-name="t12.D3" office:value-type="string">
            <text:p text:style-name="P17">$12-01</text:p>
          </table:table-cell>
          <table:table-cell table:style-name="t12.D3" office:value-type="string">
            <text:p text:style-name="P16">$12-11</text:p>
          </table:table-cell>
          <table:table-cell table:style-name="t12.D3" office:value-type="string">
            <text:p text:style-name="P16">$12-21</text:p>
          </table:table-cell>
          <table:covered-table-cell/>
        </table:table-row>
        <table:table-row>
          <table:table-cell table:style-name="t12.A5" office:value-type="float" office:value="5140">
            <text:p text:style-name="P22">5140</text:p>
          </table:table-cell>
          <table:table-cell table:style-name="t12.D3" office:value-type="string">
            <text:p text:style-name="P16">$12-32</text:p>
          </table:table-cell>
          <table:table-cell table:style-name="t12.D3" office:value-type="string">
            <text:p text:style-name="P16">$12-42</text:p>
          </table:table-cell>
          <table:table-cell table:style-name="t12.D3" office:value-type="string">
            <text:p text:style-name="P16">$12-52</text:p>
          </table:table-cell>
          <table:table-cell table:style-name="t12.D3" office:value-type="string">
            <text:p text:style-name="P16">$12-62</text:p>
          </table:table-cell>
          <table:table-cell table:style-name="t12.D3" office:value-type="string">
            <text:p text:style-name="P16">$12-72</text:p>
          </table:table-cell>
          <table:table-cell table:style-name="t12.D3" office:value-type="string">
            <text:p text:style-name="P16">$12-82</text:p>
          </table:table-cell>
          <table:table-cell table:style-name="t12.D3" office:value-type="string">
            <text:p text:style-name="P17">$12-02</text:p>
          </table:table-cell>
          <table:table-cell table:style-name="t12.D3" office:value-type="string">
            <text:p text:style-name="P16">$12-12</text:p>
          </table:table-cell>
          <table:table-cell table:style-name="t12.D3" office:value-type="string">
            <text:p text:style-name="P16">$12-22</text:p>
          </table:table-cell>
          <table:covered-table-cell/>
        </table:table-row>
        <table:table-row>
          <table:table-cell table:style-name="t12.A8" office:value-type="float" office:value="35600">
            <text:p text:style-name="P22">35600</text:p>
          </table:table-cell>
          <table:table-cell table:style-name="t12.B8" office:value-type="string">
            <text:p text:style-name="P16">$12-33</text:p>
          </table:table-cell>
          <table:table-cell table:style-name="t12.B8" office:value-type="string">
            <text:p text:style-name="P16">$12-43</text:p>
          </table:table-cell>
          <table:table-cell table:style-name="t12.B8" office:value-type="string">
            <text:p text:style-name="P16">$12-53</text:p>
          </table:table-cell>
          <table:table-cell table:style-name="t12.B8" office:value-type="string">
            <text:p text:style-name="P16">$12-63</text:p>
          </table:table-cell>
          <table:table-cell table:style-name="t12.B8" office:value-type="string">
            <text:p text:style-name="P16">$12-73</text:p>
          </table:table-cell>
          <table:table-cell table:style-name="t12.B8" office:value-type="string">
            <text:p text:style-name="P16">$12-83</text:p>
          </table:table-cell>
          <table:table-cell table:style-name="t12.B8" office:value-type="string">
            <text:p text:style-name="P17">$12-03</text:p>
          </table:table-cell>
          <table:table-cell table:style-name="t12.B8" office:value-type="string">
            <text:p text:style-name="P16">$12-13</text:p>
          </table:table-cell>
          <table:table-cell table:style-name="t12.B8" office:value-type="string">
            <text:p text:style-name="P16">$12-23</text:p>
          </table:table-cell>
          <table:covered-table-cell/>
        </table:table-row>
      </table:table>
      <table:table table:name="t13" table:style-name="t13">
        <table:table-column table:style-name="t13.A"/>
        <table:table-column table:style-name="t13.B"/>
        <table:table-column table:style-name="t13.C"/>
        <table:table-column table:style-name="t13.D"/>
        <table:table-column table:style-name="t13.E"/>
        <table:table-column table:style-name="t13.B"/>
        <table:table-column table:style-name="t13.C"/>
        <table:table-column table:style-name="t13.H"/>
        <table:table-column table:style-name="t13.I"/>
        <table:table-column table:style-name="t13.J"/>
        <table:table-column table:style-name="t13.K"/>
        <table:table-row table:style-name="t13.1">
          <table:table-cell table:style-name="t13.A1" table:number-columns-spanned="11" office:value-type="string">
            <text:p text:style-name="P44"><text:span text:style-name="T23">Определение основной относительной погрешности измерения плотности потока <text:s/>с блоком БДПБ-01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3.2">
          <table:table-cell table:style-name="t13.A2" table:number-rows-spanned="3" office:value-type="string">
            <text:p text:style-name="P42">Плотность потока в <text:span text:style-name="T19">контроль-ной</text:span> точке <text:span text:style-name="T80"></text:span><text:span text:style-name="T37">0</text:span><text:span text:style-name="T38">i</text:span>,</text:p>
            <text:p text:style-name="P43"><text:s/>мин<text:span text:style-name="T32">-1</text:span>·см<text:span text:style-name="T32">-2</text:span></text:p>
          </table:table-cell>
          <table:table-cell table:style-name="t13.B2" table:number-rows-spanned="3" office:value-type="string">
            <text:p text:style-name="P39">Номер источ-ника</text:p>
          </table:table-cell>
          <table:table-cell table:style-name="t13.B2" table:number-rows-spanned="3" office:value-type="string">
            <text:p text:style-name="P39">Рассто-яние до источ-ника, </text:p>
            <text:p text:style-name="P39"><text:span text:style-name="T20">R</text:span>, с</text:p>
          </table:table-cell>
          <table:table-cell table:style-name="t13.B2" table:number-columns-spanned="5" office:value-type="string">
            <text:p text:style-name="P58">Измерение мощности дозы в контрольной <text:s/>точке, <text:span text:style-name="T56"></text:span><text:span text:style-name="T46">i</text:span></text:p>
          </table:table-cell>
          <table:covered-table-cell/>
          <table:covered-table-cell/>
          <table:covered-table-cell/>
          <table:covered-table-cell/>
          <table:table-cell table:style-name="t13.B2" table:number-rows-spanned="3" office:value-type="string">
            <text:p text:style-name="P39"><text:span text:style-name="T19">Относительная</text:span> погрешность измерения мощности амбиентной эквивалентной дозы </text:p>
            <text:p text:style-name="P39"><text:span text:style-name="T51">θ</text:span><text:span text:style-name="T43">пр</text:span><text:span text:style-name="T44">i</text:span><text:span text:style-name="T49">,</text:span> %</text:p>
          </table:table-cell>
          <table:table-cell table:style-name="t13.B2" table:number-rows-spanned="3" office:value-type="string">
            <text:p text:style-name="P50">Доверитель-ная граница погреш-ности измерения <text:span text:style-name="T52">Δ</text:span><text:span text:style-name="T45">i</text:span><text:span text:style-name="T19">,</text:span> %</text:p>
          </table:table-cell>
          <table:table-cell table:style-name="t13.K2" table:number-rows-spanned="3" office:value-type="string">
            <text:p text:style-name="P40"><text:span text:style-name="T53">Предел основной </text:span>относитель-ной <text:span text:style-name="T19">погреш-ности</text:span>, </text:p>
            <text:p text:style-name="P40">%</text:p>
          </table:table-cell>
        </table:table-row>
        <table:table-row table:style-name="t13.3">
          <table:covered-table-cell/>
          <table:covered-table-cell/>
          <table:covered-table-cell/>
          <table:table-cell table:style-name="t13.D3" table:number-rows-spanned="2" office:value-type="string">
            <text:p text:style-name="P58">Фон</text:p>
          </table:table-cell>
          <table:table-cell table:style-name="t13.D3" table:number-columns-spanned="3" office:value-type="string">
            <text:p text:style-name="P58">Измеренное значение </text:p>
          </table:table-cell>
          <table:covered-table-cell/>
          <table:covered-table-cell/>
          <table:table-cell table:style-name="t13.D3" table:number-rows-spanned="2" office:value-type="string">
            <text:p text:style-name="P58">Среднее значение, <text:span text:style-name="T57"></text:span><text:span text:style-name="T37">ср</text:span></text:p>
          </table:table-cell>
          <table:covered-table-cell/>
          <table:covered-table-cell/>
          <table:covered-table-cell/>
        </table:table-row>
        <table:table-row table:style-name="t13.4">
          <table:covered-table-cell/>
          <table:covered-table-cell/>
          <table:covered-table-cell/>
          <table:covered-table-cell/>
          <table:table-cell table:style-name="t13.E4" office:value-type="string">
            <text:p text:style-name="P59"><text:span text:style-name="T61"></text:span><text:span text:style-name="T37">1</text:span></text:p>
          </table:table-cell>
          <table:table-cell table:style-name="t13.E4" office:value-type="string">
            <text:p text:style-name="P58"><text:span text:style-name="T62"></text:span><text:span text:style-name="T37">2</text:span></text:p>
          </table:table-cell>
          <table:table-cell table:style-name="t13.E4" office:value-type="string">
            <text:p text:style-name="P58"><text:span text:style-name="T62"></text:span><text:span text:style-name="T37">3</text:span></text:p>
          </table:table-cell>
          <table:covered-table-cell/>
          <table:covered-table-cell/>
          <table:covered-table-cell/>
          <table:covered-table-cell/>
        </table:table-row>
        <table:table-row>
          <table:table-cell table:style-name="t13.A5" office:value-type="float" office:value="102">
            <text:p text:style-name="P22">102</text:p>
          </table:table-cell>
          <table:table-cell table:style-name="t13.D3" office:value-type="string">
            <text:p text:style-name="P16">$13-30</text:p>
          </table:table-cell>
          <table:table-cell table:style-name="t13.D3" office:value-type="string">
            <text:p text:style-name="P16">$13-40</text:p>
          </table:table-cell>
          <table:table-cell table:style-name="t13.D3" office:value-type="string">
            <text:p text:style-name="P16">$13-50</text:p>
          </table:table-cell>
          <table:table-cell table:style-name="t13.D3" office:value-type="string">
            <text:p text:style-name="P16">$13-60</text:p>
          </table:table-cell>
          <table:table-cell table:style-name="t13.D3" office:value-type="string">
            <text:p text:style-name="P16">$13-70</text:p>
          </table:table-cell>
          <table:table-cell table:style-name="t13.D3" office:value-type="string">
            <text:p text:style-name="P16">$13-80</text:p>
          </table:table-cell>
          <table:table-cell table:style-name="t13.D3" office:value-type="string">
            <text:p text:style-name="P17">$13-00</text:p>
          </table:table-cell>
          <table:table-cell table:style-name="t13.D3" office:value-type="string">
            <text:p text:style-name="P16">$13-10</text:p>
          </table:table-cell>
          <table:table-cell table:style-name="t13.D3" office:value-type="string">
            <text:p text:style-name="P16">$13-20</text:p>
          </table:table-cell>
          <table:table-cell table:style-name="t13.K5" table:number-rows-spanned="6" office:value-type="string">
            <text:p text:style-name="P24">±<text:span text:style-name="T19">20</text:span></text:p>
          </table:table-cell>
        </table:table-row>
        <table:table-row>
          <table:table-cell table:style-name="t13.A5" office:value-type="float" office:value="236">
            <text:p text:style-name="P22">236</text:p>
          </table:table-cell>
          <table:table-cell table:style-name="t13.D3" office:value-type="string">
            <text:p text:style-name="P16">$13-31</text:p>
          </table:table-cell>
          <table:table-cell table:style-name="t13.D3" office:value-type="string">
            <text:p text:style-name="P16">$13-41</text:p>
          </table:table-cell>
          <table:table-cell table:style-name="t13.D3" office:value-type="string">
            <text:p text:style-name="P16">$13-51</text:p>
          </table:table-cell>
          <table:table-cell table:style-name="t13.D3" office:value-type="string">
            <text:p text:style-name="P16">$13-61</text:p>
          </table:table-cell>
          <table:table-cell table:style-name="t13.D3" office:value-type="string">
            <text:p text:style-name="P16">$13-71</text:p>
          </table:table-cell>
          <table:table-cell table:style-name="t13.D3" office:value-type="string">
            <text:p text:style-name="P16">$13-81</text:p>
          </table:table-cell>
          <table:table-cell table:style-name="t13.D3" office:value-type="string">
            <text:p text:style-name="P17">$13-01</text:p>
          </table:table-cell>
          <table:table-cell table:style-name="t13.D3" office:value-type="string">
            <text:p text:style-name="P16">$13-11</text:p>
          </table:table-cell>
          <table:table-cell table:style-name="t13.D3" office:value-type="string">
            <text:p text:style-name="P16">$13-21</text:p>
          </table:table-cell>
          <table:covered-table-cell/>
        </table:table-row>
        <table:table-row>
          <table:table-cell table:style-name="t13.A5" office:value-type="float" office:value="6080">
            <text:p text:style-name="P22">6080</text:p>
          </table:table-cell>
          <table:table-cell table:style-name="t13.D3" office:value-type="string">
            <text:p text:style-name="P16">$13-32</text:p>
          </table:table-cell>
          <table:table-cell table:style-name="t13.D3" office:value-type="string">
            <text:p text:style-name="P16">$13-42</text:p>
          </table:table-cell>
          <table:table-cell table:style-name="t13.D3" office:value-type="string">
            <text:p text:style-name="P16">$13-52</text:p>
          </table:table-cell>
          <table:table-cell table:style-name="t13.D3" office:value-type="string">
            <text:p text:style-name="P16">$13-62</text:p>
          </table:table-cell>
          <table:table-cell table:style-name="t13.D3" office:value-type="string">
            <text:p text:style-name="P16">$13-72</text:p>
          </table:table-cell>
          <table:table-cell table:style-name="t13.D3" office:value-type="string">
            <text:p text:style-name="P16">$13-82</text:p>
          </table:table-cell>
          <table:table-cell table:style-name="t13.D3" office:value-type="string">
            <text:p text:style-name="P17">$13-02</text:p>
          </table:table-cell>
          <table:table-cell table:style-name="t13.D3" office:value-type="string">
            <text:p text:style-name="P16">$13-12</text:p>
          </table:table-cell>
          <table:table-cell table:style-name="t13.D3" office:value-type="string">
            <text:p text:style-name="P16">$13-22</text:p>
          </table:table-cell>
          <table:covered-table-cell/>
        </table:table-row>
        <table:table-row>
          <table:table-cell table:style-name="t13.A5" office:value-type="float" office:value="53500">
            <text:p text:style-name="P22">53500</text:p>
          </table:table-cell>
          <table:table-cell table:style-name="t13.D3" office:value-type="string">
            <text:p text:style-name="P16">$13-33</text:p>
          </table:table-cell>
          <table:table-cell table:style-name="t13.D3" office:value-type="string">
            <text:p text:style-name="P16">$13-43</text:p>
          </table:table-cell>
          <table:table-cell table:style-name="t13.D3" office:value-type="string">
            <text:p text:style-name="P16">$13-53</text:p>
          </table:table-cell>
          <table:table-cell table:style-name="t13.D3" office:value-type="string">
            <text:p text:style-name="P16">$13-63</text:p>
          </table:table-cell>
          <table:table-cell table:style-name="t13.D3" office:value-type="string">
            <text:p text:style-name="P16">$13-73</text:p>
          </table:table-cell>
          <table:table-cell table:style-name="t13.D3" office:value-type="string">
            <text:p text:style-name="P16">$13-83</text:p>
          </table:table-cell>
          <table:table-cell table:style-name="t13.D3" office:value-type="string">
            <text:p text:style-name="P17">$13-03</text:p>
          </table:table-cell>
          <table:table-cell table:style-name="t13.D3" office:value-type="string">
            <text:p text:style-name="P16">$13-13</text:p>
          </table:table-cell>
          <table:table-cell table:style-name="t13.D3" office:value-type="string">
            <text:p text:style-name="P16">$13-23</text:p>
          </table:table-cell>
          <table:covered-table-cell/>
        </table:table-row>
        <table:table-row>
          <table:table-cell table:style-name="t13.A5" office:value-type="float" office:value="154300">
            <text:p text:style-name="P22">154300</text:p>
          </table:table-cell>
          <table:table-cell table:style-name="t13.D3" office:value-type="string">
            <text:p text:style-name="P16">$13-34</text:p>
          </table:table-cell>
          <table:table-cell table:style-name="t13.D3" office:value-type="string">
            <text:p text:style-name="P16">$13-44</text:p>
          </table:table-cell>
          <table:table-cell table:style-name="t13.D3" office:value-type="string">
            <text:p text:style-name="P16">$13-54</text:p>
          </table:table-cell>
          <table:table-cell table:style-name="t13.D3" office:value-type="string">
            <text:p text:style-name="P16">$13-64</text:p>
          </table:table-cell>
          <table:table-cell table:style-name="t13.D3" office:value-type="string">
            <text:p text:style-name="P16">$13-74</text:p>
          </table:table-cell>
          <table:table-cell table:style-name="t13.D3" office:value-type="string">
            <text:p text:style-name="P16">$13-84</text:p>
          </table:table-cell>
          <table:table-cell table:style-name="t13.D3" office:value-type="string">
            <text:p text:style-name="P17">$13-04</text:p>
          </table:table-cell>
          <table:table-cell table:style-name="t13.D3" office:value-type="string">
            <text:p text:style-name="P16">$13-14</text:p>
          </table:table-cell>
          <table:table-cell table:style-name="t13.D3" office:value-type="string">
            <text:p text:style-name="P16">$13-24</text:p>
          </table:table-cell>
          <table:covered-table-cell/>
        </table:table-row>
        <table:table-row>
          <table:table-cell table:style-name="t13.A10" office:value-type="float" office:value="383600">
            <text:p text:style-name="P22">383600</text:p>
          </table:table-cell>
          <table:table-cell table:style-name="t13.B10" office:value-type="string">
            <text:p text:style-name="P16">$13-35</text:p>
          </table:table-cell>
          <table:table-cell table:style-name="t13.B10" office:value-type="string">
            <text:p text:style-name="P16">$13-45</text:p>
          </table:table-cell>
          <table:table-cell table:style-name="t13.B10" office:value-type="string">
            <text:p text:style-name="P16">$13-55</text:p>
          </table:table-cell>
          <table:table-cell table:style-name="t13.B10" office:value-type="string">
            <text:p text:style-name="P16">$13-65</text:p>
          </table:table-cell>
          <table:table-cell table:style-name="t13.B10" office:value-type="string">
            <text:p text:style-name="P16">$13-75</text:p>
          </table:table-cell>
          <table:table-cell table:style-name="t13.B10" office:value-type="string">
            <text:p text:style-name="P16">$13-85</text:p>
          </table:table-cell>
          <table:table-cell table:style-name="t13.B10" office:value-type="string">
            <text:p text:style-name="P17">$13-05</text:p>
          </table:table-cell>
          <table:table-cell table:style-name="t13.B10" office:value-type="string">
            <text:p text:style-name="P16">$13-15</text:p>
          </table:table-cell>
          <table:table-cell table:style-name="t13.B10" office:value-type="string">
            <text:p text:style-name="P16">$13-25</text:p>
          </table:table-cell>
          <table:covered-table-cell/>
        </table:table-row>
      </table:table>
      <table:table table:name="t14" table:style-name="t14">
        <table:table-column table:style-name="t14.A"/>
        <table:table-column table:style-name="t14.B"/>
        <table:table-column table:style-name="t14.C"/>
        <table:table-column table:style-name="t14.D"/>
        <table:table-column table:style-name="t14.E"/>
        <table:table-column table:style-name="t14.B"/>
        <table:table-column table:style-name="t14.C"/>
        <table:table-column table:style-name="t14.H"/>
        <table:table-column table:style-name="t14.I"/>
        <table:table-column table:style-name="t14.J"/>
        <table:table-column table:style-name="t14.K"/>
        <table:table-row table:style-name="t14.1">
          <table:table-cell table:style-name="t14.A1" table:number-columns-spanned="11" office:value-type="string">
            <text:p text:style-name="P44"><text:span text:style-name="T23">Определение основной относительной погрешности измерения плотности потока <text:s/>с блоком БДПБ-02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4.2">
          <table:table-cell table:style-name="t14.A2" table:number-rows-spanned="3" office:value-type="string">
            <text:p text:style-name="P42">Плотность потока в <text:span text:style-name="T19">контроль-ной</text:span> точке <text:span text:style-name="T80"></text:span><text:span text:style-name="T37">0</text:span><text:span text:style-name="T38">i</text:span>,</text:p>
            <text:p text:style-name="P43"><text:s/>мин<text:span text:style-name="T32">-1</text:span>·см<text:span text:style-name="T32">-2</text:span></text:p>
          </table:table-cell>
          <table:table-cell table:style-name="t14.B2" table:number-rows-spanned="3" office:value-type="string">
            <text:p text:style-name="P39">Номер источ-ника</text:p>
          </table:table-cell>
          <table:table-cell table:style-name="t14.B2" table:number-rows-spanned="3" office:value-type="string">
            <text:p text:style-name="P39">Рассто-яние до источ-ника, </text:p>
            <text:p text:style-name="P39"><text:span text:style-name="T20">R</text:span>, с</text:p>
          </table:table-cell>
          <table:table-cell table:style-name="t14.B2" table:number-columns-spanned="5" office:value-type="string">
            <text:p text:style-name="P58">Измерение мощности дозы в контрольной <text:s/>точке, <text:span text:style-name="T56"></text:span><text:span text:style-name="T46">i</text:span></text:p>
          </table:table-cell>
          <table:covered-table-cell/>
          <table:covered-table-cell/>
          <table:covered-table-cell/>
          <table:covered-table-cell/>
          <table:table-cell table:style-name="t14.B2" table:number-rows-spanned="3" office:value-type="string">
            <text:p text:style-name="P39"><text:span text:style-name="T19">Относительная</text:span> погрешность измерения мощности амбиентной эквивалентной дозы </text:p>
            <text:p text:style-name="P39"><text:span text:style-name="T51">θ</text:span><text:span text:style-name="T43">пр</text:span><text:span text:style-name="T44">i</text:span><text:span text:style-name="T49">,</text:span> %</text:p>
          </table:table-cell>
          <table:table-cell table:style-name="t14.B2" table:number-rows-spanned="3" office:value-type="string">
            <text:p text:style-name="P50">Доверитель-ная граница погреш-ности измерения <text:span text:style-name="T52">Δ</text:span><text:span text:style-name="T45">i</text:span><text:span text:style-name="T19">,</text:span> %</text:p>
          </table:table-cell>
          <table:table-cell table:style-name="t14.K2" table:number-rows-spanned="3" office:value-type="string">
            <text:p text:style-name="P40"><text:span text:style-name="T53">Предел основной </text:span>относитель-ной <text:span text:style-name="T19">погреш-ности</text:span>, </text:p>
            <text:p text:style-name="P40">%</text:p>
          </table:table-cell>
        </table:table-row>
        <table:table-row table:style-name="t14.3">
          <table:covered-table-cell/>
          <table:covered-table-cell/>
          <table:covered-table-cell/>
          <table:table-cell table:style-name="t14.D3" table:number-rows-spanned="2" office:value-type="string">
            <text:p text:style-name="P58">Фон</text:p>
          </table:table-cell>
          <table:table-cell table:style-name="t14.D3" table:number-columns-spanned="3" office:value-type="string">
            <text:p text:style-name="P58">Измеренное значение </text:p>
          </table:table-cell>
          <table:covered-table-cell/>
          <table:covered-table-cell/>
          <table:table-cell table:style-name="t14.D3" table:number-rows-spanned="2" office:value-type="string">
            <text:p text:style-name="P58">Среднее значение, <text:span text:style-name="T57"></text:span><text:span text:style-name="T37">ср</text:span></text:p>
          </table:table-cell>
          <table:covered-table-cell/>
          <table:covered-table-cell/>
          <table:covered-table-cell/>
        </table:table-row>
        <table:table-row table:style-name="t14.4">
          <table:covered-table-cell/>
          <table:covered-table-cell/>
          <table:covered-table-cell/>
          <table:covered-table-cell/>
          <table:table-cell table:style-name="t14.E4" office:value-type="string">
            <text:p text:style-name="P59"><text:span text:style-name="T61"></text:span><text:span text:style-name="T37">1</text:span></text:p>
          </table:table-cell>
          <table:table-cell table:style-name="t14.E4" office:value-type="string">
            <text:p text:style-name="P58"><text:span text:style-name="T62"></text:span><text:span text:style-name="T37">2</text:span></text:p>
          </table:table-cell>
          <table:table-cell table:style-name="t14.E4" office:value-type="string">
            <text:p text:style-name="P58"><text:span text:style-name="T62"></text:span><text:span text:style-name="T37">3</text:span></text:p>
          </table:table-cell>
          <table:covered-table-cell/>
          <table:covered-table-cell/>
          <table:covered-table-cell/>
          <table:covered-table-cell/>
        </table:table-row>
        <table:table-row>
          <table:table-cell table:style-name="t14.A5" office:value-type="float" office:value="14.2">
            <text:p text:style-name="P22">14,2</text:p>
          </table:table-cell>
          <table:table-cell table:style-name="t14.D3" office:value-type="string">
            <text:p text:style-name="P16">$14-30</text:p>
          </table:table-cell>
          <table:table-cell table:style-name="t14.D3" office:value-type="string">
            <text:p text:style-name="P16">$14-40</text:p>
          </table:table-cell>
          <table:table-cell table:style-name="t14.D3" office:value-type="string">
            <text:p text:style-name="P16">$14-50</text:p>
          </table:table-cell>
          <table:table-cell table:style-name="t14.D3" office:value-type="string">
            <text:p text:style-name="P16">$14-60</text:p>
          </table:table-cell>
          <table:table-cell table:style-name="t14.D3" office:value-type="string">
            <text:p text:style-name="P16">$14-70</text:p>
          </table:table-cell>
          <table:table-cell table:style-name="t14.D3" office:value-type="string">
            <text:p text:style-name="P16">$14-80</text:p>
          </table:table-cell>
          <table:table-cell table:style-name="t14.D3" office:value-type="string">
            <text:p text:style-name="P17">$14-00</text:p>
          </table:table-cell>
          <table:table-cell table:style-name="t14.D3" office:value-type="string">
            <text:p text:style-name="P16">$14-10</text:p>
          </table:table-cell>
          <table:table-cell table:style-name="t14.D3" office:value-type="string">
            <text:p text:style-name="P16">$14-20</text:p>
          </table:table-cell>
          <table:table-cell table:style-name="t14.K5" table:number-rows-spanned="5" office:value-type="string">
            <text:p text:style-name="P24">±<text:span text:style-name="T19">20</text:span></text:p>
          </table:table-cell>
        </table:table-row>
        <table:table-row>
          <table:table-cell table:style-name="t14.A5" office:value-type="float" office:value="74.4">
            <text:p text:style-name="P22">74,4</text:p>
          </table:table-cell>
          <table:table-cell table:style-name="t14.D3" office:value-type="string">
            <text:p text:style-name="P16">$14-31</text:p>
          </table:table-cell>
          <table:table-cell table:style-name="t14.D3" office:value-type="string">
            <text:p text:style-name="P16">$14-41</text:p>
          </table:table-cell>
          <table:table-cell table:style-name="t14.D3" office:value-type="string">
            <text:p text:style-name="P16">$14-51</text:p>
          </table:table-cell>
          <table:table-cell table:style-name="t14.D3" office:value-type="string">
            <text:p text:style-name="P16">$14-61</text:p>
          </table:table-cell>
          <table:table-cell table:style-name="t14.D3" office:value-type="string">
            <text:p text:style-name="P16">$14-71</text:p>
          </table:table-cell>
          <table:table-cell table:style-name="t14.D3" office:value-type="string">
            <text:p text:style-name="P16">$14-81</text:p>
          </table:table-cell>
          <table:table-cell table:style-name="t14.D3" office:value-type="string">
            <text:p text:style-name="P17">$14-01</text:p>
          </table:table-cell>
          <table:table-cell table:style-name="t14.D3" office:value-type="string">
            <text:p text:style-name="P16">$14-11</text:p>
          </table:table-cell>
          <table:table-cell table:style-name="t14.D3" office:value-type="string">
            <text:p text:style-name="P16">$14-21</text:p>
          </table:table-cell>
          <table:covered-table-cell/>
        </table:table-row>
        <table:table-row>
          <table:table-cell table:style-name="t14.A5" office:value-type="float" office:value="514">
            <text:p text:style-name="P22">514</text:p>
          </table:table-cell>
          <table:table-cell table:style-name="t14.D3" office:value-type="string">
            <text:p text:style-name="P16">$14-32</text:p>
          </table:table-cell>
          <table:table-cell table:style-name="t14.D3" office:value-type="string">
            <text:p text:style-name="P16">$14-42</text:p>
          </table:table-cell>
          <table:table-cell table:style-name="t14.D3" office:value-type="string">
            <text:p text:style-name="P16">$14-52</text:p>
          </table:table-cell>
          <table:table-cell table:style-name="t14.D3" office:value-type="string">
            <text:p text:style-name="P16">$14-62</text:p>
          </table:table-cell>
          <table:table-cell table:style-name="t14.D3" office:value-type="string">
            <text:p text:style-name="P16">$14-72</text:p>
          </table:table-cell>
          <table:table-cell table:style-name="t14.D3" office:value-type="string">
            <text:p text:style-name="P16">$14-82</text:p>
          </table:table-cell>
          <table:table-cell table:style-name="t14.D3" office:value-type="string">
            <text:p text:style-name="P17">$14-02</text:p>
          </table:table-cell>
          <table:table-cell table:style-name="t14.D3" office:value-type="string">
            <text:p text:style-name="P16">$14-12</text:p>
          </table:table-cell>
          <table:table-cell table:style-name="t14.D3" office:value-type="string">
            <text:p text:style-name="P16">$14-22</text:p>
          </table:table-cell>
          <table:covered-table-cell/>
        </table:table-row>
        <table:table-row>
          <table:table-cell table:style-name="t14.A5" office:value-type="float" office:value="6290">
            <text:p text:style-name="P22">6290</text:p>
          </table:table-cell>
          <table:table-cell table:style-name="t14.D3" office:value-type="string">
            <text:p text:style-name="P16">$14-33</text:p>
          </table:table-cell>
          <table:table-cell table:style-name="t14.D3" office:value-type="string">
            <text:p text:style-name="P16">$14-43</text:p>
          </table:table-cell>
          <table:table-cell table:style-name="t14.D3" office:value-type="string">
            <text:p text:style-name="P16">$14-53</text:p>
          </table:table-cell>
          <table:table-cell table:style-name="t14.D3" office:value-type="string">
            <text:p text:style-name="P16">$14-63</text:p>
          </table:table-cell>
          <table:table-cell table:style-name="t14.D3" office:value-type="string">
            <text:p text:style-name="P16">$14-73</text:p>
          </table:table-cell>
          <table:table-cell table:style-name="t14.D3" office:value-type="string">
            <text:p text:style-name="P16">$14-83</text:p>
          </table:table-cell>
          <table:table-cell table:style-name="t14.D3" office:value-type="string">
            <text:p text:style-name="P17">$14-03</text:p>
          </table:table-cell>
          <table:table-cell table:style-name="t14.D3" office:value-type="string">
            <text:p text:style-name="P16">$14-13</text:p>
          </table:table-cell>
          <table:table-cell table:style-name="t14.D3" office:value-type="string">
            <text:p text:style-name="P16">$14-23</text:p>
          </table:table-cell>
          <table:covered-table-cell/>
        </table:table-row>
        <table:table-row>
          <table:table-cell table:style-name="t14.A9" office:value-type="float" office:value="56800">
            <text:p text:style-name="P22">56800</text:p>
          </table:table-cell>
          <table:table-cell table:style-name="t14.B9" office:value-type="string">
            <text:p text:style-name="P16">$14-34</text:p>
          </table:table-cell>
          <table:table-cell table:style-name="t14.B9" office:value-type="string">
            <text:p text:style-name="P16">$14-44</text:p>
          </table:table-cell>
          <table:table-cell table:style-name="t14.B9" office:value-type="string">
            <text:p text:style-name="P16">$14-54</text:p>
          </table:table-cell>
          <table:table-cell table:style-name="t14.B9" office:value-type="string">
            <text:p text:style-name="P16">$14-64</text:p>
          </table:table-cell>
          <table:table-cell table:style-name="t14.B9" office:value-type="string">
            <text:p text:style-name="P16">$14-74</text:p>
          </table:table-cell>
          <table:table-cell table:style-name="t14.B9" office:value-type="string">
            <text:p text:style-name="P16">$14-84</text:p>
          </table:table-cell>
          <table:table-cell table:style-name="t14.B9" office:value-type="string">
            <text:p text:style-name="P17">$14-04</text:p>
          </table:table-cell>
          <table:table-cell table:style-name="t14.B9" office:value-type="string">
            <text:p text:style-name="P16">$14-14</text:p>
          </table:table-cell>
          <table:table-cell table:style-name="t14.B9" office:value-type="string">
            <text:p text:style-name="P16">$14-24</text:p>
          </table:table-cell>
          <table:covered-table-cell/>
        </table:table-row>
      </table:table>
      <table:table table:name="t15" table:style-name="t15">
        <table:table-column table:style-name="t15.A"/>
        <table:table-column table:style-name="t15.B"/>
        <table:table-column table:style-name="t15.C"/>
        <table:table-column table:style-name="t15.D"/>
        <table:table-column table:style-name="t15.E"/>
        <table:table-column table:style-name="t15.B"/>
        <table:table-column table:style-name="t15.C"/>
        <table:table-column table:style-name="t15.H"/>
        <table:table-column table:style-name="t15.I"/>
        <table:table-column table:style-name="t15.J"/>
        <table:table-column table:style-name="t15.K"/>
        <text:soft-page-break/>
        <table:table-row table:style-name="t15.1">
          <table:table-cell table:style-name="t15.A1" table:number-columns-spanned="11" office:value-type="string">
            <text:p text:style-name="P44"><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text:span><text:span text:style-name="T18">с с УД БОИ-1</text:span><text:span text:style-name="T23">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5.2">
          <table:table-cell table:style-name="t15.A2" table:number-rows-spanned="3" office:value-type="string">
            <text:p text:style-name="P49">Мощность амбиентной эквивалент-ной дозы в контрольной точке <text:span text:style-name="T50">Ḣ</text:span><text:span text:style-name="T39">oi</text:span>, нЗв/ч</text:p>
          </table:table-cell>
          <table:table-cell table:style-name="t15.B2" table:number-rows-spanned="3" office:value-type="string">
            <text:p text:style-name="P39">Номер источ-ника</text:p>
          </table:table-cell>
          <table:table-cell table:style-name="t15.B2" table:number-rows-spanned="3" office:value-type="string">
            <text:p text:style-name="P39">Рассто-яние до источ-ника, </text:p>
            <text:p text:style-name="P39"><text:span text:style-name="T20">R</text:span>, с</text:p>
          </table:table-cell>
          <table:table-cell table:style-name="t15.B2" table:number-columns-spanned="5" office:value-type="string">
            <text:p text:style-name="P58">Измерение мощности дозы в контрольной <text:s/>точке, </text:p>
          </table:table-cell>
          <table:covered-table-cell/>
          <table:covered-table-cell/>
          <table:covered-table-cell/>
          <table:covered-table-cell/>
          <table:table-cell table:style-name="t15.B2" table:number-rows-spanned="3" office:value-type="string">
            <text:p text:style-name="P39"><text:span text:style-name="T19">Относительная</text:span> погрешность измерения мощности амбиентной эквивалентной дозы </text:p>
            <text:p text:style-name="P39"><text:span text:style-name="T51">θ</text:span><text:span text:style-name="T43">пр</text:span><text:span text:style-name="T44">i</text:span><text:span text:style-name="T49">,</text:span> %</text:p>
          </table:table-cell>
          <table:table-cell table:style-name="t15.B2" table:number-rows-spanned="3" office:value-type="string">
            <text:p text:style-name="P50">Доверитель-ная граница погреш-ности измерения <text:span text:style-name="T52">Δ</text:span><text:span text:style-name="T45">i</text:span><text:span text:style-name="T19">,</text:span> %</text:p>
          </table:table-cell>
          <table:table-cell table:style-name="t15.K2" table:number-rows-spanned="3" office:value-type="string">
            <text:p text:style-name="P40"><text:span text:style-name="T53">Предел основной </text:span>относитель-ной <text:span text:style-name="T19">погреш-ности</text:span>, </text:p>
            <text:p text:style-name="P40">%</text:p>
          </table:table-cell>
        </table:table-row>
        <table:table-row table:style-name="t15.3">
          <table:covered-table-cell/>
          <table:covered-table-cell/>
          <table:covered-table-cell/>
          <table:table-cell table:style-name="t15.D3" table:number-rows-spanned="2" office:value-type="string">
            <text:p text:style-name="P58">Фон, нЗв/ч</text:p>
          </table:table-cell>
          <table:table-cell table:style-name="t15.D3" table:number-columns-spanned="3" office:value-type="string">
            <text:p text:style-name="P58">Измеренное значение </text:p>
          </table:table-cell>
          <table:covered-table-cell/>
          <table:covered-table-cell/>
          <table:table-cell table:style-name="t15.D3" table:number-rows-spanned="2" office:value-type="string">
            <text:p text:style-name="P58">Среднее значение, <text:span text:style-name="T20">H</text:span><text:span text:style-name="T37">ср</text:span></text:p>
          </table:table-cell>
          <table:covered-table-cell/>
          <table:covered-table-cell/>
          <table:covered-table-cell/>
        </table:table-row>
        <table:table-row table:style-name="t15.4">
          <table:covered-table-cell/>
          <table:covered-table-cell/>
          <table:covered-table-cell/>
          <table:covered-table-cell/>
          <table:table-cell table:style-name="t15.D3" office:value-type="string">
            <text:p text:style-name="P59"><text:span text:style-name="T34">H</text:span><text:span text:style-name="T37">1</text:span></text:p>
          </table:table-cell>
          <table:table-cell table:style-name="t15.D3" office:value-type="string">
            <text:p text:style-name="P58"><text:span text:style-name="T20">H</text:span><text:span text:style-name="T37">2</text:span></text:p>
          </table:table-cell>
          <table:table-cell table:style-name="t15.D3" office:value-type="string">
            <text:p text:style-name="P58"><text:span text:style-name="T20">H</text:span><text:span text:style-name="T37">3</text:span></text:p>
          </table:table-cell>
          <table:covered-table-cell/>
          <table:covered-table-cell/>
          <table:covered-table-cell/>
          <table:covered-table-cell/>
        </table:table-row>
        <table:table-row>
          <table:table-cell table:style-name="t15.A5" office:value-type="string">
            <text:p text:style-name="P21"><text:span text:style-name="T19">20</text:span> <text:span text:style-name="T49">мкЗв</text:span>/ч</text:p>
          </table:table-cell>
          <table:table-cell table:style-name="t15.D3" office:value-type="string">
            <text:p text:style-name="P16">$15-30</text:p>
          </table:table-cell>
          <table:table-cell table:style-name="t15.D3" office:value-type="string">
            <text:p text:style-name="P16">$15-40</text:p>
          </table:table-cell>
          <table:table-cell table:style-name="t15.D3" office:value-type="string">
            <text:p text:style-name="P16">$15-50</text:p>
          </table:table-cell>
          <table:table-cell table:style-name="t15.D3" office:value-type="string">
            <text:p text:style-name="P16">$15-60</text:p>
          </table:table-cell>
          <table:table-cell table:style-name="t15.D3" office:value-type="string">
            <text:p text:style-name="P16">$15-70</text:p>
          </table:table-cell>
          <table:table-cell table:style-name="t15.D3" office:value-type="string">
            <text:p text:style-name="P16">$15-80</text:p>
          </table:table-cell>
          <table:table-cell table:style-name="t15.D3" office:value-type="string">
            <text:p text:style-name="P17">$15-00</text:p>
          </table:table-cell>
          <table:table-cell table:style-name="t15.D3" office:value-type="string">
            <text:p text:style-name="P16">$15-10</text:p>
          </table:table-cell>
          <table:table-cell table:style-name="t15.D3" office:value-type="string">
            <text:p text:style-name="P16">$15-20</text:p>
          </table:table-cell>
          <table:table-cell table:style-name="t15.K5" table:number-rows-spanned="5" office:value-type="string">
            <text:p text:style-name="P24">±<text:span text:style-name="T84">20</text:span></text:p>
          </table:table-cell>
        </table:table-row>
        <table:table-row>
          <table:table-cell table:style-name="t15.A5" office:value-type="string">
            <text:p text:style-name="P21">7<text:span text:style-name="T19">0</text:span> <text:span text:style-name="T49">мкЗв</text:span>/ч</text:p>
          </table:table-cell>
          <table:table-cell table:style-name="t15.D3" office:value-type="string">
            <text:p text:style-name="P16">$15-31</text:p>
          </table:table-cell>
          <table:table-cell table:style-name="t15.D3" office:value-type="string">
            <text:p text:style-name="P16">$15-41</text:p>
          </table:table-cell>
          <table:table-cell table:style-name="t15.D3" office:value-type="string">
            <text:p text:style-name="P16">$15-51</text:p>
          </table:table-cell>
          <table:table-cell table:style-name="t15.D3" office:value-type="string">
            <text:p text:style-name="P16">$15-61</text:p>
          </table:table-cell>
          <table:table-cell table:style-name="t15.D3" office:value-type="string">
            <text:p text:style-name="P16">$15-71</text:p>
          </table:table-cell>
          <table:table-cell table:style-name="t15.D3" office:value-type="string">
            <text:p text:style-name="P16">$15-81</text:p>
          </table:table-cell>
          <table:table-cell table:style-name="t15.D3" office:value-type="string">
            <text:p text:style-name="P17">$15-01</text:p>
          </table:table-cell>
          <table:table-cell table:style-name="t15.D3" office:value-type="string">
            <text:p text:style-name="P16">$15-11</text:p>
          </table:table-cell>
          <table:table-cell table:style-name="t15.D3" office:value-type="string">
            <text:p text:style-name="P16">$15-21</text:p>
          </table:table-cell>
          <table:covered-table-cell/>
        </table:table-row>
        <table:table-row>
          <table:table-cell table:style-name="t15.A5" office:value-type="string">
            <text:p text:style-name="P21"><text:span text:style-name="T19">0,</text:span>7 <text:span text:style-name="T49">м</text:span>Зв/ч</text:p>
          </table:table-cell>
          <table:table-cell table:style-name="t15.D3" office:value-type="string">
            <text:p text:style-name="P16">$15-32</text:p>
          </table:table-cell>
          <table:table-cell table:style-name="t15.D3" office:value-type="string">
            <text:p text:style-name="P16">$15-42</text:p>
          </table:table-cell>
          <table:table-cell table:style-name="t15.D3" office:value-type="string">
            <text:p text:style-name="P16">$15-52</text:p>
          </table:table-cell>
          <table:table-cell table:style-name="t15.D3" office:value-type="string">
            <text:p text:style-name="P16">$15-62</text:p>
          </table:table-cell>
          <table:table-cell table:style-name="t15.D3" office:value-type="string">
            <text:p text:style-name="P16">$15-72</text:p>
          </table:table-cell>
          <table:table-cell table:style-name="t15.D3" office:value-type="string">
            <text:p text:style-name="P16">$15-82</text:p>
          </table:table-cell>
          <table:table-cell table:style-name="t15.D3" office:value-type="string">
            <text:p text:style-name="P17">$15-02</text:p>
          </table:table-cell>
          <table:table-cell table:style-name="t15.D3" office:value-type="string">
            <text:p text:style-name="P16">$15-12</text:p>
          </table:table-cell>
          <table:table-cell table:style-name="t15.D3" office:value-type="string">
            <text:p text:style-name="P16">$15-22</text:p>
          </table:table-cell>
          <table:covered-table-cell/>
        </table:table-row>
        <table:table-row>
          <table:table-cell table:style-name="t15.A5" office:value-type="string">
            <text:p text:style-name="P21">7 <text:span text:style-name="T49">м</text:span>Зв/ч</text:p>
          </table:table-cell>
          <table:table-cell table:style-name="t15.D3" office:value-type="string">
            <text:p text:style-name="P16">$15-33</text:p>
          </table:table-cell>
          <table:table-cell table:style-name="t15.D3" office:value-type="string">
            <text:p text:style-name="P16">$15-43</text:p>
          </table:table-cell>
          <table:table-cell table:style-name="t15.D3" office:value-type="string">
            <text:p text:style-name="P16">$15-53</text:p>
          </table:table-cell>
          <table:table-cell table:style-name="t15.D3" office:value-type="string">
            <text:p text:style-name="P16">$15-63</text:p>
          </table:table-cell>
          <table:table-cell table:style-name="t15.D3" office:value-type="string">
            <text:p text:style-name="P16">$15-73</text:p>
          </table:table-cell>
          <table:table-cell table:style-name="t15.D3" office:value-type="string">
            <text:p text:style-name="P16">$15-83</text:p>
          </table:table-cell>
          <table:table-cell table:style-name="t15.D3" office:value-type="string">
            <text:p text:style-name="P17">$15-03</text:p>
          </table:table-cell>
          <table:table-cell table:style-name="t15.D3" office:value-type="string">
            <text:p text:style-name="P16">$15-13</text:p>
          </table:table-cell>
          <table:table-cell table:style-name="t15.D3" office:value-type="string">
            <text:p text:style-name="P16">$15-23</text:p>
          </table:table-cell>
          <table:covered-table-cell/>
        </table:table-row>
        <table:table-row>
          <table:table-cell table:style-name="t15.A9" office:value-type="string">
            <text:p text:style-name="P21"><text:span text:style-name="T19">70</text:span> <text:span text:style-name="T49">м</text:span>Зв/ч</text:p>
          </table:table-cell>
          <table:table-cell table:style-name="t15.B9" office:value-type="string">
            <text:p text:style-name="P16">$15-34</text:p>
          </table:table-cell>
          <table:table-cell table:style-name="t15.B9" office:value-type="string">
            <text:p text:style-name="P16">$15-44</text:p>
          </table:table-cell>
          <table:table-cell table:style-name="t15.B9" office:value-type="string">
            <text:p text:style-name="P16">$15-54</text:p>
          </table:table-cell>
          <table:table-cell table:style-name="t15.B9" office:value-type="string">
            <text:p text:style-name="P16">$15-64</text:p>
          </table:table-cell>
          <table:table-cell table:style-name="t15.B9" office:value-type="string">
            <text:p text:style-name="P16">$15-74</text:p>
          </table:table-cell>
          <table:table-cell table:style-name="t15.B9" office:value-type="string">
            <text:p text:style-name="P16">$15-84</text:p>
          </table:table-cell>
          <table:table-cell table:style-name="t15.B9" office:value-type="string">
            <text:p text:style-name="P17">$15-04</text:p>
          </table:table-cell>
          <table:table-cell table:style-name="t15.B9" office:value-type="string">
            <text:p text:style-name="P16">$15-14</text:p>
          </table:table-cell>
          <table:table-cell table:style-name="t15.B9" office:value-type="string">
            <text:p text:style-name="P16">$15-24</text:p>
          </table:table-cell>
          <table:covered-table-cell/>
        </table:table-row>
      </table:table>
      <table:table table:name="t16" table:style-name="t16">
        <table:table-column table:style-name="t16.A"/>
        <table:table-column table:style-name="t16.B"/>
        <table:table-column table:style-name="t16.C"/>
        <table:table-column table:style-name="t16.D"/>
        <table:table-column table:style-name="t16.E"/>
        <table:table-column table:style-name="t16.B"/>
        <table:table-column table:style-name="t16.C"/>
        <table:table-column table:style-name="t16.H"/>
        <table:table-column table:style-name="t16.I"/>
        <table:table-column table:style-name="t16.J"/>
        <table:table-column table:style-name="t16.K"/>
        <table:table-row table:style-name="t16.1">
          <table:table-cell table:style-name="t16.A1" table:number-columns-spanned="11" office:value-type="string">
            <text:p text:style-name="P44"><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text:span><text:span text:style-name="T18">с с УД БОИ-2</text:span><text:span text:style-name="T23">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6.2">
          <table:table-cell table:style-name="t16.A2" table:number-rows-spanned="3" office:value-type="string">
            <text:p text:style-name="P49">Мощность амбиентной эквивалент-ной дозы в контрольной точке <text:span text:style-name="T50">Ḣ</text:span><text:span text:style-name="T39">oi</text:span>, нЗв/ч</text:p>
          </table:table-cell>
          <table:table-cell table:style-name="t16.B2" table:number-rows-spanned="3" office:value-type="string">
            <text:p text:style-name="P39">Номер источ-ника</text:p>
          </table:table-cell>
          <table:table-cell table:style-name="t16.B2" table:number-rows-spanned="3" office:value-type="string">
            <text:p text:style-name="P39">Рассто-яние до источ-ника, </text:p>
            <text:p text:style-name="P39"><text:span text:style-name="T20">R</text:span>, с</text:p>
          </table:table-cell>
          <table:table-cell table:style-name="t16.B2" table:number-columns-spanned="5" office:value-type="string">
            <text:p text:style-name="P58">Измерение мощности дозы в контрольной <text:s/>точке, </text:p>
          </table:table-cell>
          <table:covered-table-cell/>
          <table:covered-table-cell/>
          <table:covered-table-cell/>
          <table:covered-table-cell/>
          <table:table-cell table:style-name="t16.B2" table:number-rows-spanned="3" office:value-type="string">
            <text:p text:style-name="P39"><text:span text:style-name="T19">Относительная</text:span> погрешность измерения мощности амбиентной эквивалентной дозы </text:p>
            <text:p text:style-name="P39"><text:span text:style-name="T51">θ</text:span><text:span text:style-name="T43">пр</text:span><text:span text:style-name="T44">i</text:span><text:span text:style-name="T49">,</text:span> %</text:p>
          </table:table-cell>
          <table:table-cell table:style-name="t16.B2" table:number-rows-spanned="3" office:value-type="string">
            <text:p text:style-name="P50">Доверитель-ная граница погреш-ности измерения <text:span text:style-name="T52">Δ</text:span><text:span text:style-name="T45">i</text:span><text:span text:style-name="T19">,</text:span> %</text:p>
          </table:table-cell>
          <table:table-cell table:style-name="t16.K2" table:number-rows-spanned="3" office:value-type="string">
            <text:p text:style-name="P40"><text:span text:style-name="T53">Предел основной </text:span>относитель-ной <text:span text:style-name="T19">погреш-ности</text:span>, </text:p>
            <text:p text:style-name="P40">%</text:p>
          </table:table-cell>
        </table:table-row>
        <table:table-row table:style-name="t16.3">
          <table:covered-table-cell/>
          <table:covered-table-cell/>
          <table:covered-table-cell/>
          <table:table-cell table:style-name="t16.D3" table:number-rows-spanned="2" office:value-type="string">
            <text:p text:style-name="P58">Фон, нЗв/ч</text:p>
          </table:table-cell>
          <table:table-cell table:style-name="t16.D3" table:number-columns-spanned="3" office:value-type="string">
            <text:p text:style-name="P58">Измеренное значение </text:p>
          </table:table-cell>
          <table:covered-table-cell/>
          <table:covered-table-cell/>
          <table:table-cell table:style-name="t16.D3" table:number-rows-spanned="2" office:value-type="string">
            <text:p text:style-name="P58">Среднее значение, <text:span text:style-name="T20">H</text:span><text:span text:style-name="T37">ср</text:span></text:p>
          </table:table-cell>
          <table:covered-table-cell/>
          <table:covered-table-cell/>
          <table:covered-table-cell/>
        </table:table-row>
        <table:table-row table:style-name="t16.4">
          <table:covered-table-cell/>
          <table:covered-table-cell/>
          <table:covered-table-cell/>
          <table:covered-table-cell/>
          <table:table-cell table:style-name="t16.D3" office:value-type="string">
            <text:p text:style-name="P59"><text:span text:style-name="T34">H</text:span><text:span text:style-name="T37">1</text:span></text:p>
          </table:table-cell>
          <table:table-cell table:style-name="t16.D3" office:value-type="string">
            <text:p text:style-name="P58"><text:span text:style-name="T20">H</text:span><text:span text:style-name="T37">2</text:span></text:p>
          </table:table-cell>
          <table:table-cell table:style-name="t16.D3" office:value-type="string">
            <text:p text:style-name="P58"><text:span text:style-name="T20">H</text:span><text:span text:style-name="T37">3</text:span></text:p>
          </table:table-cell>
          <table:covered-table-cell/>
          <table:covered-table-cell/>
          <table:covered-table-cell/>
          <table:covered-table-cell/>
        </table:table-row>
        <table:table-row>
          <table:table-cell table:style-name="t16.A5" office:value-type="string">
            <text:p text:style-name="P21"><text:span text:style-name="T19">20</text:span> <text:span text:style-name="T49">мкЗв</text:span>/ч</text:p>
          </table:table-cell>
          <table:table-cell table:style-name="t16.D3" office:value-type="string">
            <text:p text:style-name="P16">$16-30</text:p>
          </table:table-cell>
          <table:table-cell table:style-name="t16.D3" office:value-type="string">
            <text:p text:style-name="P16">$16-40</text:p>
          </table:table-cell>
          <table:table-cell table:style-name="t16.D3" office:value-type="string">
            <text:p text:style-name="P16">$16-50</text:p>
          </table:table-cell>
          <table:table-cell table:style-name="t16.D3" office:value-type="string">
            <text:p text:style-name="P16">$16-60</text:p>
          </table:table-cell>
          <table:table-cell table:style-name="t16.D3" office:value-type="string">
            <text:p text:style-name="P16">$16-70</text:p>
          </table:table-cell>
          <table:table-cell table:style-name="t16.D3" office:value-type="string">
            <text:p text:style-name="P16">$16-80</text:p>
          </table:table-cell>
          <table:table-cell table:style-name="t16.D3" office:value-type="string">
            <text:p text:style-name="P17">$16-00</text:p>
          </table:table-cell>
          <table:table-cell table:style-name="t16.D3" office:value-type="string">
            <text:p text:style-name="P16">$16-10</text:p>
          </table:table-cell>
          <table:table-cell table:style-name="t16.D3" office:value-type="string">
            <text:p text:style-name="P16">$16-20</text:p>
          </table:table-cell>
          <table:table-cell table:style-name="t16.K5" table:number-rows-spanned="5" office:value-type="string">
            <text:p text:style-name="P24">±<text:span text:style-name="T84">20</text:span></text:p>
          </table:table-cell>
        </table:table-row>
        <table:table-row>
          <table:table-cell table:style-name="t16.A5" office:value-type="string">
            <text:p text:style-name="P21">7<text:span text:style-name="T19">0</text:span> <text:span text:style-name="T49">мкЗв</text:span>/ч</text:p>
          </table:table-cell>
          <table:table-cell table:style-name="t16.D3" office:value-type="string">
            <text:p text:style-name="P16">$16-31</text:p>
          </table:table-cell>
          <table:table-cell table:style-name="t16.D3" office:value-type="string">
            <text:p text:style-name="P16">$16-41</text:p>
          </table:table-cell>
          <table:table-cell table:style-name="t16.D3" office:value-type="string">
            <text:p text:style-name="P16">$16-51</text:p>
          </table:table-cell>
          <table:table-cell table:style-name="t16.D3" office:value-type="string">
            <text:p text:style-name="P16">$16-61</text:p>
          </table:table-cell>
          <table:table-cell table:style-name="t16.D3" office:value-type="string">
            <text:p text:style-name="P16">$16-71</text:p>
          </table:table-cell>
          <table:table-cell table:style-name="t16.D3" office:value-type="string">
            <text:p text:style-name="P16">$16-81</text:p>
          </table:table-cell>
          <table:table-cell table:style-name="t16.D3" office:value-type="string">
            <text:p text:style-name="P17">$16-01</text:p>
          </table:table-cell>
          <table:table-cell table:style-name="t16.D3" office:value-type="string">
            <text:p text:style-name="P16">$16-11</text:p>
          </table:table-cell>
          <table:table-cell table:style-name="t16.D3" office:value-type="string">
            <text:p text:style-name="P16">$16-21</text:p>
          </table:table-cell>
          <table:covered-table-cell/>
        </table:table-row>
        <table:table-row>
          <table:table-cell table:style-name="t16.A5" office:value-type="string">
            <text:p text:style-name="P21"><text:span text:style-name="T19">0,</text:span>7 <text:span text:style-name="T49">м</text:span>Зв/ч</text:p>
          </table:table-cell>
          <table:table-cell table:style-name="t16.D3" office:value-type="string">
            <text:p text:style-name="P16">$16-32</text:p>
          </table:table-cell>
          <table:table-cell table:style-name="t16.D3" office:value-type="string">
            <text:p text:style-name="P16">$16-42</text:p>
          </table:table-cell>
          <table:table-cell table:style-name="t16.D3" office:value-type="string">
            <text:p text:style-name="P16">$16-52</text:p>
          </table:table-cell>
          <table:table-cell table:style-name="t16.D3" office:value-type="string">
            <text:p text:style-name="P16">$16-62</text:p>
          </table:table-cell>
          <table:table-cell table:style-name="t16.D3" office:value-type="string">
            <text:p text:style-name="P16">$16-72</text:p>
          </table:table-cell>
          <table:table-cell table:style-name="t16.D3" office:value-type="string">
            <text:p text:style-name="P16">$16-82</text:p>
          </table:table-cell>
          <table:table-cell table:style-name="t16.D3" office:value-type="string">
            <text:p text:style-name="P17">$16-02</text:p>
          </table:table-cell>
          <table:table-cell table:style-name="t16.D3" office:value-type="string">
            <text:p text:style-name="P16">$16-12</text:p>
          </table:table-cell>
          <table:table-cell table:style-name="t16.D3" office:value-type="string">
            <text:p text:style-name="P16">$16-22</text:p>
          </table:table-cell>
          <table:covered-table-cell/>
        </table:table-row>
        <table:table-row>
          <table:table-cell table:style-name="t16.A5" office:value-type="string">
            <text:p text:style-name="P21">7 <text:span text:style-name="T49">м</text:span>Зв/ч</text:p>
          </table:table-cell>
          <table:table-cell table:style-name="t16.D3" office:value-type="string">
            <text:p text:style-name="P16">$16-33</text:p>
          </table:table-cell>
          <table:table-cell table:style-name="t16.D3" office:value-type="string">
            <text:p text:style-name="P16">$16-43</text:p>
          </table:table-cell>
          <table:table-cell table:style-name="t16.D3" office:value-type="string">
            <text:p text:style-name="P16">$16-53</text:p>
          </table:table-cell>
          <table:table-cell table:style-name="t16.D3" office:value-type="string">
            <text:p text:style-name="P16">$16-63</text:p>
          </table:table-cell>
          <table:table-cell table:style-name="t16.D3" office:value-type="string">
            <text:p text:style-name="P16">$16-73</text:p>
          </table:table-cell>
          <table:table-cell table:style-name="t16.D3" office:value-type="string">
            <text:p text:style-name="P16">$16-83</text:p>
          </table:table-cell>
          <table:table-cell table:style-name="t16.D3" office:value-type="string">
            <text:p text:style-name="P17">$16-03</text:p>
          </table:table-cell>
          <table:table-cell table:style-name="t16.D3" office:value-type="string">
            <text:p text:style-name="P16">$16-13</text:p>
          </table:table-cell>
          <table:table-cell table:style-name="t16.D3" office:value-type="string">
            <text:p text:style-name="P16">$16-23</text:p>
          </table:table-cell>
          <table:covered-table-cell/>
        </table:table-row>
        <table:table-row>
          <table:table-cell table:style-name="t16.A9" office:value-type="string">
            <text:p text:style-name="P21"><text:span text:style-name="T19">70</text:span> <text:span text:style-name="T49">м</text:span>Зв/ч</text:p>
          </table:table-cell>
          <table:table-cell table:style-name="t16.B9" office:value-type="string">
            <text:p text:style-name="P16">$16-34</text:p>
          </table:table-cell>
          <table:table-cell table:style-name="t16.B9" office:value-type="string">
            <text:p text:style-name="P16">$16-44</text:p>
          </table:table-cell>
          <table:table-cell table:style-name="t16.B9" office:value-type="string">
            <text:p text:style-name="P16">$16-54</text:p>
          </table:table-cell>
          <table:table-cell table:style-name="t16.B9" office:value-type="string">
            <text:p text:style-name="P16">$16-64</text:p>
          </table:table-cell>
          <table:table-cell table:style-name="t16.B9" office:value-type="string">
            <text:p text:style-name="P16">$16-74</text:p>
          </table:table-cell>
          <table:table-cell table:style-name="t16.B9" office:value-type="string">
            <text:p text:style-name="P16">$16-84</text:p>
          </table:table-cell>
          <table:table-cell table:style-name="t16.B9" office:value-type="string">
            <text:p text:style-name="P17">$16-04</text:p>
          </table:table-cell>
          <table:table-cell table:style-name="t16.B9" office:value-type="string">
            <text:p text:style-name="P16">$16-14</text:p>
          </table:table-cell>
          <table:table-cell table:style-name="t16.B9" office:value-type="string">
            <text:p text:style-name="P16">$16-24</text:p>
          </table:table-cell>
          <table:covered-table-cell/>
        </table:table-row>
      </table:table>
      <table:table table:name="t17" table:style-name="t17">
        <table:table-column table:style-name="t17.A"/>
        <table:table-column table:style-name="t17.B"/>
        <table:table-column table:style-name="t17.C"/>
        <table:table-column table:style-name="t17.D"/>
        <table:table-column table:style-name="t17.E"/>
        <table:table-column table:style-name="t17.B"/>
        <table:table-column table:style-name="t17.C"/>
        <table:table-column table:style-name="t17.H"/>
        <table:table-column table:style-name="t17.I"/>
        <table:table-column table:style-name="t17.J"/>
        <table:table-column table:style-name="t17.K"/>
        <table:table-row table:style-name="t17.1">
          <table:table-cell table:style-name="t17.A1" table:number-columns-spanned="11" office:value-type="string">
            <text:p text:style-name="P44"><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text:span><text:span text:style-name="T18">с с УД БОИ-4</text:span><text:span text:style-name="T23">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7.2">
          <table:table-cell table:style-name="t17.A2" table:number-rows-spanned="3" office:value-type="string">
            <text:p text:style-name="P49">Мощность амбиентной эквивалент-ной дозы в контрольной точке <text:span text:style-name="T50">Ḣ</text:span><text:span text:style-name="T39">oi</text:span>, нЗв/ч</text:p>
          </table:table-cell>
          <table:table-cell table:style-name="t17.B2" table:number-rows-spanned="3" office:value-type="string">
            <text:p text:style-name="P39">Номер источ-ника</text:p>
          </table:table-cell>
          <table:table-cell table:style-name="t17.B2" table:number-rows-spanned="3" office:value-type="string">
            <text:p text:style-name="P39">Рассто-яние до источ-ника, </text:p>
            <text:p text:style-name="P39"><text:span text:style-name="T20">R</text:span>, с</text:p>
          </table:table-cell>
          <table:table-cell table:style-name="t17.B2" table:number-columns-spanned="5" office:value-type="string">
            <text:p text:style-name="P58">Измерение мощности дозы в контрольной <text:s/>точке, </text:p>
          </table:table-cell>
          <table:covered-table-cell/>
          <table:covered-table-cell/>
          <table:covered-table-cell/>
          <table:covered-table-cell/>
          <table:table-cell table:style-name="t17.B2" table:number-rows-spanned="3" office:value-type="string">
            <text:p text:style-name="P39"><text:span text:style-name="T19">Относительная</text:span> погрешность измерения мощности амбиентной эквивалентной дозы </text:p>
            <text:p text:style-name="P39"><text:span text:style-name="T51">θ</text:span><text:span text:style-name="T43">пр</text:span><text:span text:style-name="T44">i</text:span><text:span text:style-name="T49">,</text:span> %</text:p>
          </table:table-cell>
          <table:table-cell table:style-name="t17.B2" table:number-rows-spanned="3" office:value-type="string">
            <text:p text:style-name="P50">Доверитель-ная граница погреш-ности измерения <text:span text:style-name="T52">Δ</text:span><text:span text:style-name="T45">i</text:span><text:span text:style-name="T19">,</text:span> %</text:p>
          </table:table-cell>
          <table:table-cell table:style-name="t17.K2" table:number-rows-spanned="3" office:value-type="string">
            <text:p text:style-name="P40"><text:span text:style-name="T53">Предел основной </text:span>относитель-ной <text:span text:style-name="T19">погреш-ности</text:span>, </text:p>
            <text:p text:style-name="P40">%</text:p>
          </table:table-cell>
        </table:table-row>
        <table:table-row table:style-name="t17.3">
          <table:covered-table-cell/>
          <table:covered-table-cell/>
          <table:covered-table-cell/>
          <table:table-cell table:style-name="t17.D3" table:number-rows-spanned="2" office:value-type="string">
            <text:p text:style-name="P58">Фон, нЗв/ч</text:p>
          </table:table-cell>
          <table:table-cell table:style-name="t17.D3" table:number-columns-spanned="3" office:value-type="string">
            <text:p text:style-name="P58">Измеренное значение </text:p>
          </table:table-cell>
          <table:covered-table-cell/>
          <table:covered-table-cell/>
          <table:table-cell table:style-name="t17.D3" table:number-rows-spanned="2" office:value-type="string">
            <text:p text:style-name="P58">Среднее значение, <text:span text:style-name="T20">H</text:span><text:span text:style-name="T37">ср</text:span></text:p>
          </table:table-cell>
          <table:covered-table-cell/>
          <table:covered-table-cell/>
          <table:covered-table-cell/>
        </table:table-row>
        <table:table-row table:style-name="t17.4">
          <table:covered-table-cell/>
          <table:covered-table-cell/>
          <table:covered-table-cell/>
          <table:covered-table-cell/>
          <table:table-cell table:style-name="t17.D3" office:value-type="string">
            <text:p text:style-name="P59"><text:span text:style-name="T34">H</text:span><text:span text:style-name="T37">1</text:span></text:p>
          </table:table-cell>
          <table:table-cell table:style-name="t17.D3" office:value-type="string">
            <text:p text:style-name="P58"><text:span text:style-name="T20">H</text:span><text:span text:style-name="T37">2</text:span></text:p>
          </table:table-cell>
          <table:table-cell table:style-name="t17.D3" office:value-type="string">
            <text:p text:style-name="P58"><text:span text:style-name="T20">H</text:span><text:span text:style-name="T37">3</text:span></text:p>
          </table:table-cell>
          <table:covered-table-cell/>
          <table:covered-table-cell/>
          <table:covered-table-cell/>
          <table:covered-table-cell/>
        </table:table-row>
        <table:table-row>
          <table:table-cell table:style-name="t17.A5" office:value-type="string">
            <text:p text:style-name="P21">7<text:span text:style-name="T19">0</text:span> <text:span text:style-name="T49">мкЗв</text:span>/ч</text:p>
          </table:table-cell>
          <table:table-cell table:style-name="t17.D3" office:value-type="string">
            <text:p text:style-name="P16">$17-30</text:p>
          </table:table-cell>
          <table:table-cell table:style-name="t17.D3" office:value-type="string">
            <text:p text:style-name="P16">$17-40</text:p>
          </table:table-cell>
          <table:table-cell table:style-name="t17.D3" office:value-type="string">
            <text:p text:style-name="P16">$17-50</text:p>
          </table:table-cell>
          <table:table-cell table:style-name="t17.D3" office:value-type="string">
            <text:p text:style-name="P16">$17-60</text:p>
          </table:table-cell>
          <table:table-cell table:style-name="t17.D3" office:value-type="string">
            <text:p text:style-name="P16">$17-70</text:p>
          </table:table-cell>
          <table:table-cell table:style-name="t17.D3" office:value-type="string">
            <text:p text:style-name="P16">$17-80</text:p>
          </table:table-cell>
          <table:table-cell table:style-name="t17.D3" office:value-type="string">
            <text:p text:style-name="P17">$17-00</text:p>
          </table:table-cell>
          <table:table-cell table:style-name="t17.D3" office:value-type="string">
            <text:p text:style-name="P16">$17-10</text:p>
          </table:table-cell>
          <table:table-cell table:style-name="t17.D3" office:value-type="string">
            <text:p text:style-name="P16">$17-20</text:p>
          </table:table-cell>
          <table:table-cell table:style-name="t17.K5" table:number-rows-spanned="4" office:value-type="string">
            <text:p text:style-name="P24">±<text:span text:style-name="T84">20</text:span></text:p>
          </table:table-cell>
        </table:table-row>
        <table:table-row>
          <table:table-cell table:style-name="t17.A5" office:value-type="string">
            <text:p text:style-name="P21"><text:span text:style-name="T19">0,</text:span>7 <text:span text:style-name="T49">м</text:span>Зв/ч</text:p>
          </table:table-cell>
          <table:table-cell table:style-name="t17.D3" office:value-type="string">
            <text:p text:style-name="P16">$17-31</text:p>
          </table:table-cell>
          <table:table-cell table:style-name="t17.D3" office:value-type="string">
            <text:p text:style-name="P16">$17-41</text:p>
          </table:table-cell>
          <table:table-cell table:style-name="t17.D3" office:value-type="string">
            <text:p text:style-name="P16">$17-51</text:p>
          </table:table-cell>
          <table:table-cell table:style-name="t17.D3" office:value-type="string">
            <text:p text:style-name="P16">$17-61</text:p>
          </table:table-cell>
          <table:table-cell table:style-name="t17.D3" office:value-type="string">
            <text:p text:style-name="P16">$17-71</text:p>
          </table:table-cell>
          <table:table-cell table:style-name="t17.D3" office:value-type="string">
            <text:p text:style-name="P16">$17-81</text:p>
          </table:table-cell>
          <table:table-cell table:style-name="t17.D3" office:value-type="string">
            <text:p text:style-name="P17">$17-01</text:p>
          </table:table-cell>
          <table:table-cell table:style-name="t17.D3" office:value-type="string">
            <text:p text:style-name="P16">$17-11</text:p>
          </table:table-cell>
          <table:table-cell table:style-name="t17.D3" office:value-type="string">
            <text:p text:style-name="P16">$17-21</text:p>
          </table:table-cell>
          <table:covered-table-cell/>
        </table:table-row>
        <table:table-row>
          <table:table-cell table:style-name="t17.A5" office:value-type="string">
            <text:p text:style-name="P21">7 <text:span text:style-name="T49">м</text:span>Зв/ч</text:p>
          </table:table-cell>
          <table:table-cell table:style-name="t17.D3" office:value-type="string">
            <text:p text:style-name="P16">$17-32</text:p>
          </table:table-cell>
          <table:table-cell table:style-name="t17.D3" office:value-type="string">
            <text:p text:style-name="P16">$17-42</text:p>
          </table:table-cell>
          <table:table-cell table:style-name="t17.D3" office:value-type="string">
            <text:p text:style-name="P16">$17-52</text:p>
          </table:table-cell>
          <table:table-cell table:style-name="t17.D3" office:value-type="string">
            <text:p text:style-name="P16">$17-62</text:p>
          </table:table-cell>
          <table:table-cell table:style-name="t17.D3" office:value-type="string">
            <text:p text:style-name="P16">$17-72</text:p>
          </table:table-cell>
          <table:table-cell table:style-name="t17.D3" office:value-type="string">
            <text:p text:style-name="P16">$17-82</text:p>
          </table:table-cell>
          <table:table-cell table:style-name="t17.D3" office:value-type="string">
            <text:p text:style-name="P17">$17-02</text:p>
          </table:table-cell>
          <table:table-cell table:style-name="t17.D3" office:value-type="string">
            <text:p text:style-name="P16">$17-12</text:p>
          </table:table-cell>
          <table:table-cell table:style-name="t17.D3" office:value-type="string">
            <text:p text:style-name="P16">$17-22</text:p>
          </table:table-cell>
          <table:covered-table-cell/>
        </table:table-row>
        <table:table-row>
          <table:table-cell table:style-name="t17.A8" office:value-type="string">
            <text:p text:style-name="P21"><text:span text:style-name="T19">70</text:span> <text:span text:style-name="T49">м</text:span>Зв/ч</text:p>
          </table:table-cell>
          <table:table-cell table:style-name="t17.B8" office:value-type="string">
            <text:p text:style-name="P16">$17-33</text:p>
          </table:table-cell>
          <table:table-cell table:style-name="t17.B8" office:value-type="string">
            <text:p text:style-name="P16">$17-43</text:p>
          </table:table-cell>
          <table:table-cell table:style-name="t17.B8" office:value-type="string">
            <text:p text:style-name="P16">$17-53</text:p>
          </table:table-cell>
          <table:table-cell table:style-name="t17.B8" office:value-type="string">
            <text:p text:style-name="P16">$17-63</text:p>
          </table:table-cell>
          <table:table-cell table:style-name="t17.B8" office:value-type="string">
            <text:p text:style-name="P16">$17-73</text:p>
          </table:table-cell>
          <table:table-cell table:style-name="t17.B8" office:value-type="string">
            <text:p text:style-name="P16">$17-83</text:p>
          </table:table-cell>
          <table:table-cell table:style-name="t17.B8" office:value-type="string">
            <text:p text:style-name="P17">$17-03</text:p>
          </table:table-cell>
          <table:table-cell table:style-name="t17.B8" office:value-type="string">
            <text:p text:style-name="P16">$17-13</text:p>
          </table:table-cell>
          <table:table-cell table:style-name="t17.B8" office:value-type="string">
            <text:p text:style-name="P16">$17-23</text:p>
          </table:table-cell>
          <table:covered-table-cell/>
        </table:table-row>
      </table:table>
      <table:table table:name="t18" table:style-name="t18">
        <table:table-column table:style-name="t18.A"/>
        <table:table-column table:style-name="t18.B"/>
        <table:table-column table:style-name="t18.C"/>
        <table:table-column table:style-name="t18.D"/>
        <table:table-column table:style-name="t18.E"/>
        <table:table-column table:style-name="t18.B"/>
        <table:table-column table:style-name="t18.C"/>
        <table:table-column table:style-name="t18.H"/>
        <table:table-column table:style-name="t18.I"/>
        <table:table-column table:style-name="t18.J"/>
        <table:table-column table:style-name="t18.K"/>
        <text:soft-page-break/>
        <table:table-row table:style-name="t18.1">
          <table:table-cell table:style-name="t18.A1" table:number-columns-spanned="11" office:value-type="string">
            <text:p text:style-name="P44"><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БДКР-0</text:span><text:span text:style-name="T17">1</text:span><text:span text:style-name="T23">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8.2">
          <table:table-cell table:style-name="t18.A2" table:number-rows-spanned="3" office:value-type="string">
            <text:p text:style-name="P49">Мощность амбиентной эквивалент-ной дозы в контрольной точке <text:span text:style-name="T50">Ḣ</text:span><text:span text:style-name="T39">oi</text:span>, нЗв/ч</text:p>
          </table:table-cell>
          <table:table-cell table:style-name="t18.B2" table:number-rows-spanned="3" office:value-type="string">
            <text:p text:style-name="P39">Номер источ-ника</text:p>
          </table:table-cell>
          <table:table-cell table:style-name="t18.B2" table:number-rows-spanned="3" office:value-type="string">
            <text:p text:style-name="P39">Рассто-яние до источ-ника, </text:p>
            <text:p text:style-name="P39"><text:span text:style-name="T20">R</text:span>, с</text:p>
          </table:table-cell>
          <table:table-cell table:style-name="t18.B2" table:number-columns-spanned="5" office:value-type="string">
            <text:p text:style-name="P58">Измерение мощности дозы в контрольной <text:s/>точке, </text:p>
          </table:table-cell>
          <table:covered-table-cell/>
          <table:covered-table-cell/>
          <table:covered-table-cell/>
          <table:covered-table-cell/>
          <table:table-cell table:style-name="t18.B2" table:number-rows-spanned="3" office:value-type="string">
            <text:p text:style-name="P39"><text:span text:style-name="T19">Относительная</text:span> погрешность измерения мощности амбиентной эквивалентной дозы </text:p>
            <text:p text:style-name="P39"><text:span text:style-name="T51">θ</text:span><text:span text:style-name="T43">пр</text:span><text:span text:style-name="T44">i</text:span><text:span text:style-name="T49">,</text:span> %</text:p>
          </table:table-cell>
          <table:table-cell table:style-name="t18.B2" table:number-rows-spanned="3" office:value-type="string">
            <text:p text:style-name="P50">Доверитель-ная граница погреш-ности измерения <text:span text:style-name="T52">Δ</text:span><text:span text:style-name="T45">i</text:span><text:span text:style-name="T19">,</text:span> %</text:p>
          </table:table-cell>
          <table:table-cell table:style-name="t18.K2" table:number-rows-spanned="3" office:value-type="string">
            <text:p text:style-name="P40"><text:span text:style-name="T53">Предел основной </text:span>относитель-ной <text:span text:style-name="T19">погреш-ности</text:span>, </text:p>
            <text:p text:style-name="P40">%</text:p>
          </table:table-cell>
        </table:table-row>
        <table:table-row table:style-name="t18.3">
          <table:covered-table-cell/>
          <table:covered-table-cell/>
          <table:covered-table-cell/>
          <table:table-cell table:style-name="t18.D3" table:number-rows-spanned="2" office:value-type="string">
            <text:p text:style-name="P58">Фон, нЗв/ч</text:p>
          </table:table-cell>
          <table:table-cell table:style-name="t18.D3" table:number-columns-spanned="3" office:value-type="string">
            <text:p text:style-name="P58">Измеренное значение </text:p>
          </table:table-cell>
          <table:covered-table-cell/>
          <table:covered-table-cell/>
          <table:table-cell table:style-name="t18.D3" table:number-rows-spanned="2" office:value-type="string">
            <text:p text:style-name="P58">Среднее значение, <text:span text:style-name="T20">H</text:span><text:span text:style-name="T37">ср</text:span></text:p>
          </table:table-cell>
          <table:covered-table-cell/>
          <table:covered-table-cell/>
          <table:covered-table-cell/>
        </table:table-row>
        <table:table-row table:style-name="t18.4">
          <table:covered-table-cell/>
          <table:covered-table-cell/>
          <table:covered-table-cell/>
          <table:covered-table-cell/>
          <table:table-cell table:style-name="t18.D3" office:value-type="string">
            <text:p text:style-name="P59"><text:span text:style-name="T34">H</text:span><text:span text:style-name="T37">1</text:span></text:p>
          </table:table-cell>
          <table:table-cell table:style-name="t18.D3" office:value-type="string">
            <text:p text:style-name="P58"><text:span text:style-name="T20">H</text:span><text:span text:style-name="T37">2</text:span></text:p>
          </table:table-cell>
          <table:table-cell table:style-name="t18.D3" office:value-type="string">
            <text:p text:style-name="P58"><text:span text:style-name="T20">H</text:span><text:span text:style-name="T37">3</text:span></text:p>
          </table:table-cell>
          <table:covered-table-cell/>
          <table:covered-table-cell/>
          <table:covered-table-cell/>
          <table:covered-table-cell/>
        </table:table-row>
        <table:table-row>
          <table:table-cell table:style-name="t18.A5" office:value-type="string">
            <text:p text:style-name="P21"><text:span text:style-name="T19">0,07</text:span> мкЗв/ч</text:p>
          </table:table-cell>
          <table:table-cell table:style-name="t18.D3" office:value-type="string">
            <text:p text:style-name="P16">$18-30</text:p>
          </table:table-cell>
          <table:table-cell table:style-name="t18.D3" office:value-type="string">
            <text:p text:style-name="P16">$18-40</text:p>
          </table:table-cell>
          <table:table-cell table:style-name="t18.D3" office:value-type="string">
            <text:p text:style-name="P16">$18-50</text:p>
          </table:table-cell>
          <table:table-cell table:style-name="t18.D3" office:value-type="string">
            <text:p text:style-name="P16">$18-60</text:p>
          </table:table-cell>
          <table:table-cell table:style-name="t18.D3" office:value-type="string">
            <text:p text:style-name="P16">$18-70</text:p>
          </table:table-cell>
          <table:table-cell table:style-name="t18.D3" office:value-type="string">
            <text:p text:style-name="P16">$18-80</text:p>
          </table:table-cell>
          <table:table-cell table:style-name="t18.D3" office:value-type="string">
            <text:p text:style-name="P17">$18-00</text:p>
          </table:table-cell>
          <table:table-cell table:style-name="t18.D3" office:value-type="string">
            <text:p text:style-name="P16">$18-10</text:p>
          </table:table-cell>
          <table:table-cell table:style-name="t18.D3" office:value-type="string">
            <text:p text:style-name="P16">$18-20</text:p>
          </table:table-cell>
          <table:table-cell table:style-name="t18.K5" table:number-rows-spanned="4" office:value-type="string">
            <text:p text:style-name="P24">±<text:span text:style-name="T19">15</text:span></text:p>
          </table:table-cell>
        </table:table-row>
        <table:table-row>
          <table:table-cell table:style-name="t18.A5" office:value-type="string">
            <text:p text:style-name="P21">0,7 мкЗв/ч</text:p>
          </table:table-cell>
          <table:table-cell table:style-name="t18.D3" office:value-type="string">
            <text:p text:style-name="P16">$18-31</text:p>
          </table:table-cell>
          <table:table-cell table:style-name="t18.D3" office:value-type="string">
            <text:p text:style-name="P16">$18-41</text:p>
          </table:table-cell>
          <table:table-cell table:style-name="t18.D3" office:value-type="string">
            <text:p text:style-name="P16">$18-51</text:p>
          </table:table-cell>
          <table:table-cell table:style-name="t18.D3" office:value-type="string">
            <text:p text:style-name="P16">$18-61</text:p>
          </table:table-cell>
          <table:table-cell table:style-name="t18.D3" office:value-type="string">
            <text:p text:style-name="P16">$18-71</text:p>
          </table:table-cell>
          <table:table-cell table:style-name="t18.D3" office:value-type="string">
            <text:p text:style-name="P16">$18-81</text:p>
          </table:table-cell>
          <table:table-cell table:style-name="t18.D3" office:value-type="string">
            <text:p text:style-name="P17">$18-01</text:p>
          </table:table-cell>
          <table:table-cell table:style-name="t18.D3" office:value-type="string">
            <text:p text:style-name="P16">$18-11</text:p>
          </table:table-cell>
          <table:table-cell table:style-name="t18.D3" office:value-type="string">
            <text:p text:style-name="P16">$18-21</text:p>
          </table:table-cell>
          <table:covered-table-cell/>
        </table:table-row>
        <table:table-row>
          <table:table-cell table:style-name="t18.A5" office:value-type="string">
            <text:p text:style-name="P21">7 мкЗв/ч</text:p>
          </table:table-cell>
          <table:table-cell table:style-name="t18.D3" office:value-type="string">
            <text:p text:style-name="P16">$18-32</text:p>
          </table:table-cell>
          <table:table-cell table:style-name="t18.D3" office:value-type="string">
            <text:p text:style-name="P16">$18-42</text:p>
          </table:table-cell>
          <table:table-cell table:style-name="t18.D3" office:value-type="string">
            <text:p text:style-name="P16">$18-52</text:p>
          </table:table-cell>
          <table:table-cell table:style-name="t18.D3" office:value-type="string">
            <text:p text:style-name="P16">$18-62</text:p>
          </table:table-cell>
          <table:table-cell table:style-name="t18.D3" office:value-type="string">
            <text:p text:style-name="P16">$18-72</text:p>
          </table:table-cell>
          <table:table-cell table:style-name="t18.D3" office:value-type="string">
            <text:p text:style-name="P16">$18-82</text:p>
          </table:table-cell>
          <table:table-cell table:style-name="t18.D3" office:value-type="string">
            <text:p text:style-name="P17">$18-02</text:p>
          </table:table-cell>
          <table:table-cell table:style-name="t18.D3" office:value-type="string">
            <text:p text:style-name="P16">$18-12</text:p>
          </table:table-cell>
          <table:table-cell table:style-name="t18.D3" office:value-type="string">
            <text:p text:style-name="P16">$18-22</text:p>
          </table:table-cell>
          <table:covered-table-cell/>
        </table:table-row>
        <table:table-row>
          <table:table-cell table:style-name="t18.A8" office:value-type="string">
            <text:p text:style-name="P21">70 мкЗв/ч</text:p>
          </table:table-cell>
          <table:table-cell table:style-name="t18.B8" office:value-type="string">
            <text:p text:style-name="P16">$18-33</text:p>
          </table:table-cell>
          <table:table-cell table:style-name="t18.B8" office:value-type="string">
            <text:p text:style-name="P16">$18-43</text:p>
          </table:table-cell>
          <table:table-cell table:style-name="t18.B8" office:value-type="string">
            <text:p text:style-name="P16">$18-53</text:p>
          </table:table-cell>
          <table:table-cell table:style-name="t18.B8" office:value-type="string">
            <text:p text:style-name="P16">$18-63</text:p>
          </table:table-cell>
          <table:table-cell table:style-name="t18.B8" office:value-type="string">
            <text:p text:style-name="P16">$18-73</text:p>
          </table:table-cell>
          <table:table-cell table:style-name="t18.B8" office:value-type="string">
            <text:p text:style-name="P16">$18-83</text:p>
          </table:table-cell>
          <table:table-cell table:style-name="t18.B8" office:value-type="string">
            <text:p text:style-name="P17">$18-03</text:p>
          </table:table-cell>
          <table:table-cell table:style-name="t18.B8" office:value-type="string">
            <text:p text:style-name="P16">$18-13</text:p>
          </table:table-cell>
          <table:table-cell table:style-name="t18.B8" office:value-type="string">
            <text:p text:style-name="P16">$18-23</text:p>
          </table:table-cell>
          <table:covered-table-cell/>
        </table:table-row>
      </table:table>
      <table:table table:name="t19" table:style-name="t19">
        <table:table-column table:style-name="t19.A"/>
        <table:table-column table:style-name="t19.B"/>
        <table:table-column table:style-name="t19.C"/>
        <table:table-column table:style-name="t19.D"/>
        <table:table-column table:style-name="t19.E"/>
        <table:table-column table:style-name="t19.B"/>
        <table:table-column table:style-name="t19.C"/>
        <table:table-column table:style-name="t19.H"/>
        <table:table-column table:style-name="t19.I"/>
        <table:table-column table:style-name="t19.J"/>
        <table:table-column table:style-name="t19.K"/>
        <table:table-row table:style-name="t19.1">
          <table:table-cell table:style-name="t19.A1" table:number-columns-spanned="11" office:value-type="string">
            <text:p text:style-name="P44"><text:span text:style-name="T23">Определение основной относительной погрешности измерения плотности потока </text:span><text:span text:style-name="T18">альфа излучения</text:span><text:span text:style-name="T23"> <text:s/>с блоком БДПС-02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9.2">
          <table:table-cell table:style-name="t19.A2" table:number-rows-spanned="3" office:value-type="string">
            <text:p text:style-name="P42">Плотность потока в <text:span text:style-name="T19">контроль-ной</text:span> точке <text:span text:style-name="T80"></text:span><text:span text:style-name="T37">0</text:span><text:span text:style-name="T38">i</text:span>,</text:p>
            <text:p text:style-name="P43"><text:s/>мин<text:span text:style-name="T32">-1</text:span>·см<text:span text:style-name="T32">-2</text:span></text:p>
          </table:table-cell>
          <table:table-cell table:style-name="t19.B2" table:number-rows-spanned="3" office:value-type="string">
            <text:p text:style-name="P39">Номер источ-ника</text:p>
          </table:table-cell>
          <table:table-cell table:style-name="t19.B2" table:number-rows-spanned="3" office:value-type="string">
            <text:p text:style-name="P39">Рассто-яние до источ-ника, </text:p>
            <text:p text:style-name="P39"><text:span text:style-name="T20">R</text:span>, с</text:p>
          </table:table-cell>
          <table:table-cell table:style-name="t19.B2" table:number-columns-spanned="5" office:value-type="string">
            <text:p text:style-name="P58">Измерение мощности дозы в контрольной <text:s/>точке, <text:span text:style-name="T56"></text:span><text:span text:style-name="T46">i</text:span></text:p>
          </table:table-cell>
          <table:covered-table-cell/>
          <table:covered-table-cell/>
          <table:covered-table-cell/>
          <table:covered-table-cell/>
          <table:table-cell table:style-name="t19.B2" table:number-rows-spanned="3" office:value-type="string">
            <text:p text:style-name="P39"><text:span text:style-name="T19">Относительная</text:span> погрешность измерения мощности амбиентной эквивалентной дозы </text:p>
            <text:p text:style-name="P39"><text:span text:style-name="T51">θ</text:span><text:span text:style-name="T43">пр</text:span><text:span text:style-name="T44">i</text:span><text:span text:style-name="T49">,</text:span> %</text:p>
          </table:table-cell>
          <table:table-cell table:style-name="t19.B2" table:number-rows-spanned="3" office:value-type="string">
            <text:p text:style-name="P50">Доверитель-ная граница погреш-ности измерения <text:span text:style-name="T52">Δ</text:span><text:span text:style-name="T45">i</text:span><text:span text:style-name="T19">,</text:span> %</text:p>
          </table:table-cell>
          <table:table-cell table:style-name="t19.K2" table:number-rows-spanned="3" office:value-type="string">
            <text:p text:style-name="P40"><text:span text:style-name="T53">Предел основной </text:span>относитель-ной <text:span text:style-name="T19">погреш-ности</text:span>, </text:p>
            <text:p text:style-name="P40">%</text:p>
          </table:table-cell>
        </table:table-row>
        <table:table-row table:style-name="t19.3">
          <table:covered-table-cell/>
          <table:covered-table-cell/>
          <table:covered-table-cell/>
          <table:table-cell table:style-name="t19.D3" table:number-rows-spanned="2" office:value-type="string">
            <text:p text:style-name="P58">Фон</text:p>
          </table:table-cell>
          <table:table-cell table:style-name="t19.D3" table:number-columns-spanned="3" office:value-type="string">
            <text:p text:style-name="P58">Измеренное значение </text:p>
          </table:table-cell>
          <table:covered-table-cell/>
          <table:covered-table-cell/>
          <table:table-cell table:style-name="t19.D3" table:number-rows-spanned="2" office:value-type="string">
            <text:p text:style-name="P58">Среднее значение, <text:span text:style-name="T57"></text:span><text:span text:style-name="T37">ср</text:span></text:p>
          </table:table-cell>
          <table:covered-table-cell/>
          <table:covered-table-cell/>
          <table:covered-table-cell/>
        </table:table-row>
        <table:table-row table:style-name="t19.4">
          <table:covered-table-cell/>
          <table:covered-table-cell/>
          <table:covered-table-cell/>
          <table:covered-table-cell/>
          <table:table-cell table:style-name="t19.E4" office:value-type="string">
            <text:p text:style-name="P59"><text:span text:style-name="T61"></text:span><text:span text:style-name="T37">1</text:span></text:p>
          </table:table-cell>
          <table:table-cell table:style-name="t19.E4" office:value-type="string">
            <text:p text:style-name="P58"><text:span text:style-name="T62"></text:span><text:span text:style-name="T37">2</text:span></text:p>
          </table:table-cell>
          <table:table-cell table:style-name="t19.E4" office:value-type="string">
            <text:p text:style-name="P58"><text:span text:style-name="T62"></text:span><text:span text:style-name="T37">3</text:span></text:p>
          </table:table-cell>
          <table:covered-table-cell/>
          <table:covered-table-cell/>
          <table:covered-table-cell/>
          <table:covered-table-cell/>
        </table:table-row>
        <table:table-row>
          <table:table-cell table:style-name="t19.A5" office:value-type="float" office:value="53.8">
            <text:p text:style-name="P22">53,8</text:p>
          </table:table-cell>
          <table:table-cell table:style-name="t19.D3" office:value-type="string">
            <text:p text:style-name="P16">$19-30</text:p>
          </table:table-cell>
          <table:table-cell table:style-name="t19.D3" office:value-type="string">
            <text:p text:style-name="P16">$19-40</text:p>
          </table:table-cell>
          <table:table-cell table:style-name="t19.D3" office:value-type="string">
            <text:p text:style-name="P16">$19-50</text:p>
          </table:table-cell>
          <table:table-cell table:style-name="t19.D3" office:value-type="string">
            <text:p text:style-name="P16">$19-60</text:p>
          </table:table-cell>
          <table:table-cell table:style-name="t19.D3" office:value-type="string">
            <text:p text:style-name="P16">$19-70</text:p>
          </table:table-cell>
          <table:table-cell table:style-name="t19.D3" office:value-type="string">
            <text:p text:style-name="P16">$19-80</text:p>
          </table:table-cell>
          <table:table-cell table:style-name="t19.D3" office:value-type="string">
            <text:p text:style-name="P17">$19-00</text:p>
          </table:table-cell>
          <table:table-cell table:style-name="t19.D3" office:value-type="string">
            <text:p text:style-name="P16">$19-10</text:p>
          </table:table-cell>
          <table:table-cell table:style-name="t19.D3" office:value-type="string">
            <text:p text:style-name="P16">$19-20</text:p>
          </table:table-cell>
          <table:table-cell table:style-name="t19.K5" table:number-rows-spanned="5" office:value-type="string">
            <text:p text:style-name="P24">±<text:span text:style-name="T19">20</text:span></text:p>
          </table:table-cell>
        </table:table-row>
        <table:table-row>
          <table:table-cell table:style-name="t19.A5" office:value-type="float" office:value="727">
            <text:p text:style-name="P22">727</text:p>
          </table:table-cell>
          <table:table-cell table:style-name="t19.D3" office:value-type="string">
            <text:p text:style-name="P16">$19-31</text:p>
          </table:table-cell>
          <table:table-cell table:style-name="t19.D3" office:value-type="string">
            <text:p text:style-name="P16">$19-41</text:p>
          </table:table-cell>
          <table:table-cell table:style-name="t19.D3" office:value-type="string">
            <text:p text:style-name="P16">$19-51</text:p>
          </table:table-cell>
          <table:table-cell table:style-name="t19.D3" office:value-type="string">
            <text:p text:style-name="P16">$19-61</text:p>
          </table:table-cell>
          <table:table-cell table:style-name="t19.D3" office:value-type="string">
            <text:p text:style-name="P16">$19-71</text:p>
          </table:table-cell>
          <table:table-cell table:style-name="t19.D3" office:value-type="string">
            <text:p text:style-name="P16">$19-81</text:p>
          </table:table-cell>
          <table:table-cell table:style-name="t19.D3" office:value-type="string">
            <text:p text:style-name="P17">$19-01</text:p>
          </table:table-cell>
          <table:table-cell table:style-name="t19.D3" office:value-type="string">
            <text:p text:style-name="P16">$19-11</text:p>
          </table:table-cell>
          <table:table-cell table:style-name="t19.D3" office:value-type="string">
            <text:p text:style-name="P16">$19-21</text:p>
          </table:table-cell>
          <table:covered-table-cell/>
        </table:table-row>
        <table:table-row>
          <table:table-cell table:style-name="t19.A5" office:value-type="float" office:value="6300">
            <text:p text:style-name="P22">6300</text:p>
          </table:table-cell>
          <table:table-cell table:style-name="t19.D3" office:value-type="string">
            <text:p text:style-name="P16">$19-32</text:p>
          </table:table-cell>
          <table:table-cell table:style-name="t19.D3" office:value-type="string">
            <text:p text:style-name="P16">$19-42</text:p>
          </table:table-cell>
          <table:table-cell table:style-name="t19.D3" office:value-type="string">
            <text:p text:style-name="P16">$19-52</text:p>
          </table:table-cell>
          <table:table-cell table:style-name="t19.D3" office:value-type="string">
            <text:p text:style-name="P16">$19-62</text:p>
          </table:table-cell>
          <table:table-cell table:style-name="t19.D3" office:value-type="string">
            <text:p text:style-name="P16">$19-72</text:p>
          </table:table-cell>
          <table:table-cell table:style-name="t19.D3" office:value-type="string">
            <text:p text:style-name="P16">$19-82</text:p>
          </table:table-cell>
          <table:table-cell table:style-name="t19.D3" office:value-type="string">
            <text:p text:style-name="P17">$19-02</text:p>
          </table:table-cell>
          <table:table-cell table:style-name="t19.D3" office:value-type="string">
            <text:p text:style-name="P16">$19-12</text:p>
          </table:table-cell>
          <table:table-cell table:style-name="t19.D3" office:value-type="string">
            <text:p text:style-name="P16">$19-22</text:p>
          </table:table-cell>
          <table:covered-table-cell/>
        </table:table-row>
        <table:table-row>
          <table:table-cell table:style-name="t19.A5" office:value-type="float" office:value="62100">
            <text:p text:style-name="P22">62100</text:p>
          </table:table-cell>
          <table:table-cell table:style-name="t19.D3" office:value-type="string">
            <text:p text:style-name="P16">$19-33</text:p>
          </table:table-cell>
          <table:table-cell table:style-name="t19.D3" office:value-type="string">
            <text:p text:style-name="P16">$19-43</text:p>
          </table:table-cell>
          <table:table-cell table:style-name="t19.D3" office:value-type="string">
            <text:p text:style-name="P16">$19-53</text:p>
          </table:table-cell>
          <table:table-cell table:style-name="t19.D3" office:value-type="string">
            <text:p text:style-name="P16">$19-63</text:p>
          </table:table-cell>
          <table:table-cell table:style-name="t19.D3" office:value-type="string">
            <text:p text:style-name="P16">$19-73</text:p>
          </table:table-cell>
          <table:table-cell table:style-name="t19.D3" office:value-type="string">
            <text:p text:style-name="P16">$19-83</text:p>
          </table:table-cell>
          <table:table-cell table:style-name="t19.D3" office:value-type="string">
            <text:p text:style-name="P17">$19-03</text:p>
          </table:table-cell>
          <table:table-cell table:style-name="t19.D3" office:value-type="string">
            <text:p text:style-name="P16">$19-13</text:p>
          </table:table-cell>
          <table:table-cell table:style-name="t19.D3" office:value-type="string">
            <text:p text:style-name="P16">$19-23</text:p>
          </table:table-cell>
          <table:covered-table-cell/>
        </table:table-row>
        <table:table-row>
          <table:table-cell table:style-name="t19.A9" office:value-type="float" office:value="186000">
            <text:p text:style-name="P22">186000</text:p>
          </table:table-cell>
          <table:table-cell table:style-name="t19.B9" office:value-type="string">
            <text:p text:style-name="P16">$19-34</text:p>
          </table:table-cell>
          <table:table-cell table:style-name="t19.B9" office:value-type="string">
            <text:p text:style-name="P16">$19-44</text:p>
          </table:table-cell>
          <table:table-cell table:style-name="t19.B9" office:value-type="string">
            <text:p text:style-name="P16">$19-54</text:p>
          </table:table-cell>
          <table:table-cell table:style-name="t19.B9" office:value-type="string">
            <text:p text:style-name="P16">$19-64</text:p>
          </table:table-cell>
          <table:table-cell table:style-name="t19.B9" office:value-type="string">
            <text:p text:style-name="P16">$19-74</text:p>
          </table:table-cell>
          <table:table-cell table:style-name="t19.B9" office:value-type="string">
            <text:p text:style-name="P16">$19-84</text:p>
          </table:table-cell>
          <table:table-cell table:style-name="t19.B9" office:value-type="string">
            <text:p text:style-name="P17">$19-04</text:p>
          </table:table-cell>
          <table:table-cell table:style-name="t19.B9" office:value-type="string">
            <text:p text:style-name="P16">$19-14</text:p>
          </table:table-cell>
          <table:table-cell table:style-name="t19.B9" office:value-type="string">
            <text:p text:style-name="P16">$19-24</text:p>
          </table:table-cell>
          <table:covered-table-cell/>
        </table:table-row>
      </table:table>
      <table:table table:name="t20" table:style-name="t20">
        <table:table-column table:style-name="t20.A"/>
        <table:table-column table:style-name="t20.B"/>
        <table:table-column table:style-name="t20.C"/>
        <table:table-column table:style-name="t20.D"/>
        <table:table-column table:style-name="t20.E"/>
        <table:table-column table:style-name="t20.B"/>
        <table:table-column table:style-name="t20.C"/>
        <table:table-column table:style-name="t20.H"/>
        <table:table-column table:style-name="t20.I"/>
        <table:table-column table:style-name="t20.J"/>
        <table:table-column table:style-name="t20.K"/>
        <table:table-row table:style-name="t20.1">
          <table:table-cell table:style-name="t20.A1" table:number-columns-spanned="11" office:value-type="string">
            <text:p text:style-name="P44"><text:span text:style-name="T23">Определение основной относительной погрешности измерения плотности потока б</text:span><text:span text:style-name="T17">ета</text:span><text:span text:style-name="T18"> излучения</text:span><text:span text:style-name="T23"> <text:s/>с блоком БДПС-02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0.2">
          <table:table-cell table:style-name="t20.A2" table:number-rows-spanned="3" office:value-type="string">
            <text:p text:style-name="P42">Плотность потока в <text:span text:style-name="T19">контроль-ной</text:span> точке <text:span text:style-name="T80"></text:span><text:span text:style-name="T37">0</text:span><text:span text:style-name="T38">i</text:span>,</text:p>
            <text:p text:style-name="P43"><text:s/>мин<text:span text:style-name="T32">-1</text:span>·см<text:span text:style-name="T32">-2</text:span></text:p>
          </table:table-cell>
          <table:table-cell table:style-name="t20.B2" table:number-rows-spanned="3" office:value-type="string">
            <text:p text:style-name="P39">Номер источ-ника</text:p>
          </table:table-cell>
          <table:table-cell table:style-name="t20.B2" table:number-rows-spanned="3" office:value-type="string">
            <text:p text:style-name="P39">Рассто-яние до источ-ника, </text:p>
            <text:p text:style-name="P39"><text:span text:style-name="T20">R</text:span>, с</text:p>
          </table:table-cell>
          <table:table-cell table:style-name="t20.B2" table:number-columns-spanned="5" office:value-type="string">
            <text:p text:style-name="P58">Измерение мощности дозы в контрольной <text:s/>точке, <text:span text:style-name="T56"></text:span><text:span text:style-name="T46">i</text:span></text:p>
          </table:table-cell>
          <table:covered-table-cell/>
          <table:covered-table-cell/>
          <table:covered-table-cell/>
          <table:covered-table-cell/>
          <table:table-cell table:style-name="t20.B2" table:number-rows-spanned="3" office:value-type="string">
            <text:p text:style-name="P39"><text:span text:style-name="T19">Относительная</text:span> погрешность измерения мощности амбиентной эквивалентной дозы </text:p>
            <text:p text:style-name="P39"><text:span text:style-name="T51">θ</text:span><text:span text:style-name="T43">пр</text:span><text:span text:style-name="T44">i</text:span><text:span text:style-name="T49">,</text:span> %</text:p>
          </table:table-cell>
          <table:table-cell table:style-name="t20.B2" table:number-rows-spanned="3" office:value-type="string">
            <text:p text:style-name="P50">Доверитель-ная граница погреш-ности измерения <text:span text:style-name="T52">Δ</text:span><text:span text:style-name="T45">i</text:span><text:span text:style-name="T19">,</text:span> %</text:p>
          </table:table-cell>
          <table:table-cell table:style-name="t20.K2" table:number-rows-spanned="3" office:value-type="string">
            <text:p text:style-name="P40"><text:span text:style-name="T53">Предел основной </text:span>относитель-ной <text:span text:style-name="T19">погреш-ности</text:span>, </text:p>
            <text:p text:style-name="P40">%</text:p>
          </table:table-cell>
        </table:table-row>
        <table:table-row table:style-name="t20.3">
          <table:covered-table-cell/>
          <table:covered-table-cell/>
          <table:covered-table-cell/>
          <table:table-cell table:style-name="t20.D3" table:number-rows-spanned="2" office:value-type="string">
            <text:p text:style-name="P58">Фон</text:p>
          </table:table-cell>
          <table:table-cell table:style-name="t20.D3" table:number-columns-spanned="3" office:value-type="string">
            <text:p text:style-name="P58">Измеренное значение </text:p>
          </table:table-cell>
          <table:covered-table-cell/>
          <table:covered-table-cell/>
          <table:table-cell table:style-name="t20.D3" table:number-rows-spanned="2" office:value-type="string">
            <text:p text:style-name="P58">Среднее значение, <text:span text:style-name="T57"></text:span><text:span text:style-name="T37">ср</text:span></text:p>
          </table:table-cell>
          <table:covered-table-cell/>
          <table:covered-table-cell/>
          <table:covered-table-cell/>
        </table:table-row>
        <table:table-row table:style-name="t20.4">
          <table:covered-table-cell/>
          <table:covered-table-cell/>
          <table:covered-table-cell/>
          <table:covered-table-cell/>
          <table:table-cell table:style-name="t20.E4" office:value-type="string">
            <text:p text:style-name="P59"><text:span text:style-name="T61"></text:span><text:span text:style-name="T37">1</text:span></text:p>
          </table:table-cell>
          <table:table-cell table:style-name="t20.E4" office:value-type="string">
            <text:p text:style-name="P58"><text:span text:style-name="T62"></text:span><text:span text:style-name="T37">2</text:span></text:p>
          </table:table-cell>
          <table:table-cell table:style-name="t20.E4" office:value-type="string">
            <text:p text:style-name="P58"><text:span text:style-name="T62"></text:span><text:span text:style-name="T37">3</text:span></text:p>
          </table:table-cell>
          <table:covered-table-cell/>
          <table:covered-table-cell/>
          <table:covered-table-cell/>
          <table:covered-table-cell/>
        </table:table-row>
        <table:table-row>
          <table:table-cell table:style-name="t20.A5" office:value-type="float" office:value="97">
            <text:p text:style-name="P22">97</text:p>
          </table:table-cell>
          <table:table-cell table:style-name="t20.D3" office:value-type="string">
            <text:p text:style-name="P16">$20-30</text:p>
          </table:table-cell>
          <table:table-cell table:style-name="t20.D3" office:value-type="string">
            <text:p text:style-name="P16">$20-40</text:p>
          </table:table-cell>
          <table:table-cell table:style-name="t20.D3" office:value-type="string">
            <text:p text:style-name="P16">$20-50</text:p>
          </table:table-cell>
          <table:table-cell table:style-name="t20.D3" office:value-type="string">
            <text:p text:style-name="P16">$20-60</text:p>
          </table:table-cell>
          <table:table-cell table:style-name="t20.D3" office:value-type="string">
            <text:p text:style-name="P16">$20-70</text:p>
          </table:table-cell>
          <table:table-cell table:style-name="t20.D3" office:value-type="string">
            <text:p text:style-name="P16">$20-80</text:p>
          </table:table-cell>
          <table:table-cell table:style-name="t20.D3" office:value-type="string">
            <text:p text:style-name="P17">$20-00</text:p>
          </table:table-cell>
          <table:table-cell table:style-name="t20.D3" office:value-type="string">
            <text:p text:style-name="P16">$20-10</text:p>
          </table:table-cell>
          <table:table-cell table:style-name="t20.D3" office:value-type="string">
            <text:p text:style-name="P16">$20-20</text:p>
          </table:table-cell>
          <table:table-cell table:style-name="t20.K5" table:number-rows-spanned="5" office:value-type="string">
            <text:p text:style-name="P24">±<text:span text:style-name="T19">20</text:span></text:p>
          </table:table-cell>
        </table:table-row>
        <table:table-row>
          <table:table-cell table:style-name="t20.A5" office:value-type="float" office:value="232">
            <text:p text:style-name="P22">232</text:p>
          </table:table-cell>
          <table:table-cell table:style-name="t20.D3" office:value-type="string">
            <text:p text:style-name="P16">$20-31</text:p>
          </table:table-cell>
          <table:table-cell table:style-name="t20.D3" office:value-type="string">
            <text:p text:style-name="P16">$20-41</text:p>
          </table:table-cell>
          <table:table-cell table:style-name="t20.D3" office:value-type="string">
            <text:p text:style-name="P16">$20-51</text:p>
          </table:table-cell>
          <table:table-cell table:style-name="t20.D3" office:value-type="string">
            <text:p text:style-name="P16">$20-61</text:p>
          </table:table-cell>
          <table:table-cell table:style-name="t20.D3" office:value-type="string">
            <text:p text:style-name="P16">$20-71</text:p>
          </table:table-cell>
          <table:table-cell table:style-name="t20.D3" office:value-type="string">
            <text:p text:style-name="P16">$20-81</text:p>
          </table:table-cell>
          <table:table-cell table:style-name="t20.D3" office:value-type="string">
            <text:p text:style-name="P17">$20-01</text:p>
          </table:table-cell>
          <table:table-cell table:style-name="t20.D3" office:value-type="string">
            <text:p text:style-name="P16">$20-11</text:p>
          </table:table-cell>
          <table:table-cell table:style-name="t20.D3" office:value-type="string">
            <text:p text:style-name="P16">$20-21</text:p>
          </table:table-cell>
          <table:covered-table-cell/>
        </table:table-row>
        <table:table-row>
          <table:table-cell table:style-name="t20.A5" office:value-type="float" office:value="5700">
            <text:p text:style-name="P22">5700</text:p>
          </table:table-cell>
          <table:table-cell table:style-name="t20.D3" office:value-type="string">
            <text:p text:style-name="P16">$20-32</text:p>
          </table:table-cell>
          <table:table-cell table:style-name="t20.D3" office:value-type="string">
            <text:p text:style-name="P16">$20-42</text:p>
          </table:table-cell>
          <table:table-cell table:style-name="t20.D3" office:value-type="string">
            <text:p text:style-name="P16">$20-52</text:p>
          </table:table-cell>
          <table:table-cell table:style-name="t20.D3" office:value-type="string">
            <text:p text:style-name="P16">$20-62</text:p>
          </table:table-cell>
          <table:table-cell table:style-name="t20.D3" office:value-type="string">
            <text:p text:style-name="P16">$20-72</text:p>
          </table:table-cell>
          <table:table-cell table:style-name="t20.D3" office:value-type="string">
            <text:p text:style-name="P16">$20-82</text:p>
          </table:table-cell>
          <table:table-cell table:style-name="t20.D3" office:value-type="string">
            <text:p text:style-name="P17">$20-02</text:p>
          </table:table-cell>
          <table:table-cell table:style-name="t20.D3" office:value-type="string">
            <text:p text:style-name="P16">$20-12</text:p>
          </table:table-cell>
          <table:table-cell table:style-name="t20.D3" office:value-type="string">
            <text:p text:style-name="P16">$20-22</text:p>
          </table:table-cell>
          <table:covered-table-cell/>
        </table:table-row>
        <table:table-row>
          <table:table-cell table:style-name="t20.A5" office:value-type="float" office:value="52000">
            <text:p text:style-name="P22">52000</text:p>
          </table:table-cell>
          <table:table-cell table:style-name="t20.D3" office:value-type="string">
            <text:p text:style-name="P16">$20-33</text:p>
          </table:table-cell>
          <table:table-cell table:style-name="t20.D3" office:value-type="string">
            <text:p text:style-name="P16">$20-43</text:p>
          </table:table-cell>
          <table:table-cell table:style-name="t20.D3" office:value-type="string">
            <text:p text:style-name="P16">$20-53</text:p>
          </table:table-cell>
          <table:table-cell table:style-name="t20.D3" office:value-type="string">
            <text:p text:style-name="P16">$20-63</text:p>
          </table:table-cell>
          <table:table-cell table:style-name="t20.D3" office:value-type="string">
            <text:p text:style-name="P16">$20-73</text:p>
          </table:table-cell>
          <table:table-cell table:style-name="t20.D3" office:value-type="string">
            <text:p text:style-name="P16">$20-83</text:p>
          </table:table-cell>
          <table:table-cell table:style-name="t20.D3" office:value-type="string">
            <text:p text:style-name="P17">$20-03</text:p>
          </table:table-cell>
          <table:table-cell table:style-name="t20.D3" office:value-type="string">
            <text:p text:style-name="P16">$20-13</text:p>
          </table:table-cell>
          <table:table-cell table:style-name="t20.D3" office:value-type="string">
            <text:p text:style-name="P16">$20-23</text:p>
          </table:table-cell>
          <table:covered-table-cell/>
        </table:table-row>
        <table:table-row>
          <table:table-cell table:style-name="t20.A9" office:value-type="float" office:value="377100">
            <text:p text:style-name="P22">377100</text:p>
          </table:table-cell>
          <table:table-cell table:style-name="t20.B9" office:value-type="string">
            <text:p text:style-name="P16">$20-34</text:p>
          </table:table-cell>
          <table:table-cell table:style-name="t20.B9" office:value-type="string">
            <text:p text:style-name="P16">$20-44</text:p>
          </table:table-cell>
          <table:table-cell table:style-name="t20.B9" office:value-type="string">
            <text:p text:style-name="P16">$20-54</text:p>
          </table:table-cell>
          <table:table-cell table:style-name="t20.B9" office:value-type="string">
            <text:p text:style-name="P16">$20-64</text:p>
          </table:table-cell>
          <table:table-cell table:style-name="t20.B9" office:value-type="string">
            <text:p text:style-name="P16">$20-74</text:p>
          </table:table-cell>
          <table:table-cell table:style-name="t20.B9" office:value-type="string">
            <text:p text:style-name="P16">$20-84</text:p>
          </table:table-cell>
          <table:table-cell table:style-name="t20.B9" office:value-type="string">
            <text:p text:style-name="P17">$20-04</text:p>
          </table:table-cell>
          <table:table-cell table:style-name="t20.B9" office:value-type="string">
            <text:p text:style-name="P16">$20-14</text:p>
          </table:table-cell>
          <table:table-cell table:style-name="t20.B9" office:value-type="string">
            <text:p text:style-name="P16">$20-24</text:p>
          </table:table-cell>
          <table:covered-table-cell/>
        </table:table-row>
      </table:table>
      <table:table table:name="t21" table:style-name="t21">
        <table:table-column table:style-name="t21.A"/>
        <table:table-column table:style-name="t21.B"/>
        <table:table-column table:style-name="t21.C"/>
        <table:table-column table:style-name="t21.D"/>
        <table:table-column table:style-name="t21.E"/>
        <table:table-column table:style-name="t21.B"/>
        <table:table-column table:style-name="t21.C"/>
        <table:table-column table:style-name="t21.H"/>
        <table:table-column table:style-name="t21.I"/>
        <table:table-column table:style-name="t21.J"/>
        <table:table-column table:style-name="t21.K"/>
        <text:soft-page-break/>
        <table:table-row table:style-name="t21.1">
          <table:table-cell table:style-name="t21.A1" table:number-columns-spanned="11" office:value-type="string">
            <text:p text:style-name="P44"><text:span text:style-name="T23">Определение основной относительной погрешности измерения м</text:span><text:span text:style-name="T17">ощности дозы</text:span><text:span text:style-name="T18"> гамма излучения</text:span><text:span text:style-name="T23"> БДП</text:span><text:span text:style-name="T17">С</text:span><text:span text:style-name="T23">-0</text:span><text:span text:style-name="T17">2</text:span><text:span text:style-name="T23"> зав. №</text:span><text:span text:style-name="T24">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1.2">
          <table:table-cell table:style-name="t21.A2" table:number-rows-spanned="3" office:value-type="string">
            <text:p text:style-name="P49">Мощность амбиентной эквивалент-ной дозы в контрольной точке <text:span text:style-name="T50">Ḣ</text:span><text:span text:style-name="T39">oi</text:span>, нЗв/ч</text:p>
          </table:table-cell>
          <table:table-cell table:style-name="t21.B2" table:number-rows-spanned="3" office:value-type="string">
            <text:p text:style-name="P39">Номер источ-ника</text:p>
          </table:table-cell>
          <table:table-cell table:style-name="t21.B2" table:number-rows-spanned="3" office:value-type="string">
            <text:p text:style-name="P39">Рассто-яние до источ-ника, </text:p>
            <text:p text:style-name="P39"><text:span text:style-name="T20">R</text:span>, с</text:p>
          </table:table-cell>
          <table:table-cell table:style-name="t21.B2" table:number-columns-spanned="5" office:value-type="string">
            <text:p text:style-name="P58">Измерение мощности дозы в контрольной <text:s/>точке, </text:p>
          </table:table-cell>
          <table:covered-table-cell/>
          <table:covered-table-cell/>
          <table:covered-table-cell/>
          <table:covered-table-cell/>
          <table:table-cell table:style-name="t21.B2" table:number-rows-spanned="3" office:value-type="string">
            <text:p text:style-name="P39"><text:span text:style-name="T19">Относительная</text:span> погрешность измерения мощности амбиентной эквивалентной дозы </text:p>
            <text:p text:style-name="P39"><text:span text:style-name="T51">θ</text:span><text:span text:style-name="T43">пр</text:span><text:span text:style-name="T44">i</text:span><text:span text:style-name="T49">,</text:span> %</text:p>
          </table:table-cell>
          <table:table-cell table:style-name="t21.B2" table:number-rows-spanned="3" office:value-type="string">
            <text:p text:style-name="P50">Доверитель-ная граница погреш-ности измерения <text:span text:style-name="T52">Δ</text:span><text:span text:style-name="T45">i</text:span><text:span text:style-name="T19">,</text:span> %</text:p>
          </table:table-cell>
          <table:table-cell table:style-name="t21.K2" table:number-rows-spanned="3" office:value-type="string">
            <text:p text:style-name="P40"><text:span text:style-name="T53">Предел основной </text:span>относитель-ной <text:span text:style-name="T19">погреш-ности</text:span>, </text:p>
            <text:p text:style-name="P40">%</text:p>
          </table:table-cell>
        </table:table-row>
        <table:table-row table:style-name="t21.3">
          <table:covered-table-cell/>
          <table:covered-table-cell/>
          <table:covered-table-cell/>
          <table:table-cell table:style-name="t21.D3" table:number-rows-spanned="2" office:value-type="string">
            <text:p text:style-name="P58">Фон, нЗв/ч</text:p>
          </table:table-cell>
          <table:table-cell table:style-name="t21.D3" table:number-columns-spanned="3" office:value-type="string">
            <text:p text:style-name="P58">Измеренное значение </text:p>
          </table:table-cell>
          <table:covered-table-cell/>
          <table:covered-table-cell/>
          <table:table-cell table:style-name="t21.D3" table:number-rows-spanned="2" office:value-type="string">
            <text:p text:style-name="P58">Среднее значение, <text:span text:style-name="T20">H</text:span><text:span text:style-name="T37">ср</text:span></text:p>
          </table:table-cell>
          <table:covered-table-cell/>
          <table:covered-table-cell/>
          <table:covered-table-cell/>
        </table:table-row>
        <table:table-row table:style-name="t21.4">
          <table:covered-table-cell/>
          <table:covered-table-cell/>
          <table:covered-table-cell/>
          <table:covered-table-cell/>
          <table:table-cell table:style-name="t21.D3" office:value-type="string">
            <text:p text:style-name="P59"><text:span text:style-name="T34">H</text:span><text:span text:style-name="T37">1</text:span></text:p>
          </table:table-cell>
          <table:table-cell table:style-name="t21.D3" office:value-type="string">
            <text:p text:style-name="P58"><text:span text:style-name="T20">H</text:span><text:span text:style-name="T37">2</text:span></text:p>
          </table:table-cell>
          <table:table-cell table:style-name="t21.D3" office:value-type="string">
            <text:p text:style-name="P58"><text:span text:style-name="T20">H</text:span><text:span text:style-name="T37">3</text:span></text:p>
          </table:table-cell>
          <table:covered-table-cell/>
          <table:covered-table-cell/>
          <table:covered-table-cell/>
          <table:covered-table-cell/>
        </table:table-row>
        <table:table-row>
          <table:table-cell table:style-name="t21.A5" office:value-type="string">
            <text:p text:style-name="P21">0,7 мкЗв/ч</text:p>
          </table:table-cell>
          <table:table-cell table:style-name="t21.D3" office:value-type="string">
            <text:p text:style-name="P16">$21-30</text:p>
          </table:table-cell>
          <table:table-cell table:style-name="t21.D3" office:value-type="string">
            <text:p text:style-name="P16">$21-40</text:p>
          </table:table-cell>
          <table:table-cell table:style-name="t21.D3" office:value-type="string">
            <text:p text:style-name="P16">$21-50</text:p>
          </table:table-cell>
          <table:table-cell table:style-name="t21.D3" office:value-type="string">
            <text:p text:style-name="P16">$21-60</text:p>
          </table:table-cell>
          <table:table-cell table:style-name="t21.D3" office:value-type="string">
            <text:p text:style-name="P16">$21-70</text:p>
          </table:table-cell>
          <table:table-cell table:style-name="t21.D3" office:value-type="string">
            <text:p text:style-name="P16">$21-80</text:p>
          </table:table-cell>
          <table:table-cell table:style-name="t21.D3" office:value-type="string">
            <text:p text:style-name="P17">$21-00</text:p>
          </table:table-cell>
          <table:table-cell table:style-name="t21.D3" office:value-type="string">
            <text:p text:style-name="P16">$21-10</text:p>
          </table:table-cell>
          <table:table-cell table:style-name="t21.D3" office:value-type="string">
            <text:p text:style-name="P16">$21-20</text:p>
          </table:table-cell>
          <table:table-cell table:style-name="t21.K5" table:number-rows-spanned="6" office:value-type="string">
            <text:p text:style-name="P24">±<text:span text:style-name="T49">20</text:span></text:p>
          </table:table-cell>
        </table:table-row>
        <table:table-row>
          <table:table-cell table:style-name="t21.A5" office:value-type="string">
            <text:p text:style-name="P21">7 мкЗв/ч</text:p>
          </table:table-cell>
          <table:table-cell table:style-name="t21.D3" office:value-type="string">
            <text:p text:style-name="P16">$21-31</text:p>
          </table:table-cell>
          <table:table-cell table:style-name="t21.D3" office:value-type="string">
            <text:p text:style-name="P16">$21-41</text:p>
          </table:table-cell>
          <table:table-cell table:style-name="t21.D3" office:value-type="string">
            <text:p text:style-name="P16">$21-51</text:p>
          </table:table-cell>
          <table:table-cell table:style-name="t21.D3" office:value-type="string">
            <text:p text:style-name="P16">$21-61</text:p>
          </table:table-cell>
          <table:table-cell table:style-name="t21.D3" office:value-type="string">
            <text:p text:style-name="P16">$21-71</text:p>
          </table:table-cell>
          <table:table-cell table:style-name="t21.D3" office:value-type="string">
            <text:p text:style-name="P16">$21-81</text:p>
          </table:table-cell>
          <table:table-cell table:style-name="t21.D3" office:value-type="string">
            <text:p text:style-name="P17">$21-01</text:p>
          </table:table-cell>
          <table:table-cell table:style-name="t21.D3" office:value-type="string">
            <text:p text:style-name="P16">$21-11</text:p>
          </table:table-cell>
          <table:table-cell table:style-name="t21.D3" office:value-type="string">
            <text:p text:style-name="P16">$21-21</text:p>
          </table:table-cell>
          <table:covered-table-cell/>
        </table:table-row>
        <table:table-row>
          <table:table-cell table:style-name="t21.A5" office:value-type="string">
            <text:p text:style-name="P21">70 мкЗв/ч</text:p>
          </table:table-cell>
          <table:table-cell table:style-name="t21.D3" office:value-type="string">
            <text:p text:style-name="P16">$21-32</text:p>
          </table:table-cell>
          <table:table-cell table:style-name="t21.D3" office:value-type="string">
            <text:p text:style-name="P16">$21-42</text:p>
          </table:table-cell>
          <table:table-cell table:style-name="t21.D3" office:value-type="string">
            <text:p text:style-name="P16">$21-52</text:p>
          </table:table-cell>
          <table:table-cell table:style-name="t21.D3" office:value-type="string">
            <text:p text:style-name="P16">$21-62</text:p>
          </table:table-cell>
          <table:table-cell table:style-name="t21.D3" office:value-type="string">
            <text:p text:style-name="P16">$21-72</text:p>
          </table:table-cell>
          <table:table-cell table:style-name="t21.D3" office:value-type="string">
            <text:p text:style-name="P16">$21-82</text:p>
          </table:table-cell>
          <table:table-cell table:style-name="t21.D3" office:value-type="string">
            <text:p text:style-name="P17">$21-02</text:p>
          </table:table-cell>
          <table:table-cell table:style-name="t21.D3" office:value-type="string">
            <text:p text:style-name="P16">$21-12</text:p>
          </table:table-cell>
          <table:table-cell table:style-name="t21.D3" office:value-type="string">
            <text:p text:style-name="P16">$21-22</text:p>
          </table:table-cell>
          <table:covered-table-cell/>
        </table:table-row>
        <table:table-row>
          <table:table-cell table:style-name="t21.A5" office:value-type="string">
            <text:p text:style-name="P21">0.7 мЗв/ч</text:p>
          </table:table-cell>
          <table:table-cell table:style-name="t21.D3" office:value-type="string">
            <text:p text:style-name="P16">$21-33</text:p>
          </table:table-cell>
          <table:table-cell table:style-name="t21.D3" office:value-type="string">
            <text:p text:style-name="P16">$21-43</text:p>
          </table:table-cell>
          <table:table-cell table:style-name="t21.D3" office:value-type="string">
            <text:p text:style-name="P16">$21-53</text:p>
          </table:table-cell>
          <table:table-cell table:style-name="t21.D3" office:value-type="string">
            <text:p text:style-name="P16">$21-63</text:p>
          </table:table-cell>
          <table:table-cell table:style-name="t21.D3" office:value-type="string">
            <text:p text:style-name="P16">$21-73</text:p>
          </table:table-cell>
          <table:table-cell table:style-name="t21.D3" office:value-type="string">
            <text:p text:style-name="P16">$21-83</text:p>
          </table:table-cell>
          <table:table-cell table:style-name="t21.D3" office:value-type="string">
            <text:p text:style-name="P17">$21-03</text:p>
          </table:table-cell>
          <table:table-cell table:style-name="t21.D3" office:value-type="string">
            <text:p text:style-name="P16">$21-13</text:p>
          </table:table-cell>
          <table:table-cell table:style-name="t21.D3" office:value-type="string">
            <text:p text:style-name="P16">$21-23</text:p>
          </table:table-cell>
          <table:covered-table-cell/>
        </table:table-row>
        <table:table-row>
          <table:table-cell table:style-name="t21.A5" office:value-type="string">
            <text:p text:style-name="P21">7,0 мЗв/ч</text:p>
          </table:table-cell>
          <table:table-cell table:style-name="t21.D3" office:value-type="string">
            <text:p text:style-name="P16">$21-34</text:p>
          </table:table-cell>
          <table:table-cell table:style-name="t21.D3" office:value-type="string">
            <text:p text:style-name="P16">$21-44</text:p>
          </table:table-cell>
          <table:table-cell table:style-name="t21.D3" office:value-type="string">
            <text:p text:style-name="P16">$21-54</text:p>
          </table:table-cell>
          <table:table-cell table:style-name="t21.D3" office:value-type="string">
            <text:p text:style-name="P16">$21-64</text:p>
          </table:table-cell>
          <table:table-cell table:style-name="t21.D3" office:value-type="string">
            <text:p text:style-name="P16">$21-74</text:p>
          </table:table-cell>
          <table:table-cell table:style-name="t21.D3" office:value-type="string">
            <text:p text:style-name="P16">$21-84</text:p>
          </table:table-cell>
          <table:table-cell table:style-name="t21.D3" office:value-type="string">
            <text:p text:style-name="P17">$21-04</text:p>
          </table:table-cell>
          <table:table-cell table:style-name="t21.D3" office:value-type="string">
            <text:p text:style-name="P16">$21-14</text:p>
          </table:table-cell>
          <table:table-cell table:style-name="t21.D3" office:value-type="string">
            <text:p text:style-name="P16">$21-24</text:p>
          </table:table-cell>
          <table:covered-table-cell/>
        </table:table-row>
        <table:table-row>
          <table:table-cell table:style-name="t21.A10" office:value-type="string">
            <text:p text:style-name="P21">20 мЗв/ч</text:p>
          </table:table-cell>
          <table:table-cell table:style-name="t21.B10" office:value-type="string">
            <text:p text:style-name="P16">$21-30</text:p>
          </table:table-cell>
          <table:table-cell table:style-name="t21.B10" office:value-type="string">
            <text:p text:style-name="P16">$21-40</text:p>
          </table:table-cell>
          <table:table-cell table:style-name="t21.B10" office:value-type="string">
            <text:p text:style-name="P16">$21-50</text:p>
          </table:table-cell>
          <table:table-cell table:style-name="t21.B10" office:value-type="string">
            <text:p text:style-name="P16">$21-60</text:p>
          </table:table-cell>
          <table:table-cell table:style-name="t21.B10" office:value-type="string">
            <text:p text:style-name="P16">$21-70</text:p>
          </table:table-cell>
          <table:table-cell table:style-name="t21.B10" office:value-type="string">
            <text:p text:style-name="P16">$21-80</text:p>
          </table:table-cell>
          <table:table-cell table:style-name="t21.B10" office:value-type="string">
            <text:p text:style-name="P17">$21-00</text:p>
          </table:table-cell>
          <table:table-cell table:style-name="t21.B10" office:value-type="string">
            <text:p text:style-name="P16">$21-10</text:p>
          </table:table-cell>
          <table:table-cell table:style-name="t21.B10" office:value-type="string">
            <text:p text:style-name="P16">$21-20</text:p>
          </table:table-cell>
          <table:covered-table-cell/>
        </table:table-row>
      </table:table>
      <text:p text:style-name="P63"/>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48">Проверку произвел:</text:p>
          </table:table-cell>
          <table:table-cell table:style-name="Таблица1.A1" office:value-type="string">
            <text:p text:style-name="P46">$calibratedBy</text:p>
          </table:table-cell>
          <table:table-cell table:style-name="Таблица1.A1" office:value-type="string">
            <text:p text:style-name="P62"><text:s text:c="36"/></text:p>
          </table:table-cell>
        </table:table-row>
        <table:table-row>
          <table:table-cell table:style-name="Таблица1.A1" office:value-type="string">
            <text:p text:style-name="P61"/>
          </table:table-cell>
          <table:table-cell table:style-name="Таблица1.A1" office:value-type="string">
            <text:p text:style-name="P61"/>
          </table:table-cell>
          <table:table-cell table:style-name="Таблица1.C2" office:value-type="string">
            <text:p text:style-name="P47">(<text:span text:style-name="T81">подпись</text:span>)</text:p>
          </table:table-cell>
        </table:table-row>
        <table:table-row>
          <table:table-cell table:style-name="Таблица1.A1" office:value-type="string">
            <text:p text:style-name="P48">Технический контроль: </text:p>
          </table:table-cell>
          <table:table-cell table:style-name="Таблица1.A1" office:value-type="string">
            <text:p text:style-name="P45">$controlledBy</text:p>
          </table:table-cell>
          <table:table-cell table:style-name="Таблица1.A1" office:value-type="string">
            <text:p text:style-name="P62"><text:s text:c="36"/></text:p>
          </table:table-cell>
        </table:table-row>
        <table:table-row>
          <table:table-cell table:style-name="Таблица1.A1" office:value-type="string">
            <text:p text:style-name="P61"/>
          </table:table-cell>
          <table:table-cell table:style-name="Таблица1.B4" office:value-type="string">
            <text:p text:style-name="P61"/>
          </table:table-cell>
          <table:table-cell table:style-name="Таблица1.C2" office:value-type="string">
            <text:p text:style-name="P47">(<text:span text:style-name="T81">подпись</text:span>)</text:p>
          </table:table-cell>
        </table:table-row>
      </table:table>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212cm" fo:margin-bottom="0.212cm"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8.5cm" style:type="center"/>
          <style:tab-stop style:position="17cm"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16.828cm" style:type="right"/>
          <style:tab-stop style:position="17cm" style:type="right"/>
        </style:tab-stops>
      </style:paragraph-properties>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size-complex="11pt" style:font-weight-complex="bold"/>
    </style:style>
    <style:style style:name="MT2" style:family="text">
      <style:text-properties style:font-name="Arial" fo:font-size="11pt" fo:language="en" fo:country="US" style:text-underline-style="solid" style:text-underline-width="auto" style:text-underline-color="font-color" fo:font-weight="bold" style:font-size-asian="11pt" style:font-weight-asian="bold" style:font-name-complex="Arial" style:font-size-complex="11pt" style:font-weight-complex="bold"/>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0.8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header>
        <text:p text:style-name="MP1"><text:span text:style-name="MT1">Дозиметр‑радиометр МКС‑АТ1117М<text:tab/>№ </text:span><text:span text:style-name="MT2">$serial</text:span></text:p>
      </style:header>
      <style:footer>
        <text:p text:style-name="MP2"><text:page-number text:select-page="current">12</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style:master-page style:name="Преобразование_20_1" style:display-name="Преобразование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0-17T01:42:44.68</dc:date>
    <meta:print-date>2019-04-03T15:18:00</meta:print-date>
    <meta:editing-cycles>27</meta:editing-cycles>
    <meta:editing-duration>PT1H37M5S</meta:editing-duration>
    <meta:generator>OpenOffice/4.1.6$Win32 OpenOffice.org_project/416m1$Build-9790</meta:generator>
    <dc:creator>Squorpikkor </dc:creator>
    <meta:document-statistic meta:table-count="67" meta:image-count="0" meta:object-count="1" meta:page-count="12" meta:paragraph-count="1678" meta:word-count="3204" meta:character-count="20541"/>
  </office:meta>
</office:document-meta>
</file>